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9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0882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1429in"/>
    </style:style>
    <style:style style:name="co7" style:family="table-column">
      <style:table-column-properties fo:break-before="auto" style:column-width="0.1543in"/>
    </style:style>
    <style:style style:name="co8" style:family="table-column">
      <style:table-column-properties fo:break-before="auto" style:column-width="0.1819in"/>
    </style:style>
    <style:style style:name="co9" style:family="table-column">
      <style:table-column-properties fo:break-before="auto" style:column-width="0.0547in"/>
    </style:style>
    <style:style style:name="co10" style:family="table-column">
      <style:table-column-properties fo:break-before="auto" style:column-width="0.7709in"/>
    </style:style>
    <style:style style:name="co11" style:family="table-column">
      <style:table-column-properties fo:break-before="auto" style:column-width="0.7598in"/>
    </style:style>
    <style:style style:name="co12" style:family="table-column">
      <style:table-column-properties fo:break-before="auto" style:column-width="0.2535in"/>
    </style:style>
    <style:style style:name="co13" style:family="table-column">
      <style:table-column-properties fo:break-before="auto" style:column-width="0.1764in"/>
    </style:style>
    <style:style style:name="co14" style:family="table-column">
      <style:table-column-properties fo:break-before="auto" style:column-width="0.2752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0992in"/>
    </style:style>
    <style:style style:name="co17" style:family="table-column">
      <style:table-column-properties fo:break-before="auto" style:column-width="1.4098in"/>
    </style:style>
    <style:style style:name="co18" style:family="table-column">
      <style:table-column-properties fo:break-before="auto" style:column-width="0.2091in"/>
    </style:style>
    <style:style style:name="co20" style:family="table-column">
      <style:table-column-properties fo:break-before="auto" style:column-width="0.1866in"/>
    </style:style>
    <style:style style:name="co21" style:family="table-column">
      <style:table-column-properties fo:break-before="auto" style:column-width="0.2311in"/>
    </style:style>
    <style:style style:name="co22" style:family="table-column">
      <style:table-column-properties fo:break-before="auto" style:column-width="0.7047in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75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4" style:family="table-cell" style:parent-style-name="Default">
      <style:table-cell-properties style:cell-protect="protected formula-hidden" style:print-content="true" fo:padding="0.028in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bold" style:font-size-asian="4pt" style:font-style-asian="normal" style:font-weight-asian="bold" style:font-name-complex="Arial1" style:font-size-complex="4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fine-dashe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fine-dashe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bold" style:font-size-asian="4pt" style:font-style-asian="normal" style:font-weight-asian="bold" style:font-name-complex="Arial1" style:font-size-complex="4pt" style:font-style-complex="normal" style:font-weight-complex="bold"/>
    </style:style>
    <style:style style:name="ce1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bold" style:font-size-asian="4pt" style:font-style-asian="normal" style:font-weight-asian="bold" style:font-name-complex="Arial1" style:font-size-complex="4pt" style:font-style-complex="normal" style:font-weight-complex="bold"/>
    </style:style>
    <style:style style:name="ce1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italic" fo:text-shadow="none" style:text-underline-style="none" fo:font-weight="normal" style:font-size-asian="4pt" style:font-style-asian="italic" style:font-weight-asian="normal" style:font-name-complex="Arial1" style:font-size-complex="4pt" style:font-style-complex="italic" style:font-weight-complex="normal"/>
    </style:style>
    <style:style style:name="ce1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italic" fo:text-shadow="none" style:text-underline-style="none" fo:font-weight="normal" style:font-size-asian="4pt" style:font-style-asian="italic" style:font-weight-asian="normal" style:font-name-complex="Arial1" style:font-size-complex="4pt" style:font-style-complex="italic" style:font-weight-complex="normal"/>
    </style:style>
    <style:style style:name="ce14" style:family="table-cell" style:parent-style-name="Default" style:data-style-name="N178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fine-dashed #0000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fine-dashed #0000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solid" style:text-underline-width="auto" style:text-underline-color="font-color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19" style:family="table-cell" style:parent-style-name="Default" style:data-style-name="N169">
      <style:table-cell-properties style:glyph-orientation-vertical="0" fo:border-bottom="0.74pt fine-dashed #0000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0" style:family="table-cell" style:parent-style-name="Default" style:data-style-name="N169">
      <style:table-cell-properties style:glyph-orientation-vertical="0" fo:border-bottom="0.74pt fine-dashed #0000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1" style:family="table-cell" style:parent-style-name="Default" style:data-style-name="N16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3" style:family="table-cell" style:parent-style-name="Default" style:data-style-name="N169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4" style:family="table-cell" style:parent-style-name="Default" style:data-style-name="N169">
      <style:table-cell-properties style:glyph-orientation-vertical="0" fo:border-bottom="0.74pt fine-dashed #0000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5" style:family="table-cell" style:parent-style-name="Default" style:data-style-name="N169">
      <style:table-cell-properties style:glyph-orientation-vertical="0" fo:border-bottom="0.74pt fine-dashed #0000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6" style:family="table-cell" style:parent-style-name="Default" style:data-style-name="N16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fine-dashe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fine-dashe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74pt fine-dashe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solid" style:text-underline-width="auto" style:text-underline-color="font-color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fine-dashe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fine-dashed #00000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fine-dashed #00000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0.74pt solid #000000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40" style:family="table-cell" style:parent-style-name="Default" style:data-style-name="N169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41" style:family="table-cell" style:parent-style-name="Default" style:data-style-name="N169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 formula-hidden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fine-dashed #000000" fo:background-color="#efefe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padding="0.028in" fo:border-right="0.74pt solid #000000" style:rotation-angle="0" style:rotation-align="none" style:shrink-to-fit="false" fo:border-top="0.74pt fine-dash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46" style:family="table-cell" style:parent-style-name="Default" style:data-style-name="N169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4pt" fo:font-style="normal" fo:text-shadow="none" style:text-underline-style="none" fo:font-weight="normal" style:font-size-asian="4pt" style:font-style-asian="normal" style:font-weight-asian="normal" style:font-name-complex="Arial1" style:font-size-complex="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visibility="collapse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27"/>
        <table:table-column table:style-name="co6" table:default-cell-style-name="ce27"/>
        <table:table-column table:style-name="co7" table:default-cell-style-name="ce4"/>
        <table:table-column table:style-name="co6" table:visibility="collapse" table:default-cell-style-name="ce22"/>
        <table:table-column table:style-name="co5" table:visibility="collapse" table:default-cell-style-name="ce4"/>
        <table:table-column table:style-name="co8" table:default-cell-style-name="ce4"/>
        <table:table-column table:style-name="co9" table:default-cell-style-name="ce4"/>
        <table:table-column table:style-name="co7" table:visibility="collapse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number-columns-repeated="2" table:default-cell-style-name="ce4"/>
        <table:table-column table:style-name="co13" table:visibility="collapse" table:default-cell-style-name="ce4"/>
        <table:table-column table:style-name="co14" table:visibility="collapse" table:default-cell-style-name="ce4"/>
        <table:table-column table:style-name="co15" table:default-cell-style-name="ce4"/>
        <table:table-column table:style-name="co9" table:default-cell-style-name="ce4"/>
        <table:table-column table:style-name="co16" table:visibility="collapse" table:default-cell-style-name="ce4"/>
        <table:table-column table:style-name="co17" table:default-cell-style-name="ce4"/>
        <table:table-column table:style-name="co18" table:default-cell-style-name="ce4"/>
        <table:table-column table:style-name="co20" table:default-cell-style-name="ce4"/>
        <table:table-column table:style-name="co6" table:number-columns-repeated="2" table:default-cell-style-name="ce4"/>
        <table:table-column table:style-name="co21" table:visibility="collapse" table:default-cell-style-name="ce4"/>
        <table:table-column table:style-name="co12" table:visibility="collapse" table:default-cell-style-name="ce4"/>
        <table:table-column table:style-name="co20" table:default-cell-style-name="ce4"/>
        <table:table-column table:style-name="co22" table:number-columns-repeated="5" table:default-cell-style-name="ce3"/>
        <table:table-column table:style-name="co22" table:number-columns-repeated="3" table:default-cell-style-name="ce49"/>
        <table:table-column table:style-name="co22" table:number-columns-repeated="220" table:default-cell-style-name="ce3"/>
        <table:table-column table:style-name="co22" table:number-columns-repeated="767" table:default-cell-style-name="Default"/>
        <table:table-row table:style-name="ro3">
          <table:table-cell table:style-name="ce1"/>
          <table:table-cell table:style-name="ce1" office:value-type="string" calcext:value-type="string">
            <text:p>Vikt uniform:</text:p>
          </table:table-cell>
          <table:table-cell table:style-name="ce14" table:formula="of:=SUM([.G5:.G126];[.Q1:.Q126];[.AA1:.AA126])" office:value-type="float" office:value="0" calcext:value-type="float">
            <text:p>0.0 kg</text:p>
          </table:table-cell>
          <table:table-cell table:style-name="ce1" table:number-columns-repeated="3"/>
          <table:table-cell table:style-name="ce39" table:number-columns-repeated="5"/>
          <table:table-cell table:style-name="ce10" office:value-type="string" calcext:value-type="string">
            <text:p>Handgranater</text:p>
          </table:table-cell>
          <table:table-cell table:style-name="ce11" table:number-columns-repeated="2"/>
          <table:table-cell table:style-name="ce33" table:number-columns-repeated="2"/>
          <table:table-cell table:style-name="ce23"/>
          <table:table-cell table:style-name="ce1" table:number-columns-repeated="2"/>
          <table:table-cell table:number-columns-repeated="2"/>
          <table:table-cell table:style-name="ce8" office:value-type="string" calcext:value-type="string">
            <text:p>Insektsolja, plastflaska 80ml</text:p>
          </table:table-cell>
          <table:table-cell table:style-name="ce17"/>
          <table:table-cell table:style-name="ce21" office:value-type="float" office:value="0.1" calcext:value-type="float">
            <text:p>0.1</text:p>
          </table:table-cell>
          <table:table-cell table:style-name="ce34"/>
          <table:table-cell table:style-name="ce36"/>
          <table:table-cell table:style-name="ce40" table:formula="of:=IF([.U1]=1;IF(AND(ISNUMBER([.X1]);[.Y1]&gt;1);[.X1]*[.Y1]-[.X1];&quot;&quot;);IF(AND(ISNUMBER([.X1]);[.Y1]&gt;0);[.X1]*[.Y1];&quot;&quot;))">
            <text:p/>
          </table:table-cell>
          <table:table-cell table:style-name="ce40" table:formula="of:=IF(AND(ISNUMBER([.X1]);[.Z1]&gt;0);[.X1]*[.Z1];&quot;&quot;)">
            <text:p/>
          </table:table-cell>
          <table:table-cell table:style-name="ce40" table:formula="of:=IF(OR([.Y1]&gt;0;[.Z1]&gt;0);SUM([.AA1:.AB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1" office:value-type="string" calcext:value-type="string">
            <text:p>Vikt ryggsäck:</text:p>
          </table:table-cell>
          <table:table-cell table:style-name="ce14" table:formula="of:=SUM([.H5:.H126];[.R1:.R126];[.AB1:.AB126])" office:value-type="float" office:value="0" calcext:value-type="float">
            <text:p>0.0 kg</text:p>
          </table:table-cell>
          <table:table-cell table:style-name="ce1" table:number-columns-repeated="3"/>
          <table:table-cell table:style-name="ce39" table:number-columns-repeated="5"/>
          <table:table-cell table:style-name="ce6" office:value-type="string" calcext:value-type="string">
            <text:p>Chock/ljushandgranat</text:p>
          </table:table-cell>
          <table:table-cell table:style-name="ce15" office:value-type="string" calcext:value-type="string">
            <text:p>-</text:p>
          </table:table-cell>
          <table:table-cell table:style-name="ce19" office:value-type="float" office:value="0.2" calcext:value-type="float">
            <text:p>0.2</text:p>
          </table:table-cell>
          <table:table-cell table:style-name="ce29"/>
          <table:table-cell table:style-name="ce36"/>
          <table:table-cell table:style-name="ce40" table:formula="of:=IF([.K2]=1;IF(AND(ISNUMBER([.N2]);[.O2]&gt;1);[.N2]*[.O2]-[.N2];&quot;&quot;);IF(AND(ISNUMBER([.N2]);[.O2]&gt;0);[.N2]*[.O2];&quot;&quot;))">
            <text:p/>
          </table:table-cell>
          <table:table-cell table:style-name="ce40" table:formula="of:=IF(AND(ISNUMBER([.N2]);[.P2]&gt;0);[.N2]*[.P2];&quot;&quot;)">
            <text:p/>
          </table:table-cell>
          <table:table-cell table:style-name="ce40" table:formula="of:=IF(OR([.O2]&gt;0;[.P2]&gt;0);SUM([.Q2:.R2]);&quot;&quot;)">
            <text:p/>
          </table:table-cell>
          <table:table-cell table:number-columns-repeated="2"/>
          <table:table-cell table:style-name="ce6" office:value-type="string" calcext:value-type="string">
            <text:p>Ishacka</text:p>
          </table:table-cell>
          <table:table-cell table:style-name="ce15"/>
          <table:table-cell table:style-name="ce19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U2]=1;IF(AND(ISNUMBER([.X2]);[.Y2]&gt;1);[.X2]*[.Y2]-[.X2];&quot;&quot;);IF(AND(ISNUMBER([.X2]);[.Y2]&gt;0);[.X2]*[.Y2];&quot;&quot;))">
            <text:p/>
          </table:table-cell>
          <table:table-cell table:style-name="ce40" table:formula="of:=IF(AND(ISNUMBER([.X2]);[.Z2]&gt;0);[.X2]*[.Z2];&quot;&quot;)">
            <text:p/>
          </table:table-cell>
          <table:table-cell table:style-name="ce40" table:formula="of:=IF(OR([.Y2]&gt;0;[.Z2]&gt;0);SUM([.AA2:.AB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5" office:value-type="string" calcext:value-type="string">
            <text:p>Total vikt:</text:p>
          </table:table-cell>
          <table:table-cell table:style-name="ce14" table:formula="of:=SUM([.I5:.I126];[.S1:.S126];[.AC1:.AC126])" office:value-type="float" office:value="0" calcext:value-type="float">
            <text:p>0.0 kg</text:p>
          </table:table-cell>
          <table:table-cell table:style-name="ce1" table:number-columns-repeated="3"/>
          <table:table-cell table:style-name="ce39" table:number-columns-repeated="5"/>
          <table:table-cell table:style-name="ce7" office:value-type="string" calcext:value-type="string">
            <text:p>EMP-handgranat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4" calcext:value-type="float">
            <text:p>0.4</text:p>
          </table:table-cell>
          <table:table-cell table:style-name="ce31"/>
          <table:table-cell table:style-name="ce37"/>
          <table:table-cell table:style-name="ce40" table:formula="of:=IF([.K3]=1;IF(AND(ISNUMBER([.N3]);[.O3]&gt;1);[.N3]*[.O3]-[.N3];&quot;&quot;);IF(AND(ISNUMBER([.N3]);[.O3]&gt;0);[.N3]*[.O3];&quot;&quot;))">
            <text:p/>
          </table:table-cell>
          <table:table-cell table:style-name="ce40" table:formula="of:=IF(AND(ISNUMBER([.N3]);[.P3]&gt;0);[.N3]*[.P3];&quot;&quot;)">
            <text:p/>
          </table:table-cell>
          <table:table-cell table:style-name="ce40" table:formula="of:=IF(OR([.O3]&gt;0;[.P3]&gt;0);SUM([.Q3:.R3]);&quot;&quot;)">
            <text:p/>
          </table:table-cell>
          <table:table-cell table:number-columns-repeated="2"/>
          <table:table-cell table:style-name="ce7" office:value-type="string" calcext:value-type="string">
            <text:p>Kamouflagenät 5x5m, IR-blockerande</text:p>
          </table:table-cell>
          <table:table-cell table:style-name="ce16"/>
          <table:table-cell table:style-name="ce20" office:value-type="float" office:value="3" calcext:value-type="float">
            <text:p>3.0</text:p>
          </table:table-cell>
          <table:table-cell table:style-name="ce30"/>
          <table:table-cell table:style-name="ce37"/>
          <table:table-cell table:style-name="ce40" table:formula="of:=IF([.U3]=1;IF(AND(ISNUMBER([.X3]);[.Y3]&gt;1);[.X3]*[.Y3]-[.X3];&quot;&quot;);IF(AND(ISNUMBER([.X3]);[.Y3]&gt;0);[.X3]*[.Y3];&quot;&quot;))">
            <text:p/>
          </table:table-cell>
          <table:table-cell table:style-name="ce40" table:formula="of:=IF(AND(ISNUMBER([.X3]);[.Z3]&gt;0);[.X3]*[.Z3];&quot;&quot;)">
            <text:p/>
          </table:table-cell>
          <table:table-cell table:style-name="ce40" table:formula="of:=IF(OR([.Y3]&gt;0;[.Z3]&gt;0);SUM([.AA3:.AB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 table:number-columns-repeated="6"/>
          <table:table-cell table:style-name="ce39" table:number-columns-repeated="5"/>
          <table:table-cell table:style-name="ce7" office:value-type="string" calcext:value-type="string">
            <text:p>Plasmahandgranat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4" calcext:value-type="float">
            <text:p>0.4</text:p>
          </table:table-cell>
          <table:table-cell table:style-name="ce31"/>
          <table:table-cell table:style-name="ce37"/>
          <table:table-cell table:style-name="ce40" table:formula="of:=IF([.K4]=1;IF(AND(ISNUMBER([.N4]);[.O4]&gt;1);[.N4]*[.O4]-[.N4];&quot;&quot;);IF(AND(ISNUMBER([.N4]);[.O4]&gt;0);[.N4]*[.O4];&quot;&quot;))">
            <text:p/>
          </table:table-cell>
          <table:table-cell table:style-name="ce40" table:formula="of:=IF(AND(ISNUMBER([.N4]);[.P4]&gt;0);[.N4]*[.P4];&quot;&quot;)">
            <text:p/>
          </table:table-cell>
          <table:table-cell table:style-name="ce40" table:formula="of:=IF(OR([.O4]&gt;0;[.P4]&gt;0);SUM([.Q4:.R4]);&quot;&quot;)">
            <text:p/>
          </table:table-cell>
          <table:table-cell table:number-columns-repeated="2"/>
          <table:table-cell table:style-name="ce7" office:value-type="string" calcext:value-type="string">
            <text:p>Karbinhakar, 10st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4]=1;IF(AND(ISNUMBER([.X4]);[.Y4]&gt;1);[.X4]*[.Y4]-[.X4];&quot;&quot;);IF(AND(ISNUMBER([.X4]);[.Y4]&gt;0);[.X4]*[.Y4];&quot;&quot;))">
            <text:p/>
          </table:table-cell>
          <table:table-cell table:style-name="ce40" table:formula="of:=IF(AND(ISNUMBER([.X4]);[.Z4]&gt;0);[.X4]*[.Z4];&quot;&quot;)">
            <text:p/>
          </table:table-cell>
          <table:table-cell table:style-name="ce40" table:formula="of:=IF(OR([.Y4]&gt;0;[.Z4]&gt;0);SUM([.AA4:.AB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5" office:value-type="string" calcext:value-type="string">
            <text:p>Vapen och tillbehör, UA</text:p>
          </table:table-cell>
          <table:table-cell table:style-name="ce1" table:number-columns-repeated="4"/>
          <table:table-cell table:style-name="ce40" table:formula="of:=IF([.A5]=1;IF(AND(ISNUMBER([.D5]);[.E5]&gt;1);[.D5]*[.E5]-[.D5];&quot;&quot;);IF(AND(ISNUMBER([.D5]);[.E5]&gt;0);[.D5]*[.E5];&quot;&quot;))">
            <text:p/>
          </table:table-cell>
          <table:table-cell table:style-name="ce40" table:formula="of:=IF(AND(ISNUMBER([.D5]);[.F5]&gt;0);[.D5]*[.F5];&quot;&quot;)">
            <text:p/>
          </table:table-cell>
          <table:table-cell table:style-name="ce40" table:formula="of:=IF(OR([.E5]&gt;0;[.F5]&gt;0);SUM([.G5:.H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Rökhandgranat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4" calcext:value-type="float">
            <text:p>0.4</text:p>
          </table:table-cell>
          <table:table-cell table:style-name="ce31"/>
          <table:table-cell table:style-name="ce37"/>
          <table:table-cell table:style-name="ce40" table:formula="of:=IF([.K5]=1;IF(AND(ISNUMBER([.N5]);[.O5]&gt;1);[.N5]*[.O5]-[.N5];&quot;&quot;);IF(AND(ISNUMBER([.N5]);[.O5]&gt;0);[.N5]*[.O5];&quot;&quot;))">
            <text:p/>
          </table:table-cell>
          <table:table-cell table:style-name="ce40" table:formula="of:=IF(AND(ISNUMBER([.N5]);[.P5]&gt;0);[.N5]*[.P5];&quot;&quot;)">
            <text:p/>
          </table:table-cell>
          <table:table-cell table:style-name="ce40" table:formula="of:=IF(OR([.O5]&gt;0;[.P5]&gt;0);SUM([.Q5:.R5]);&quot;&quot;)">
            <text:p/>
          </table:table-cell>
          <table:table-cell table:number-columns-repeated="2"/>
          <table:table-cell table:style-name="ce7" office:value-type="string" calcext:value-type="string">
            <text:p>Kikare (laseravståndsmätare, ljusförstärkn.)</text:p>
          </table:table-cell>
          <table:table-cell table:style-name="ce16"/>
          <table:table-cell table:style-name="ce20" office:value-type="float" office:value="0.6" calcext:value-type="float">
            <text:p>0.6</text:p>
          </table:table-cell>
          <table:table-cell table:style-name="ce30"/>
          <table:table-cell table:style-name="ce37"/>
          <table:table-cell table:style-name="ce40" table:formula="of:=IF([.U5]=1;IF(AND(ISNUMBER([.X5]);[.Y5]&gt;1);[.X5]*[.Y5]-[.X5];&quot;&quot;);IF(AND(ISNUMBER([.X5]);[.Y5]&gt;0);[.X5]*[.Y5];&quot;&quot;))">
            <text:p/>
          </table:table-cell>
          <table:table-cell table:style-name="ce40" table:formula="of:=IF(AND(ISNUMBER([.X5]);[.Z5]&gt;0);[.X5]*[.Z5];&quot;&quot;)">
            <text:p/>
          </table:table-cell>
          <table:table-cell table:style-name="ce40" table:formula="of:=IF(OR([.Y5]&gt;0;[.Z5]&gt;0);SUM([.AA5:.AB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6" office:value-type="string" calcext:value-type="string">
            <text:p>M41A1 Pulse Rifle (Granattillsats)</text:p>
          </table:table-cell>
          <table:table-cell table:style-name="ce15" office:value-type="string" calcext:value-type="string">
            <text:p>10mmx24, 30mm</text:p>
          </table:table-cell>
          <table:table-cell table:style-name="ce19" office:value-type="float" office:value="4.9" calcext:value-type="float">
            <text:p>4.9</text:p>
          </table:table-cell>
          <table:table-cell table:style-name="ce29"/>
          <table:table-cell table:style-name="ce36"/>
          <table:table-cell table:style-name="ce40" table:formula="of:=IF([.A6]=1;IF(AND(ISNUMBER([.D6]);[.E6]&gt;1);[.D6]*[.E6]-[.D6];&quot;&quot;);IF(AND(ISNUMBER([.D6]);[.E6]&gt;0);[.D6]*[.E6];&quot;&quot;))">
            <text:p/>
          </table:table-cell>
          <table:table-cell table:style-name="ce40" table:formula="of:=IF(AND(ISNUMBER([.D6]);[.F6]&gt;0);[.D6]*[.F6];&quot;&quot;)">
            <text:p/>
          </table:table-cell>
          <table:table-cell table:style-name="ce40" table:formula="of:=IF(OR([.E6]&gt;0;[.F6]&gt;0);SUM([.G6:.H6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Rökfackla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4" calcext:value-type="float">
            <text:p>0.4</text:p>
          </table:table-cell>
          <table:table-cell table:style-name="ce31"/>
          <table:table-cell table:style-name="ce37"/>
          <table:table-cell table:style-name="ce40" table:formula="of:=IF([.K6]=1;IF(AND(ISNUMBER([.N6]);[.O6]&gt;1);[.N6]*[.O6]-[.N6];&quot;&quot;);IF(AND(ISNUMBER([.N6]);[.O6]&gt;0);[.N6]*[.O6];&quot;&quot;))">
            <text:p/>
          </table:table-cell>
          <table:table-cell table:style-name="ce40" table:formula="of:=IF(AND(ISNUMBER([.N6]);[.P6]&gt;0);[.N6]*[.P6];&quot;&quot;)">
            <text:p/>
          </table:table-cell>
          <table:table-cell table:style-name="ce40" table:formula="of:=IF(OR([.O6]&gt;0;[.P6]&gt;0);SUM([.Q6:.R6]);&quot;&quot;)">
            <text:p/>
          </table:table-cell>
          <table:table-cell table:number-columns-repeated="2"/>
          <table:table-cell table:style-name="ce7" office:value-type="string" calcext:value-type="string">
            <text:p>Kniv, huggkniv</text:p>
          </table:table-cell>
          <table:table-cell table:style-name="ce16"/>
          <table:table-cell table:style-name="ce20" office:value-type="float" office:value="1.5" calcext:value-type="float">
            <text:p>1.5</text:p>
          </table:table-cell>
          <table:table-cell table:style-name="ce30"/>
          <table:table-cell table:style-name="ce37"/>
          <table:table-cell table:style-name="ce40" table:formula="of:=IF([.U6]=1;IF(AND(ISNUMBER([.X6]);[.Y6]&gt;1);[.X6]*[.Y6]-[.X6];&quot;&quot;);IF(AND(ISNUMBER([.X6]);[.Y6]&gt;0);[.X6]*[.Y6];&quot;&quot;))">
            <text:p/>
          </table:table-cell>
          <table:table-cell table:style-name="ce40" table:formula="of:=IF(AND(ISNUMBER([.X6]);[.Z6]&gt;0);[.X6]*[.Z6];&quot;&quot;)">
            <text:p/>
          </table:table-cell>
          <table:table-cell table:style-name="ce40" table:formula="of:=IF(OR([.Y6]&gt;0;[.Z6]&gt;0);SUM([.AA6:.AB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bajonett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A7]=1;IF(AND(ISNUMBER([.D7]);[.E7]&gt;1);[.D7]*[.E7]-[.D7];&quot;&quot;);IF(AND(ISNUMBER([.D7]);[.E7]&gt;0);[.D7]*[.E7];&quot;&quot;))">
            <text:p/>
          </table:table-cell>
          <table:table-cell table:style-name="ce40" table:formula="of:=IF(AND(ISNUMBER([.D7]);[.F7]&gt;0);[.D7]*[.F7];&quot;&quot;)">
            <text:p/>
          </table:table-cell>
          <table:table-cell table:style-name="ce40" table:formula="of:=IF(OR([.E7]&gt;0;[.F7]&gt;0);SUM([.G7:.H7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Splitterhandgranat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1"/>
          <table:table-cell table:style-name="ce37"/>
          <table:table-cell table:style-name="ce40" table:formula="of:=IF([.K7]=1;IF(AND(ISNUMBER([.N7]);[.O7]&gt;1);[.N7]*[.O7]-[.N7];&quot;&quot;);IF(AND(ISNUMBER([.N7]);[.O7]&gt;0);[.N7]*[.O7];&quot;&quot;))">
            <text:p/>
          </table:table-cell>
          <table:table-cell table:style-name="ce40" table:formula="of:=IF(AND(ISNUMBER([.N7]);[.P7]&gt;0);[.N7]*[.P7];&quot;&quot;)">
            <text:p/>
          </table:table-cell>
          <table:table-cell table:style-name="ce40" table:formula="of:=IF(OR([.O7]&gt;0;[.P7]&gt;0);SUM([.Q7:.R7]);&quot;&quot;)">
            <text:p/>
          </table:table-cell>
          <table:table-cell table:number-columns-repeated="2"/>
          <table:table-cell table:style-name="ce7" office:value-type="string" calcext:value-type="string">
            <text:p>Kniv, liten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U7]=1;IF(AND(ISNUMBER([.X7]);[.Y7]&gt;1);[.X7]*[.Y7]-[.X7];&quot;&quot;);IF(AND(ISNUMBER([.X7]);[.Y7]&gt;0);[.X7]*[.Y7];&quot;&quot;))">
            <text:p/>
          </table:table-cell>
          <table:table-cell table:style-name="ce40" table:formula="of:=IF(AND(ISNUMBER([.X7]);[.Z7]&gt;0);[.X7]*[.Z7];&quot;&quot;)">
            <text:p/>
          </table:table-cell>
          <table:table-cell table:style-name="ce40" table:formula="of:=IF(OR([.Y7]&gt;0;[.Z7]&gt;0);SUM([.AA7:.AB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IR-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A8]=1;IF(AND(ISNUMBER([.D8]);[.E8]&gt;1);[.D8]*[.E8]-[.D8];&quot;&quot;);IF(AND(ISNUMBER([.D8]);[.E8]&gt;0);[.D8]*[.E8];&quot;&quot;))">
            <text:p/>
          </table:table-cell>
          <table:table-cell table:style-name="ce40" table:formula="of:=IF(AND(ISNUMBER([.D8]);[.F8]&gt;0);[.D8]*[.F8];&quot;&quot;)">
            <text:p/>
          </table:table-cell>
          <table:table-cell table:style-name="ce40" table:formula="of:=IF(OR([.E8]&gt;0;[.F8]&gt;0);SUM([.G8:.H8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Spränghandgranat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4" calcext:value-type="float">
            <text:p>0.4</text:p>
          </table:table-cell>
          <table:table-cell table:style-name="ce31"/>
          <table:table-cell table:style-name="ce37"/>
          <table:table-cell table:style-name="ce40" table:formula="of:=IF([.K8]=1;IF(AND(ISNUMBER([.N8]);[.O8]&gt;1);[.N8]*[.O8]-[.N8];&quot;&quot;);IF(AND(ISNUMBER([.N8]);[.O8]&gt;0);[.N8]*[.O8];&quot;&quot;))">
            <text:p/>
          </table:table-cell>
          <table:table-cell table:style-name="ce40" table:formula="of:=IF(AND(ISNUMBER([.N8]);[.P8]&gt;0);[.N8]*[.P8];&quot;&quot;)">
            <text:p/>
          </table:table-cell>
          <table:table-cell table:style-name="ce40" table:formula="of:=IF(OR([.O8]&gt;0;[.P8]&gt;0);SUM([.Q8:.R8]);&quot;&quot;)">
            <text:p/>
          </table:table-cell>
          <table:table-cell table:number-columns-repeated="2"/>
          <table:table-cell table:style-name="ce7" office:value-type="string" calcext:value-type="string">
            <text:p>Kniv, strid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U8]=1;IF(AND(ISNUMBER([.X8]);[.Y8]&gt;1);[.X8]*[.Y8]-[.X8];&quot;&quot;);IF(AND(ISNUMBER([.X8]);[.Y8]&gt;0);[.X8]*[.Y8];&quot;&quot;))">
            <text:p/>
          </table:table-cell>
          <table:table-cell table:style-name="ce40" table:formula="of:=IF(AND(ISNUMBER([.X8]);[.Z8]&gt;0);[.X8]*[.Z8];&quot;&quot;)">
            <text:p/>
          </table:table-cell>
          <table:table-cell table:style-name="ce40" table:formula="of:=IF(OR([.Y8]&gt;0;[.Z8]&gt;0);SUM([.AA8:.AB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kikar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A9]=1;IF(AND(ISNUMBER([.D9]);[.E9]&gt;1);[.D9]*[.E9]-[.D9];&quot;&quot;);IF(AND(ISNUMBER([.D9]);[.E9]&gt;0);[.D9]*[.E9];&quot;&quot;))">
            <text:p/>
          </table:table-cell>
          <table:table-cell table:style-name="ce40" table:formula="of:=IF(AND(ISNUMBER([.D9]);[.F9]&gt;0);[.D9]*[.F9];&quot;&quot;)">
            <text:p/>
          </table:table-cell>
          <table:table-cell table:style-name="ce40" table:formula="of:=IF(OR([.E9]&gt;0;[.F9]&gt;0);SUM([.G9:.H9]);&quot;&quot;)">
            <text:p/>
          </table:table-cell>
          <table:table-cell table:style-name="ce39" table:number-columns-repeated="2"/>
          <table:table-cell table:style-name="ce8" office:value-type="string" calcext:value-type="string">
            <text:p>Tårgasfackla/granat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float" office:value="0.4" calcext:value-type="float">
            <text:p>0.4</text:p>
          </table:table-cell>
          <table:table-cell table:style-name="ce35"/>
          <table:table-cell table:style-name="ce38"/>
          <table:table-cell table:style-name="ce40" table:formula="of:=IF([.K9]=1;IF(AND(ISNUMBER([.N9]);[.O9]&gt;1);[.N9]*[.O9]-[.N9];&quot;&quot;);IF(AND(ISNUMBER([.N9]);[.O9]&gt;0);[.N9]*[.O9];&quot;&quot;))">
            <text:p/>
          </table:table-cell>
          <table:table-cell table:style-name="ce40" table:formula="of:=IF(AND(ISNUMBER([.N9]);[.P9]&gt;0);[.N9]*[.P9];&quot;&quot;)">
            <text:p/>
          </table:table-cell>
          <table:table-cell table:style-name="ce40" table:formula="of:=IF(OR([.O9]&gt;0;[.P9]&gt;0);SUM([.Q9:.R9]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Kofot</text:p>
          </table:table-cell>
          <table:table-cell table:style-name="ce16"/>
          <table:table-cell table:style-name="ce20" office:value-type="float" office:value="1.2" calcext:value-type="float">
            <text:p>1.2</text:p>
          </table:table-cell>
          <table:table-cell table:style-name="ce30"/>
          <table:table-cell table:style-name="ce37"/>
          <table:table-cell table:style-name="ce40" table:formula="of:=IF([.U9]=1;IF(AND(ISNUMBER([.X9]);[.Y9]&gt;1);[.X9]*[.Y9]-[.X9];&quot;&quot;);IF(AND(ISNUMBER([.X9]);[.Y9]&gt;0);[.X9]*[.Y9];&quot;&quot;))">
            <text:p/>
          </table:table-cell>
          <table:table-cell table:style-name="ce40" table:formula="of:=IF(AND(ISNUMBER([.X9]);[.Z9]&gt;0);[.X9]*[.Z9];&quot;&quot;)">
            <text:p/>
          </table:table-cell>
          <table:table-cell table:style-name="ce40" table:formula="of:=IF(OR([.Y9]&gt;0;[.Z9]&gt;0);SUM([.AA9:.AB9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strålkasta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A10]=1;IF(AND(ISNUMBER([.D10]);[.E10]&gt;1);[.D10]*[.E10]-[.D10];&quot;&quot;);IF(AND(ISNUMBER([.D10]);[.E10]&gt;0);[.D10]*[.E10];&quot;&quot;))">
            <text:p/>
          </table:table-cell>
          <table:table-cell table:style-name="ce40" table:formula="of:=IF(AND(ISNUMBER([.D10]);[.F10]&gt;0);[.D10]*[.F10];&quot;&quot;)">
            <text:p/>
          </table:table-cell>
          <table:table-cell table:style-name="ce40" table:formula="of:=IF(OR([.E10]&gt;0;[.F10]&gt;0);SUM([.G10:.H10]);&quot;&quot;)">
            <text:p/>
          </table:table-cell>
          <table:table-cell table:style-name="ce39" table:number-columns-repeated="2"/>
          <table:table-cell table:number-columns-repeated="5"/>
          <table:table-cell table:style-name="ce40" table:formula="of:=IF([.K10]=1;IF(AND(ISNUMBER([.N10]);[.O10]&gt;1);[.N10]*[.O10]-[.N10];&quot;&quot;);IF(AND(ISNUMBER([.N10]);[.O10]&gt;0);[.N10]*[.O10];&quot;&quot;))">
            <text:p/>
          </table:table-cell>
          <table:table-cell table:style-name="ce40" table:formula="of:=IF(AND(ISNUMBER([.N10]);[.P10]&gt;0);[.N10]*[.P10];&quot;&quot;)">
            <text:p/>
          </table:table-cell>
          <table:table-cell table:style-name="ce40" table:formula="of:=IF(OR([.O10]&gt;0;[.P10]&gt;0);SUM([.Q10:.R10]);&quot;&quot;)">
            <text:p/>
          </table:table-cell>
          <table:table-cell table:number-columns-repeated="2"/>
          <table:table-cell table:style-name="ce7" office:value-type="string" calcext:value-type="string">
            <text:p>Kompass/GPS-mottagare*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U10]=1;IF(AND(ISNUMBER([.X10]);[.Y10]&gt;1);[.X10]*[.Y10]-[.X10];&quot;&quot;);IF(AND(ISNUMBER([.X10]);[.Y10]&gt;0);[.X10]*[.Y10];&quot;&quot;))">
            <text:p/>
          </table:table-cell>
          <table:table-cell table:style-name="ce40" table:formula="of:=IF(AND(ISNUMBER([.X10]);[.Z10]&gt;0);[.X10]*[.Z10];&quot;&quot;)">
            <text:p/>
          </table:table-cell>
          <table:table-cell table:style-name="ce40" table:formula="of:=IF(OR([.Y10]&gt;0;[.Z10]&gt;0);SUM([.AA10:.AB1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rörelsedetektor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A11]=1;IF(AND(ISNUMBER([.D11]);[.E11]&gt;1);[.D11]*[.E11]-[.D11];&quot;&quot;);IF(AND(ISNUMBER([.D11]);[.E11]&gt;0);[.D11]*[.E11];&quot;&quot;))">
            <text:p/>
          </table:table-cell>
          <table:table-cell table:style-name="ce40" table:formula="of:=IF(AND(ISNUMBER([.D11]);[.F11]&gt;0);[.D11]*[.F11];&quot;&quot;)">
            <text:p/>
          </table:table-cell>
          <table:table-cell table:style-name="ce40" table:formula="of:=IF(OR([.E11]&gt;0;[.F11]&gt;0);SUM([.G11:.H11]);&quot;&quot;)">
            <text:p/>
          </table:table-cell>
          <table:table-cell table:style-name="ce39" table:number-columns-repeated="2"/>
          <table:table-cell table:style-name="ce10" office:value-type="string" calcext:value-type="string">
            <text:p>Tändanordningar</text:p>
          </table:table-cell>
          <table:table-cell table:style-name="ce11" table:number-columns-repeated="4"/>
          <table:table-cell table:style-name="ce40" table:formula="of:=IF([.K11]=1;IF(AND(ISNUMBER([.N11]);[.O11]&gt;1);[.N11]*[.O11]-[.N11];&quot;&quot;);IF(AND(ISNUMBER([.N11]);[.O11]&gt;0);[.N11]*[.O11];&quot;&quot;))">
            <text:p/>
          </table:table-cell>
          <table:table-cell table:style-name="ce40" table:formula="of:=IF(AND(ISNUMBER([.N11]);[.P11]&gt;0);[.N11]*[.P11];&quot;&quot;)">
            <text:p/>
          </table:table-cell>
          <table:table-cell table:style-name="ce40" table:formula="of:=IF(OR([.O11]&gt;0;[.P11]&gt;0);SUM([.Q11:.R11]);&quot;&quot;)">
            <text:p/>
          </table:table-cell>
          <table:table-cell table:number-columns-repeated="2"/>
          <table:table-cell table:style-name="ce7" office:value-type="string" calcext:value-type="string">
            <text:p>Kompressor (2200W, 386 L/min, drivs på WE20, 40 tim)</text:p>
          </table:table-cell>
          <table:table-cell table:style-name="ce16"/>
          <table:table-cell table:style-name="ce20" office:value-type="float" office:value="6" calcext:value-type="float">
            <text:p>6.0</text:p>
          </table:table-cell>
          <table:table-cell table:style-name="ce30"/>
          <table:table-cell table:style-name="ce37"/>
          <table:table-cell table:style-name="ce40" table:formula="of:=IF([.U11]=1;IF(AND(ISNUMBER([.X11]);[.Y11]&gt;1);[.X11]*[.Y11]-[.X11];&quot;&quot;);IF(AND(ISNUMBER([.X11]);[.Y11]&gt;0);[.X11]*[.Y11];&quot;&quot;))">
            <text:p/>
          </table:table-cell>
          <table:table-cell table:style-name="ce40" table:formula="of:=IF(AND(ISNUMBER([.X11]);[.Z11]&gt;0);[.X11]*[.Z11];&quot;&quot;)">
            <text:p/>
          </table:table-cell>
          <table:table-cell table:style-name="ce40" table:formula="of:=IF(OR([.Y11]&gt;0;[.Z11]&gt;0);SUM([.AA11:.AB1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41AF1 Pulse Rifle (Flamer)</text:p>
          </table:table-cell>
          <table:table-cell table:style-name="ce16" office:value-type="string" calcext:value-type="string">
            <text:p>10mmx24, M240</text:p>
          </table:table-cell>
          <table:table-cell table:style-name="ce20" office:value-type="float" office:value="5.1" calcext:value-type="float">
            <text:p>5.1</text:p>
          </table:table-cell>
          <table:table-cell table:style-name="ce31"/>
          <table:table-cell table:style-name="ce37"/>
          <table:table-cell table:style-name="ce40" table:formula="of:=IF([.A12]=1;IF(AND(ISNUMBER([.D12]);[.E12]&gt;1);[.D12]*[.E12]-[.D12];&quot;&quot;);IF(AND(ISNUMBER([.D12]);[.E12]&gt;0);[.D12]*[.E12];&quot;&quot;))">
            <text:p/>
          </table:table-cell>
          <table:table-cell table:style-name="ce40" table:formula="of:=IF(AND(ISNUMBER([.D12]);[.F12]&gt;0);[.D12]*[.F12];&quot;&quot;)">
            <text:p/>
          </table:table-cell>
          <table:table-cell table:style-name="ce40" table:formula="of:=IF(OR([.E12]&gt;0;[.F12]&gt;0);SUM([.G12:.H12]);&quot;&quot;)">
            <text:p/>
          </table:table-cell>
          <table:table-cell table:style-name="ce39" table:number-columns-repeated="2"/>
          <table:table-cell table:style-name="ce6" office:value-type="string" calcext:value-type="string">
            <text:p>Datorstyrd tändare</text:p>
          </table:table-cell>
          <table:table-cell table:style-name="ce15"/>
          <table:table-cell table:style-name="ce19" office:value-type="float" office:value="0.2" calcext:value-type="float">
            <text:p>0.2</text:p>
          </table:table-cell>
          <table:table-cell table:style-name="ce34"/>
          <table:table-cell table:style-name="ce36"/>
          <table:table-cell table:style-name="ce40" table:formula="of:=IF([.K12]=1;IF(AND(ISNUMBER([.N12]);[.O12]&gt;1);[.N12]*[.O12]-[.N12];&quot;&quot;);IF(AND(ISNUMBER([.N12]);[.O12]&gt;0);[.N12]*[.O12];&quot;&quot;))">
            <text:p/>
          </table:table-cell>
          <table:table-cell table:style-name="ce40" table:formula="of:=IF(AND(ISNUMBER([.N12]);[.P12]&gt;0);[.N12]*[.P12];&quot;&quot;)">
            <text:p/>
          </table:table-cell>
          <table:table-cell table:style-name="ce40" table:formula="of:=IF(OR([.O12]&gt;0;[.P12]&gt;0);SUM([.Q12:.R12]);&quot;&quot;)">
            <text:p/>
          </table:table-cell>
          <table:table-cell table:number-columns-repeated="2"/>
          <table:table-cell table:style-name="ce7" office:value-type="string" calcext:value-type="string">
            <text:p>Kortlek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12]=1;IF(AND(ISNUMBER([.X12]);[.Y12]&gt;1);[.X12]*[.Y12]-[.X12];&quot;&quot;);IF(AND(ISNUMBER([.X12]);[.Y12]&gt;0);[.X12]*[.Y12];&quot;&quot;))">
            <text:p/>
          </table:table-cell>
          <table:table-cell table:style-name="ce40" table:formula="of:=IF(AND(ISNUMBER([.X12]);[.Z12]&gt;0);[.X12]*[.Z12];&quot;&quot;)">
            <text:p/>
          </table:table-cell>
          <table:table-cell table:style-name="ce40" table:formula="of:=IF(OR([.Y12]&gt;0;[.Z12]&gt;0);SUM([.AA12:.AB1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bajonett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A13]=1;IF(AND(ISNUMBER([.D13]);[.E13]&gt;1);[.D13]*[.E13]-[.D13];&quot;&quot;);IF(AND(ISNUMBER([.D13]);[.E13]&gt;0);[.D13]*[.E13];&quot;&quot;))">
            <text:p/>
          </table:table-cell>
          <table:table-cell table:style-name="ce40" table:formula="of:=IF(AND(ISNUMBER([.D13]);[.F13]&gt;0);[.D13]*[.F13];&quot;&quot;)">
            <text:p/>
          </table:table-cell>
          <table:table-cell table:style-name="ce40" table:formula="of:=IF(OR([.E13]&gt;0;[.F13]&gt;0);SUM([.G13:.H13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Dragtändare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13]=1;IF(AND(ISNUMBER([.N13]);[.O13]&gt;1);[.N13]*[.O13]-[.N13];&quot;&quot;);IF(AND(ISNUMBER([.N13]);[.O13]&gt;0);[.N13]*[.O13];&quot;&quot;))">
            <text:p/>
          </table:table-cell>
          <table:table-cell table:style-name="ce40" table:formula="of:=IF(AND(ISNUMBER([.N13]);[.P13]&gt;0);[.N13]*[.P13];&quot;&quot;)">
            <text:p/>
          </table:table-cell>
          <table:table-cell table:style-name="ce40" table:formula="of:=IF(OR([.O13]&gt;0;[.P13]&gt;0);SUM([.Q13:.R13]);&quot;&quot;)">
            <text:p/>
          </table:table-cell>
          <table:table-cell table:number-columns-repeated="2"/>
          <table:table-cell table:style-name="ce7" office:value-type="string" calcext:value-type="string">
            <text:p>Kylenhet, 5L (drivs på WE20, 100 timmar)</text:p>
          </table:table-cell>
          <table:table-cell table:style-name="ce16"/>
          <table:table-cell table:style-name="ce20" office:value-type="float" office:value="4" calcext:value-type="float">
            <text:p>4.0</text:p>
          </table:table-cell>
          <table:table-cell table:style-name="ce30"/>
          <table:table-cell table:style-name="ce37"/>
          <table:table-cell table:style-name="ce40" table:formula="of:=IF([.U13]=1;IF(AND(ISNUMBER([.X13]);[.Y13]&gt;1);[.X13]*[.Y13]-[.X13];&quot;&quot;);IF(AND(ISNUMBER([.X13]);[.Y13]&gt;0);[.X13]*[.Y13];&quot;&quot;))">
            <text:p/>
          </table:table-cell>
          <table:table-cell table:style-name="ce40" table:formula="of:=IF(AND(ISNUMBER([.X13]);[.Z13]&gt;0);[.X13]*[.Z13];&quot;&quot;)">
            <text:p/>
          </table:table-cell>
          <table:table-cell table:style-name="ce40" table:formula="of:=IF(OR([.Y13]&gt;0;[.Z13]&gt;0);SUM([.AA13:.AB1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IR-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A14]=1;IF(AND(ISNUMBER([.D14]);[.E14]&gt;1);[.D14]*[.E14]-[.D14];&quot;&quot;);IF(AND(ISNUMBER([.D14]);[.E14]&gt;0);[.D14]*[.E14];&quot;&quot;))">
            <text:p/>
          </table:table-cell>
          <table:table-cell table:style-name="ce40" table:formula="of:=IF(AND(ISNUMBER([.D14]);[.F14]&gt;0);[.D14]*[.F14];&quot;&quot;)">
            <text:p/>
          </table:table-cell>
          <table:table-cell table:style-name="ce40" table:formula="of:=IF(OR([.E14]&gt;0;[.F14]&gt;0);SUM([.G14:.H14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Radiostyrd tändare och utlösardosa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14]=1;IF(AND(ISNUMBER([.N14]);[.O14]&gt;1);[.N14]*[.O14]-[.N14];&quot;&quot;);IF(AND(ISNUMBER([.N14]);[.O14]&gt;0);[.N14]*[.O14];&quot;&quot;))">
            <text:p/>
          </table:table-cell>
          <table:table-cell table:style-name="ce40" table:formula="of:=IF(AND(ISNUMBER([.N14]);[.P14]&gt;0);[.N14]*[.P14];&quot;&quot;)">
            <text:p/>
          </table:table-cell>
          <table:table-cell table:style-name="ce40" table:formula="of:=IF(OR([.O14]&gt;0;[.P14]&gt;0);SUM([.Q14:.R14]);&quot;&quot;)">
            <text:p/>
          </table:table-cell>
          <table:table-cell table:number-columns-repeated="2"/>
          <table:table-cell table:style-name="ce7" office:value-type="string" calcext:value-type="string">
            <text:p>Liggunderlag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0"/>
          <table:table-cell table:style-name="ce37"/>
          <table:table-cell table:style-name="ce40" table:formula="of:=IF([.U14]=1;IF(AND(ISNUMBER([.X14]);[.Y14]&gt;1);[.X14]*[.Y14]-[.X14];&quot;&quot;);IF(AND(ISNUMBER([.X14]);[.Y14]&gt;0);[.X14]*[.Y14];&quot;&quot;))">
            <text:p/>
          </table:table-cell>
          <table:table-cell table:style-name="ce40" table:formula="of:=IF(AND(ISNUMBER([.X14]);[.Z14]&gt;0);[.X14]*[.Z14];&quot;&quot;)">
            <text:p/>
          </table:table-cell>
          <table:table-cell table:style-name="ce40" table:formula="of:=IF(OR([.Y14]&gt;0;[.Z14]&gt;0);SUM([.AA14:.AB1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kikar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A15]=1;IF(AND(ISNUMBER([.D15]);[.E15]&gt;1);[.D15]*[.E15]-[.D15];&quot;&quot;);IF(AND(ISNUMBER([.D15]);[.E15]&gt;0);[.D15]*[.E15];&quot;&quot;))">
            <text:p/>
          </table:table-cell>
          <table:table-cell table:style-name="ce40" table:formula="of:=IF(AND(ISNUMBER([.D15]);[.F15]&gt;0);[.D15]*[.F15];&quot;&quot;)">
            <text:p/>
          </table:table-cell>
          <table:table-cell table:style-name="ce40" table:formula="of:=IF(OR([.E15]&gt;0;[.F15]&gt;0);SUM([.G15:.H1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rutstubin, 1m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15]=1;IF(AND(ISNUMBER([.N15]);[.O15]&gt;1);[.N15]*[.O15]-[.N15];&quot;&quot;);IF(AND(ISNUMBER([.N15]);[.O15]&gt;0);[.N15]*[.O15];&quot;&quot;))">
            <text:p/>
          </table:table-cell>
          <table:table-cell table:style-name="ce40" table:formula="of:=IF(AND(ISNUMBER([.N15]);[.P15]&gt;0);[.N15]*[.P15];&quot;&quot;)">
            <text:p/>
          </table:table-cell>
          <table:table-cell table:style-name="ce40" table:formula="of:=IF(OR([.O15]&gt;0;[.P15]&gt;0);SUM([.Q15:.R15]);&quot;&quot;)">
            <text:p/>
          </table:table-cell>
          <table:table-cell table:number-columns-repeated="2"/>
          <table:table-cell table:style-name="ce7" office:value-type="string" calcext:value-type="string">
            <text:p>Lim, tub 20cl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U15]=1;IF(AND(ISNUMBER([.X15]);[.Y15]&gt;1);[.X15]*[.Y15]-[.X15];&quot;&quot;);IF(AND(ISNUMBER([.X15]);[.Y15]&gt;0);[.X15]*[.Y15];&quot;&quot;))">
            <text:p/>
          </table:table-cell>
          <table:table-cell table:style-name="ce40" table:formula="of:=IF(AND(ISNUMBER([.X15]);[.Z15]&gt;0);[.X15]*[.Z15];&quot;&quot;)">
            <text:p/>
          </table:table-cell>
          <table:table-cell table:style-name="ce40" table:formula="of:=IF(OR([.Y15]&gt;0;[.Z15]&gt;0);SUM([.AA15:.AB1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strålkasta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A16]=1;IF(AND(ISNUMBER([.D16]);[.E16]&gt;1);[.D16]*[.E16]-[.D16];&quot;&quot;);IF(AND(ISNUMBER([.D16]);[.E16]&gt;0);[.D16]*[.E16];&quot;&quot;))">
            <text:p/>
          </table:table-cell>
          <table:table-cell table:style-name="ce40" table:formula="of:=IF(AND(ISNUMBER([.D16]);[.F16]&gt;0);[.D16]*[.F16];&quot;&quot;)">
            <text:p/>
          </table:table-cell>
          <table:table-cell table:style-name="ce40" table:formula="of:=IF(OR([.E16]&gt;0;[.F16]&gt;0);SUM([.G16:.H16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Tändhatt för stubin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16]=1;IF(AND(ISNUMBER([.N16]);[.O16]&gt;1);[.N16]*[.O16]-[.N16];&quot;&quot;);IF(AND(ISNUMBER([.N16]);[.O16]&gt;0);[.N16]*[.O16];&quot;&quot;))">
            <text:p/>
          </table:table-cell>
          <table:table-cell table:style-name="ce40" table:formula="of:=IF(AND(ISNUMBER([.N16]);[.P16]&gt;0);[.N16]*[.P16];&quot;&quot;)">
            <text:p/>
          </table:table-cell>
          <table:table-cell table:style-name="ce40" table:formula="of:=IF(OR([.O16]&gt;0;[.P16]&gt;0);SUM([.Q16:.R16]);&quot;&quot;)">
            <text:p/>
          </table:table-cell>
          <table:table-cell table:number-columns-repeated="2"/>
          <table:table-cell table:style-name="ce7" office:value-type="string" calcext:value-type="string">
            <text:p>Lysbloss, kemiskt (blå, gul, grön, röd)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16]=1;IF(AND(ISNUMBER([.X16]);[.Y16]&gt;1);[.X16]*[.Y16]-[.X16];&quot;&quot;);IF(AND(ISNUMBER([.X16]);[.Y16]&gt;0);[.X16]*[.Y16];&quot;&quot;))">
            <text:p/>
          </table:table-cell>
          <table:table-cell table:style-name="ce40" table:formula="of:=IF(AND(ISNUMBER([.X16]);[.Z16]&gt;0);[.X16]*[.Z16];&quot;&quot;)">
            <text:p/>
          </table:table-cell>
          <table:table-cell table:style-name="ce40" table:formula="of:=IF(OR([.Y16]&gt;0;[.Z16]&gt;0);SUM([.AA16:.AB1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rörelsedetektor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A17]=1;IF(AND(ISNUMBER([.D17]);[.E17]&gt;1);[.D17]*[.E17]-[.D17];&quot;&quot;);IF(AND(ISNUMBER([.D17]);[.E17]&gt;0);[.D17]*[.E17];&quot;&quot;))">
            <text:p/>
          </table:table-cell>
          <table:table-cell table:style-name="ce40" table:formula="of:=IF(AND(ISNUMBER([.D17]);[.F17]&gt;0);[.D17]*[.F17];&quot;&quot;)">
            <text:p/>
          </table:table-cell>
          <table:table-cell table:style-name="ce40" table:formula="of:=IF(OR([.E17]&gt;0;[.F17]&gt;0);SUM([.G17:.H17]);&quot;&quot;)">
            <text:p/>
          </table:table-cell>
          <table:table-cell table:style-name="ce39" table:number-columns-repeated="2"/>
          <table:table-cell table:style-name="ce8" office:value-type="string" calcext:value-type="string">
            <text:p>Tidsinställd tändare</text:p>
          </table:table-cell>
          <table:table-cell table:style-name="ce17"/>
          <table:table-cell table:style-name="ce21" office:value-type="float" office:value="0.3" calcext:value-type="float">
            <text:p>0.3</text:p>
          </table:table-cell>
          <table:table-cell table:style-name="ce32"/>
          <table:table-cell table:style-name="ce38"/>
          <table:table-cell table:style-name="ce40" table:formula="of:=IF([.K17]=1;IF(AND(ISNUMBER([.N17]);[.O17]&gt;1);[.N17]*[.O17]-[.N17];&quot;&quot;);IF(AND(ISNUMBER([.N17]);[.O17]&gt;0);[.N17]*[.O17];&quot;&quot;))">
            <text:p/>
          </table:table-cell>
          <table:table-cell table:style-name="ce40" table:formula="of:=IF(AND(ISNUMBER([.N17]);[.P17]&gt;0);[.N17]*[.P17];&quot;&quot;)">
            <text:p/>
          </table:table-cell>
          <table:table-cell table:style-name="ce40" table:formula="of:=IF(OR([.O17]&gt;0;[.P17]&gt;0);SUM([.Q17:.R17]);&quot;&quot;)">
            <text:p/>
          </table:table-cell>
          <table:table-cell table:number-columns-repeated="2"/>
          <table:table-cell table:style-name="ce7" office:value-type="string" calcext:value-type="string">
            <text:p>Lysstav (blå, gul, grön, röd)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U17]=1;IF(AND(ISNUMBER([.X17]);[.Y17]&gt;1);[.X17]*[.Y17]-[.X17];&quot;&quot;);IF(AND(ISNUMBER([.X17]);[.Y17]&gt;0);[.X17]*[.Y17];&quot;&quot;))">
            <text:p/>
          </table:table-cell>
          <table:table-cell table:style-name="ce40" table:formula="of:=IF(AND(ISNUMBER([.X17]);[.Z17]&gt;0);[.X17]*[.Z17];&quot;&quot;)">
            <text:p/>
          </table:table-cell>
          <table:table-cell table:style-name="ce40" table:formula="of:=IF(OR([.Y17]&gt;0;[.Z17]&gt;0);SUM([.AA17:.AB1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41AE2 Assault Rifle</text:p>
          </table:table-cell>
          <table:table-cell table:style-name="ce16" office:value-type="string" calcext:value-type="string">
            <text:p>10mmx24</text:p>
          </table:table-cell>
          <table:table-cell table:style-name="ce20" office:value-type="float" office:value="5.7" calcext:value-type="float">
            <text:p>5.7</text:p>
          </table:table-cell>
          <table:table-cell table:style-name="ce30"/>
          <table:table-cell table:style-name="ce37"/>
          <table:table-cell table:style-name="ce40" table:formula="of:=IF([.A18]=1;IF(AND(ISNUMBER([.D18]);[.E18]&gt;1);[.D18]*[.E18]-[.D18];&quot;&quot;);IF(AND(ISNUMBER([.D18]);[.E18]&gt;0);[.D18]*[.E18];&quot;&quot;))">
            <text:p/>
          </table:table-cell>
          <table:table-cell table:style-name="ce40" table:formula="of:=IF(AND(ISNUMBER([.D18]);[.F18]&gt;0);[.D18]*[.F18];&quot;&quot;)">
            <text:p/>
          </table:table-cell>
          <table:table-cell table:style-name="ce40" table:formula="of:=IF(OR([.E18]&gt;0;[.F18]&gt;0);SUM([.G18:.H18]);&quot;&quot;)">
            <text:p/>
          </table:table-cell>
          <table:table-cell table:style-name="ce39" table:number-columns-repeated="2"/>
          <table:table-cell table:number-columns-repeated="5"/>
          <table:table-cell table:style-name="ce40" table:formula="of:=IF([.K18]=1;IF(AND(ISNUMBER([.N18]);[.O18]&gt;1);[.N18]*[.O18]-[.N18];&quot;&quot;);IF(AND(ISNUMBER([.N18]);[.O18]&gt;0);[.N18]*[.O18];&quot;&quot;))">
            <text:p/>
          </table:table-cell>
          <table:table-cell table:style-name="ce40" table:formula="of:=IF(AND(ISNUMBER([.N18]);[.P18]&gt;0);[.N18]*[.P18];&quot;&quot;)">
            <text:p/>
          </table:table-cell>
          <table:table-cell table:style-name="ce40" table:formula="of:=IF(OR([.O18]&gt;0;[.P18]&gt;0);SUM([.Q18:.R18]);&quot;&quot;)">
            <text:p/>
          </table:table-cell>
          <table:table-cell table:number-columns-repeated="2"/>
          <table:table-cell table:style-name="ce7" office:value-type="string" calcext:value-type="string">
            <text:p>Lysväv, 10m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U18]=1;IF(AND(ISNUMBER([.X18]);[.Y18]&gt;1);[.X18]*[.Y18]-[.X18];&quot;&quot;);IF(AND(ISNUMBER([.X18]);[.Y18]&gt;0);[.X18]*[.Y18];&quot;&quot;))">
            <text:p/>
          </table:table-cell>
          <table:table-cell table:style-name="ce40" table:formula="of:=IF(AND(ISNUMBER([.X18]);[.Z18]&gt;0);[.X18]*[.Z18];&quot;&quot;)">
            <text:p/>
          </table:table-cell>
          <table:table-cell table:style-name="ce40" table:formula="of:=IF(OR([.Y18]&gt;0;[.Z18]&gt;0);SUM([.AA18:.AB1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IR-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A19]=1;IF(AND(ISNUMBER([.D19]);[.E19]&gt;1);[.D19]*[.E19]-[.D19];&quot;&quot;);IF(AND(ISNUMBER([.D19]);[.E19]&gt;0);[.D19]*[.E19];&quot;&quot;))">
            <text:p/>
          </table:table-cell>
          <table:table-cell table:style-name="ce40" table:formula="of:=IF(AND(ISNUMBER([.D19]);[.F19]&gt;0);[.D19]*[.F19];&quot;&quot;)">
            <text:p/>
          </table:table-cell>
          <table:table-cell table:style-name="ce40" table:formula="of:=IF(OR([.E19]&gt;0;[.F19]&gt;0);SUM([.G19:.H19]);&quot;&quot;)">
            <text:p/>
          </table:table-cell>
          <table:table-cell table:style-name="ce39" table:number-columns-repeated="2"/>
          <table:table-cell table:style-name="ce10" office:value-type="string" calcext:value-type="string">
            <text:p>Kläder och skyddsutrustning</text:p>
          </table:table-cell>
          <table:table-cell table:style-name="ce11"/>
          <table:table-cell table:style-name="ce18"/>
          <table:table-cell table:style-name="ce33" table:number-columns-repeated="2"/>
          <table:table-cell table:style-name="ce40" table:formula="of:=IF([.K19]=1;IF(AND(ISNUMBER([.N19]);[.O19]&gt;1);[.N19]*[.O19]-[.N19];&quot;&quot;);IF(AND(ISNUMBER([.N19]);[.O19]&gt;0);[.N19]*[.O19];&quot;&quot;))">
            <text:p/>
          </table:table-cell>
          <table:table-cell table:style-name="ce40" table:formula="of:=IF(AND(ISNUMBER([.N19]);[.P19]&gt;0);[.N19]*[.P19];&quot;&quot;)">
            <text:p/>
          </table:table-cell>
          <table:table-cell table:style-name="ce40" table:formula="of:=IF(OR([.O19]&gt;0;[.P19]&gt;0);SUM([.Q19:.R19]);&quot;&quot;)">
            <text:p/>
          </table:table-cell>
          <table:table-cell table:number-columns-repeated="2"/>
          <table:table-cell table:style-name="ce7" office:value-type="string" calcext:value-type="string">
            <text:p>Maskeringsfärg, 1 tub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19]=1;IF(AND(ISNUMBER([.X19]);[.Y19]&gt;1);[.X19]*[.Y19]-[.X19];&quot;&quot;);IF(AND(ISNUMBER([.X19]);[.Y19]&gt;0);[.X19]*[.Y19];&quot;&quot;))">
            <text:p/>
          </table:table-cell>
          <table:table-cell table:style-name="ce40" table:formula="of:=IF(AND(ISNUMBER([.X19]);[.Z19]&gt;0);[.X19]*[.Z19];&quot;&quot;)">
            <text:p/>
          </table:table-cell>
          <table:table-cell table:style-name="ce40" table:formula="of:=IF(OR([.Y19]&gt;0;[.Z19]&gt;0);SUM([.AA19:.AB19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kikar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A20]=1;IF(AND(ISNUMBER([.D20]);[.E20]&gt;1);[.D20]*[.E20]-[.D20];&quot;&quot;);IF(AND(ISNUMBER([.D20]);[.E20]&gt;0);[.D20]*[.E20];&quot;&quot;))">
            <text:p/>
          </table:table-cell>
          <table:table-cell table:style-name="ce40" table:formula="of:=IF(AND(ISNUMBER([.D20]);[.F20]&gt;0);[.D20]*[.F20];&quot;&quot;)">
            <text:p/>
          </table:table-cell>
          <table:table-cell table:style-name="ce40" table:formula="of:=IF(OR([.E20]&gt;0;[.F20]&gt;0);SUM([.G20:.H20]);&quot;&quot;)">
            <text:p/>
          </table:table-cell>
          <table:table-cell table:style-name="ce39" table:number-columns-repeated="2"/>
          <table:table-cell table:style-name="ce6" office:value-type="string" calcext:value-type="string">
            <text:p>Andningsfilter (täcker mun och näsa)</text:p>
          </table:table-cell>
          <table:table-cell table:style-name="ce15"/>
          <table:table-cell table:style-name="ce19" office:value-type="float" office:value="0.2" calcext:value-type="float">
            <text:p>0.2</text:p>
          </table:table-cell>
          <table:table-cell table:style-name="ce34"/>
          <table:table-cell table:style-name="ce36"/>
          <table:table-cell table:style-name="ce40" table:formula="of:=IF([.K20]=1;IF(AND(ISNUMBER([.N20]);[.O20]&gt;1);[.N20]*[.O20]-[.N20];&quot;&quot;);IF(AND(ISNUMBER([.N20]);[.O20]&gt;0);[.N20]*[.O20];&quot;&quot;))">
            <text:p/>
          </table:table-cell>
          <table:table-cell table:style-name="ce40" table:formula="of:=IF(AND(ISNUMBER([.N20]);[.P20]&gt;0);[.N20]*[.P20];&quot;&quot;)">
            <text:p/>
          </table:table-cell>
          <table:table-cell table:style-name="ce40" table:formula="of:=IF(OR([.O20]&gt;0;[.P20]&gt;0);SUM([.Q20:.R20]);&quot;&quot;)">
            <text:p/>
          </table:table-cell>
          <table:table-cell table:number-columns-repeated="2"/>
          <table:table-cell table:style-name="ce7" office:value-type="string" calcext:value-type="string">
            <text:p>Mat, frystorkad för 8 dagar</text:p>
          </table:table-cell>
          <table:table-cell table:style-name="ce16"/>
          <table:table-cell table:style-name="ce20" office:value-type="float" office:value="4" calcext:value-type="float">
            <text:p>4.0</text:p>
          </table:table-cell>
          <table:table-cell table:style-name="ce30"/>
          <table:table-cell table:style-name="ce37"/>
          <table:table-cell table:style-name="ce40" table:formula="of:=IF([.U20]=1;IF(AND(ISNUMBER([.X20]);[.Y20]&gt;1);[.X20]*[.Y20]-[.X20];&quot;&quot;);IF(AND(ISNUMBER([.X20]);[.Y20]&gt;0);[.X20]*[.Y20];&quot;&quot;))">
            <text:p/>
          </table:table-cell>
          <table:table-cell table:style-name="ce40" table:formula="of:=IF(AND(ISNUMBER([.X20]);[.Z20]&gt;0);[.X20]*[.Z20];&quot;&quot;)">
            <text:p/>
          </table:table-cell>
          <table:table-cell table:style-name="ce40" table:formula="of:=IF(OR([.Y20]&gt;0;[.Z20]&gt;0);SUM([.AA20:.AB2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strålkasta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A21]=1;IF(AND(ISNUMBER([.D21]);[.E21]&gt;1);[.D21]*[.E21]-[.D21];&quot;&quot;);IF(AND(ISNUMBER([.D21]);[.E21]&gt;0);[.D21]*[.E21];&quot;&quot;))">
            <text:p/>
          </table:table-cell>
          <table:table-cell table:style-name="ce40" table:formula="of:=IF(AND(ISNUMBER([.D21]);[.F21]&gt;0);[.D21]*[.F21];&quot;&quot;)">
            <text:p/>
          </table:table-cell>
          <table:table-cell table:style-name="ce40" table:formula="of:=IF(OR([.E21]&gt;0;[.F21]&gt;0);SUM([.G21:.H21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Axelhölster för pistol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21]=1;IF(AND(ISNUMBER([.N21]);[.O21]&gt;1);[.N21]*[.O21]-[.N21];&quot;&quot;);IF(AND(ISNUMBER([.N21]);[.O21]&gt;0);[.N21]*[.O21];&quot;&quot;))">
            <text:p/>
          </table:table-cell>
          <table:table-cell table:style-name="ce40" table:formula="of:=IF(AND(ISNUMBER([.N21]);[.P21]&gt;0);[.N21]*[.P21];&quot;&quot;)">
            <text:p/>
          </table:table-cell>
          <table:table-cell table:style-name="ce40" table:formula="of:=IF(OR([.O21]&gt;0;[.P21]&gt;0);SUM([.Q21:.R21]);&quot;&quot;)">
            <text:p/>
          </table:table-cell>
          <table:table-cell table:number-columns-repeated="2"/>
          <table:table-cell table:style-name="ce7" office:value-type="string" calcext:value-type="string">
            <text:p>Mat, stridsportion 1 dag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21]=1;IF(AND(ISNUMBER([.X21]);[.Y21]&gt;1);[.X21]*[.Y21]-[.X21];&quot;&quot;);IF(AND(ISNUMBER([.X21]);[.Y21]&gt;0);[.X21]*[.Y21];&quot;&quot;))">
            <text:p/>
          </table:table-cell>
          <table:table-cell table:style-name="ce40" table:formula="of:=IF(AND(ISNUMBER([.X21]);[.Z21]&gt;0);[.X21]*[.Z21];&quot;&quot;)">
            <text:p/>
          </table:table-cell>
          <table:table-cell table:style-name="ce40" table:formula="of:=IF(OR([.Y21]&gt;0;[.Z21]&gt;0);SUM([.AA21:.AB2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43A1 Submachine gun</text:p>
          </table:table-cell>
          <table:table-cell table:style-name="ce16" office:value-type="string" calcext:value-type="string">
            <text:p>9mm</text:p>
          </table:table-cell>
          <table:table-cell table:style-name="ce20" office:value-type="float" office:value="3.1" calcext:value-type="float">
            <text:p>3.1</text:p>
          </table:table-cell>
          <table:table-cell table:style-name="ce30"/>
          <table:table-cell table:style-name="ce37"/>
          <table:table-cell table:style-name="ce40" table:formula="of:=IF([.A22]=1;IF(AND(ISNUMBER([.D22]);[.E22]&gt;1);[.D22]*[.E22]-[.D22];&quot;&quot;);IF(AND(ISNUMBER([.D22]);[.E22]&gt;0);[.D22]*[.E22];&quot;&quot;))">
            <text:p/>
          </table:table-cell>
          <table:table-cell table:style-name="ce40" table:formula="of:=IF(AND(ISNUMBER([.D22]);[.F22]&gt;0);[.D22]*[.F22];&quot;&quot;)">
            <text:p/>
          </table:table-cell>
          <table:table-cell table:style-name="ce40" table:formula="of:=IF(OR([.E22]&gt;0;[.F22]&gt;0);SUM([.G22:.H22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en/bälteshölster för pistol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22]=1;IF(AND(ISNUMBER([.N22]);[.O22]&gt;1);[.N22]*[.O22]-[.N22];&quot;&quot;);IF(AND(ISNUMBER([.N22]);[.O22]&gt;0);[.N22]*[.O22];&quot;&quot;))">
            <text:p/>
          </table:table-cell>
          <table:table-cell table:style-name="ce40" table:formula="of:=IF(AND(ISNUMBER([.N22]);[.P22]&gt;0);[.N22]*[.P22];&quot;&quot;)">
            <text:p/>
          </table:table-cell>
          <table:table-cell table:style-name="ce40" table:formula="of:=IF(OR([.O22]&gt;0;[.P22]&gt;0);SUM([.Q22:.R22]);&quot;&quot;)">
            <text:p/>
          </table:table-cell>
          <table:table-cell table:number-columns-repeated="2"/>
          <table:table-cell table:style-name="ce7" office:value-type="string" calcext:value-type="string">
            <text:p>Metalldetektor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U22]=1;IF(AND(ISNUMBER([.X22]);[.Y22]&gt;1);[.X22]*[.Y22]-[.X22];&quot;&quot;);IF(AND(ISNUMBER([.X22]);[.Y22]&gt;0);[.X22]*[.Y22];&quot;&quot;))">
            <text:p/>
          </table:table-cell>
          <table:table-cell table:style-name="ce40" table:formula="of:=IF(AND(ISNUMBER([.X22]);[.Z22]&gt;0);[.X22]*[.Z22];&quot;&quot;)">
            <text:p/>
          </table:table-cell>
          <table:table-cell table:style-name="ce40" table:formula="of:=IF(OR([.Y22]&gt;0;[.Z22]&gt;0);SUM([.AA22:.AB2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bajonett**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A23]=1;IF(AND(ISNUMBER([.D23]);[.E23]&gt;1);[.D23]*[.E23]-[.D23];&quot;&quot;);IF(AND(ISNUMBER([.D23]);[.E23]&gt;0);[.D23]*[.E23];&quot;&quot;))">
            <text:p/>
          </table:table-cell>
          <table:table-cell table:style-name="ce40" table:formula="of:=IF(AND(ISNUMBER([.D23]);[.F23]&gt;0);[.D23]*[.F23];&quot;&quot;)">
            <text:p/>
          </table:table-cell>
          <table:table-cell table:style-name="ce40" table:formula="of:=IF(OR([.E23]&gt;0;[.F23]&gt;0);SUM([.G23:.H23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C-stridsdräkt (bärs över den vanliga uniformen)</text:p>
          </table:table-cell>
          <table:table-cell table:style-name="ce16"/>
          <table:table-cell table:style-name="ce20" office:value-type="float" office:value="2.3" calcext:value-type="float">
            <text:p>2.3</text:p>
          </table:table-cell>
          <table:table-cell table:style-name="ce30"/>
          <table:table-cell table:style-name="ce37"/>
          <table:table-cell table:style-name="ce40" table:formula="of:=IF([.K23]=1;IF(AND(ISNUMBER([.N23]);[.O23]&gt;1);[.N23]*[.O23]-[.N23];&quot;&quot;);IF(AND(ISNUMBER([.N23]);[.O23]&gt;0);[.N23]*[.O23];&quot;&quot;))">
            <text:p/>
          </table:table-cell>
          <table:table-cell table:style-name="ce40" table:formula="of:=IF(AND(ISNUMBER([.N23]);[.P23]&gt;0);[.N23]*[.P23];&quot;&quot;)">
            <text:p/>
          </table:table-cell>
          <table:table-cell table:style-name="ce40" table:formula="of:=IF(OR([.O23]&gt;0;[.P23]&gt;0);SUM([.Q23:.R23]);&quot;&quot;)">
            <text:p/>
          </table:table-cell>
          <table:table-cell table:number-columns-repeated="2"/>
          <table:table-cell table:style-name="ce7" office:value-type="string" calcext:value-type="string">
            <text:p>Minstav (med elektromagnetisk sensor)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0"/>
          <table:table-cell table:style-name="ce37"/>
          <table:table-cell table:style-name="ce40" table:formula="of:=IF([.U23]=1;IF(AND(ISNUMBER([.X23]);[.Y23]&gt;1);[.X23]*[.Y23]-[.X23];&quot;&quot;);IF(AND(ISNUMBER([.X23]);[.Y23]&gt;0);[.X23]*[.Y23];&quot;&quot;))">
            <text:p/>
          </table:table-cell>
          <table:table-cell table:style-name="ce40" table:formula="of:=IF(AND(ISNUMBER([.X23]);[.Z23]&gt;0);[.X23]*[.Z23];&quot;&quot;)">
            <text:p/>
          </table:table-cell>
          <table:table-cell table:style-name="ce40" table:formula="of:=IF(OR([.Y23]&gt;0;[.Z23]&gt;0);SUM([.AA23:.AB2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IR-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A24]=1;IF(AND(ISNUMBER([.D24]);[.E24]&gt;1);[.D24]*[.E24]-[.D24];&quot;&quot;);IF(AND(ISNUMBER([.D24]);[.E24]&gt;0);[.D24]*[.E24];&quot;&quot;))">
            <text:p/>
          </table:table-cell>
          <table:table-cell table:style-name="ce40" table:formula="of:=IF(AND(ISNUMBER([.D24]);[.F24]&gt;0);[.D24]*[.F24];&quot;&quot;)">
            <text:p/>
          </table:table-cell>
          <table:table-cell table:style-name="ce40" table:formula="of:=IF(OR([.E24]&gt;0;[.F24]&gt;0);SUM([.G24:.H24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Dykardräkt, djupdräkt med syrgastuber (5 timmar)</text:p>
          </table:table-cell>
          <table:table-cell table:style-name="ce16"/>
          <table:table-cell table:style-name="ce20" office:value-type="float" office:value="15" calcext:value-type="float">
            <text:p>15.0</text:p>
          </table:table-cell>
          <table:table-cell table:style-name="ce30"/>
          <table:table-cell table:style-name="ce37"/>
          <table:table-cell table:style-name="ce40" table:formula="of:=IF([.K24]=1;IF(AND(ISNUMBER([.N24]);[.O24]&gt;1);[.N24]*[.O24]-[.N24];&quot;&quot;);IF(AND(ISNUMBER([.N24]);[.O24]&gt;0);[.N24]*[.O24];&quot;&quot;))">
            <text:p/>
          </table:table-cell>
          <table:table-cell table:style-name="ce40" table:formula="of:=IF(AND(ISNUMBER([.N24]);[.P24]&gt;0);[.N24]*[.P24];&quot;&quot;)">
            <text:p/>
          </table:table-cell>
          <table:table-cell table:style-name="ce40" table:formula="of:=IF(OR([.O24]&gt;0;[.P24]&gt;0);SUM([.Q24:.R24]);&quot;&quot;)">
            <text:p/>
          </table:table-cell>
          <table:table-cell table:number-columns-repeated="2"/>
          <table:table-cell table:style-name="ce7" office:value-type="string" calcext:value-type="string">
            <text:p>Mobiltelefon (kan inte användas utan tillgång till telenät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U24]=1;IF(AND(ISNUMBER([.X24]);[.Y24]&gt;1);[.X24]*[.Y24]-[.X24];&quot;&quot;);IF(AND(ISNUMBER([.X24]);[.Y24]&gt;0);[.X24]*[.Y24];&quot;&quot;))">
            <text:p/>
          </table:table-cell>
          <table:table-cell table:style-name="ce40" table:formula="of:=IF(AND(ISNUMBER([.X24]);[.Z24]&gt;0);[.X24]*[.Z24];&quot;&quot;)">
            <text:p/>
          </table:table-cell>
          <table:table-cell table:style-name="ce40" table:formula="of:=IF(OR([.Y24]&gt;0;[.Z24]&gt;0);SUM([.AA24:.AB2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rödpunkt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A25]=1;IF(AND(ISNUMBER([.D25]);[.E25]&gt;1);[.D25]*[.E25]-[.D25];&quot;&quot;);IF(AND(ISNUMBER([.D25]);[.E25]&gt;0);[.D25]*[.E25];&quot;&quot;))">
            <text:p/>
          </table:table-cell>
          <table:table-cell table:style-name="ce40" table:formula="of:=IF(AND(ISNUMBER([.D25]);[.F25]&gt;0);[.D25]*[.F25];&quot;&quot;)">
            <text:p/>
          </table:table-cell>
          <table:table-cell table:style-name="ce40" table:formula="of:=IF(OR([.E25]&gt;0;[.F25]&gt;0);SUM([.G25:.H2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Ryggpaket med jetdrift (4 timmar)</text:p>
          </table:table-cell>
          <table:table-cell table:style-name="ce16"/>
          <table:table-cell table:style-name="ce20" office:value-type="float" office:value="5" calcext:value-type="float">
            <text:p>5.0</text:p>
          </table:table-cell>
          <table:table-cell table:style-name="ce30"/>
          <table:table-cell table:style-name="ce37"/>
          <table:table-cell table:style-name="ce40" table:formula="of:=IF([.K25]=1;IF(AND(ISNUMBER([.N25]);[.O25]&gt;1);[.N25]*[.O25]-[.N25];&quot;&quot;);IF(AND(ISNUMBER([.N25]);[.O25]&gt;0);[.N25]*[.O25];&quot;&quot;))">
            <text:p/>
          </table:table-cell>
          <table:table-cell table:style-name="ce40" table:formula="of:=IF(AND(ISNUMBER([.N25]);[.P25]&gt;0);[.N25]*[.P25];&quot;&quot;)">
            <text:p/>
          </table:table-cell>
          <table:table-cell table:style-name="ce40" table:formula="of:=IF(OR([.O25]&gt;0;[.P25]&gt;0);SUM([.Q25:.R25]);&quot;&quot;)">
            <text:p/>
          </table:table-cell>
          <table:table-cell table:number-columns-repeated="2"/>
          <table:table-cell table:style-name="ce7" office:value-type="string" calcext:value-type="string">
            <text:p>Motorsåg, Snap-Off</text:p>
          </table:table-cell>
          <table:table-cell table:style-name="ce16"/>
          <table:table-cell table:style-name="ce20" office:value-type="float" office:value="2.9" calcext:value-type="float">
            <text:p>2.9</text:p>
          </table:table-cell>
          <table:table-cell table:style-name="ce30"/>
          <table:table-cell table:style-name="ce37"/>
          <table:table-cell table:style-name="ce40" table:formula="of:=IF([.U25]=1;IF(AND(ISNUMBER([.X25]);[.Y25]&gt;1);[.X25]*[.Y25]-[.X25];&quot;&quot;);IF(AND(ISNUMBER([.X25]);[.Y25]&gt;0);[.X25]*[.Y25];&quot;&quot;))">
            <text:p/>
          </table:table-cell>
          <table:table-cell table:style-name="ce40" table:formula="of:=IF(AND(ISNUMBER([.X25]);[.Z25]&gt;0);[.X25]*[.Z25];&quot;&quot;)">
            <text:p/>
          </table:table-cell>
          <table:table-cell table:style-name="ce40" table:formula="of:=IF(OR([.Y25]&gt;0;[.Z25]&gt;0);SUM([.AA25:.AB2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ljuddämpare**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A26]=1;IF(AND(ISNUMBER([.D26]);[.E26]&gt;1);[.D26]*[.E26]-[.D26];&quot;&quot;);IF(AND(ISNUMBER([.D26]);[.E26]&gt;0);[.D26]*[.E26];&quot;&quot;))">
            <text:p/>
          </table:table-cell>
          <table:table-cell table:style-name="ce40" table:formula="of:=IF(AND(ISNUMBER([.D26]);[.F26]&gt;0);[.D26]*[.F26];&quot;&quot;)">
            <text:p/>
          </table:table-cell>
          <table:table-cell table:style-name="ce40" table:formula="of:=IF(OR([.E26]&gt;0;[.F26]&gt;0);SUM([.G26:.H26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Syrgastuber ca 5 timmar beroende på blandning</text:p>
          </table:table-cell>
          <table:table-cell table:style-name="ce16"/>
          <table:table-cell table:style-name="ce20" office:value-type="float" office:value="5" calcext:value-type="float">
            <text:p>5.0</text:p>
          </table:table-cell>
          <table:table-cell table:style-name="ce30"/>
          <table:table-cell table:style-name="ce37"/>
          <table:table-cell table:style-name="ce40" table:formula="of:=IF([.K26]=1;IF(AND(ISNUMBER([.N26]);[.O26]&gt;1);[.N26]*[.O26]-[.N26];&quot;&quot;);IF(AND(ISNUMBER([.N26]);[.O26]&gt;0);[.N26]*[.O26];&quot;&quot;))">
            <text:p/>
          </table:table-cell>
          <table:table-cell table:style-name="ce40" table:formula="of:=IF(AND(ISNUMBER([.N26]);[.P26]&gt;0);[.N26]*[.P26];&quot;&quot;)">
            <text:p/>
          </table:table-cell>
          <table:table-cell table:style-name="ce40" table:formula="of:=IF(OR([.O26]&gt;0;[.P26]&gt;0);SUM([.Q26:.R26]);&quot;&quot;)">
            <text:p/>
          </table:table-cell>
          <table:table-cell table:number-columns-repeated="2"/>
          <table:table-cell table:style-name="ce7" office:value-type="string" calcext:value-type="string">
            <text:p>Multiverktyg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U26]=1;IF(AND(ISNUMBER([.X26]);[.Y26]&gt;1);[.X26]*[.Y26]-[.X26];&quot;&quot;);IF(AND(ISNUMBER([.X26]);[.Y26]&gt;0);[.X26]*[.Y26];&quot;&quot;))">
            <text:p/>
          </table:table-cell>
          <table:table-cell table:style-name="ce40" table:formula="of:=IF(AND(ISNUMBER([.X26]);[.Z26]&gt;0);[.X26]*[.Z26];&quot;&quot;)">
            <text:p/>
          </table:table-cell>
          <table:table-cell table:style-name="ce40" table:formula="of:=IF(OR([.Y26]&gt;0;[.Z26]&gt;0);SUM([.AA26:.AB2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strålkasta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A27]=1;IF(AND(ISNUMBER([.D27]);[.E27]&gt;1);[.D27]*[.E27]-[.D27];&quot;&quot;);IF(AND(ISNUMBER([.D27]);[.E27]&gt;0);[.D27]*[.E27];&quot;&quot;))">
            <text:p/>
          </table:table-cell>
          <table:table-cell table:style-name="ce40" table:formula="of:=IF(AND(ISNUMBER([.D27]);[.F27]&gt;0);[.D27]*[.F27];&quot;&quot;)">
            <text:p/>
          </table:table-cell>
          <table:table-cell table:style-name="ce40" table:formula="of:=IF(OR([.E27]&gt;0;[.F27]&gt;0);SUM([.G27:.H27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Dykardräkt, Torrdräkt*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K27]=1;IF(AND(ISNUMBER([.N27]);[.O27]&gt;1);[.N27]*[.O27]-[.N27];&quot;&quot;);IF(AND(ISNUMBER([.N27]);[.O27]&gt;0);[.N27]*[.O27];&quot;&quot;))">
            <text:p/>
          </table:table-cell>
          <table:table-cell table:style-name="ce40" table:formula="of:=IF(AND(ISNUMBER([.N27]);[.P27]&gt;0);[.N27]*[.P27];&quot;&quot;)">
            <text:p/>
          </table:table-cell>
          <table:table-cell table:style-name="ce40" table:formula="of:=IF(OR([.O27]&gt;0;[.P27]&gt;0);SUM([.Q27:.R27]);&quot;&quot;)">
            <text:p/>
          </table:table-cell>
          <table:table-cell table:number-columns-repeated="2"/>
          <table:table-cell table:style-name="ce7" office:value-type="string" calcext:value-type="string">
            <text:p>Myggnät, 2x2m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27]=1;IF(AND(ISNUMBER([.X27]);[.Y27]&gt;1);[.X27]*[.Y27]-[.X27];&quot;&quot;);IF(AND(ISNUMBER([.X27]);[.Y27]&gt;0);[.X27]*[.Y27];&quot;&quot;))">
            <text:p/>
          </table:table-cell>
          <table:table-cell table:style-name="ce40" table:formula="of:=IF(AND(ISNUMBER([.X27]);[.Z27]&gt;0);[.X27]*[.Z27];&quot;&quot;)">
            <text:p/>
          </table:table-cell>
          <table:table-cell table:style-name="ce40" table:formula="of:=IF(OR([.Y27]&gt;0;[.Z27]&gt;0);SUM([.AA27:.AB2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43 Pistol</text:p>
          </table:table-cell>
          <table:table-cell table:style-name="ce16" office:value-type="string" calcext:value-type="string">
            <text:p>9mm</text:p>
          </table:table-cell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A28]=1;IF(AND(ISNUMBER([.D28]);[.E28]&gt;1);[.D28]*[.E28]-[.D28];&quot;&quot;);IF(AND(ISNUMBER([.D28]);[.E28]&gt;0);[.D28]*[.E28];&quot;&quot;))">
            <text:p/>
          </table:table-cell>
          <table:table-cell table:style-name="ce40" table:formula="of:=IF(AND(ISNUMBER([.D28]);[.F28]&gt;0);[.D28]*[.F28];&quot;&quot;)">
            <text:p/>
          </table:table-cell>
          <table:table-cell table:style-name="ce40" table:formula="of:=IF(OR([.E28]&gt;0;[.F28]&gt;0);SUM([.G28:.H28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Dykardräkt, Våtdräkt*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K28]=1;IF(AND(ISNUMBER([.N28]);[.O28]&gt;1);[.N28]*[.O28]-[.N28];&quot;&quot;);IF(AND(ISNUMBER([.N28]);[.O28]&gt;0);[.N28]*[.O28];&quot;&quot;))">
            <text:p/>
          </table:table-cell>
          <table:table-cell table:style-name="ce40" table:formula="of:=IF(AND(ISNUMBER([.N28]);[.P28]&gt;0);[.N28]*[.P28];&quot;&quot;)">
            <text:p/>
          </table:table-cell>
          <table:table-cell table:style-name="ce40" table:formula="of:=IF(OR([.O28]&gt;0;[.P28]&gt;0);SUM([.Q28:.R28]);&quot;&quot;)">
            <text:p/>
          </table:table-cell>
          <table:table-cell table:number-columns-repeated="2"/>
          <table:table-cell table:style-name="ce7" office:value-type="string" calcext:value-type="string">
            <text:p>NBC-varnare (bärbar elektronisk sensor)</text:p>
          </table:table-cell>
          <table:table-cell table:style-name="ce16"/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U28]=1;IF(AND(ISNUMBER([.X28]);[.Y28]&gt;1);[.X28]*[.Y28]-[.X28];&quot;&quot;);IF(AND(ISNUMBER([.X28]);[.Y28]&gt;0);[.X28]*[.Y28];&quot;&quot;))">
            <text:p/>
          </table:table-cell>
          <table:table-cell table:style-name="ce40" table:formula="of:=IF(AND(ISNUMBER([.X28]);[.Z28]&gt;0);[.X28]*[.Z28];&quot;&quot;)">
            <text:p/>
          </table:table-cell>
          <table:table-cell table:style-name="ce40" table:formula="of:=IF(OR([.Y28]&gt;0;[.Z28]&gt;0);SUM([.AA28:.AB2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rödpunkt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A29]=1;IF(AND(ISNUMBER([.D29]);[.E29]&gt;1);[.D29]*[.E29]-[.D29];&quot;&quot;);IF(AND(ISNUMBER([.D29]);[.E29]&gt;0);[.D29]*[.E29];&quot;&quot;))">
            <text:p/>
          </table:table-cell>
          <table:table-cell table:style-name="ce40" table:formula="of:=IF(AND(ISNUMBER([.D29]);[.F29]&gt;0);[.D29]*[.F29];&quot;&quot;)">
            <text:p/>
          </table:table-cell>
          <table:table-cell table:style-name="ce40" table:formula="of:=IF(OR([.E29]&gt;0;[.F29]&gt;0);SUM([.G29:.H29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Gasmask (2st syrgaspatroner, totalt 10 timmar)</text:p>
          </table:table-cell>
          <table:table-cell table:style-name="ce16"/>
          <table:table-cell table:style-name="ce20" office:value-type="float" office:value="1.2" calcext:value-type="float">
            <text:p>1.2</text:p>
          </table:table-cell>
          <table:table-cell table:style-name="ce30"/>
          <table:table-cell table:style-name="ce37"/>
          <table:table-cell table:style-name="ce40" table:formula="of:=IF([.K29]=1;IF(AND(ISNUMBER([.N29]);[.O29]&gt;1);[.N29]*[.O29]-[.N29];&quot;&quot;);IF(AND(ISNUMBER([.N29]);[.O29]&gt;0);[.N29]*[.O29];&quot;&quot;))">
            <text:p/>
          </table:table-cell>
          <table:table-cell table:style-name="ce40" table:formula="of:=IF(AND(ISNUMBER([.N29]);[.P29]&gt;0);[.N29]*[.P29];&quot;&quot;)">
            <text:p/>
          </table:table-cell>
          <table:table-cell table:style-name="ce40" table:formula="of:=IF(OR([.O29]&gt;0;[.P29]&gt;0);SUM([.Q29:.R29]);&quot;&quot;)">
            <text:p/>
          </table:table-cell>
          <table:table-cell table:number-columns-repeated="2"/>
          <table:table-cell table:style-name="ce7" office:value-type="string" calcext:value-type="string">
            <text:p>Packpåse, 100L vattentät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U29]=1;IF(AND(ISNUMBER([.X29]);[.Y29]&gt;1);[.X29]*[.Y29]-[.X29];&quot;&quot;);IF(AND(ISNUMBER([.X29]);[.Y29]&gt;0);[.X29]*[.Y29];&quot;&quot;))">
            <text:p/>
          </table:table-cell>
          <table:table-cell table:style-name="ce40" table:formula="of:=IF(AND(ISNUMBER([.X29]);[.Z29]&gt;0);[.X29]*[.Z29];&quot;&quot;)">
            <text:p/>
          </table:table-cell>
          <table:table-cell table:style-name="ce40" table:formula="of:=IF(OR([.Y29]&gt;0;[.Z29]&gt;0);SUM([.AA29:.AB29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ljuddämpa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A30]=1;IF(AND(ISNUMBER([.D30]);[.E30]&gt;1);[.D30]*[.E30]-[.D30];&quot;&quot;);IF(AND(ISNUMBER([.D30]);[.E30]&gt;0);[.D30]*[.E30];&quot;&quot;))">
            <text:p/>
          </table:table-cell>
          <table:table-cell table:style-name="ce40" table:formula="of:=IF(AND(ISNUMBER([.D30]);[.F30]&gt;0);[.D30]*[.F30];&quot;&quot;)">
            <text:p/>
          </table:table-cell>
          <table:table-cell table:style-name="ce40" table:formula="of:=IF(OR([.E30]&gt;0;[.F30]&gt;0);SUM([.G30:.H30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Syrgaspatron 5 timmar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30]=1;IF(AND(ISNUMBER([.N30]);[.O30]&gt;1);[.N30]*[.O30]-[.N30];&quot;&quot;);IF(AND(ISNUMBER([.N30]);[.O30]&gt;0);[.N30]*[.O30];&quot;&quot;))">
            <text:p/>
          </table:table-cell>
          <table:table-cell table:style-name="ce40" table:formula="of:=IF(AND(ISNUMBER([.N30]);[.P30]&gt;0);[.N30]*[.P30];&quot;&quot;)">
            <text:p/>
          </table:table-cell>
          <table:table-cell table:style-name="ce40" table:formula="of:=IF(OR([.O30]&gt;0;[.P30]&gt;0);SUM([.Q30:.R30]);&quot;&quot;)">
            <text:p/>
          </table:table-cell>
          <table:table-cell table:number-columns-repeated="2"/>
          <table:table-cell table:style-name="ce7" office:value-type="string" calcext:value-type="string">
            <text:p>Packpåse, 200L vattentät</text:p>
          </table:table-cell>
          <table:table-cell table:style-name="ce16"/>
          <table:table-cell table:style-name="ce20" office:value-type="float" office:value="0.6" calcext:value-type="float">
            <text:p>0.6</text:p>
          </table:table-cell>
          <table:table-cell table:style-name="ce30"/>
          <table:table-cell table:style-name="ce37"/>
          <table:table-cell table:style-name="ce40" table:formula="of:=IF([.U30]=1;IF(AND(ISNUMBER([.X30]);[.Y30]&gt;1);[.X30]*[.Y30]-[.X30];&quot;&quot;);IF(AND(ISNUMBER([.X30]);[.Y30]&gt;0);[.X30]*[.Y30];&quot;&quot;))">
            <text:p/>
          </table:table-cell>
          <table:table-cell table:style-name="ce40" table:formula="of:=IF(AND(ISNUMBER([.X30]);[.Z30]&gt;0);[.X30]*[.Z30];&quot;&quot;)">
            <text:p/>
          </table:table-cell>
          <table:table-cell table:style-name="ce40" table:formula="of:=IF(OR([.Y30]&gt;0;[.Z30]&gt;0);SUM([.AA30:.AB3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VP70 Pistol</text:p>
          </table:table-cell>
          <table:table-cell table:style-name="ce16" office:value-type="string" calcext:value-type="string">
            <text:p>9mm</text:p>
          </table:table-cell>
          <table:table-cell table:style-name="ce20" office:value-type="float" office:value="0.9" calcext:value-type="float">
            <text:p>0.9</text:p>
          </table:table-cell>
          <table:table-cell table:style-name="ce30"/>
          <table:table-cell table:style-name="ce37"/>
          <table:table-cell table:style-name="ce40" table:formula="of:=IF([.A31]=1;IF(AND(ISNUMBER([.D31]);[.E31]&gt;1);[.D31]*[.E31]-[.D31];&quot;&quot;);IF(AND(ISNUMBER([.D31]);[.E31]&gt;0);[.D31]*[.E31];&quot;&quot;))">
            <text:p/>
          </table:table-cell>
          <table:table-cell table:style-name="ce40" table:formula="of:=IF(AND(ISNUMBER([.D31]);[.F31]&gt;0);[.D31]*[.F31];&quot;&quot;)">
            <text:p/>
          </table:table-cell>
          <table:table-cell table:style-name="ce40" table:formula="of:=IF(OR([.E31]&gt;0;[.F31]&gt;0);SUM([.G31:.H31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Handskar*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31]=1;IF(AND(ISNUMBER([.N31]);[.O31]&gt;1);[.N31]*[.O31]-[.N31];&quot;&quot;);IF(AND(ISNUMBER([.N31]);[.O31]&gt;0);[.N31]*[.O31];&quot;&quot;))">
            <text:p/>
          </table:table-cell>
          <table:table-cell table:style-name="ce40" table:formula="of:=IF(AND(ISNUMBER([.N31]);[.P31]&gt;0);[.N31]*[.P31];&quot;&quot;)">
            <text:p/>
          </table:table-cell>
          <table:table-cell table:style-name="ce40" table:formula="of:=IF(OR([.O31]&gt;0;[.P31]&gt;0);SUM([.Q31:.R31]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DT-mottagare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U31]=1;IF(AND(ISNUMBER([.X31]);[.Y31]&gt;1);[.X31]*[.Y31]-[.X31];&quot;&quot;);IF(AND(ISNUMBER([.X31]);[.Y31]&gt;0);[.X31]*[.Y31];&quot;&quot;))">
            <text:p/>
          </table:table-cell>
          <table:table-cell table:style-name="ce40" table:formula="of:=IF(AND(ISNUMBER([.X31]);[.Z31]&gt;0);[.X31]*[.Z31];&quot;&quot;)">
            <text:p/>
          </table:table-cell>
          <table:table-cell table:style-name="ce40" table:formula="of:=IF(OR([.Y31]&gt;0;[.Z31]&gt;0);SUM([.AA31:.AB3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axelstöd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A32]=1;IF(AND(ISNUMBER([.D32]);[.E32]&gt;1);[.D32]*[.E32]-[.D32];&quot;&quot;);IF(AND(ISNUMBER([.D32]);[.E32]&gt;0);[.D32]*[.E32];&quot;&quot;))">
            <text:p/>
          </table:table-cell>
          <table:table-cell table:style-name="ce40" table:formula="of:=IF(AND(ISNUMBER([.D32]);[.F32]&gt;0);[.D32]*[.F32];&quot;&quot;)">
            <text:p/>
          </table:table-cell>
          <table:table-cell table:style-name="ce40" table:formula="of:=IF(OR([.E32]&gt;0;[.F32]&gt;0);SUM([.G32:.H32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Hjälm, M10 (IR, ljusförstärkare, PRC-radio, videokamera)</text:p>
          </table:table-cell>
          <table:table-cell table:style-name="ce16"/>
          <table:table-cell table:style-name="ce20" office:value-type="float" office:value="1.2" calcext:value-type="float">
            <text:p>1.2</text:p>
          </table:table-cell>
          <table:table-cell table:style-name="ce30"/>
          <table:table-cell table:style-name="ce37"/>
          <table:table-cell table:style-name="ce40" table:formula="of:=IF([.K32]=1;IF(AND(ISNUMBER([.N32]);[.O32]&gt;1);[.N32]*[.O32]-[.N32];&quot;&quot;);IF(AND(ISNUMBER([.N32]);[.O32]&gt;0);[.N32]*[.O32];&quot;&quot;))">
            <text:p/>
          </table:table-cell>
          <table:table-cell table:style-name="ce40" table:formula="of:=IF(AND(ISNUMBER([.N32]);[.P32]&gt;0);[.N32]*[.P32];&quot;&quot;)">
            <text:p/>
          </table:table-cell>
          <table:table-cell table:style-name="ce40" table:formula="of:=IF(OR([.O32]&gt;0;[.P32]&gt;0);SUM([.Q32:.R32]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PDT-sändare, (Personal Data Transmitter)*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32]=1;IF(AND(ISNUMBER([.X32]);[.Y32]&gt;1);[.X32]*[.Y32]-[.X32];&quot;&quot;);IF(AND(ISNUMBER([.X32]);[.Y32]&gt;0);[.X32]*[.Y32];&quot;&quot;))">
            <text:p/>
          </table:table-cell>
          <table:table-cell table:style-name="ce40" table:formula="of:=IF(AND(ISNUMBER([.X32]);[.Z32]&gt;0);[.X32]*[.Z32];&quot;&quot;)">
            <text:p/>
          </table:table-cell>
          <table:table-cell table:style-name="ce40" table:formula="of:=IF(OR([.Y32]&gt;0;[.Z32]&gt;0);SUM([.AA32:.AB3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ljuddämpa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A33]=1;IF(AND(ISNUMBER([.D33]);[.E33]&gt;1);[.D33]*[.E33]-[.D33];&quot;&quot;);IF(AND(ISNUMBER([.D33]);[.E33]&gt;0);[.D33]*[.E33];&quot;&quot;))">
            <text:p/>
          </table:table-cell>
          <table:table-cell table:style-name="ce40" table:formula="of:=IF(AND(ISNUMBER([.D33]);[.F33]&gt;0);[.D33]*[.F33];&quot;&quot;)">
            <text:p/>
          </table:table-cell>
          <table:table-cell table:style-name="ce40" table:formula="of:=IF(OR([.E33]&gt;0;[.F33]&gt;0);SUM([.G33:.H33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M10 visir, splitterskyddat (ger -1 Per)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33]=1;IF(AND(ISNUMBER([.N33]);[.O33]&gt;1);[.N33]*[.O33]-[.N33];&quot;&quot;);IF(AND(ISNUMBER([.N33]);[.O33]&gt;0);[.N33]*[.O33];&quot;&quot;))">
            <text:p/>
          </table:table-cell>
          <table:table-cell table:style-name="ce40" table:formula="of:=IF(AND(ISNUMBER([.N33]);[.P33]&gt;0);[.N33]*[.P33];&quot;&quot;)">
            <text:p/>
          </table:table-cell>
          <table:table-cell table:style-name="ce40" table:formula="of:=IF(OR([.O33]&gt;0;[.P33]&gt;0);SUM([.Q33:.R33]);&quot;&quot;)">
            <text:p/>
          </table:table-cell>
          <table:table-cell table:number-columns-repeated="2"/>
          <table:table-cell table:style-name="ce7" office:value-type="string" calcext:value-type="string">
            <text:p>PDT-sändare, civil okrypterad modell*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33]=1;IF(AND(ISNUMBER([.X33]);[.Y33]&gt;1);[.X33]*[.Y33]-[.X33];&quot;&quot;);IF(AND(ISNUMBER([.X33]);[.Y33]&gt;0);[.X33]*[.Y33];&quot;&quot;))">
            <text:p/>
          </table:table-cell>
          <table:table-cell table:style-name="ce40" table:formula="of:=IF(AND(ISNUMBER([.X33]);[.Z33]&gt;0);[.X33]*[.Z33];&quot;&quot;)">
            <text:p/>
          </table:table-cell>
          <table:table-cell table:style-name="ce40" table:formula="of:=IF(OR([.Y33]&gt;0;[.Z33]&gt;0);SUM([.AA33:.AB3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VP55 Low Recoil Pistol</text:p>
          </table:table-cell>
          <table:table-cell table:style-name="ce16" office:value-type="string" calcext:value-type="string">
            <text:p>9mmLR</text:p>
          </table:table-cell>
          <table:table-cell table:style-name="ce20" office:value-type="float" office:value="1.2" calcext:value-type="float">
            <text:p>1.2</text:p>
          </table:table-cell>
          <table:table-cell table:style-name="ce30"/>
          <table:table-cell table:style-name="ce37"/>
          <table:table-cell table:style-name="ce40" table:formula="of:=IF([.A34]=1;IF(AND(ISNUMBER([.D34]);[.E34]&gt;1);[.D34]*[.E34]-[.D34];&quot;&quot;);IF(AND(ISNUMBER([.D34]);[.E34]&gt;0);[.D34]*[.E34];&quot;&quot;))">
            <text:p/>
          </table:table-cell>
          <table:table-cell table:style-name="ce40" table:formula="of:=IF(AND(ISNUMBER([.D34]);[.F34]&gt;0);[.D34]*[.F34];&quot;&quot;)">
            <text:p/>
          </table:table-cell>
          <table:table-cell table:style-name="ce40" table:formula="of:=IF(OR([.E34]&gt;0;[.F34]&gt;0);SUM([.G34:.H34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M10 visir, skottsäkert (ger -2 Per)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34]=1;IF(AND(ISNUMBER([.N34]);[.O34]&gt;1);[.N34]*[.O34]-[.N34];&quot;&quot;);IF(AND(ISNUMBER([.N34]);[.O34]&gt;0);[.N34]*[.O34];&quot;&quot;))">
            <text:p/>
          </table:table-cell>
          <table:table-cell table:style-name="ce40" table:formula="of:=IF(AND(ISNUMBER([.N34]);[.P34]&gt;0);[.N34]*[.P34];&quot;&quot;)">
            <text:p/>
          </table:table-cell>
          <table:table-cell table:style-name="ce40" table:formula="of:=IF(OR([.O34]&gt;0;[.P34]&gt;0);SUM([.Q34:.R34]);&quot;&quot;)">
            <text:p/>
          </table:table-cell>
          <table:table-cell table:number-columns-repeated="2"/>
          <table:table-cell table:style-name="ce7" office:value-type="string" calcext:value-type="string">
            <text:p>Plasmasvets</text:p>
          </table:table-cell>
          <table:table-cell table:style-name="ce16"/>
          <table:table-cell table:style-name="ce20" office:value-type="float" office:value="6" calcext:value-type="float">
            <text:p>6.0</text:p>
          </table:table-cell>
          <table:table-cell table:style-name="ce30"/>
          <table:table-cell table:style-name="ce37"/>
          <table:table-cell table:style-name="ce40" table:formula="of:=IF([.U34]=1;IF(AND(ISNUMBER([.X34]);[.Y34]&gt;1);[.X34]*[.Y34]-[.X34];&quot;&quot;);IF(AND(ISNUMBER([.X34]);[.Y34]&gt;0);[.X34]*[.Y34];&quot;&quot;))">
            <text:p/>
          </table:table-cell>
          <table:table-cell table:style-name="ce40" table:formula="of:=IF(AND(ISNUMBER([.X34]);[.Z34]&gt;0);[.X34]*[.Z34];&quot;&quot;)">
            <text:p/>
          </table:table-cell>
          <table:table-cell table:style-name="ce40" table:formula="of:=IF(OR([.Y34]&gt;0;[.Z34]&gt;0);SUM([.AA34:.AB3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Dartgun</text:p>
          </table:table-cell>
          <table:table-cell table:style-name="ce16" office:value-type="string" calcext:value-type="string">
            <text:p>Dart</text:p>
          </table:table-cell>
          <table:table-cell table:style-name="ce20" office:value-type="float" office:value="0.7" calcext:value-type="float">
            <text:p>0.7</text:p>
          </table:table-cell>
          <table:table-cell table:style-name="ce30"/>
          <table:table-cell table:style-name="ce37"/>
          <table:table-cell table:style-name="ce40" table:formula="of:=IF([.A35]=1;IF(AND(ISNUMBER([.D35]);[.E35]&gt;1);[.D35]*[.E35]-[.D35];&quot;&quot;);IF(AND(ISNUMBER([.D35]);[.E35]&gt;0);[.D35]*[.E35];&quot;&quot;))">
            <text:p/>
          </table:table-cell>
          <table:table-cell table:style-name="ce40" table:formula="of:=IF(AND(ISNUMBER([.D35]);[.F35]&gt;0);[.D35]*[.F35];&quot;&quot;)">
            <text:p/>
          </table:table-cell>
          <table:table-cell table:style-name="ce40" table:formula="of:=IF(OR([.E35]&gt;0;[.F35]&gt;0);SUM([.G35:.H3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IFF-transponder* (sitter normalt i uniformen)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35]=1;IF(AND(ISNUMBER([.N35]);[.O35]&gt;1);[.N35]*[.O35]-[.N35];&quot;&quot;);IF(AND(ISNUMBER([.N35]);[.O35]&gt;0);[.N35]*[.O35];&quot;&quot;))">
            <text:p/>
          </table:table-cell>
          <table:table-cell table:style-name="ce40" table:formula="of:=IF(AND(ISNUMBER([.N35]);[.P35]&gt;0);[.N35]*[.P35];&quot;&quot;)">
            <text:p/>
          </table:table-cell>
          <table:table-cell table:style-name="ce40" table:formula="of:=IF(OR([.O35]&gt;0;[.P35]&gt;0);SUM([.Q35:.R35]);&quot;&quot;)">
            <text:p/>
          </table:table-cell>
          <table:table-cell table:number-columns-repeated="2"/>
          <table:table-cell table:style-name="ce7" office:value-type="string" calcext:value-type="string">
            <text:p><text:s/>&gt;Skyddsdräkt för arbete med plasmasvets</text:p>
          </table:table-cell>
          <table:table-cell table:style-name="ce16"/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U35]=1;IF(AND(ISNUMBER([.X35]);[.Y35]&gt;1);[.X35]*[.Y35]-[.X35];&quot;&quot;);IF(AND(ISNUMBER([.X35]);[.Y35]&gt;0);[.X35]*[.Y35];&quot;&quot;))">
            <text:p/>
          </table:table-cell>
          <table:table-cell table:style-name="ce40" table:formula="of:=IF(AND(ISNUMBER([.X35]);[.Z35]&gt;0);[.X35]*[.Z35];&quot;&quot;)">
            <text:p/>
          </table:table-cell>
          <table:table-cell table:style-name="ce40" table:formula="of:=IF(OR([.Y35]&gt;0;[.Z35]&gt;0);SUM([.AA35:.AB3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42A Sniper Rifle</text:p>
          </table:table-cell>
          <table:table-cell table:style-name="ce16" office:value-type="string" calcext:value-type="string">
            <text:p>M252, alt. 10mmx28</text:p>
          </table:table-cell>
          <table:table-cell table:style-name="ce20" office:value-type="float" office:value="4.3" calcext:value-type="float">
            <text:p>4.3</text:p>
          </table:table-cell>
          <table:table-cell table:style-name="ce30"/>
          <table:table-cell table:style-name="ce37"/>
          <table:table-cell table:style-name="ce40" table:formula="of:=IF([.A36]=1;IF(AND(ISNUMBER([.D36]);[.E36]&gt;1);[.D36]*[.E36]-[.D36];&quot;&quot;);IF(AND(ISNUMBER([.D36]);[.E36]&gt;0);[.D36]*[.E36];&quot;&quot;))">
            <text:p/>
          </table:table-cell>
          <table:table-cell table:style-name="ce40" table:formula="of:=IF(AND(ISNUMBER([.D36]);[.F36]&gt;0);[.D36]*[.F36];&quot;&quot;)">
            <text:p/>
          </table:table-cell>
          <table:table-cell table:style-name="ce40" table:formula="of:=IF(OR([.E36]&gt;0;[.F36]&gt;0);SUM([.G36:.H36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Kängor*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K36]=1;IF(AND(ISNUMBER([.N36]);[.O36]&gt;1);[.N36]*[.O36]-[.N36];&quot;&quot;);IF(AND(ISNUMBER([.N36]);[.O36]&gt;0);[.N36]*[.O36];&quot;&quot;))">
            <text:p/>
          </table:table-cell>
          <table:table-cell table:style-name="ce40" table:formula="of:=IF(AND(ISNUMBER([.N36]);[.P36]&gt;0);[.N36]*[.P36];&quot;&quot;)">
            <text:p/>
          </table:table-cell>
          <table:table-cell table:style-name="ce40" table:formula="of:=IF(OR([.O36]&gt;0;[.P36]&gt;0);SUM([.Q36:.R36]);&quot;&quot;)">
            <text:p/>
          </table:table-cell>
          <table:table-cell table:number-columns-repeated="2"/>
          <table:table-cell table:style-name="ce7" office:value-type="string" calcext:value-type="string">
            <text:p>Polygrip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36]=1;IF(AND(ISNUMBER([.X36]);[.Y36]&gt;1);[.X36]*[.Y36]-[.X36];&quot;&quot;);IF(AND(ISNUMBER([.X36]);[.Y36]&gt;0);[.X36]*[.Y36];&quot;&quot;))">
            <text:p/>
          </table:table-cell>
          <table:table-cell table:style-name="ce40" table:formula="of:=IF(AND(ISNUMBER([.X36]);[.Z36]&gt;0);[.X36]*[.Z36];&quot;&quot;)">
            <text:p/>
          </table:table-cell>
          <table:table-cell table:style-name="ce40" table:formula="of:=IF(OR([.Y36]&gt;0;[.Z36]&gt;0);SUM([.AA36:.AB3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ljuddämpa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7" calcext:value-type="float">
            <text:p>0.7</text:p>
          </table:table-cell>
          <table:table-cell table:style-name="ce30"/>
          <table:table-cell table:style-name="ce37"/>
          <table:table-cell table:style-name="ce40" table:formula="of:=IF([.A37]=1;IF(AND(ISNUMBER([.D37]);[.E37]&gt;1);[.D37]*[.E37]-[.D37];&quot;&quot;);IF(AND(ISNUMBER([.D37]);[.E37]&gt;0);[.D37]*[.E37];&quot;&quot;))">
            <text:p/>
          </table:table-cell>
          <table:table-cell table:style-name="ce40" table:formula="of:=IF(AND(ISNUMBER([.D37]);[.F37]&gt;0);[.D37]*[.F37];&quot;&quot;)">
            <text:p/>
          </table:table-cell>
          <table:table-cell table:style-name="ce40" table:formula="of:=IF(OR([.E37]&gt;0;[.F37]&gt;0);SUM([.G37:.H37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ängor* skyddade motsv. M2 (ger -1 End)</text:p>
          </table:table-cell>
          <table:table-cell table:style-name="ce16"/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K37]=1;IF(AND(ISNUMBER([.N37]);[.O37]&gt;1);[.N37]*[.O37]-[.N37];&quot;&quot;);IF(AND(ISNUMBER([.N37]);[.O37]&gt;0);[.N37]*[.O37];&quot;&quot;))">
            <text:p/>
          </table:table-cell>
          <table:table-cell table:style-name="ce40" table:formula="of:=IF(AND(ISNUMBER([.N37]);[.P37]&gt;0);[.N37]*[.P37];&quot;&quot;)">
            <text:p/>
          </table:table-cell>
          <table:table-cell table:style-name="ce40" table:formula="of:=IF(OR([.O37]&gt;0;[.P37]&gt;0);SUM([.Q37:.R37]);&quot;&quot;)">
            <text:p/>
          </table:table-cell>
          <table:table-cell table:number-columns-repeated="2"/>
          <table:table-cell table:style-name="ce7" office:value-type="string" calcext:value-type="string">
            <text:p>Pressening, 5x5m</text:p>
          </table:table-cell>
          <table:table-cell table:style-name="ce16"/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U37]=1;IF(AND(ISNUMBER([.X37]);[.Y37]&gt;1);[.X37]*[.Y37]-[.X37];&quot;&quot;);IF(AND(ISNUMBER([.X37]);[.Y37]&gt;0);[.X37]*[.Y37];&quot;&quot;))">
            <text:p/>
          </table:table-cell>
          <table:table-cell table:style-name="ce40" table:formula="of:=IF(AND(ISNUMBER([.X37]);[.Z37]&gt;0);[.X37]*[.Z37];&quot;&quot;)">
            <text:p/>
          </table:table-cell>
          <table:table-cell table:style-name="ce40" table:formula="of:=IF(OR([.Y37]&gt;0;[.Z37]&gt;0);SUM([.AA37:.AB3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240 Flamer</text:p>
          </table:table-cell>
          <table:table-cell table:style-name="ce16" office:value-type="string" calcext:value-type="string">
            <text:p>M240-bränsle</text:p>
          </table:table-cell>
          <table:table-cell table:style-name="ce20" office:value-type="float" office:value="2.7" calcext:value-type="float">
            <text:p>2.7</text:p>
          </table:table-cell>
          <table:table-cell table:style-name="ce30"/>
          <table:table-cell table:style-name="ce37"/>
          <table:table-cell table:style-name="ce40" table:formula="of:=IF([.A38]=1;IF(AND(ISNUMBER([.D38]);[.E38]&gt;1);[.D38]*[.E38]-[.D38];&quot;&quot;);IF(AND(ISNUMBER([.D38]);[.E38]&gt;0);[.D38]*[.E38];&quot;&quot;))">
            <text:p/>
          </table:table-cell>
          <table:table-cell table:style-name="ce40" table:formula="of:=IF(AND(ISNUMBER([.D38]);[.F38]&gt;0);[.D38]*[.F38];&quot;&quot;)">
            <text:p/>
          </table:table-cell>
          <table:table-cell table:style-name="ce40" table:formula="of:=IF(OR([.E38]&gt;0;[.F38]&gt;0);SUM([.G38:.H38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ravallsköld</text:p>
          </table:table-cell>
          <table:table-cell table:style-name="ce16"/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K38]=1;IF(AND(ISNUMBER([.N38]);[.O38]&gt;1);[.N38]*[.O38]-[.N38];&quot;&quot;);IF(AND(ISNUMBER([.N38]);[.O38]&gt;0);[.N38]*[.O38];&quot;&quot;))">
            <text:p/>
          </table:table-cell>
          <table:table-cell table:style-name="ce40" table:formula="of:=IF(AND(ISNUMBER([.N38]);[.P38]&gt;0);[.N38]*[.P38];&quot;&quot;)">
            <text:p/>
          </table:table-cell>
          <table:table-cell table:style-name="ce40" table:formula="of:=IF(OR([.O38]&gt;0;[.P38]&gt;0);SUM([.Q38:.R38]);&quot;&quot;)">
            <text:p/>
          </table:table-cell>
          <table:table-cell table:number-columns-repeated="2"/>
          <table:table-cell table:style-name="ce7" office:value-type="string" calcext:value-type="string">
            <text:p>Radio PRC 489/4 bärbar grupp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U38]=1;IF(AND(ISNUMBER([.X38]);[.Y38]&gt;1);[.X38]*[.Y38]-[.X38];&quot;&quot;);IF(AND(ISNUMBER([.X38]);[.Y38]&gt;0);[.X38]*[.Y38];&quot;&quot;))">
            <text:p/>
          </table:table-cell>
          <table:table-cell table:style-name="ce40" table:formula="of:=IF(AND(ISNUMBER([.X38]);[.Z38]&gt;0);[.X38]*[.Z38];&quot;&quot;)">
            <text:p/>
          </table:table-cell>
          <table:table-cell table:style-name="ce40" table:formula="of:=IF(OR([.Y38]&gt;0;[.Z38]&gt;0);SUM([.AA38:.AB3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56A2 Smartgun</text:p>
          </table:table-cell>
          <table:table-cell table:style-name="ce16" office:value-type="string" calcext:value-type="string">
            <text:p>10mmx28</text:p>
          </table:table-cell>
          <table:table-cell table:style-name="ce20" office:value-type="float" office:value="17.8" calcext:value-type="float">
            <text:p>17.8</text:p>
          </table:table-cell>
          <table:table-cell table:style-name="ce30"/>
          <table:table-cell table:style-name="ce37"/>
          <table:table-cell table:style-name="ce40" table:formula="of:=IF([.A39]=1;IF(AND(ISNUMBER([.D39]);[.E39]&gt;1);[.D39]*[.E39]-[.D39];&quot;&quot;);IF(AND(ISNUMBER([.D39]);[.E39]&gt;0);[.D39]*[.E39];&quot;&quot;))">
            <text:p/>
          </table:table-cell>
          <table:table-cell table:style-name="ce40" table:formula="of:=IF(AND(ISNUMBER([.D39]);[.F39]&gt;0);[.D39]*[.F39];&quot;&quot;)">
            <text:p/>
          </table:table-cell>
          <table:table-cell table:style-name="ce40" table:formula="of:=IF(OR([.E39]&gt;0;[.F39]&gt;0);SUM([.G39:.H39]);&quot;&quot;)">
            <text:p/>
          </table:table-cell>
          <table:table-cell table:style-name="ce39" table:number-columns-repeated="2"/>
          <table:table-cell table:style-name="ce7"/>
          <table:table-cell table:style-name="ce16"/>
          <table:table-cell table:style-name="ce20"/>
          <table:table-cell table:style-name="ce30"/>
          <table:table-cell table:style-name="ce37"/>
          <table:table-cell table:style-name="ce40" table:formula="of:=IF([.K39]=1;IF(AND(ISNUMBER([.N39]);[.O39]&gt;1);[.N39]*[.O39]-[.N39];&quot;&quot;);IF(AND(ISNUMBER([.N39]);[.O39]&gt;0);[.N39]*[.O39];&quot;&quot;))">
            <text:p/>
          </table:table-cell>
          <table:table-cell table:style-name="ce40" table:formula="of:=IF(AND(ISNUMBER([.N39]);[.P39]&gt;0);[.N39]*[.P39];&quot;&quot;)">
            <text:p/>
          </table:table-cell>
          <table:table-cell table:style-name="ce40" table:formula="of:=IF(OR([.O39]&gt;0;[.P39]&gt;0);SUM([.Q39:.R39]);&quot;&quot;)">
            <text:p/>
          </table:table-cell>
          <table:table-cell table:number-columns-repeated="2"/>
          <table:table-cell table:style-name="ce7" office:value-type="string" calcext:value-type="string">
            <text:p>Radio PRC 489/4 headset grupp</text:p>
          </table:table-cell>
          <table:table-cell table:style-name="ce16"/>
          <table:table-cell table:style-name="ce16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U39]=1;IF(AND(ISNUMBER([.X39]);[.Y39]&gt;1);[.X39]*[.Y39]-[.X39];&quot;&quot;);IF(AND(ISNUMBER([.X39]);[.Y39]&gt;0);[.X39]*[.Y39];&quot;&quot;))">
            <text:p/>
          </table:table-cell>
          <table:table-cell table:style-name="ce40" table:formula="of:=IF(AND(ISNUMBER([.X39]);[.Z39]&gt;0);[.X39]*[.Z39];&quot;&quot;)">
            <text:p/>
          </table:table-cell>
          <table:table-cell table:style-name="ce40" table:formula="of:=IF(OR([.Y39]&gt;0;[.Z39]&gt;0);SUM([.AA39:.AB39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M56 Heatsink attachement</text:p>
          </table:table-cell>
          <table:table-cell table:style-name="ce16"/>
          <table:table-cell table:style-name="ce20" office:value-type="float" office:value="2.2" calcext:value-type="float">
            <text:p>2.2</text:p>
          </table:table-cell>
          <table:table-cell table:style-name="ce30"/>
          <table:table-cell table:style-name="ce37"/>
          <table:table-cell table:style-name="ce40" table:formula="of:=IF([.A40]=1;IF(AND(ISNUMBER([.D40]);[.E40]&gt;1);[.D40]*[.E40]-[.D40];&quot;&quot;);IF(AND(ISNUMBER([.D40]);[.E40]&gt;0);[.D40]*[.E40];&quot;&quot;))">
            <text:p/>
          </table:table-cell>
          <table:table-cell table:style-name="ce40" table:formula="of:=IF(AND(ISNUMBER([.D40]);[.F40]&gt;0);[.D40]*[.F40];&quot;&quot;)">
            <text:p/>
          </table:table-cell>
          <table:table-cell table:style-name="ce40" table:formula="of:=IF(OR([.E40]&gt;0;[.F40]&gt;0);SUM([.G40:.H40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roppsskydd M1, byxor (underliv, ben)</text:p>
          </table:table-cell>
          <table:table-cell table:style-name="ce16"/>
          <table:table-cell table:style-name="ce20" office:value-type="float" office:value="1.3" calcext:value-type="float">
            <text:p>1.3</text:p>
          </table:table-cell>
          <table:table-cell table:style-name="ce30"/>
          <table:table-cell table:style-name="ce37"/>
          <table:table-cell table:style-name="ce40" table:formula="of:=IF([.K40]=1;IF(AND(ISNUMBER([.N40]);[.O40]&gt;1);[.N40]*[.O40]-[.N40];&quot;&quot;);IF(AND(ISNUMBER([.N40]);[.O40]&gt;0);[.N40]*[.O40];&quot;&quot;))">
            <text:p/>
          </table:table-cell>
          <table:table-cell table:style-name="ce40" table:formula="of:=IF(AND(ISNUMBER([.N40]);[.P40]&gt;0);[.N40]*[.P40];&quot;&quot;)">
            <text:p/>
          </table:table-cell>
          <table:table-cell table:style-name="ce40" table:formula="of:=IF(OR([.O40]&gt;0;[.P40]&gt;0);SUM([.Q40:.R40]);&quot;&quot;)">
            <text:p/>
          </table:table-cell>
          <table:table-cell table:number-columns-repeated="2"/>
          <table:table-cell table:style-name="ce7" office:value-type="string" calcext:value-type="string">
            <text:p>Radio TR 860 digital (drivs på WE20, 60 timmar)</text:p>
          </table:table-cell>
          <table:table-cell table:style-name="ce16"/>
          <table:table-cell table:style-name="ce20" office:value-type="float" office:value="5" calcext:value-type="float">
            <text:p>5.0</text:p>
          </table:table-cell>
          <table:table-cell table:style-name="ce30"/>
          <table:table-cell table:style-name="ce37"/>
          <table:table-cell table:style-name="ce40" table:formula="of:=IF([.U40]=1;IF(AND(ISNUMBER([.X40]);[.Y40]&gt;1);[.X40]*[.Y40]-[.X40];&quot;&quot;);IF(AND(ISNUMBER([.X40]);[.Y40]&gt;0);[.X40]*[.Y40];&quot;&quot;))">
            <text:p/>
          </table:table-cell>
          <table:table-cell table:style-name="ce40" table:formula="of:=IF(AND(ISNUMBER([.X40]);[.Z40]&gt;0);[.X40]*[.Z40];&quot;&quot;)">
            <text:p/>
          </table:table-cell>
          <table:table-cell table:style-name="ce40" table:formula="of:=IF(OR([.Y40]&gt;0;[.Z40]&gt;0);SUM([.AA40:.AB4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21A Shotgun (Benelli)</text:p>
          </table:table-cell>
          <table:table-cell table:style-name="ce16" office:value-type="string" calcext:value-type="string">
            <text:p>M21 Hagelpatroner</text:p>
          </table:table-cell>
          <table:table-cell table:style-name="ce20" office:value-type="float" office:value="2.8" calcext:value-type="float">
            <text:p>2.8</text:p>
          </table:table-cell>
          <table:table-cell table:style-name="ce30"/>
          <table:table-cell table:style-name="ce37"/>
          <table:table-cell table:style-name="ce40" table:formula="of:=IF([.A41]=1;IF(AND(ISNUMBER([.D41]);[.E41]&gt;1);[.D41]*[.E41]-[.D41];&quot;&quot;);IF(AND(ISNUMBER([.D41]);[.E41]&gt;0);[.D41]*[.E41];&quot;&quot;))">
            <text:p/>
          </table:table-cell>
          <table:table-cell table:style-name="ce40" table:formula="of:=IF(AND(ISNUMBER([.D41]);[.F41]&gt;0);[.D41]*[.F41];&quot;&quot;)">
            <text:p/>
          </table:table-cell>
          <table:table-cell table:style-name="ce40" table:formula="of:=IF(OR([.E41]&gt;0;[.F41]&gt;0);SUM([.G41:.H41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roppsskydd M1, knivhandskar (händer)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41]=1;IF(AND(ISNUMBER([.N41]);[.O41]&gt;1);[.N41]*[.O41]-[.N41];&quot;&quot;);IF(AND(ISNUMBER([.N41]);[.O41]&gt;0);[.N41]*[.O41];&quot;&quot;))">
            <text:p/>
          </table:table-cell>
          <table:table-cell table:style-name="ce40" table:formula="of:=IF(AND(ISNUMBER([.N41]);[.P41]&gt;0);[.N41]*[.P41];&quot;&quot;)">
            <text:p/>
          </table:table-cell>
          <table:table-cell table:style-name="ce40" table:formula="of:=IF(OR([.O41]&gt;0;[.P41]&gt;0);SUM([.Q41:.R41]);&quot;&quot;)">
            <text:p/>
          </table:table-cell>
          <table:table-cell table:number-columns-repeated="2"/>
          <table:table-cell table:style-name="ce7" office:value-type="string" calcext:value-type="string">
            <text:p><text:s/>&gt;TRS-4 Satellitantenn</text:p>
          </table:table-cell>
          <table:table-cell table:style-name="ce16"/>
          <table:table-cell table:style-name="ce20" office:value-type="float" office:value="5" calcext:value-type="float">
            <text:p>5.0</text:p>
          </table:table-cell>
          <table:table-cell table:style-name="ce30"/>
          <table:table-cell table:style-name="ce37"/>
          <table:table-cell table:style-name="ce40" table:formula="of:=IF([.U41]=1;IF(AND(ISNUMBER([.X41]);[.Y41]&gt;1);[.X41]*[.Y41]-[.X41];&quot;&quot;);IF(AND(ISNUMBER([.X41]);[.Y41]&gt;0);[.X41]*[.Y41];&quot;&quot;))">
            <text:p/>
          </table:table-cell>
          <table:table-cell table:style-name="ce40" table:formula="of:=IF(AND(ISNUMBER([.X41]);[.Z41]&gt;0);[.X41]*[.Z41];&quot;&quot;)">
            <text:p/>
          </table:table-cell>
          <table:table-cell table:style-name="ce40" table:formula="of:=IF(OR([.Y41]&gt;0;[.Z41]&gt;0);SUM([.AA41:.AB4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IR-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A42]=1;IF(AND(ISNUMBER([.D42]);[.E42]&gt;1);[.D42]*[.E42]-[.D42];&quot;&quot;);IF(AND(ISNUMBER([.D42]);[.E42]&gt;0);[.D42]*[.E42];&quot;&quot;))">
            <text:p/>
          </table:table-cell>
          <table:table-cell table:style-name="ce40" table:formula="of:=IF(AND(ISNUMBER([.D42]);[.F42]&gt;0);[.D42]*[.F42];&quot;&quot;)">
            <text:p/>
          </table:table-cell>
          <table:table-cell table:style-name="ce40" table:formula="of:=IF(OR([.E42]&gt;0;[.F42]&gt;0);SUM([.G42:.H42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roppsskydd M1, väst (bröstkorg, mage)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K42]=1;IF(AND(ISNUMBER([.N42]);[.O42]&gt;1);[.N42]*[.O42]-[.N42];&quot;&quot;);IF(AND(ISNUMBER([.N42]);[.O42]&gt;0);[.N42]*[.O42];&quot;&quot;))">
            <text:p/>
          </table:table-cell>
          <table:table-cell table:style-name="ce40" table:formula="of:=IF(AND(ISNUMBER([.N42]);[.P42]&gt;0);[.N42]*[.P42];&quot;&quot;)">
            <text:p/>
          </table:table-cell>
          <table:table-cell table:style-name="ce40" table:formula="of:=IF(OR([.O42]&gt;0;[.P42]&gt;0);SUM([.Q42:.R42]);&quot;&quot;)">
            <text:p/>
          </table:table-cell>
          <table:table-cell table:number-columns-repeated="2"/>
          <table:table-cell table:style-name="ce7" office:value-type="string" calcext:value-type="string">
            <text:p><text:s/>&gt;Signalspaningsmodul</text:p>
          </table:table-cell>
          <table:table-cell table:style-name="ce16"/>
          <table:table-cell table:style-name="ce20" office:value-type="float" office:value="5" calcext:value-type="float">
            <text:p>5.0</text:p>
          </table:table-cell>
          <table:table-cell table:style-name="ce30"/>
          <table:table-cell table:style-name="ce37"/>
          <table:table-cell table:style-name="ce40" table:formula="of:=IF([.U42]=1;IF(AND(ISNUMBER([.X42]);[.Y42]&gt;1);[.X42]*[.Y42]-[.X42];&quot;&quot;);IF(AND(ISNUMBER([.X42]);[.Y42]&gt;0);[.X42]*[.Y42];&quot;&quot;))">
            <text:p/>
          </table:table-cell>
          <table:table-cell table:style-name="ce40" table:formula="of:=IF(AND(ISNUMBER([.X42]);[.Z42]&gt;0);[.X42]*[.Z42];&quot;&quot;)">
            <text:p/>
          </table:table-cell>
          <table:table-cell table:style-name="ce40" table:formula="of:=IF(OR([.Y42]&gt;0;[.Z42]&gt;0);SUM([.AA42:.AB4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8" office:value-type="string" calcext:value-type="string">
            <text:p><text:s/>&gt;Rödpunktsikte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2"/>
          <table:table-cell table:style-name="ce38"/>
          <table:table-cell table:style-name="ce40" table:formula="of:=IF([.A43]=1;IF(AND(ISNUMBER([.D43]);[.E43]&gt;1);[.D43]*[.E43]-[.D43];&quot;&quot;);IF(AND(ISNUMBER([.D43]);[.E43]&gt;0);[.D43]*[.E43];&quot;&quot;))">
            <text:p/>
          </table:table-cell>
          <table:table-cell table:style-name="ce40" table:formula="of:=IF(AND(ISNUMBER([.D43]);[.F43]&gt;0);[.D43]*[.F43];&quot;&quot;)">
            <text:p/>
          </table:table-cell>
          <table:table-cell table:style-name="ce40" table:formula="of:=IF(OR([.E43]&gt;0;[.F43]&gt;0);SUM([.G43:.H43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roppsskydd M2, väst (bröstkorg, mage)</text:p>
          </table:table-cell>
          <table:table-cell table:style-name="ce16"/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K43]=1;IF(AND(ISNUMBER([.N43]);[.O43]&gt;1);[.N43]*[.O43]-[.N43];&quot;&quot;);IF(AND(ISNUMBER([.N43]);[.O43]&gt;0);[.N43]*[.O43];&quot;&quot;))">
            <text:p/>
          </table:table-cell>
          <table:table-cell table:style-name="ce40" table:formula="of:=IF(AND(ISNUMBER([.N43]);[.P43]&gt;0);[.N43]*[.P43];&quot;&quot;)">
            <text:p/>
          </table:table-cell>
          <table:table-cell table:style-name="ce40" table:formula="of:=IF(OR([.O43]&gt;0;[.P43]&gt;0);SUM([.Q43:.R43]);&quot;&quot;)">
            <text:p/>
          </table:table-cell>
          <table:table-cell table:number-columns-repeated="2"/>
          <table:table-cell table:style-name="ce7" office:value-type="string" calcext:value-type="string">
            <text:p>Rep, 10m (1/2" ~800 kg)</text:p>
          </table:table-cell>
          <table:table-cell table:style-name="ce16"/>
          <table:table-cell table:style-name="ce20" office:value-type="float" office:value="3.2" calcext:value-type="float">
            <text:p>3.2</text:p>
          </table:table-cell>
          <table:table-cell table:style-name="ce30"/>
          <table:table-cell table:style-name="ce37"/>
          <table:table-cell table:style-name="ce40" table:formula="of:=IF([.U43]=1;IF(AND(ISNUMBER([.X43]);[.Y43]&gt;1);[.X43]*[.Y43]-[.X43];&quot;&quot;);IF(AND(ISNUMBER([.X43]);[.Y43]&gt;0);[.X43]*[.Y43];&quot;&quot;))">
            <text:p/>
          </table:table-cell>
          <table:table-cell table:style-name="ce40" table:formula="of:=IF(AND(ISNUMBER([.X43]);[.Z43]&gt;0);[.X43]*[.Z43];&quot;&quot;)">
            <text:p/>
          </table:table-cell>
          <table:table-cell table:style-name="ce40" table:formula="of:=IF(OR([.Y43]&gt;0;[.Z43]&gt;0);SUM([.AA43:.AB4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number-columns-repeated="2"/>
          <table:table-cell table:style-name="ce22"/>
          <table:table-cell table:style-name="ce4"/>
          <table:table-cell/>
          <table:table-cell table:style-name="ce40" table:formula="of:=IF([.A44]=1;IF(AND(ISNUMBER([.D44]);[.E44]&gt;1);[.D44]*[.E44]-[.D44];&quot;&quot;);IF(AND(ISNUMBER([.D44]);[.E44]&gt;0);[.D44]*[.E44];&quot;&quot;))">
            <text:p/>
          </table:table-cell>
          <table:table-cell table:style-name="ce40" table:formula="of:=IF(AND(ISNUMBER([.D44]);[.F44]&gt;0);[.D44]*[.F44];&quot;&quot;)">
            <text:p/>
          </table:table-cell>
          <table:table-cell table:style-name="ce40" table:formula="of:=IF(OR([.E44]&gt;0;[.F44]&gt;0);SUM([.G44:.H44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roppsskydd M2, överkropp (armar, bröst, buk)</text:p>
          </table:table-cell>
          <table:table-cell table:style-name="ce16"/>
          <table:table-cell table:style-name="ce20" office:value-type="float" office:value="3.5" calcext:value-type="float">
            <text:p>3.5</text:p>
          </table:table-cell>
          <table:table-cell table:style-name="ce30"/>
          <table:table-cell table:style-name="ce37"/>
          <table:table-cell table:style-name="ce40" table:formula="of:=IF([.K44]=1;IF(AND(ISNUMBER([.N44]);[.O44]&gt;1);[.N44]*[.O44]-[.N44];&quot;&quot;);IF(AND(ISNUMBER([.N44]);[.O44]&gt;0);[.N44]*[.O44];&quot;&quot;))">
            <text:p/>
          </table:table-cell>
          <table:table-cell table:style-name="ce40" table:formula="of:=IF(AND(ISNUMBER([.N44]);[.P44]&gt;0);[.N44]*[.P44];&quot;&quot;)">
            <text:p/>
          </table:table-cell>
          <table:table-cell table:style-name="ce40" table:formula="of:=IF(OR([.O44]&gt;0;[.P44]&gt;0);SUM([.Q44:.R44]);&quot;&quot;)">
            <text:p/>
          </table:table-cell>
          <table:table-cell table:number-columns-repeated="2"/>
          <table:table-cell table:style-name="ce7" office:value-type="string" calcext:value-type="string">
            <text:p>Rep, 10m (1/4" ~400 kg)</text:p>
          </table:table-cell>
          <table:table-cell table:style-name="ce16"/>
          <table:table-cell table:style-name="ce20" office:value-type="float" office:value="1.6" calcext:value-type="float">
            <text:p>1.6</text:p>
          </table:table-cell>
          <table:table-cell table:style-name="ce30"/>
          <table:table-cell table:style-name="ce37"/>
          <table:table-cell table:style-name="ce40" table:formula="of:=IF([.U44]=1;IF(AND(ISNUMBER([.X44]);[.Y44]&gt;1);[.X44]*[.Y44]-[.X44];&quot;&quot;);IF(AND(ISNUMBER([.X44]);[.Y44]&gt;0);[.X44]*[.Y44];&quot;&quot;))">
            <text:p/>
          </table:table-cell>
          <table:table-cell table:style-name="ce40" table:formula="of:=IF(AND(ISNUMBER([.X44]);[.Z44]&gt;0);[.X44]*[.Z44];&quot;&quot;)">
            <text:p/>
          </table:table-cell>
          <table:table-cell table:style-name="ce40" table:formula="of:=IF(OR([.Y44]&gt;0;[.Z44]&gt;0);SUM([.AA44:.AB4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9" office:value-type="string" calcext:value-type="string">
            <text:p>Vapen och tillbehör, övriga samt civila</text:p>
          </table:table-cell>
          <table:table-cell table:style-name="ce18" table:number-columns-repeated="2"/>
          <table:table-cell table:style-name="ce33" table:number-columns-repeated="2"/>
          <table:table-cell table:style-name="ce40" table:formula="of:=IF([.A45]=1;IF(AND(ISNUMBER([.D45]);[.E45]&gt;1);[.D45]*[.E45]-[.D45];&quot;&quot;);IF(AND(ISNUMBER([.D45]);[.E45]&gt;0);[.D45]*[.E45];&quot;&quot;))">
            <text:p/>
          </table:table-cell>
          <table:table-cell table:style-name="ce40" table:formula="of:=IF(AND(ISNUMBER([.D45]);[.F45]&gt;0);[.D45]*[.F45];&quot;&quot;)">
            <text:p/>
          </table:table-cell>
          <table:table-cell table:style-name="ce40" table:formula="of:=IF(OR([.E45]&gt;0;[.F45]&gt;0);SUM([.G45:.H4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roppsskydd M3, bröst, axlar, mage</text:p>
          </table:table-cell>
          <table:table-cell table:style-name="ce16"/>
          <table:table-cell table:style-name="ce20" office:value-type="float" office:value="3.8" calcext:value-type="float">
            <text:p>3.8</text:p>
          </table:table-cell>
          <table:table-cell table:style-name="ce30"/>
          <table:table-cell table:style-name="ce37"/>
          <table:table-cell table:style-name="ce40" table:formula="of:=IF([.K45]=1;IF(AND(ISNUMBER([.N45]);[.O45]&gt;1);[.N45]*[.O45]-[.N45];&quot;&quot;);IF(AND(ISNUMBER([.N45]);[.O45]&gt;0);[.N45]*[.O45];&quot;&quot;))">
            <text:p/>
          </table:table-cell>
          <table:table-cell table:style-name="ce40" table:formula="of:=IF(AND(ISNUMBER([.N45]);[.P45]&gt;0);[.N45]*[.P45];&quot;&quot;)">
            <text:p/>
          </table:table-cell>
          <table:table-cell table:style-name="ce40" table:formula="of:=IF(OR([.O45]&gt;0;[.P45]&gt;0);SUM([.Q45:.R45]);&quot;&quot;)">
            <text:p/>
          </table:table-cell>
          <table:table-cell table:number-columns-repeated="2"/>
          <table:table-cell table:style-name="ce7" office:value-type="string" calcext:value-type="string">
            <text:p>Rep, 10m nylon "paracord" (3/16" ~260 kg)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U45]=1;IF(AND(ISNUMBER([.X45]);[.Y45]&gt;1);[.X45]*[.Y45]-[.X45];&quot;&quot;);IF(AND(ISNUMBER([.X45]);[.Y45]&gt;0);[.X45]*[.Y45];&quot;&quot;))">
            <text:p/>
          </table:table-cell>
          <table:table-cell table:style-name="ce40" table:formula="of:=IF(AND(ISNUMBER([.X45]);[.Z45]&gt;0);[.X45]*[.Z45];&quot;&quot;)">
            <text:p/>
          </table:table-cell>
          <table:table-cell table:style-name="ce40" table:formula="of:=IF(OR([.Y45]&gt;0;[.Z45]&gt;0);SUM([.AA45:.AB4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6" office:value-type="string" calcext:value-type="string">
            <text:p>Jakthagelgevär</text:p>
          </table:table-cell>
          <table:table-cell table:style-name="ce15" office:value-type="string" calcext:value-type="string">
            <text:p>.12 Hagelpatroner</text:p>
          </table:table-cell>
          <table:table-cell table:style-name="ce19" office:value-type="float" office:value="3.2" calcext:value-type="float">
            <text:p>3.2</text:p>
          </table:table-cell>
          <table:table-cell table:style-name="ce34"/>
          <table:table-cell table:style-name="ce36"/>
          <table:table-cell table:style-name="ce40" table:formula="of:=IF([.A46]=1;IF(AND(ISNUMBER([.D46]);[.E46]&gt;1);[.D46]*[.E46]-[.D46];&quot;&quot;);IF(AND(ISNUMBER([.D46]);[.E46]&gt;0);[.D46]*[.E46];&quot;&quot;))">
            <text:p/>
          </table:table-cell>
          <table:table-cell table:style-name="ce40" table:formula="of:=IF(AND(ISNUMBER([.D46]);[.F46]&gt;0);[.D46]*[.F46];&quot;&quot;)">
            <text:p/>
          </table:table-cell>
          <table:table-cell table:style-name="ce40" table:formula="of:=IF(OR([.E46]&gt;0;[.F46]&gt;0);SUM([.G46:.H46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Kroppsskydd M3, underben, knän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K46]=1;IF(AND(ISNUMBER([.N46]);[.O46]&gt;1);[.N46]*[.O46]-[.N46];&quot;&quot;);IF(AND(ISNUMBER([.N46]);[.O46]&gt;0);[.N46]*[.O46];&quot;&quot;))">
            <text:p/>
          </table:table-cell>
          <table:table-cell table:style-name="ce40" table:formula="of:=IF(AND(ISNUMBER([.N46]);[.P46]&gt;0);[.N46]*[.P46];&quot;&quot;)">
            <text:p/>
          </table:table-cell>
          <table:table-cell table:style-name="ce40" table:formula="of:=IF(OR([.O46]&gt;0;[.P46]&gt;0);SUM([.Q46:.R46]);&quot;&quot;)">
            <text:p/>
          </table:table-cell>
          <table:table-cell table:number-columns-repeated="2"/>
          <table:table-cell table:style-name="ce7" office:value-type="string" calcext:value-type="string">
            <text:p>Repstege 5m</text:p>
          </table:table-cell>
          <table:table-cell table:style-name="ce16"/>
          <table:table-cell table:style-name="ce20" office:value-type="float" office:value="1.4" calcext:value-type="float">
            <text:p>1.4</text:p>
          </table:table-cell>
          <table:table-cell table:style-name="ce45"/>
          <table:table-cell table:style-name="ce37"/>
          <table:table-cell table:style-name="ce40" table:formula="of:=IF([.U46]=1;IF(AND(ISNUMBER([.X46]);[.Y46]&gt;1);[.X46]*[.Y46]-[.X46];&quot;&quot;);IF(AND(ISNUMBER([.X46]);[.Y46]&gt;0);[.X46]*[.Y46];&quot;&quot;))">
            <text:p/>
          </table:table-cell>
          <table:table-cell table:style-name="ce40" table:formula="of:=IF(AND(ISNUMBER([.X46]);[.Z46]&gt;0);[.X46]*[.Z46];&quot;&quot;)">
            <text:p/>
          </table:table-cell>
          <table:table-cell table:style-name="ce40" table:formula="of:=IF(OR([.Y46]&gt;0;[.Z46]&gt;0);SUM([.AA46:.AB4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Rödpunktsikt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A47]=1;IF(AND(ISNUMBER([.D47]);[.E47]&gt;1);[.D47]*[.E47]-[.D47];&quot;&quot;);IF(AND(ISNUMBER([.D47]);[.E47]&gt;0);[.D47]*[.E47];&quot;&quot;))">
            <text:p/>
          </table:table-cell>
          <table:table-cell table:style-name="ce40" table:formula="of:=IF(AND(ISNUMBER([.D47]);[.F47]&gt;0);[.D47]*[.F47];&quot;&quot;)">
            <text:p/>
          </table:table-cell>
          <table:table-cell table:style-name="ce40" table:formula="of:=IF(OR([.E47]&gt;0;[.F47]&gt;0);SUM([.G47:.H47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Maskeringsdräkt (Ghillie suit)</text:p>
          </table:table-cell>
          <table:table-cell table:style-name="ce16"/>
          <table:table-cell table:style-name="ce20" office:value-type="float" office:value="1.8" calcext:value-type="float">
            <text:p>1.8</text:p>
          </table:table-cell>
          <table:table-cell table:style-name="ce30"/>
          <table:table-cell table:style-name="ce37"/>
          <table:table-cell table:style-name="ce40" table:formula="of:=IF([.K47]=1;IF(AND(ISNUMBER([.N47]);[.O47]&gt;1);[.N47]*[.O47]-[.N47];&quot;&quot;);IF(AND(ISNUMBER([.N47]);[.O47]&gt;0);[.N47]*[.O47];&quot;&quot;))">
            <text:p/>
          </table:table-cell>
          <table:table-cell table:style-name="ce40" table:formula="of:=IF(AND(ISNUMBER([.N47]);[.P47]&gt;0);[.N47]*[.P47];&quot;&quot;)">
            <text:p/>
          </table:table-cell>
          <table:table-cell table:style-name="ce40" table:formula="of:=IF(OR([.O47]&gt;0;[.P47]&gt;0);SUM([.Q47:.R47]);&quot;&quot;)">
            <text:p/>
          </table:table-cell>
          <table:table-cell table:number-columns-repeated="2"/>
          <table:table-cell table:style-name="ce7" office:value-type="string" calcext:value-type="string">
            <text:p>Ryggsäck 100L</text:p>
          </table:table-cell>
          <table:table-cell table:style-name="ce16"/>
          <table:table-cell table:style-name="ce20" office:value-type="float" office:value="2" calcext:value-type="float">
            <text:p>2.0</text:p>
          </table:table-cell>
          <table:table-cell table:style-name="ce45"/>
          <table:table-cell table:style-name="ce37"/>
          <table:table-cell table:style-name="ce40" table:formula="of:=IF([.U47]=1;IF(AND(ISNUMBER([.X47]);[.Y47]&gt;1);[.X47]*[.Y47]-[.X47];&quot;&quot;);IF(AND(ISNUMBER([.X47]);[.Y47]&gt;0);[.X47]*[.Y47];&quot;&quot;))">
            <text:p/>
          </table:table-cell>
          <table:table-cell table:style-name="ce40" table:formula="of:=IF(AND(ISNUMBER([.X47]);[.Z47]&gt;0);[.X47]*[.Z47];&quot;&quot;)">
            <text:p/>
          </table:table-cell>
          <table:table-cell table:style-name="ce40" table:formula="of:=IF(OR([.Y47]&gt;0;[.Z47]&gt;0);SUM([.AA47:.AB4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SK813 Pulse Rifle</text:p>
          </table:table-cell>
          <table:table-cell table:style-name="ce16" office:value-type="string" calcext:value-type="string">
            <text:p>8.1mm</text:p>
          </table:table-cell>
          <table:table-cell table:style-name="ce20" office:value-type="float" office:value="3.9" calcext:value-type="float">
            <text:p>3.9</text:p>
          </table:table-cell>
          <table:table-cell table:style-name="ce30"/>
          <table:table-cell table:style-name="ce37"/>
          <table:table-cell table:style-name="ce40" table:formula="of:=IF([.A48]=1;IF(AND(ISNUMBER([.D48]);[.E48]&gt;1);[.D48]*[.E48]-[.D48];&quot;&quot;);IF(AND(ISNUMBER([.D48]);[.E48]&gt;0);[.D48]*[.E48];&quot;&quot;))">
            <text:p/>
          </table:table-cell>
          <table:table-cell table:style-name="ce40" table:formula="of:=IF(AND(ISNUMBER([.D48]);[.F48]&gt;0);[.D48]*[.F48];&quot;&quot;)">
            <text:p/>
          </table:table-cell>
          <table:table-cell table:style-name="ce40" table:formula="of:=IF(OR([.E48]&gt;0;[.F48]&gt;0);SUM([.G48:.H48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Maskeringsdräkt med heat sink attachement</text:p>
          </table:table-cell>
          <table:table-cell table:style-name="ce16"/>
          <table:table-cell table:style-name="ce20" office:value-type="float" office:value="4.8" calcext:value-type="float">
            <text:p>4.8</text:p>
          </table:table-cell>
          <table:table-cell table:style-name="ce30"/>
          <table:table-cell table:style-name="ce37"/>
          <table:table-cell table:style-name="ce40" table:formula="of:=IF([.K48]=1;IF(AND(ISNUMBER([.N48]);[.O48]&gt;1);[.N48]*[.O48]-[.N48];&quot;&quot;);IF(AND(ISNUMBER([.N48]);[.O48]&gt;0);[.N48]*[.O48];&quot;&quot;))">
            <text:p/>
          </table:table-cell>
          <table:table-cell table:style-name="ce40" table:formula="of:=IF(AND(ISNUMBER([.N48]);[.P48]&gt;0);[.N48]*[.P48];&quot;&quot;)">
            <text:p/>
          </table:table-cell>
          <table:table-cell table:style-name="ce40" table:formula="of:=IF(OR([.O48]&gt;0;[.P48]&gt;0);SUM([.Q48:.R48]);&quot;&quot;)">
            <text:p/>
          </table:table-cell>
          <table:table-cell table:number-columns-repeated="2"/>
          <table:table-cell table:style-name="ce7" office:value-type="string" calcext:value-type="string">
            <text:p>Ryggsäck IMP 40L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U48]=1;IF(AND(ISNUMBER([.X48]);[.Y48]&gt;1);[.X48]*[.Y48]-[.X48];&quot;&quot;);IF(AND(ISNUMBER([.X48]);[.Y48]&gt;0);[.X48]*[.Y48];&quot;&quot;))">
            <text:p/>
          </table:table-cell>
          <table:table-cell table:style-name="ce40" table:formula="of:=IF(AND(ISNUMBER([.X48]);[.Z48]&gt;0);[.X48]*[.Z48];&quot;&quot;)">
            <text:p/>
          </table:table-cell>
          <table:table-cell table:style-name="ce40" table:formula="of:=IF(OR([.Y48]&gt;0;[.Z48]&gt;0);SUM([.AA48:.AB4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8" office:value-type="string" calcext:value-type="string">
            <text:p><text:s/>&gt;bajonett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float" office:value="0.2" calcext:value-type="float">
            <text:p>0.2</text:p>
          </table:table-cell>
          <table:table-cell table:style-name="ce32"/>
          <table:table-cell table:style-name="ce38"/>
          <table:table-cell table:style-name="ce40" table:formula="of:=IF([.A49]=1;IF(AND(ISNUMBER([.D49]);[.E49]&gt;1);[.D49]*[.E49]-[.D49];&quot;&quot;);IF(AND(ISNUMBER([.D49]);[.E49]&gt;0);[.D49]*[.E49];&quot;&quot;))">
            <text:p/>
          </table:table-cell>
          <table:table-cell table:style-name="ce40" table:formula="of:=IF(AND(ISNUMBER([.D49]);[.F49]&gt;0);[.D49]*[.F49];&quot;&quot;)">
            <text:p/>
          </table:table-cell>
          <table:table-cell table:style-name="ce40" table:formula="of:=IF(OR([.E49]&gt;0;[.F49]&gt;0);SUM([.G49:.H49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Regnställ, Perma-Tex</text:p>
          </table:table-cell>
          <table:table-cell table:style-name="ce16"/>
          <table:table-cell table:style-name="ce20" office:value-type="float" office:value="0.9" calcext:value-type="float">
            <text:p>0.9</text:p>
          </table:table-cell>
          <table:table-cell table:style-name="ce30"/>
          <table:table-cell table:style-name="ce37"/>
          <table:table-cell table:style-name="ce40" table:formula="of:=IF([.K49]=1;IF(AND(ISNUMBER([.N49]);[.O49]&gt;1);[.N49]*[.O49]-[.N49];&quot;&quot;);IF(AND(ISNUMBER([.N49]);[.O49]&gt;0);[.N49]*[.O49];&quot;&quot;))">
            <text:p/>
          </table:table-cell>
          <table:table-cell table:style-name="ce40" table:formula="of:=IF(AND(ISNUMBER([.N49]);[.P49]&gt;0);[.N49]*[.P49];&quot;&quot;)">
            <text:p/>
          </table:table-cell>
          <table:table-cell table:style-name="ce40" table:formula="of:=IF(OR([.O49]&gt;0;[.P49]&gt;0);SUM([.Q49:.R49]);&quot;&quot;)">
            <text:p/>
          </table:table-cell>
          <table:table-cell table:number-columns-repeated="2"/>
          <table:table-cell table:style-name="ce7" office:value-type="string" calcext:value-type="string">
            <text:p>Rörelsedetektor, bärbar (drivs på WE10, 40 timmar)</text:p>
          </table:table-cell>
          <table:table-cell table:style-name="ce16"/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U49]=1;IF(AND(ISNUMBER([.X49]);[.Y49]&gt;1);[.X49]*[.Y49]-[.X49];&quot;&quot;);IF(AND(ISNUMBER([.X49]);[.Y49]&gt;0);[.X49]*[.Y49];&quot;&quot;))">
            <text:p/>
          </table:table-cell>
          <table:table-cell table:style-name="ce40" table:formula="of:=IF(AND(ISNUMBER([.X49]);[.Z49]&gt;0);[.X49]*[.Z49];&quot;&quot;)">
            <text:p/>
          </table:table-cell>
          <table:table-cell table:style-name="ce40" table:formula="of:=IF(OR([.Y49]&gt;0;[.Z49]&gt;0);SUM([.AA49:.AB49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number-columns-repeated="2"/>
          <table:table-cell table:style-name="ce22"/>
          <table:table-cell table:style-name="ce4"/>
          <table:table-cell/>
          <table:table-cell table:style-name="ce40" table:formula="of:=IF([.A50]=1;IF(AND(ISNUMBER([.D50]);[.E50]&gt;1);[.D50]*[.E50]-[.D50];&quot;&quot;);IF(AND(ISNUMBER([.D50]);[.E50]&gt;0);[.D50]*[.E50];&quot;&quot;))">
            <text:p/>
          </table:table-cell>
          <table:table-cell table:style-name="ce40" table:formula="of:=IF(AND(ISNUMBER([.D50]);[.F50]&gt;0);[.D50]*[.F50];&quot;&quot;)">
            <text:p/>
          </table:table-cell>
          <table:table-cell table:style-name="ce40" table:formula="of:=IF(OR([.E50]&gt;0;[.F50]&gt;0);SUM([.G50:.H50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Solglasögon*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50]=1;IF(AND(ISNUMBER([.N50]);[.O50]&gt;1);[.N50]*[.O50]-[.N50];&quot;&quot;);IF(AND(ISNUMBER([.N50]);[.O50]&gt;0);[.N50]*[.O50];&quot;&quot;))">
            <text:p/>
          </table:table-cell>
          <table:table-cell table:style-name="ce40" table:formula="of:=IF(AND(ISNUMBER([.N50]);[.P50]&gt;0);[.N50]*[.P50];&quot;&quot;)">
            <text:p/>
          </table:table-cell>
          <table:table-cell table:style-name="ce40" table:formula="of:=IF(OR([.O50]&gt;0;[.P50]&gt;0);SUM([.Q50:.R50]);&quot;&quot;)">
            <text:p/>
          </table:table-cell>
          <table:table-cell table:number-columns-repeated="2"/>
          <table:table-cell table:style-name="ce7" office:value-type="string" calcext:value-type="string">
            <text:p>Rörelsesensor (för fast montering)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U50]=1;IF(AND(ISNUMBER([.X50]);[.Y50]&gt;1);[.X50]*[.Y50]-[.X50];&quot;&quot;);IF(AND(ISNUMBER([.X50]);[.Y50]&gt;0);[.X50]*[.Y50];&quot;&quot;))">
            <text:p/>
          </table:table-cell>
          <table:table-cell table:style-name="ce40" table:formula="of:=IF(AND(ISNUMBER([.X50]);[.Z50]&gt;0);[.X50]*[.Z50];&quot;&quot;)">
            <text:p/>
          </table:table-cell>
          <table:table-cell table:style-name="ce40" table:formula="of:=IF(OR([.Y50]&gt;0;[.Z50]&gt;0);SUM([.AA50:.AB5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9" office:value-type="string" calcext:value-type="string">
            <text:p>Understödsvapen</text:p>
          </table:table-cell>
          <table:table-cell table:style-name="ce11"/>
          <table:table-cell table:style-name="ce23"/>
          <table:table-cell table:style-name="ce33" table:number-columns-repeated="2"/>
          <table:table-cell table:style-name="ce40" table:formula="of:=IF([.A51]=1;IF(AND(ISNUMBER([.D51]);[.E51]&gt;1);[.D51]*[.E51]-[.D51];&quot;&quot;);IF(AND(ISNUMBER([.D51]);[.E51]&gt;0);[.D51]*[.E51];&quot;&quot;))">
            <text:p/>
          </table:table-cell>
          <table:table-cell table:style-name="ce40" table:formula="of:=IF(AND(ISNUMBER([.D51]);[.F51]&gt;0);[.D51]*[.F51];&quot;&quot;)">
            <text:p/>
          </table:table-cell>
          <table:table-cell table:style-name="ce40" table:formula="of:=IF(OR([.E51]&gt;0;[.F51]&gt;0);SUM([.G51:.H51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Skyddsglasögon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51]=1;IF(AND(ISNUMBER([.N51]);[.O51]&gt;1);[.N51]*[.O51]-[.N51];&quot;&quot;);IF(AND(ISNUMBER([.N51]);[.O51]&gt;0);[.N51]*[.O51];&quot;&quot;))">
            <text:p/>
          </table:table-cell>
          <table:table-cell table:style-name="ce40" table:formula="of:=IF(AND(ISNUMBER([.N51]);[.P51]&gt;0);[.N51]*[.P51];&quot;&quot;)">
            <text:p/>
          </table:table-cell>
          <table:table-cell table:style-name="ce40" table:formula="of:=IF(OR([.O51]&gt;0;[.P51]&gt;0);SUM([.Q51:.R51]);&quot;&quot;)">
            <text:p/>
          </table:table-cell>
          <table:table-cell table:number-columns-repeated="2"/>
          <table:table-cell table:style-name="ce7" office:value-type="string" calcext:value-type="string">
            <text:p>Sax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U51]=1;IF(AND(ISNUMBER([.X51]);[.Y51]&gt;1);[.X51]*[.Y51]-[.X51];&quot;&quot;);IF(AND(ISNUMBER([.X51]);[.Y51]&gt;0);[.X51]*[.Y51];&quot;&quot;))">
            <text:p/>
          </table:table-cell>
          <table:table-cell table:style-name="ce40" table:formula="of:=IF(AND(ISNUMBER([.X51]);[.Z51]&gt;0);[.X51]*[.Z51];&quot;&quot;)">
            <text:p/>
          </table:table-cell>
          <table:table-cell table:style-name="ce40" table:formula="of:=IF(OR([.Y51]&gt;0;[.Z51]&gt;0);SUM([.AA51:.AB5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6" office:value-type="string" calcext:value-type="string">
            <text:p>M5 Rocket PG</text:p>
          </table:table-cell>
          <table:table-cell table:style-name="ce15" office:value-type="string" calcext:value-type="string">
            <text:p>M5-raketer</text:p>
          </table:table-cell>
          <table:table-cell table:style-name="ce24" office:value-type="float" office:value="2.3" calcext:value-type="float">
            <text:p>2.3</text:p>
          </table:table-cell>
          <table:table-cell table:style-name="ce29"/>
          <table:table-cell table:style-name="ce34"/>
          <table:table-cell table:style-name="ce40" table:formula="of:=IF([.A52]=1;IF(AND(ISNUMBER([.D52]);[.E52]&gt;1);[.D52]*[.E52]-[.D52];&quot;&quot;);IF(AND(ISNUMBER([.D52]);[.E52]&gt;0);[.D52]*[.E52];&quot;&quot;))">
            <text:p/>
          </table:table-cell>
          <table:table-cell table:style-name="ce40" table:formula="of:=IF(AND(ISNUMBER([.D52]);[.F52]&gt;0);[.D52]*[.F52];&quot;&quot;)">
            <text:p/>
          </table:table-cell>
          <table:table-cell table:style-name="ce40" table:formula="of:=IF(OR([.E52]&gt;0;[.F52]&gt;0);SUM([.G52:.H52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Skyddsmask (täcker hela ansiktet)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52]=1;IF(AND(ISNUMBER([.N52]);[.O52]&gt;1);[.N52]*[.O52]-[.N52];&quot;&quot;);IF(AND(ISNUMBER([.N52]);[.O52]&gt;0);[.N52]*[.O52];&quot;&quot;))">
            <text:p/>
          </table:table-cell>
          <table:table-cell table:style-name="ce40" table:formula="of:=IF(AND(ISNUMBER([.N52]);[.P52]&gt;0);[.N52]*[.P52];&quot;&quot;)">
            <text:p/>
          </table:table-cell>
          <table:table-cell table:style-name="ce40" table:formula="of:=IF(OR([.O52]&gt;0;[.P52]&gt;0);SUM([.Q52:.R52]);&quot;&quot;)">
            <text:p/>
          </table:table-cell>
          <table:table-cell table:number-columns-repeated="2"/>
          <table:table-cell table:style-name="ce7" office:value-type="string" calcext:value-type="string">
            <text:p>Signalspaningsutrustning (drivs på WE10, 20 timmar))</text:p>
          </table:table-cell>
          <table:table-cell table:style-name="ce16"/>
          <table:table-cell table:style-name="ce20" office:value-type="float" office:value="4" calcext:value-type="float">
            <text:p>4.0</text:p>
          </table:table-cell>
          <table:table-cell table:style-name="ce30"/>
          <table:table-cell table:style-name="ce37"/>
          <table:table-cell table:style-name="ce40" table:formula="of:=IF([.U52]=1;IF(AND(ISNUMBER([.X52]);[.Y52]&gt;1);[.X52]*[.Y52]-[.X52];&quot;&quot;);IF(AND(ISNUMBER([.X52]);[.Y52]&gt;0);[.X52]*[.Y52];&quot;&quot;))">
            <text:p/>
          </table:table-cell>
          <table:table-cell table:style-name="ce40" table:formula="of:=IF(AND(ISNUMBER([.X52]);[.Z52]&gt;0);[.X52]*[.Z52];&quot;&quot;)">
            <text:p/>
          </table:table-cell>
          <table:table-cell table:style-name="ce40" table:formula="of:=IF(OR([.Y52]&gt;0;[.Z52]&gt;0);SUM([.AA52:.AB5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83A2 SADAR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3.1" calcext:value-type="float">
            <text:p>3.1</text:p>
          </table:table-cell>
          <table:table-cell table:style-name="ce31"/>
          <table:table-cell table:style-name="ce30"/>
          <table:table-cell table:style-name="ce40" table:formula="of:=IF([.A53]=1;IF(AND(ISNUMBER([.D53]);[.E53]&gt;1);[.D53]*[.E53]-[.D53];&quot;&quot;);IF(AND(ISNUMBER([.D53]);[.E53]&gt;0);[.D53]*[.E53];&quot;&quot;))">
            <text:p/>
          </table:table-cell>
          <table:table-cell table:style-name="ce40" table:formula="of:=IF(AND(ISNUMBER([.D53]);[.F53]&gt;0);[.D53]*[.F53];&quot;&quot;)">
            <text:p/>
          </table:table-cell>
          <table:table-cell table:style-name="ce40" table:formula="of:=IF(OR([.E53]&gt;0;[.F53]&gt;0);SUM([.G53:.H53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Uniform, formell*</text:p>
          </table:table-cell>
          <table:table-cell table:style-name="ce16"/>
          <table:table-cell table:style-name="ce20" office:value-type="float" office:value="1.6" calcext:value-type="float">
            <text:p>1.6</text:p>
          </table:table-cell>
          <table:table-cell table:style-name="ce30"/>
          <table:table-cell table:style-name="ce37"/>
          <table:table-cell table:style-name="ce40" table:formula="of:=IF([.K53]=1;IF(AND(ISNUMBER([.N53]);[.O53]&gt;1);[.N53]*[.O53]-[.N53];&quot;&quot;);IF(AND(ISNUMBER([.N53]);[.O53]&gt;0);[.N53]*[.O53];&quot;&quot;))">
            <text:p/>
          </table:table-cell>
          <table:table-cell table:style-name="ce40" table:formula="of:=IF(AND(ISNUMBER([.N53]);[.P53]&gt;0);[.N53]*[.P53];&quot;&quot;)">
            <text:p/>
          </table:table-cell>
          <table:table-cell table:style-name="ce40" table:formula="of:=IF(OR([.O53]&gt;0;[.P53]&gt;0);SUM([.Q53:.R53]);&quot;&quot;)">
            <text:p/>
          </table:table-cell>
          <table:table-cell table:number-columns-repeated="2"/>
          <table:table-cell table:style-name="ce7" office:value-type="string" calcext:value-type="string">
            <text:p>Silvertejp, 1 rulle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U53]=1;IF(AND(ISNUMBER([.X53]);[.Y53]&gt;1);[.X53]*[.Y53]-[.X53];&quot;&quot;);IF(AND(ISNUMBER([.X53]);[.Y53]&gt;0);[.X53]*[.Y53];&quot;&quot;))">
            <text:p/>
          </table:table-cell>
          <table:table-cell table:style-name="ce40" table:formula="of:=IF(AND(ISNUMBER([.X53]);[.Z53]&gt;0);[.X53]*[.Z53];&quot;&quot;)">
            <text:p/>
          </table:table-cell>
          <table:table-cell table:style-name="ce40" table:formula="of:=IF(OR([.Y53]&gt;0;[.Z53]&gt;0);SUM([.AA53:.AB5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112 HIMAT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11.3" calcext:value-type="float">
            <text:p>11.3</text:p>
          </table:table-cell>
          <table:table-cell table:style-name="ce31"/>
          <table:table-cell table:style-name="ce30"/>
          <table:table-cell table:style-name="ce40" table:formula="of:=IF([.A54]=1;IF(AND(ISNUMBER([.D54]);[.E54]&gt;1);[.D54]*[.E54]-[.D54];&quot;&quot;);IF(AND(ISNUMBER([.D54]);[.E54]&gt;0);[.D54]*[.E54];&quot;&quot;))">
            <text:p/>
          </table:table-cell>
          <table:table-cell table:style-name="ce40" table:formula="of:=IF(AND(ISNUMBER([.D54]);[.F54]&gt;0);[.D54]*[.F54];&quot;&quot;)">
            <text:p/>
          </table:table-cell>
          <table:table-cell table:style-name="ce40" table:formula="of:=IF(OR([.E54]&gt;0;[.F54]&gt;0);SUM([.G54:.H54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Uniform, grön*</text:p>
          </table:table-cell>
          <table:table-cell table:style-name="ce16"/>
          <table:table-cell table:style-name="ce20" office:value-type="float" office:value="3" calcext:value-type="float">
            <text:p>3.0</text:p>
          </table:table-cell>
          <table:table-cell table:style-name="ce30"/>
          <table:table-cell table:style-name="ce37"/>
          <table:table-cell table:style-name="ce40" table:formula="of:=IF([.K54]=1;IF(AND(ISNUMBER([.N54]);[.O54]&gt;1);[.N54]*[.O54]-[.N54];&quot;&quot;);IF(AND(ISNUMBER([.N54]);[.O54]&gt;0);[.N54]*[.O54];&quot;&quot;))">
            <text:p/>
          </table:table-cell>
          <table:table-cell table:style-name="ce40" table:formula="of:=IF(AND(ISNUMBER([.N54]);[.P54]&gt;0);[.N54]*[.P54];&quot;&quot;)">
            <text:p/>
          </table:table-cell>
          <table:table-cell table:style-name="ce40" table:formula="of:=IF(OR([.O54]&gt;0;[.P54]&gt;0);SUM([.Q54:.R54]);&quot;&quot;)">
            <text:p/>
          </table:table-cell>
          <table:table-cell table:number-columns-repeated="2"/>
          <table:table-cell table:style-name="ce7" office:value-type="string" calcext:value-type="string">
            <text:p>Sjukvårdsutrustn, pluton</text:p>
          </table:table-cell>
          <table:table-cell table:style-name="ce16"/>
          <table:table-cell table:style-name="ce20" office:value-type="float" office:value="6" calcext:value-type="float">
            <text:p>6.0</text:p>
          </table:table-cell>
          <table:table-cell table:style-name="ce30"/>
          <table:table-cell table:style-name="ce37"/>
          <table:table-cell table:style-name="ce40" table:formula="of:=IF([.U54]=1;IF(AND(ISNUMBER([.X54]);[.Y54]&gt;1);[.X54]*[.Y54]-[.X54];&quot;&quot;);IF(AND(ISNUMBER([.X54]);[.Y54]&gt;0);[.X54]*[.Y54];&quot;&quot;))">
            <text:p/>
          </table:table-cell>
          <table:table-cell table:style-name="ce40" table:formula="of:=IF(AND(ISNUMBER([.X54]);[.Z54]&gt;0);[.X54]*[.Z54];&quot;&quot;)">
            <text:p/>
          </table:table-cell>
          <table:table-cell table:style-name="ce40" table:formula="of:=IF(OR([.Y54]&gt;0;[.Z54]&gt;0);SUM([.AA54:.AB5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HIMAT, APS-100 Fire controller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1.2" calcext:value-type="float">
            <text:p>1.2</text:p>
          </table:table-cell>
          <table:table-cell table:style-name="ce31"/>
          <table:table-cell table:style-name="ce30"/>
          <table:table-cell table:style-name="ce40" table:formula="of:=IF([.A55]=1;IF(AND(ISNUMBER([.D55]);[.E55]&gt;1);[.D55]*[.E55]-[.D55];&quot;&quot;);IF(AND(ISNUMBER([.D55]);[.E55]&gt;0);[.D55]*[.E55];&quot;&quot;))">
            <text:p/>
          </table:table-cell>
          <table:table-cell table:style-name="ce40" table:formula="of:=IF(AND(ISNUMBER([.D55]);[.F55]&gt;0);[.D55]*[.F55];&quot;&quot;)">
            <text:p/>
          </table:table-cell>
          <table:table-cell table:style-name="ce40" table:formula="of:=IF(OR([.E55]&gt;0;[.F55]&gt;0);SUM([.G55:.H55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Uniform, grå*</text:p>
          </table:table-cell>
          <table:table-cell table:style-name="ce16"/>
          <table:table-cell table:style-name="ce20" office:value-type="float" office:value="3" calcext:value-type="float">
            <text:p>3.0</text:p>
          </table:table-cell>
          <table:table-cell table:style-name="ce30"/>
          <table:table-cell table:style-name="ce37"/>
          <table:table-cell table:style-name="ce40" table:formula="of:=IF([.K55]=1;IF(AND(ISNUMBER([.N55]);[.O55]&gt;1);[.N55]*[.O55]-[.N55];&quot;&quot;);IF(AND(ISNUMBER([.N55]);[.O55]&gt;0);[.N55]*[.O55];&quot;&quot;))">
            <text:p/>
          </table:table-cell>
          <table:table-cell table:style-name="ce40" table:formula="of:=IF(AND(ISNUMBER([.N55]);[.P55]&gt;0);[.N55]*[.P55];&quot;&quot;)">
            <text:p/>
          </table:table-cell>
          <table:table-cell table:style-name="ce40" table:formula="of:=IF(OR([.O55]&gt;0;[.P55]&gt;0);SUM([.Q55:.R55]);&quot;&quot;)">
            <text:p/>
          </table:table-cell>
          <table:table-cell table:number-columns-repeated="2"/>
          <table:table-cell table:style-name="ce7" office:value-type="string" calcext:value-type="string">
            <text:p>Skavsårstejp, 1 rulle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U55]=1;IF(AND(ISNUMBER([.X55]);[.Y55]&gt;1);[.X55]*[.Y55]-[.X55];&quot;&quot;);IF(AND(ISNUMBER([.X55]);[.Y55]&gt;0);[.X55]*[.Y55];&quot;&quot;))">
            <text:p/>
          </table:table-cell>
          <table:table-cell table:style-name="ce40" table:formula="of:=IF(AND(ISNUMBER([.X55]);[.Z55]&gt;0);[.X55]*[.Z55];&quot;&quot;)">
            <text:p/>
          </table:table-cell>
          <table:table-cell table:style-name="ce40" table:formula="of:=IF(OR([.Y55]&gt;0;[.Z55]&gt;0);SUM([.AA55:.AB5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HIMAT, SR-105 sikte</text:p>
          </table:table-cell>
          <table:table-cell table:style-name="ce16" office:value-type="string" calcext:value-type="string">
            <text:p>-</text:p>
          </table:table-cell>
          <table:table-cell table:style-name="ce25" office:value-type="float" office:value="1" calcext:value-type="float">
            <text:p>1.0</text:p>
          </table:table-cell>
          <table:table-cell table:style-name="ce31"/>
          <table:table-cell table:style-name="ce30"/>
          <table:table-cell table:style-name="ce40" table:formula="of:=IF([.A56]=1;IF(AND(ISNUMBER([.D56]);[.E56]&gt;1);[.D56]*[.E56]-[.D56];&quot;&quot;);IF(AND(ISNUMBER([.D56]);[.E56]&gt;0);[.D56]*[.E56];&quot;&quot;))">
            <text:p/>
          </table:table-cell>
          <table:table-cell table:style-name="ce40" table:formula="of:=IF(AND(ISNUMBER([.D56]);[.F56]&gt;0);[.D56]*[.F56];&quot;&quot;)">
            <text:p/>
          </table:table-cell>
          <table:table-cell table:style-name="ce40" table:formula="of:=IF(OR([.E56]&gt;0;[.F56]&gt;0);SUM([.G56:.H56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Uniform, svart*</text:p>
          </table:table-cell>
          <table:table-cell table:style-name="ce16"/>
          <table:table-cell table:style-name="ce20" office:value-type="float" office:value="3" calcext:value-type="float">
            <text:p>3.0</text:p>
          </table:table-cell>
          <table:table-cell table:style-name="ce30"/>
          <table:table-cell table:style-name="ce37"/>
          <table:table-cell table:style-name="ce40" table:formula="of:=IF([.K56]=1;IF(AND(ISNUMBER([.N56]);[.O56]&gt;1);[.N56]*[.O56]-[.N56];&quot;&quot;);IF(AND(ISNUMBER([.N56]);[.O56]&gt;0);[.N56]*[.O56];&quot;&quot;))">
            <text:p/>
          </table:table-cell>
          <table:table-cell table:style-name="ce40" table:formula="of:=IF(AND(ISNUMBER([.N56]);[.P56]&gt;0);[.N56]*[.P56];&quot;&quot;)">
            <text:p/>
          </table:table-cell>
          <table:table-cell table:style-name="ce40" table:formula="of:=IF(OR([.O56]&gt;0;[.P56]&gt;0);SUM([.Q56:.R56]);&quot;&quot;)">
            <text:p/>
          </table:table-cell>
          <table:table-cell table:number-columns-repeated="2"/>
          <table:table-cell table:style-name="ce7" office:value-type="string" calcext:value-type="string">
            <text:p>Skidor med stavar</text:p>
          </table:table-cell>
          <table:table-cell table:style-name="ce16"/>
          <table:table-cell table:style-name="ce20" office:value-type="float" office:value="2.4" calcext:value-type="float">
            <text:p>2.4</text:p>
          </table:table-cell>
          <table:table-cell table:style-name="ce30"/>
          <table:table-cell table:style-name="ce37"/>
          <table:table-cell table:style-name="ce40" table:formula="of:=IF([.U56]=1;IF(AND(ISNUMBER([.X56]);[.Y56]&gt;1);[.X56]*[.Y56]-[.X56];&quot;&quot;);IF(AND(ISNUMBER([.X56]);[.Y56]&gt;0);[.X56]*[.Y56];&quot;&quot;))">
            <text:p/>
          </table:table-cell>
          <table:table-cell table:style-name="ce40" table:formula="of:=IF(AND(ISNUMBER([.X56]);[.Z56]&gt;0);[.X56]*[.Z56];&quot;&quot;)">
            <text:p/>
          </table:table-cell>
          <table:table-cell table:style-name="ce40" table:formula="of:=IF(OR([.Y56]&gt;0;[.Z56]&gt;0);SUM([.AA56:.AB5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78 Plasma Gun</text:p>
          </table:table-cell>
          <table:table-cell table:style-name="ce16" office:value-type="string" calcext:value-type="string">
            <text:p>KT-pellets</text:p>
          </table:table-cell>
          <table:table-cell table:style-name="ce25" office:value-type="float" office:value="15.2" calcext:value-type="float">
            <text:p>15.2</text:p>
          </table:table-cell>
          <table:table-cell table:style-name="ce31"/>
          <table:table-cell table:style-name="ce30"/>
          <table:table-cell table:style-name="ce40" table:formula="of:=IF([.A57]=1;IF(AND(ISNUMBER([.D57]);[.E57]&gt;1);[.D57]*[.E57]-[.D57];&quot;&quot;);IF(AND(ISNUMBER([.D57]);[.E57]&gt;0);[.D57]*[.E57];&quot;&quot;))">
            <text:p/>
          </table:table-cell>
          <table:table-cell table:style-name="ce40" table:formula="of:=IF(AND(ISNUMBER([.D57]);[.F57]&gt;0);[.D57]*[.F57];&quot;&quot;)">
            <text:p/>
          </table:table-cell>
          <table:table-cell table:style-name="ce40" table:formula="of:=IF(OR([.E57]&gt;0;[.F57]&gt;0);SUM([.G57:.H57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Uniformsöverdrag, vitt*</text:p>
          </table:table-cell>
          <table:table-cell table:style-name="ce16"/>
          <table:table-cell table:style-name="ce20" office:value-type="float" office:value="0.6" calcext:value-type="float">
            <text:p>0.6</text:p>
          </table:table-cell>
          <table:table-cell table:style-name="ce30"/>
          <table:table-cell table:style-name="ce37"/>
          <table:table-cell table:style-name="ce40" table:formula="of:=IF([.K57]=1;IF(AND(ISNUMBER([.N57]);[.O57]&gt;1);[.N57]*[.O57]-[.N57];&quot;&quot;);IF(AND(ISNUMBER([.N57]);[.O57]&gt;0);[.N57]*[.O57];&quot;&quot;))">
            <text:p/>
          </table:table-cell>
          <table:table-cell table:style-name="ce40" table:formula="of:=IF(AND(ISNUMBER([.N57]);[.P57]&gt;0);[.N57]*[.P57];&quot;&quot;)">
            <text:p/>
          </table:table-cell>
          <table:table-cell table:style-name="ce40" table:formula="of:=IF(OR([.O57]&gt;0;[.P57]&gt;0);SUM([.Q57:.R57]);&quot;&quot;)">
            <text:p/>
          </table:table-cell>
          <table:table-cell table:number-columns-repeated="2"/>
          <table:table-cell table:style-name="ce7" office:value-type="string" calcext:value-type="string">
            <text:p>Skiftnyckel 4"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U57]=1;IF(AND(ISNUMBER([.X57]);[.Y57]&gt;1);[.X57]*[.Y57]-[.X57];&quot;&quot;);IF(AND(ISNUMBER([.X57]);[.Y57]&gt;0);[.X57]*[.Y57];&quot;&quot;))">
            <text:p/>
          </table:table-cell>
          <table:table-cell table:style-name="ce40" table:formula="of:=IF(AND(ISNUMBER([.X57]);[.Z57]&gt;0);[.X57]*[.Z57];&quot;&quot;)">
            <text:p/>
          </table:table-cell>
          <table:table-cell table:style-name="ce40" table:formula="of:=IF(OR([.Y57]&gt;0;[.Z57]&gt;0);SUM([.AA57:.AB5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227 Infantry Mortar</text:p>
          </table:table-cell>
          <table:table-cell table:style-name="ce16" office:value-type="string" calcext:value-type="string">
            <text:p>60mm-granater</text:p>
          </table:table-cell>
          <table:table-cell table:style-name="ce25" office:value-type="float" office:value="10" calcext:value-type="float">
            <text:p>10.0</text:p>
          </table:table-cell>
          <table:table-cell table:style-name="ce31"/>
          <table:table-cell table:style-name="ce30"/>
          <table:table-cell table:style-name="ce40" table:formula="of:=IF([.A58]=1;IF(AND(ISNUMBER([.D58]);[.E58]&gt;1);[.D58]*[.E58]-[.D58];&quot;&quot;);IF(AND(ISNUMBER([.D58]);[.E58]&gt;0);[.D58]*[.E58];&quot;&quot;))">
            <text:p/>
          </table:table-cell>
          <table:table-cell table:style-name="ce40" table:formula="of:=IF(AND(ISNUMBER([.D58]);[.F58]&gt;0);[.D58]*[.F58];&quot;&quot;)">
            <text:p/>
          </table:table-cell>
          <table:table-cell table:style-name="ce40" table:formula="of:=IF(OR([.E58]&gt;0;[.F58]&gt;0);SUM([.G58:.H58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7" office:value-type="string" calcext:value-type="string">
            <text:p>Underställ*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58]=1;IF(AND(ISNUMBER([.N58]);[.O58]&gt;1);[.N58]*[.O58]-[.N58];&quot;&quot;);IF(AND(ISNUMBER([.N58]);[.O58]&gt;0);[.N58]*[.O58];&quot;&quot;))">
            <text:p/>
          </table:table-cell>
          <table:table-cell table:style-name="ce40" table:formula="of:=IF(AND(ISNUMBER([.N58]);[.P58]&gt;0);[.N58]*[.P58];&quot;&quot;)">
            <text:p/>
          </table:table-cell>
          <table:table-cell table:style-name="ce40" table:formula="of:=IF(OR([.O58]&gt;0;[.P58]&gt;0);SUM([.Q58:.R58]);&quot;&quot;)">
            <text:p/>
          </table:table-cell>
          <table:table-cell table:number-columns-repeated="2"/>
          <table:table-cell table:style-name="ce7" office:value-type="string" calcext:value-type="string">
            <text:p>Skiftnyckel 8"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58]=1;IF(AND(ISNUMBER([.X58]);[.Y58]&gt;1);[.X58]*[.Y58]-[.X58];&quot;&quot;);IF(AND(ISNUMBER([.X58]);[.Y58]&gt;0);[.X58]*[.Y58];&quot;&quot;))">
            <text:p/>
          </table:table-cell>
          <table:table-cell table:style-name="ce40" table:formula="of:=IF(AND(ISNUMBER([.X58]);[.Z58]&gt;0);[.X58]*[.Z58];&quot;&quot;)">
            <text:p/>
          </table:table-cell>
          <table:table-cell table:style-name="ce40" table:formula="of:=IF(OR([.Y58]&gt;0;[.Z58]&gt;0);SUM([.AA58:.AB5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SIM118 Hornet</text:p>
          </table:table-cell>
          <table:table-cell table:style-name="ce16" office:value-type="string" calcext:value-type="string">
            <text:p>Hornet-missil</text:p>
          </table:table-cell>
          <table:table-cell table:style-name="ce25" office:value-type="float" office:value="2.1" calcext:value-type="float">
            <text:p>2.1</text:p>
          </table:table-cell>
          <table:table-cell table:style-name="ce31"/>
          <table:table-cell table:style-name="ce30"/>
          <table:table-cell table:style-name="ce40" table:formula="of:=IF([.A59]=1;IF(AND(ISNUMBER([.D59]);[.E59]&gt;1);[.D59]*[.E59]-[.D59];&quot;&quot;);IF(AND(ISNUMBER([.D59]);[.E59]&gt;0);[.D59]*[.E59];&quot;&quot;))">
            <text:p/>
          </table:table-cell>
          <table:table-cell table:style-name="ce40" table:formula="of:=IF(AND(ISNUMBER([.D59]);[.F59]&gt;0);[.D59]*[.F59];&quot;&quot;)">
            <text:p/>
          </table:table-cell>
          <table:table-cell table:style-name="ce40" table:formula="of:=IF(OR([.E59]&gt;0;[.F59]&gt;0);SUM([.G59:.H59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Vakumdräkt, civil standardmodell</text:p>
          </table:table-cell>
          <table:table-cell table:style-name="ce16"/>
          <table:table-cell table:style-name="ce20" office:value-type="float" office:value="18" calcext:value-type="float">
            <text:p>18.0</text:p>
          </table:table-cell>
          <table:table-cell table:style-name="ce30"/>
          <table:table-cell table:style-name="ce37"/>
          <table:table-cell table:style-name="ce40" table:formula="of:=IF([.K59]=1;IF(AND(ISNUMBER([.N59]);[.O59]&gt;1);[.N59]*[.O59]-[.N59];&quot;&quot;);IF(AND(ISNUMBER([.N59]);[.O59]&gt;0);[.N59]*[.O59];&quot;&quot;))">
            <text:p/>
          </table:table-cell>
          <table:table-cell table:style-name="ce40" table:formula="of:=IF(AND(ISNUMBER([.N59]);[.P59]&gt;0);[.N59]*[.P59];&quot;&quot;)">
            <text:p/>
          </table:table-cell>
          <table:table-cell table:style-name="ce40" table:formula="of:=IF(OR([.O59]&gt;0;[.P59]&gt;0);SUM([.Q59:.R59]);&quot;&quot;)">
            <text:p/>
          </table:table-cell>
          <table:table-cell table:number-columns-repeated="2"/>
          <table:table-cell table:style-name="ce7" office:value-type="string" calcext:value-type="string">
            <text:p>Skruvmejsel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U59]=1;IF(AND(ISNUMBER([.X59]);[.Y59]&gt;1);[.X59]*[.Y59]-[.X59];&quot;&quot;);IF(AND(ISNUMBER([.X59]);[.Y59]&gt;0);[.X59]*[.Y59];&quot;&quot;))">
            <text:p/>
          </table:table-cell>
          <table:table-cell table:style-name="ce40" table:formula="of:=IF(AND(ISNUMBER([.X59]);[.Z59]&gt;0);[.X59]*[.Z59];&quot;&quot;)">
            <text:p/>
          </table:table-cell>
          <table:table-cell table:style-name="ce40" table:formula="of:=IF(OR([.Y59]&gt;0;[.Z59]&gt;0);SUM([.AA59:.AB59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8" office:value-type="string" calcext:value-type="string">
            <text:p>SIM118 Avfyrningsramp 4 missiler</text:p>
          </table:table-cell>
          <table:table-cell table:style-name="ce17" office:value-type="string" calcext:value-type="string">
            <text:p>Hornet-missil</text:p>
          </table:table-cell>
          <table:table-cell table:style-name="ce26" office:value-type="float" office:value="12" calcext:value-type="float">
            <text:p>12.0</text:p>
          </table:table-cell>
          <table:table-cell table:style-name="ce35"/>
          <table:table-cell table:style-name="ce32"/>
          <table:table-cell table:style-name="ce40" table:formula="of:=IF([.A60]=1;IF(AND(ISNUMBER([.D60]);[.E60]&gt;1);[.D60]*[.E60]-[.D60];&quot;&quot;);IF(AND(ISNUMBER([.D60]);[.E60]&gt;0);[.D60]*[.E60];&quot;&quot;))">
            <text:p/>
          </table:table-cell>
          <table:table-cell table:style-name="ce40" table:formula="of:=IF(AND(ISNUMBER([.D60]);[.F60]&gt;0);[.D60]*[.F60];&quot;&quot;)">
            <text:p/>
          </table:table-cell>
          <table:table-cell table:style-name="ce40" table:formula="of:=IF(OR([.E60]&gt;0;[.F60]&gt;0);SUM([.G60:.H60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Vakumdräkt, lätt MK50 (M3 kan bäras utanpå)</text:p>
          </table:table-cell>
          <table:table-cell table:style-name="ce16"/>
          <table:table-cell table:style-name="ce20" office:value-type="float" office:value="5" calcext:value-type="float">
            <text:p>5.0</text:p>
          </table:table-cell>
          <table:table-cell table:style-name="ce30"/>
          <table:table-cell table:style-name="ce37"/>
          <table:table-cell table:style-name="ce40" table:formula="of:=IF([.K60]=1;IF(AND(ISNUMBER([.N60]);[.O60]&gt;1);[.N60]*[.O60]-[.N60];&quot;&quot;);IF(AND(ISNUMBER([.N60]);[.O60]&gt;0);[.N60]*[.O60];&quot;&quot;))">
            <text:p/>
          </table:table-cell>
          <table:table-cell table:style-name="ce40" table:formula="of:=IF(AND(ISNUMBER([.N60]);[.P60]&gt;0);[.N60]*[.P60];&quot;&quot;)">
            <text:p/>
          </table:table-cell>
          <table:table-cell table:style-name="ce40" table:formula="of:=IF(OR([.O60]&gt;0;[.P60]&gt;0);SUM([.Q60:.R60]);&quot;&quot;)">
            <text:p/>
          </table:table-cell>
          <table:table-cell table:number-columns-repeated="2"/>
          <table:table-cell table:style-name="ce7" office:value-type="string" calcext:value-type="string">
            <text:p>Snöskor</text:p>
          </table:table-cell>
          <table:table-cell table:style-name="ce16"/>
          <table:table-cell table:style-name="ce20" office:value-type="float" office:value="1.3" calcext:value-type="float">
            <text:p>1.3</text:p>
          </table:table-cell>
          <table:table-cell table:style-name="ce30"/>
          <table:table-cell table:style-name="ce37"/>
          <table:table-cell table:style-name="ce40" table:formula="of:=IF([.U60]=1;IF(AND(ISNUMBER([.X60]);[.Y60]&gt;1);[.X60]*[.Y60]-[.X60];&quot;&quot;);IF(AND(ISNUMBER([.X60]);[.Y60]&gt;0);[.X60]*[.Y60];&quot;&quot;))">
            <text:p/>
          </table:table-cell>
          <table:table-cell table:style-name="ce40" table:formula="of:=IF(AND(ISNUMBER([.X60]);[.Z60]&gt;0);[.X60]*[.Z60];&quot;&quot;)">
            <text:p/>
          </table:table-cell>
          <table:table-cell table:style-name="ce40" table:formula="of:=IF(OR([.Y60]&gt;0;[.Z60]&gt;0);SUM([.AA60:.AB6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number-columns-repeated="2"/>
          <table:table-cell table:style-name="ce22"/>
          <table:table-cell table:style-name="ce4"/>
          <table:table-cell/>
          <table:table-cell table:style-name="ce40" table:formula="of:=IF([.A61]=1;IF(AND(ISNUMBER([.D61]);[.E61]&gt;1);[.D61]*[.E61]-[.D61];&quot;&quot;);IF(AND(ISNUMBER([.D61]);[.E61]&gt;0);[.D61]*[.E61];&quot;&quot;))">
            <text:p/>
          </table:table-cell>
          <table:table-cell table:style-name="ce40" table:formula="of:=IF(AND(ISNUMBER([.D61]);[.F61]&gt;0);[.D61]*[.F61];&quot;&quot;)">
            <text:p/>
          </table:table-cell>
          <table:table-cell table:style-name="ce40" table:formula="of:=IF(OR([.E61]&gt;0;[.F61]&gt;0);SUM([.G61:.H61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Vakumdräkt, stridsdräkt MK35 (motsv M2/M3-skydd)</text:p>
          </table:table-cell>
          <table:table-cell table:style-name="ce16"/>
          <table:table-cell table:style-name="ce20" office:value-type="float" office:value="20" calcext:value-type="float">
            <text:p>20.0</text:p>
          </table:table-cell>
          <table:table-cell table:style-name="ce30"/>
          <table:table-cell table:style-name="ce37"/>
          <table:table-cell table:style-name="ce40" table:formula="of:=IF([.K61]=1;IF(AND(ISNUMBER([.N61]);[.O61]&gt;1);[.N61]*[.O61]-[.N61];&quot;&quot;);IF(AND(ISNUMBER([.N61]);[.O61]&gt;0);[.N61]*[.O61];&quot;&quot;))">
            <text:p/>
          </table:table-cell>
          <table:table-cell table:style-name="ce40" table:formula="of:=IF(AND(ISNUMBER([.N61]);[.P61]&gt;0);[.N61]*[.P61];&quot;&quot;)">
            <text:p/>
          </table:table-cell>
          <table:table-cell table:style-name="ce40" table:formula="of:=IF(OR([.O61]&gt;0;[.P61]&gt;0);SUM([.Q61:.R61]);&quot;&quot;)">
            <text:p/>
          </table:table-cell>
          <table:table-cell table:number-columns-repeated="2"/>
          <table:table-cell table:style-name="ce7" office:value-type="string" calcext:value-type="string">
            <text:p>Solkräm, tub 80ml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61]=1;IF(AND(ISNUMBER([.X61]);[.Y61]&gt;1);[.X61]*[.Y61]-[.X61];&quot;&quot;);IF(AND(ISNUMBER([.X61]);[.Y61]&gt;0);[.X61]*[.Y61];&quot;&quot;))">
            <text:p/>
          </table:table-cell>
          <table:table-cell table:style-name="ce40" table:formula="of:=IF(AND(ISNUMBER([.X61]);[.Z61]&gt;0);[.X61]*[.Z61];&quot;&quot;)">
            <text:p/>
          </table:table-cell>
          <table:table-cell table:style-name="ce40" table:formula="of:=IF(OR([.Y61]&gt;0;[.Z61]&gt;0);SUM([.AA61:.AB6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9" office:value-type="string" calcext:value-type="string">
            <text:p>Minor och automatiska vapen</text:p>
          </table:table-cell>
          <table:table-cell table:style-name="ce11"/>
          <table:table-cell table:style-name="ce23"/>
          <table:table-cell table:style-name="ce33" table:number-columns-repeated="2"/>
          <table:table-cell table:style-name="ce40" table:formula="of:=IF([.A62]=1;IF(AND(ISNUMBER([.D62]);[.E62]&gt;1);[.D62]*[.E62]-[.D62];&quot;&quot;);IF(AND(ISNUMBER([.D62]);[.E62]&gt;0);[.D62]*[.E62];&quot;&quot;))">
            <text:p/>
          </table:table-cell>
          <table:table-cell table:style-name="ce40" table:formula="of:=IF(AND(ISNUMBER([.D62]);[.F62]&gt;0);[.D62]*[.F62];&quot;&quot;)">
            <text:p/>
          </table:table-cell>
          <table:table-cell table:style-name="ce40" table:formula="of:=IF(OR([.E62]&gt;0;[.F62]&gt;0);SUM([.G62:.H62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Vakumdräkt, stridsdräkt MK35 med styrraketer</text:p>
          </table:table-cell>
          <table:table-cell table:style-name="ce16"/>
          <table:table-cell table:style-name="ce20" office:value-type="float" office:value="35" calcext:value-type="float">
            <text:p>35.0</text:p>
          </table:table-cell>
          <table:table-cell table:style-name="ce30"/>
          <table:table-cell table:style-name="ce37"/>
          <table:table-cell table:style-name="ce40" table:formula="of:=IF([.K62]=1;IF(AND(ISNUMBER([.N62]);[.O62]&gt;1);[.N62]*[.O62]-[.N62];&quot;&quot;);IF(AND(ISNUMBER([.N62]);[.O62]&gt;0);[.N62]*[.O62];&quot;&quot;))">
            <text:p/>
          </table:table-cell>
          <table:table-cell table:style-name="ce40" table:formula="of:=IF(AND(ISNUMBER([.N62]);[.P62]&gt;0);[.N62]*[.P62];&quot;&quot;)">
            <text:p/>
          </table:table-cell>
          <table:table-cell table:style-name="ce40" table:formula="of:=IF(OR([.O62]&gt;0;[.P62]&gt;0);SUM([.Q62:.R62]);&quot;&quot;)">
            <text:p/>
          </table:table-cell>
          <table:table-cell table:number-columns-repeated="2"/>
          <table:table-cell table:style-name="ce7" office:value-type="string" calcext:value-type="string">
            <text:p>Sovsäck, lätt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62]=1;IF(AND(ISNUMBER([.X62]);[.Y62]&gt;1);[.X62]*[.Y62]-[.X62];&quot;&quot;);IF(AND(ISNUMBER([.X62]);[.Y62]&gt;0);[.X62]*[.Y62];&quot;&quot;))">
            <text:p/>
          </table:table-cell>
          <table:table-cell table:style-name="ce40" table:formula="of:=IF(AND(ISNUMBER([.X62]);[.Z62]&gt;0);[.X62]*[.Z62];&quot;&quot;)">
            <text:p/>
          </table:table-cell>
          <table:table-cell table:style-name="ce40" table:formula="of:=IF(OR([.Y62]&gt;0;[.Z62]&gt;0);SUM([.AA62:.AB6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6" office:value-type="string" calcext:value-type="string">
            <text:p>UA571-C Sentry Gun</text:p>
          </table:table-cell>
          <table:table-cell table:style-name="ce15" office:value-type="string" calcext:value-type="string">
            <text:p>10mmx28</text:p>
          </table:table-cell>
          <table:table-cell table:style-name="ce19" office:value-type="float" office:value="19.6" calcext:value-type="float">
            <text:p>19.6</text:p>
          </table:table-cell>
          <table:table-cell table:style-name="ce29"/>
          <table:table-cell table:style-name="ce36"/>
          <table:table-cell table:style-name="ce40" table:formula="of:=IF([.A63]=1;IF(AND(ISNUMBER([.D63]);[.E63]&gt;1);[.D63]*[.E63]-[.D63];&quot;&quot;);IF(AND(ISNUMBER([.D63]);[.E63]&gt;0);[.D63]*[.E63];&quot;&quot;))">
            <text:p/>
          </table:table-cell>
          <table:table-cell table:style-name="ce40" table:formula="of:=IF(AND(ISNUMBER([.D63]);[.F63]&gt;0);[.D63]*[.F63];&quot;&quot;)">
            <text:p/>
          </table:table-cell>
          <table:table-cell table:style-name="ce40" table:formula="of:=IF(OR([.E63]&gt;0;[.F63]&gt;0);SUM([.G63:.H63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Vakumdräkt, tung (motsv. heltäckande M3-skydd)</text:p>
          </table:table-cell>
          <table:table-cell table:style-name="ce16"/>
          <table:table-cell table:style-name="ce20" office:value-type="float" office:value="40" calcext:value-type="float">
            <text:p>40.0</text:p>
          </table:table-cell>
          <table:table-cell table:style-name="ce30"/>
          <table:table-cell table:style-name="ce37"/>
          <table:table-cell table:style-name="ce40" table:formula="of:=IF([.K63]=1;IF(AND(ISNUMBER([.N63]);[.O63]&gt;1);[.N63]*[.O63]-[.N63];&quot;&quot;);IF(AND(ISNUMBER([.N63]);[.O63]&gt;0);[.N63]*[.O63];&quot;&quot;))">
            <text:p/>
          </table:table-cell>
          <table:table-cell table:style-name="ce40" table:formula="of:=IF(AND(ISNUMBER([.N63]);[.P63]&gt;0);[.N63]*[.P63];&quot;&quot;)">
            <text:p/>
          </table:table-cell>
          <table:table-cell table:style-name="ce40" table:formula="of:=IF(OR([.O63]&gt;0;[.P63]&gt;0);SUM([.Q63:.R63]);&quot;&quot;)">
            <text:p/>
          </table:table-cell>
          <table:table-cell table:number-columns-repeated="2"/>
          <table:table-cell table:style-name="ce7" office:value-type="string" calcext:value-type="string">
            <text:p>Sovsäck, Ridgemaster arctic</text:p>
          </table:table-cell>
          <table:table-cell table:style-name="ce16"/>
          <table:table-cell table:style-name="ce20" office:value-type="float" office:value="1.2" calcext:value-type="float">
            <text:p>1.2</text:p>
          </table:table-cell>
          <table:table-cell table:style-name="ce30"/>
          <table:table-cell table:style-name="ce37"/>
          <table:table-cell table:style-name="ce40" table:formula="of:=IF([.U63]=1;IF(AND(ISNUMBER([.X63]);[.Y63]&gt;1);[.X63]*[.Y63]-[.X63];&quot;&quot;);IF(AND(ISNUMBER([.X63]);[.Y63]&gt;0);[.X63]*[.Y63];&quot;&quot;))">
            <text:p/>
          </table:table-cell>
          <table:table-cell table:style-name="ce40" table:formula="of:=IF(AND(ISNUMBER([.X63]);[.Z63]&gt;0);[.X63]*[.Z63];&quot;&quot;)">
            <text:p/>
          </table:table-cell>
          <table:table-cell table:style-name="ce40" table:formula="of:=IF(OR([.Y63]&gt;0;[.Z63]&gt;0);SUM([.AA63:.AB6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20 Claymo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1.2" calcext:value-type="float">
            <text:p>1.2</text:p>
          </table:table-cell>
          <table:table-cell table:style-name="ce31"/>
          <table:table-cell table:style-name="ce37"/>
          <table:table-cell table:style-name="ce40" table:formula="of:=IF([.A64]=1;IF(AND(ISNUMBER([.D64]);[.E64]&gt;1);[.D64]*[.E64]-[.D64];&quot;&quot;);IF(AND(ISNUMBER([.D64]);[.E64]&gt;0);[.D64]*[.E64];&quot;&quot;))">
            <text:p/>
          </table:table-cell>
          <table:table-cell table:style-name="ce40" table:formula="of:=IF(AND(ISNUMBER([.D64]);[.F64]&gt;0);[.D64]*[.F64];&quot;&quot;)">
            <text:p/>
          </table:table-cell>
          <table:table-cell table:style-name="ce40" table:formula="of:=IF(OR([.E64]&gt;0;[.F64]&gt;0);SUM([.G64:.H64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Vakumdräkt, tung med styrraketer</text:p>
          </table:table-cell>
          <table:table-cell table:style-name="ce16"/>
          <table:table-cell table:style-name="ce20" office:value-type="float" office:value="55" calcext:value-type="float">
            <text:p>55.0</text:p>
          </table:table-cell>
          <table:table-cell table:style-name="ce30"/>
          <table:table-cell table:style-name="ce37"/>
          <table:table-cell table:style-name="ce40" table:formula="of:=IF([.K64]=1;IF(AND(ISNUMBER([.N64]);[.O64]&gt;1);[.N64]*[.O64]-[.N64];&quot;&quot;);IF(AND(ISNUMBER([.N64]);[.O64]&gt;0);[.N64]*[.O64];&quot;&quot;))">
            <text:p/>
          </table:table-cell>
          <table:table-cell table:style-name="ce40" table:formula="of:=IF(AND(ISNUMBER([.N64]);[.P64]&gt;0);[.N64]*[.P64];&quot;&quot;)">
            <text:p/>
          </table:table-cell>
          <table:table-cell table:style-name="ce40" table:formula="of:=IF(OR([.O64]&gt;0;[.P64]&gt;0);SUM([.Q64:.R64]);&quot;&quot;)">
            <text:p/>
          </table:table-cell>
          <table:table-cell table:number-columns-repeated="2"/>
          <table:table-cell table:style-name="ce7" office:value-type="string" calcext:value-type="string">
            <text:p>Spade</text:p>
          </table:table-cell>
          <table:table-cell table:style-name="ce16"/>
          <table:table-cell table:style-name="ce20" office:value-type="float" office:value="1.4" calcext:value-type="float">
            <text:p>1.4</text:p>
          </table:table-cell>
          <table:table-cell table:style-name="ce30"/>
          <table:table-cell table:style-name="ce37"/>
          <table:table-cell table:style-name="ce40" table:formula="of:=IF([.U64]=1;IF(AND(ISNUMBER([.X64]);[.Y64]&gt;1);[.X64]*[.Y64]-[.X64];&quot;&quot;);IF(AND(ISNUMBER([.X64]);[.Y64]&gt;0);[.X64]*[.Y64];&quot;&quot;))">
            <text:p/>
          </table:table-cell>
          <table:table-cell table:style-name="ce40" table:formula="of:=IF(AND(ISNUMBER([.X64]);[.Z64]&gt;0);[.X64]*[.Z64];&quot;&quot;)">
            <text:p/>
          </table:table-cell>
          <table:table-cell table:style-name="ce40" table:formula="of:=IF(OR([.Y64]&gt;0;[.Z64]&gt;0);SUM([.AA64:.AB6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M21 sensorutlösa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5" calcext:value-type="float">
            <text:p>0.5</text:p>
          </table:table-cell>
          <table:table-cell table:style-name="ce31"/>
          <table:table-cell table:style-name="ce37"/>
          <table:table-cell table:style-name="ce40" table:formula="of:=IF([.A65]=1;IF(AND(ISNUMBER([.D65]);[.E65]&gt;1);[.D65]*[.E65]-[.D65];&quot;&quot;);IF(AND(ISNUMBER([.D65]);[.E65]&gt;0);[.D65]*[.E65];&quot;&quot;))">
            <text:p/>
          </table:table-cell>
          <table:table-cell table:style-name="ce40" table:formula="of:=IF(AND(ISNUMBER([.D65]);[.F65]&gt;0);[.D65]*[.F65];&quot;&quot;)">
            <text:p/>
          </table:table-cell>
          <table:table-cell table:style-name="ce40" table:formula="of:=IF(OR([.E65]&gt;0;[.F65]&gt;0);SUM([.G65:.H6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Värmebyxor</text:p>
          </table:table-cell>
          <table:table-cell table:style-name="ce16"/>
          <table:table-cell table:style-name="ce20" office:value-type="float" office:value="1.4" calcext:value-type="float">
            <text:p>1.4</text:p>
          </table:table-cell>
          <table:table-cell table:style-name="ce30"/>
          <table:table-cell table:style-name="ce37"/>
          <table:table-cell table:style-name="ce40" table:formula="of:=IF([.K65]=1;IF(AND(ISNUMBER([.N65]);[.O65]&gt;1);[.N65]*[.O65]-[.N65];&quot;&quot;);IF(AND(ISNUMBER([.N65]);[.O65]&gt;0);[.N65]*[.O65];&quot;&quot;))">
            <text:p/>
          </table:table-cell>
          <table:table-cell table:style-name="ce40" table:formula="of:=IF(AND(ISNUMBER([.N65]);[.P65]&gt;0);[.N65]*[.P65];&quot;&quot;)">
            <text:p/>
          </table:table-cell>
          <table:table-cell table:style-name="ce40" table:formula="of:=IF(OR([.O65]&gt;0;[.P65]&gt;0);SUM([.Q65:.R65]);&quot;&quot;)">
            <text:p/>
          </table:table-cell>
          <table:table-cell table:number-columns-repeated="2"/>
          <table:table-cell table:style-name="ce7" office:value-type="string" calcext:value-type="string">
            <text:p>Spegel, liten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65]=1;IF(AND(ISNUMBER([.X65]);[.Y65]&gt;1);[.X65]*[.Y65]-[.X65];&quot;&quot;);IF(AND(ISNUMBER([.X65]);[.Y65]&gt;0);[.X65]*[.Y65];&quot;&quot;))">
            <text:p/>
          </table:table-cell>
          <table:table-cell table:style-name="ce40" table:formula="of:=IF(AND(ISNUMBER([.X65]);[.Z65]&gt;0);[.X65]*[.Z65];&quot;&quot;)">
            <text:p/>
          </table:table-cell>
          <table:table-cell table:style-name="ce40" table:formula="of:=IF(OR([.Y65]&gt;0;[.Z65]&gt;0);SUM([.AA65:.AB6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5A3 Bouncing Betty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2.2" calcext:value-type="float">
            <text:p>2.2</text:p>
          </table:table-cell>
          <table:table-cell table:style-name="ce31"/>
          <table:table-cell table:style-name="ce37"/>
          <table:table-cell table:style-name="ce40" table:formula="of:=IF([.A66]=1;IF(AND(ISNUMBER([.D66]);[.E66]&gt;1);[.D66]*[.E66]-[.D66];&quot;&quot;);IF(AND(ISNUMBER([.D66]);[.E66]&gt;0);[.D66]*[.E66];&quot;&quot;))">
            <text:p/>
          </table:table-cell>
          <table:table-cell table:style-name="ce40" table:formula="of:=IF(AND(ISNUMBER([.D66]);[.F66]&gt;0);[.D66]*[.F66];&quot;&quot;)">
            <text:p/>
          </table:table-cell>
          <table:table-cell table:style-name="ce40" table:formula="of:=IF(OR([.E66]&gt;0;[.F66]&gt;0);SUM([.G66:.H66]);&quot;&quot;)">
            <text:p/>
          </table:table-cell>
          <table:table-cell table:style-name="ce39" table:number-columns-repeated="2"/>
          <table:table-cell table:style-name="ce8" office:value-type="string" calcext:value-type="string">
            <text:p>Värmejacka</text:p>
          </table:table-cell>
          <table:table-cell table:style-name="ce17"/>
          <table:table-cell table:style-name="ce21" office:value-type="float" office:value="1.8" calcext:value-type="float">
            <text:p>1.8</text:p>
          </table:table-cell>
          <table:table-cell table:style-name="ce32"/>
          <table:table-cell table:style-name="ce38"/>
          <table:table-cell table:style-name="ce40" table:formula="of:=IF([.K66]=1;IF(AND(ISNUMBER([.N66]);[.O66]&gt;1);[.N66]*[.O66]-[.N66];&quot;&quot;);IF(AND(ISNUMBER([.N66]);[.O66]&gt;0);[.N66]*[.O66];&quot;&quot;))">
            <text:p/>
          </table:table-cell>
          <table:table-cell table:style-name="ce40" table:formula="of:=IF(AND(ISNUMBER([.N66]);[.P66]&gt;0);[.N66]*[.P66];&quot;&quot;)">
            <text:p/>
          </table:table-cell>
          <table:table-cell table:style-name="ce40" table:formula="of:=IF(OR([.O66]&gt;0;[.P66]&gt;0);SUM([.Q66:.R66]);&quot;&quot;)">
            <text:p/>
          </table:table-cell>
          <table:table-cell table:number-columns-repeated="2"/>
          <table:table-cell table:style-name="ce7" office:value-type="string" calcext:value-type="string">
            <text:p>Spett</text:p>
          </table:table-cell>
          <table:table-cell table:style-name="ce16"/>
          <table:table-cell table:style-name="ce20" office:value-type="float" office:value="5" calcext:value-type="float">
            <text:p>5.0</text:p>
          </table:table-cell>
          <table:table-cell table:style-name="ce30"/>
          <table:table-cell table:style-name="ce37"/>
          <table:table-cell table:style-name="ce40" table:formula="of:=IF([.U66]=1;IF(AND(ISNUMBER([.X66]);[.Y66]&gt;1);[.X66]*[.Y66]-[.X66];&quot;&quot;);IF(AND(ISNUMBER([.X66]);[.Y66]&gt;0);[.X66]*[.Y66];&quot;&quot;))">
            <text:p/>
          </table:table-cell>
          <table:table-cell table:style-name="ce40" table:formula="of:=IF(AND(ISNUMBER([.X66]);[.Z66]&gt;0);[.X66]*[.Z66];&quot;&quot;)">
            <text:p/>
          </table:table-cell>
          <table:table-cell table:style-name="ce40" table:formula="of:=IF(OR([.Y66]&gt;0;[.Z66]&gt;0);SUM([.AA66:.AB6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M21 sensorutlösare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5" calcext:value-type="float">
            <text:p>0.5</text:p>
          </table:table-cell>
          <table:table-cell table:style-name="ce31"/>
          <table:table-cell table:style-name="ce37"/>
          <table:table-cell table:style-name="ce40" table:formula="of:=IF([.A67]=1;IF(AND(ISNUMBER([.D67]);[.E67]&gt;1);[.D67]*[.E67]-[.D67];&quot;&quot;);IF(AND(ISNUMBER([.D67]);[.E67]&gt;0);[.D67]*[.E67];&quot;&quot;))">
            <text:p/>
          </table:table-cell>
          <table:table-cell table:style-name="ce40" table:formula="of:=IF(AND(ISNUMBER([.D67]);[.F67]&gt;0);[.D67]*[.F67];&quot;&quot;)">
            <text:p/>
          </table:table-cell>
          <table:table-cell table:style-name="ce40" table:formula="of:=IF(OR([.E67]&gt;0;[.F67]&gt;0);SUM([.G67:.H67]);&quot;&quot;)">
            <text:p/>
          </table:table-cell>
          <table:table-cell table:style-name="ce39" table:number-columns-repeated="2"/>
          <table:table-cell table:number-columns-repeated="5"/>
          <table:table-cell table:style-name="ce40" table:formula="of:=IF([.K67]=1;IF(AND(ISNUMBER([.N67]);[.O67]&gt;1);[.N67]*[.O67]-[.N67];&quot;&quot;);IF(AND(ISNUMBER([.N67]);[.O67]&gt;0);[.N67]*[.O67];&quot;&quot;))">
            <text:p/>
          </table:table-cell>
          <table:table-cell table:style-name="ce40" table:formula="of:=IF(AND(ISNUMBER([.N67]);[.P67]&gt;0);[.N67]*[.P67];&quot;&quot;)">
            <text:p/>
          </table:table-cell>
          <table:table-cell table:style-name="ce40" table:formula="of:=IF(OR([.O67]&gt;0;[.P67]&gt;0);SUM([.Q67:.R67]);&quot;&quot;)">
            <text:p/>
          </table:table-cell>
          <table:table-cell table:number-columns-repeated="2"/>
          <table:table-cell table:style-name="ce7" office:value-type="string" calcext:value-type="string">
            <text:p>Spik 10", 1 paket 50st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U67]=1;IF(AND(ISNUMBER([.X67]);[.Y67]&gt;1);[.X67]*[.Y67]-[.X67];&quot;&quot;);IF(AND(ISNUMBER([.X67]);[.Y67]&gt;0);[.X67]*[.Y67];&quot;&quot;))">
            <text:p/>
          </table:table-cell>
          <table:table-cell table:style-name="ce40" table:formula="of:=IF(AND(ISNUMBER([.X67]);[.Z67]&gt;0);[.X67]*[.Z67];&quot;&quot;)">
            <text:p/>
          </table:table-cell>
          <table:table-cell table:style-name="ce40" table:formula="of:=IF(OR([.Y67]&gt;0;[.Z67]&gt;0);SUM([.AA67:.AB6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860 Fordonsmina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6" calcext:value-type="float">
            <text:p>6.0</text:p>
          </table:table-cell>
          <table:table-cell table:style-name="ce31"/>
          <table:table-cell table:style-name="ce37"/>
          <table:table-cell table:style-name="ce40" table:formula="of:=IF([.A68]=1;IF(AND(ISNUMBER([.D68]);[.E68]&gt;1);[.D68]*[.E68]-[.D68];&quot;&quot;);IF(AND(ISNUMBER([.D68]);[.E68]&gt;0);[.D68]*[.E68];&quot;&quot;))">
            <text:p/>
          </table:table-cell>
          <table:table-cell table:style-name="ce40" table:formula="of:=IF(AND(ISNUMBER([.D68]);[.F68]&gt;0);[.D68]*[.F68];&quot;&quot;)">
            <text:p/>
          </table:table-cell>
          <table:table-cell table:style-name="ce40" table:formula="of:=IF(OR([.E68]&gt;0;[.F68]&gt;0);SUM([.G68:.H68]);&quot;&quot;)">
            <text:p/>
          </table:table-cell>
          <table:table-cell table:style-name="ce39" table:number-columns-repeated="2"/>
          <table:table-cell table:style-name="ce10" office:value-type="string" calcext:value-type="string">
            <text:p>Övrig utrustning</text:p>
          </table:table-cell>
          <table:table-cell table:style-name="ce11"/>
          <table:table-cell table:style-name="ce18"/>
          <table:table-cell table:style-name="ce33" table:number-columns-repeated="2"/>
          <table:table-cell table:style-name="ce40" table:formula="of:=IF([.K68]=1;IF(AND(ISNUMBER([.N68]);[.O68]&gt;1);[.N68]*[.O68]-[.N68];&quot;&quot;);IF(AND(ISNUMBER([.N68]);[.O68]&gt;0);[.N68]*[.O68];&quot;&quot;))">
            <text:p/>
          </table:table-cell>
          <table:table-cell table:style-name="ce40" table:formula="of:=IF(AND(ISNUMBER([.N68]);[.P68]&gt;0);[.N68]*[.P68];&quot;&quot;)">
            <text:p/>
          </table:table-cell>
          <table:table-cell table:style-name="ce40" table:formula="of:=IF(OR([.O68]&gt;0;[.P68]&gt;0);SUM([.Q68:.R68]);&quot;&quot;)">
            <text:p/>
          </table:table-cell>
          <table:table-cell table:number-columns-repeated="2"/>
          <table:table-cell table:style-name="ce7" office:value-type="string" calcext:value-type="string">
            <text:p>Spik 3", 1 paket 50st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68]=1;IF(AND(ISNUMBER([.X68]);[.Y68]&gt;1);[.X68]*[.Y68]-[.X68];&quot;&quot;);IF(AND(ISNUMBER([.X68]);[.Y68]&gt;0);[.X68]*[.Y68];&quot;&quot;))">
            <text:p/>
          </table:table-cell>
          <table:table-cell table:style-name="ce40" table:formula="of:=IF(AND(ISNUMBER([.X68]);[.Z68]&gt;0);[.X68]*[.Z68];&quot;&quot;)">
            <text:p/>
          </table:table-cell>
          <table:table-cell table:style-name="ce40" table:formula="of:=IF(OR([.Y68]&gt;0;[.Z68]&gt;0);SUM([.AA68:.AB6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Larmmina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8" calcext:value-type="float">
            <text:p>0.8</text:p>
          </table:table-cell>
          <table:table-cell table:style-name="ce31"/>
          <table:table-cell table:style-name="ce37"/>
          <table:table-cell table:style-name="ce40" table:formula="of:=IF([.A69]=1;IF(AND(ISNUMBER([.D69]);[.E69]&gt;1);[.D69]*[.E69]-[.D69];&quot;&quot;);IF(AND(ISNUMBER([.D69]);[.E69]&gt;0);[.D69]*[.E69];&quot;&quot;))">
            <text:p/>
          </table:table-cell>
          <table:table-cell table:style-name="ce40" table:formula="of:=IF(AND(ISNUMBER([.D69]);[.F69]&gt;0);[.D69]*[.F69];&quot;&quot;)">
            <text:p/>
          </table:table-cell>
          <table:table-cell table:style-name="ce40" table:formula="of:=IF(OR([.E69]&gt;0;[.F69]&gt;0);SUM([.G69:.H69]);&quot;&quot;)">
            <text:p/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6" office:value-type="string" calcext:value-type="string">
            <text:p>Armbandsur*</text:p>
          </table:table-cell>
          <table:table-cell table:style-name="ce15"/>
          <table:table-cell table:style-name="ce19" office:value-type="float" office:value="0.1" calcext:value-type="float">
            <text:p>0.1</text:p>
          </table:table-cell>
          <table:table-cell table:style-name="ce34"/>
          <table:table-cell table:style-name="ce36"/>
          <table:table-cell table:style-name="ce40" table:formula="of:=IF([.K69]=1;IF(AND(ISNUMBER([.N69]);[.O69]&gt;1);[.N69]*[.O69]-[.N69];&quot;&quot;);IF(AND(ISNUMBER([.N69]);[.O69]&gt;0);[.N69]*[.O69];&quot;&quot;))">
            <text:p/>
          </table:table-cell>
          <table:table-cell table:style-name="ce40" table:formula="of:=IF(AND(ISNUMBER([.N69]);[.P69]&gt;0);[.N69]*[.P69];&quot;&quot;)">
            <text:p/>
          </table:table-cell>
          <table:table-cell table:style-name="ce40" table:formula="of:=IF(OR([.O69]&gt;0;[.P69]&gt;0);SUM([.Q69:.R69]);&quot;&quot;)">
            <text:p/>
          </table:table-cell>
          <table:table-cell table:number-columns-repeated="2"/>
          <table:table-cell table:style-name="ce7" office:value-type="string" calcext:value-type="string">
            <text:p>Spray mot alien-syra, 1 flaska</text:p>
          </table:table-cell>
          <table:table-cell table:style-name="ce16"/>
          <table:table-cell table:style-name="ce20" office:value-type="float" office:value="1.6" calcext:value-type="float">
            <text:p>1.6</text:p>
          </table:table-cell>
          <table:table-cell table:style-name="ce30"/>
          <table:table-cell table:style-name="ce37"/>
          <table:table-cell table:style-name="ce40" table:formula="of:=IF([.U69]=1;IF(AND(ISNUMBER([.X69]);[.Y69]&gt;1);[.X69]*[.Y69]-[.X69];&quot;&quot;);IF(AND(ISNUMBER([.X69]);[.Y69]&gt;0);[.X69]*[.Y69];&quot;&quot;))">
            <text:p/>
          </table:table-cell>
          <table:table-cell table:style-name="ce40" table:formula="of:=IF(AND(ISNUMBER([.X69]);[.Z69]&gt;0);[.X69]*[.Z69];&quot;&quot;)">
            <text:p/>
          </table:table-cell>
          <table:table-cell table:style-name="ce40" table:formula="of:=IF(OR([.Y69]&gt;0;[.Z69]&gt;0);SUM([.AA69:.AB69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8" office:value-type="string" calcext:value-type="string">
            <text:p><text:s/>&gt;M21 sensorutlösare</text:p>
          </table:table-cell>
          <table:table-cell table:style-name="ce17" office:value-type="string" calcext:value-type="string">
            <text:p>-</text:p>
          </table:table-cell>
          <table:table-cell table:style-name="ce21" office:value-type="float" office:value="0.5" calcext:value-type="float">
            <text:p>0.5</text:p>
          </table:table-cell>
          <table:table-cell table:style-name="ce35"/>
          <table:table-cell table:style-name="ce38"/>
          <table:table-cell table:style-name="ce40" table:formula="of:=IF([.A70]=1;IF(AND(ISNUMBER([.D70]);[.E70]&gt;1);[.D70]*[.E70]-[.D70];&quot;&quot;);IF(AND(ISNUMBER([.D70]);[.E70]&gt;0);[.D70]*[.E70];&quot;&quot;))">
            <text:p/>
          </table:table-cell>
          <table:table-cell table:style-name="ce40" table:formula="of:=IF(AND(ISNUMBER([.D70]);[.F70]&gt;0);[.D70]*[.F70];&quot;&quot;)">
            <text:p/>
          </table:table-cell>
          <table:table-cell table:style-name="ce40" table:formula="of:=IF(OR([.E70]&gt;0;[.F70]&gt;0);SUM([.G70:.H70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Autoinjektor (Kräver Field Medic-certifikat eller Fixer)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70]=1;IF(AND(ISNUMBER([.N70]);[.O70]&gt;1);[.N70]*[.O70]-[.N70];&quot;&quot;);IF(AND(ISNUMBER([.N70]);[.O70]&gt;0);[.N70]*[.O70];&quot;&quot;))">
            <text:p/>
          </table:table-cell>
          <table:table-cell table:style-name="ce40" table:formula="of:=IF(AND(ISNUMBER([.N70]);[.P70]&gt;0);[.N70]*[.P70];&quot;&quot;)">
            <text:p/>
          </table:table-cell>
          <table:table-cell table:style-name="ce40" table:formula="of:=IF(OR([.O70]&gt;0;[.P70]&gt;0);SUM([.Q70:.R70]);&quot;&quot;)">
            <text:p/>
          </table:table-cell>
          <table:table-cell table:number-columns-repeated="2"/>
          <table:table-cell table:style-name="ce7" office:value-type="string" calcext:value-type="string">
            <text:p>Ståltråd, 10m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U70]=1;IF(AND(ISNUMBER([.X70]);[.Y70]&gt;1);[.X70]*[.Y70]-[.X70];&quot;&quot;);IF(AND(ISNUMBER([.X70]);[.Y70]&gt;0);[.X70]*[.Y70];&quot;&quot;))">
            <text:p/>
          </table:table-cell>
          <table:table-cell table:style-name="ce40" table:formula="of:=IF(AND(ISNUMBER([.X70]);[.Z70]&gt;0);[.X70]*[.Z70];&quot;&quot;)">
            <text:p/>
          </table:table-cell>
          <table:table-cell table:style-name="ce40" table:formula="of:=IF(OR([.Y70]&gt;0;[.Z70]&gt;0);SUM([.AA70:.AB7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number-columns-repeated="2"/>
          <table:table-cell table:style-name="ce22"/>
          <table:table-cell table:style-name="ce4"/>
          <table:table-cell/>
          <table:table-cell table:style-name="ce40" table:formula="of:=IF([.A71]=1;IF(AND(ISNUMBER([.D71]);[.E71]&gt;1);[.D71]*[.E71]-[.D71];&quot;&quot;);IF(AND(ISNUMBER([.D71]);[.E71]&gt;0);[.D71]*[.E71];&quot;&quot;))">
            <text:p/>
          </table:table-cell>
          <table:table-cell table:style-name="ce40" table:formula="of:=IF(AND(ISNUMBER([.D71]);[.F71]&gt;0);[.D71]*[.F71];&quot;&quot;)">
            <text:p/>
          </table:table-cell>
          <table:table-cell table:style-name="ce40" table:formula="of:=IF(OR([.E71]&gt;0;[.F71]&gt;0);SUM([.G71:.H71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Ampull, bedövning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71]=1;IF(AND(ISNUMBER([.N71]);[.O71]&gt;1);[.N71]*[.O71]-[.N71];&quot;&quot;);IF(AND(ISNUMBER([.N71]);[.O71]&gt;0);[.N71]*[.O71];&quot;&quot;))">
            <text:p/>
          </table:table-cell>
          <table:table-cell table:style-name="ce40" table:formula="of:=IF(AND(ISNUMBER([.N71]);[.P71]&gt;0);[.N71]*[.P71];&quot;&quot;)">
            <text:p/>
          </table:table-cell>
          <table:table-cell table:style-name="ce40" table:formula="of:=IF(OR([.O71]&gt;0;[.P71]&gt;0);SUM([.Q71:.R71]);&quot;&quot;)">
            <text:p/>
          </table:table-cell>
          <table:table-cell table:number-columns-repeated="2"/>
          <table:table-cell table:style-name="ce7" office:value-type="string" calcext:value-type="string">
            <text:p>Stege 3m, hopfällbar lättmetall</text:p>
          </table:table-cell>
          <table:table-cell table:style-name="ce16"/>
          <table:table-cell table:style-name="ce20" office:value-type="float" office:value="2.2" calcext:value-type="float">
            <text:p>2.2</text:p>
          </table:table-cell>
          <table:table-cell table:style-name="ce30"/>
          <table:table-cell table:style-name="ce37"/>
          <table:table-cell table:style-name="ce40" table:formula="of:=IF([.U71]=1;IF(AND(ISNUMBER([.X71]);[.Y71]&gt;1);[.X71]*[.Y71]-[.X71];&quot;&quot;);IF(AND(ISNUMBER([.X71]);[.Y71]&gt;0);[.X71]*[.Y71];&quot;&quot;))">
            <text:p/>
          </table:table-cell>
          <table:table-cell table:style-name="ce40" table:formula="of:=IF(AND(ISNUMBER([.X71]);[.Z71]&gt;0);[.X71]*[.Z71];&quot;&quot;)">
            <text:p/>
          </table:table-cell>
          <table:table-cell table:style-name="ce40" table:formula="of:=IF(OR([.Y71]&gt;0;[.Z71]&gt;0);SUM([.AA71:.AB7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10" office:value-type="string" calcext:value-type="string">
            <text:p>Ammunition</text:p>
          </table:table-cell>
          <table:table-cell table:style-name="ce18" table:number-columns-repeated="2"/>
          <table:table-cell table:style-name="ce33" table:number-columns-repeated="2"/>
          <table:table-cell table:style-name="ce40" table:formula="of:=IF([.A72]=1;IF(AND(ISNUMBER([.D72]);[.E72]&gt;1);[.D72]*[.E72]-[.D72];&quot;&quot;);IF(AND(ISNUMBER([.D72]);[.E72]&gt;0);[.D72]*[.E72];&quot;&quot;))">
            <text:p/>
          </table:table-cell>
          <table:table-cell table:style-name="ce40" table:formula="of:=IF(AND(ISNUMBER([.D72]);[.F72]&gt;0);[.D72]*[.F72];&quot;&quot;)">
            <text:p/>
          </table:table-cell>
          <table:table-cell table:style-name="ce40" table:formula="of:=IF(OR([.E72]&gt;0;[.F72]&gt;0);SUM([.G72:.H72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Ampull, C-motmedel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72]=1;IF(AND(ISNUMBER([.N72]);[.O72]&gt;1);[.N72]*[.O72]-[.N72];&quot;&quot;);IF(AND(ISNUMBER([.N72]);[.O72]&gt;0);[.N72]*[.O72];&quot;&quot;))">
            <text:p/>
          </table:table-cell>
          <table:table-cell table:style-name="ce40" table:formula="of:=IF(AND(ISNUMBER([.N72]);[.P72]&gt;0);[.N72]*[.P72];&quot;&quot;)">
            <text:p/>
          </table:table-cell>
          <table:table-cell table:style-name="ce40" table:formula="of:=IF(OR([.O72]&gt;0;[.P72]&gt;0);SUM([.Q72:.R72]);&quot;&quot;)">
            <text:p/>
          </table:table-cell>
          <table:table-cell table:number-columns-repeated="2"/>
          <table:table-cell table:style-name="ce7" office:value-type="string" calcext:value-type="string">
            <text:p>Strypsnara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72]=1;IF(AND(ISNUMBER([.X72]);[.Y72]&gt;1);[.X72]*[.Y72]-[.X72];&quot;&quot;);IF(AND(ISNUMBER([.X72]);[.Y72]&gt;0);[.X72]*[.Y72];&quot;&quot;))">
            <text:p/>
          </table:table-cell>
          <table:table-cell table:style-name="ce40" table:formula="of:=IF(AND(ISNUMBER([.X72]);[.Z72]&gt;0);[.X72]*[.Z72];&quot;&quot;)">
            <text:p/>
          </table:table-cell>
          <table:table-cell table:style-name="ce40" table:formula="of:=IF(OR([.Y72]&gt;0;[.Z72]&gt;0);SUM([.AA72:.AB7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6" office:value-type="string" calcext:value-type="string">
            <text:p>8.1mm, 100st</text:p>
          </table:table-cell>
          <table:table-cell table:style-name="ce15" office:value-type="string" calcext:value-type="string">
            <text:p>AP</text:p>
          </table:table-cell>
          <table:table-cell table:style-name="ce19" office:value-type="float" office:value="0.9" calcext:value-type="float">
            <text:p>0.9</text:p>
          </table:table-cell>
          <table:table-cell table:style-name="ce29"/>
          <table:table-cell table:style-name="ce36"/>
          <table:table-cell table:style-name="ce40" table:formula="of:=IF([.A73]=1;IF(AND(ISNUMBER([.D73]);[.E73]&gt;1);[.D73]*[.E73]-[.D73];&quot;&quot;);IF(AND(ISNUMBER([.D73]);[.E73]&gt;0);[.D73]*[.E73];&quot;&quot;))">
            <text:p/>
          </table:table-cell>
          <table:table-cell table:style-name="ce40" table:formula="of:=IF(AND(ISNUMBER([.D73]);[.F73]&gt;0);[.D73]*[.F73];&quot;&quot;)">
            <text:p/>
          </table:table-cell>
          <table:table-cell table:style-name="ce40" table:formula="of:=IF(OR([.E73]&gt;0;[.F73]&gt;0);SUM([.G73:.H73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Ampull, morfin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73]=1;IF(AND(ISNUMBER([.N73]);[.O73]&gt;1);[.N73]*[.O73]-[.N73];&quot;&quot;);IF(AND(ISNUMBER([.N73]);[.O73]&gt;0);[.N73]*[.O73];&quot;&quot;))">
            <text:p/>
          </table:table-cell>
          <table:table-cell table:style-name="ce40" table:formula="of:=IF(AND(ISNUMBER([.N73]);[.P73]&gt;0);[.N73]*[.P73];&quot;&quot;)">
            <text:p/>
          </table:table-cell>
          <table:table-cell table:style-name="ce40" table:formula="of:=IF(OR([.O73]&gt;0;[.P73]&gt;0);SUM([.Q73:.R73]);&quot;&quot;)">
            <text:p/>
          </table:table-cell>
          <table:table-cell table:number-columns-repeated="2"/>
          <table:table-cell table:style-name="ce7" office:value-type="string" calcext:value-type="string">
            <text:p>Störningssändare, räckvidd max 100m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U73]=1;IF(AND(ISNUMBER([.X73]);[.Y73]&gt;1);[.X73]*[.Y73]-[.X73];&quot;&quot;);IF(AND(ISNUMBER([.X73]);[.Y73]&gt;0);[.X73]*[.Y73];&quot;&quot;))">
            <text:p/>
          </table:table-cell>
          <table:table-cell table:style-name="ce40" table:formula="of:=IF(AND(ISNUMBER([.X73]);[.Z73]&gt;0);[.X73]*[.Z73];&quot;&quot;)">
            <text:p/>
          </table:table-cell>
          <table:table-cell table:style-name="ce40" table:formula="of:=IF(OR([.Y73]&gt;0;[.Z73]&gt;0);SUM([.AA73:.AB7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9mm, 50st</text:p>
          </table:table-cell>
          <table:table-cell table:style-name="ce16" office:value-type="string" calcext:value-type="string">
            <text:p>AP</text:p>
          </table:table-cell>
          <table:table-cell table:style-name="ce20" office:value-type="float" office:value="0.5" calcext:value-type="float">
            <text:p>0.5</text:p>
          </table:table-cell>
          <table:table-cell table:style-name="ce31"/>
          <table:table-cell table:style-name="ce37"/>
          <table:table-cell table:style-name="ce40" table:formula="of:=IF([.A74]=1;IF(AND(ISNUMBER([.D74]);[.E74]&gt;1);[.D74]*[.E74]-[.D74];&quot;&quot;);IF(AND(ISNUMBER([.D74]);[.E74]&gt;0);[.D74]*[.E74];&quot;&quot;))">
            <text:p/>
          </table:table-cell>
          <table:table-cell table:style-name="ce40" table:formula="of:=IF(AND(ISNUMBER([.D74]);[.F74]&gt;0);[.D74]*[.F74];&quot;&quot;)">
            <text:p/>
          </table:table-cell>
          <table:table-cell table:style-name="ce40" table:formula="of:=IF(OR([.E74]&gt;0;[.F74]&gt;0);SUM([.G74:.H74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Ampull, sömnmedel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74]=1;IF(AND(ISNUMBER([.N74]);[.O74]&gt;1);[.N74]*[.O74]-[.N74];&quot;&quot;);IF(AND(ISNUMBER([.N74]);[.O74]&gt;0);[.N74]*[.O74];&quot;&quot;))">
            <text:p/>
          </table:table-cell>
          <table:table-cell table:style-name="ce40" table:formula="of:=IF(AND(ISNUMBER([.N74]);[.P74]&gt;0);[.N74]*[.P74];&quot;&quot;)">
            <text:p/>
          </table:table-cell>
          <table:table-cell table:style-name="ce40" table:formula="of:=IF(OR([.O74]&gt;0;[.P74]&gt;0);SUM([.Q74:.R74]);&quot;&quot;)">
            <text:p/>
          </table:table-cell>
          <table:table-cell table:number-columns-repeated="2"/>
          <table:table-cell table:style-name="ce7" office:value-type="string" calcext:value-type="string">
            <text:p>Störningssändare, räckvidd max 1km</text:p>
          </table:table-cell>
          <table:table-cell table:style-name="ce16"/>
          <table:table-cell table:style-name="ce20" office:value-type="float" office:value="2.2" calcext:value-type="float">
            <text:p>2.2</text:p>
          </table:table-cell>
          <table:table-cell table:style-name="ce30"/>
          <table:table-cell table:style-name="ce37"/>
          <table:table-cell table:style-name="ce40" table:formula="of:=IF([.U74]=1;IF(AND(ISNUMBER([.X74]);[.Y74]&gt;1);[.X74]*[.Y74]-[.X74];&quot;&quot;);IF(AND(ISNUMBER([.X74]);[.Y74]&gt;0);[.X74]*[.Y74];&quot;&quot;))">
            <text:p/>
          </table:table-cell>
          <table:table-cell table:style-name="ce40" table:formula="of:=IF(AND(ISNUMBER([.X74]);[.Z74]&gt;0);[.X74]*[.Z74];&quot;&quot;)">
            <text:p/>
          </table:table-cell>
          <table:table-cell table:style-name="ce40" table:formula="of:=IF(OR([.Y74]&gt;0;[.Z74]&gt;0);SUM([.AA74:.AB7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9mmLR, 50st</text:p>
          </table:table-cell>
          <table:table-cell table:style-name="ce16" office:value-type="string" calcext:value-type="string">
            <text:p>AP</text:p>
          </table:table-cell>
          <table:table-cell table:style-name="ce20" office:value-type="float" office:value="0.5" calcext:value-type="float">
            <text:p>0.5</text:p>
          </table:table-cell>
          <table:table-cell table:style-name="ce31"/>
          <table:table-cell table:style-name="ce37"/>
          <table:table-cell table:style-name="ce40" table:formula="of:=IF([.A75]=1;IF(AND(ISNUMBER([.D75]);[.E75]&gt;1);[.D75]*[.E75]-[.D75];&quot;&quot;);IF(AND(ISNUMBER([.D75]);[.E75]&gt;0);[.D75]*[.E75];&quot;&quot;))">
            <text:p/>
          </table:table-cell>
          <table:table-cell table:style-name="ce40" table:formula="of:=IF(AND(ISNUMBER([.D75]);[.F75]&gt;0);[.D75]*[.F75];&quot;&quot;)">
            <text:p/>
          </table:table-cell>
          <table:table-cell table:style-name="ce40" table:formula="of:=IF(OR([.E75]&gt;0;[.F75]&gt;0);SUM([.G75:.H7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Avbitartång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75]=1;IF(AND(ISNUMBER([.N75]);[.O75]&gt;1);[.N75]*[.O75]-[.N75];&quot;&quot;);IF(AND(ISNUMBER([.N75]);[.O75]&gt;0);[.N75]*[.O75];&quot;&quot;))">
            <text:p/>
          </table:table-cell>
          <table:table-cell table:style-name="ce40" table:formula="of:=IF(AND(ISNUMBER([.N75]);[.P75]&gt;0);[.N75]*[.P75];&quot;&quot;)">
            <text:p/>
          </table:table-cell>
          <table:table-cell table:style-name="ce40" table:formula="of:=IF(OR([.O75]&gt;0;[.P75]&gt;0);SUM([.Q75:.R75]);&quot;&quot;)">
            <text:p/>
          </table:table-cell>
          <table:table-cell table:number-columns-repeated="2"/>
          <table:table-cell table:style-name="ce7" office:value-type="string" calcext:value-type="string">
            <text:p>System-HUB</text:p>
          </table:table-cell>
          <table:table-cell table:style-name="ce16"/>
          <table:table-cell table:style-name="ce20" office:value-type="float" office:value="2.5" calcext:value-type="float">
            <text:p>2.5</text:p>
          </table:table-cell>
          <table:table-cell table:style-name="ce30"/>
          <table:table-cell table:style-name="ce37"/>
          <table:table-cell table:style-name="ce40" table:formula="of:=IF([.U75]=1;IF(AND(ISNUMBER([.X75]);[.Y75]&gt;1);[.X75]*[.Y75]-[.X75];&quot;&quot;);IF(AND(ISNUMBER([.X75]);[.Y75]&gt;0);[.X75]*[.Y75];&quot;&quot;))">
            <text:p/>
          </table:table-cell>
          <table:table-cell table:style-name="ce40" table:formula="of:=IF(AND(ISNUMBER([.X75]);[.Z75]&gt;0);[.X75]*[.Z75];&quot;&quot;)">
            <text:p/>
          </table:table-cell>
          <table:table-cell table:style-name="ce40" table:formula="of:=IF(OR([.Y75]&gt;0;[.Z75]&gt;0);SUM([.AA75:.AB7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10mm x24, 100st</text:p>
          </table:table-cell>
          <table:table-cell table:style-name="ce16" office:value-type="string" calcext:value-type="string">
            <text:p>AP</text:p>
          </table:table-cell>
          <table:table-cell table:style-name="ce20" office:value-type="float" office:value="1" calcext:value-type="float">
            <text:p>1.0</text:p>
          </table:table-cell>
          <table:table-cell table:style-name="ce31"/>
          <table:table-cell table:style-name="ce37"/>
          <table:table-cell table:style-name="ce40" table:formula="of:=IF([.A76]=1;IF(AND(ISNUMBER([.D76]);[.E76]&gt;1);[.D76]*[.E76]-[.D76];&quot;&quot;);IF(AND(ISNUMBER([.D76]);[.E76]&gt;0);[.D76]*[.E76];&quot;&quot;))">
            <text:p/>
          </table:table-cell>
          <table:table-cell table:style-name="ce40" table:formula="of:=IF(AND(ISNUMBER([.D76]);[.F76]&gt;0);[.D76]*[.F76];&quot;&quot;)">
            <text:p/>
          </table:table-cell>
          <table:table-cell table:style-name="ce40" table:formula="of:=IF(OR([.E76]&gt;0;[.F76]&gt;0);SUM([.G76:.H76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Avbitartång, stor</text:p>
          </table:table-cell>
          <table:table-cell table:style-name="ce16"/>
          <table:table-cell table:style-name="ce20" office:value-type="float" office:value="0.9" calcext:value-type="float">
            <text:p>0.9</text:p>
          </table:table-cell>
          <table:table-cell table:style-name="ce30"/>
          <table:table-cell table:style-name="ce37"/>
          <table:table-cell table:style-name="ce40" table:formula="of:=IF([.K76]=1;IF(AND(ISNUMBER([.N76]);[.O76]&gt;1);[.N76]*[.O76]-[.N76];&quot;&quot;);IF(AND(ISNUMBER([.N76]);[.O76]&gt;0);[.N76]*[.O76];&quot;&quot;))">
            <text:p/>
          </table:table-cell>
          <table:table-cell table:style-name="ce40" table:formula="of:=IF(AND(ISNUMBER([.N76]);[.P76]&gt;0);[.N76]*[.P76];&quot;&quot;)">
            <text:p/>
          </table:table-cell>
          <table:table-cell table:style-name="ce40" table:formula="of:=IF(OR([.O76]&gt;0;[.P76]&gt;0);SUM([.Q76:.R76]);&quot;&quot;)">
            <text:p/>
          </table:table-cell>
          <table:table-cell table:number-columns-repeated="2"/>
          <table:table-cell table:style-name="ce7" office:value-type="string" calcext:value-type="string">
            <text:p>Såg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76]=1;IF(AND(ISNUMBER([.X76]);[.Y76]&gt;1);[.X76]*[.Y76]-[.X76];&quot;&quot;);IF(AND(ISNUMBER([.X76]);[.Y76]&gt;0);[.X76]*[.Y76];&quot;&quot;))">
            <text:p/>
          </table:table-cell>
          <table:table-cell table:style-name="ce40" table:formula="of:=IF(AND(ISNUMBER([.X76]);[.Z76]&gt;0);[.X76]*[.Z76];&quot;&quot;)">
            <text:p/>
          </table:table-cell>
          <table:table-cell table:style-name="ce40" table:formula="of:=IF(OR([.Y76]&gt;0;[.Z76]&gt;0);SUM([.AA76:.AB7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</text:p>
          </table:table-cell>
          <table:table-cell table:style-name="ce16" office:value-type="string" calcext:value-type="string">
            <text:p>HEAP</text:p>
          </table:table-cell>
          <table:table-cell table:style-name="ce20" office:value-type="float" office:value="1" calcext:value-type="float">
            <text:p>1.0</text:p>
          </table:table-cell>
          <table:table-cell table:style-name="ce31"/>
          <table:table-cell table:style-name="ce37"/>
          <table:table-cell table:style-name="ce40" table:formula="of:=IF([.A77]=1;IF(AND(ISNUMBER([.D77]);[.E77]&gt;1);[.D77]*[.E77]-[.D77];&quot;&quot;);IF(AND(ISNUMBER([.D77]);[.E77]&gt;0);[.D77]*[.E77];&quot;&quot;))">
            <text:p/>
          </table:table-cell>
          <table:table-cell table:style-name="ce40" table:formula="of:=IF(AND(ISNUMBER([.D77]);[.F77]&gt;0);[.D77]*[.F77];&quot;&quot;)">
            <text:p/>
          </table:table-cell>
          <table:table-cell table:style-name="ce40" table:formula="of:=IF(OR([.E77]&gt;0;[.F77]&gt;0);SUM([.G77:.H77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i-Clear spray (OBS frätande, läs varningstexten)</text:p>
          </table:table-cell>
          <table:table-cell table:style-name="ce16"/>
          <table:table-cell table:style-name="ce20" office:value-type="float" office:value="0.6" calcext:value-type="float">
            <text:p>0.6</text:p>
          </table:table-cell>
          <table:table-cell table:style-name="ce30"/>
          <table:table-cell table:style-name="ce37"/>
          <table:table-cell table:style-name="ce40" table:formula="of:=IF([.K77]=1;IF(AND(ISNUMBER([.N77]);[.O77]&gt;1);[.N77]*[.O77]-[.N77];&quot;&quot;);IF(AND(ISNUMBER([.N77]);[.O77]&gt;0);[.N77]*[.O77];&quot;&quot;))">
            <text:p/>
          </table:table-cell>
          <table:table-cell table:style-name="ce40" table:formula="of:=IF(AND(ISNUMBER([.N77]);[.P77]&gt;0);[.N77]*[.P77];&quot;&quot;)">
            <text:p/>
          </table:table-cell>
          <table:table-cell table:style-name="ce40" table:formula="of:=IF(OR([.O77]&gt;0;[.P77]&gt;0);SUM([.Q77:.R77]);&quot;&quot;)">
            <text:p/>
          </table:table-cell>
          <table:table-cell table:number-columns-repeated="2"/>
          <table:table-cell table:style-name="ce7" office:value-type="string" calcext:value-type="string">
            <text:p>Stetoskop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U77]=1;IF(AND(ISNUMBER([.X77]);[.Y77]&gt;1);[.X77]*[.Y77]-[.X77];&quot;&quot;);IF(AND(ISNUMBER([.X77]);[.Y77]&gt;0);[.X77]*[.Y77];&quot;&quot;))">
            <text:p/>
          </table:table-cell>
          <table:table-cell table:style-name="ce40" table:formula="of:=IF(AND(ISNUMBER([.X77]);[.Z77]&gt;0);[.X77]*[.Z77];&quot;&quot;)">
            <text:p/>
          </table:table-cell>
          <table:table-cell table:style-name="ce40" table:formula="of:=IF(OR([.Y77]&gt;0;[.Z77]&gt;0);SUM([.AA77:.AB7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</text:p>
          </table:table-cell>
          <table:table-cell table:style-name="ce16" office:value-type="string" calcext:value-type="string">
            <text:p>Hålspets</text:p>
          </table:table-cell>
          <table:table-cell table:style-name="ce20" office:value-type="float" office:value="1" calcext:value-type="float">
            <text:p>1.0</text:p>
          </table:table-cell>
          <table:table-cell table:style-name="ce31"/>
          <table:table-cell table:style-name="ce37"/>
          <table:table-cell table:style-name="ce40" table:formula="of:=IF([.A78]=1;IF(AND(ISNUMBER([.D78]);[.E78]&gt;1);[.D78]*[.E78]-[.D78];&quot;&quot;);IF(AND(ISNUMBER([.D78]);[.E78]&gt;0);[.D78]*[.E78];&quot;&quot;))">
            <text:p/>
          </table:table-cell>
          <table:table-cell table:style-name="ce40" table:formula="of:=IF(AND(ISNUMBER([.D78]);[.F78]&gt;0);[.D78]*[.F78];&quot;&quot;)">
            <text:p/>
          </table:table-cell>
          <table:table-cell table:style-name="ce40" table:formula="of:=IF(OR([.E78]&gt;0;[.F78]&gt;0);SUM([.G78:.H78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randsläckare, pulver</text:p>
          </table:table-cell>
          <table:table-cell table:style-name="ce16"/>
          <table:table-cell table:style-name="ce20" office:value-type="float" office:value="3.5" calcext:value-type="float">
            <text:p>3.5</text:p>
          </table:table-cell>
          <table:table-cell table:style-name="ce30"/>
          <table:table-cell table:style-name="ce37"/>
          <table:table-cell table:style-name="ce40" table:formula="of:=IF([.K78]=1;IF(AND(ISNUMBER([.N78]);[.O78]&gt;1);[.N78]*[.O78]-[.N78];&quot;&quot;);IF(AND(ISNUMBER([.N78]);[.O78]&gt;0);[.N78]*[.O78];&quot;&quot;))">
            <text:p/>
          </table:table-cell>
          <table:table-cell table:style-name="ce40" table:formula="of:=IF(AND(ISNUMBER([.N78]);[.P78]&gt;0);[.N78]*[.P78];&quot;&quot;)">
            <text:p/>
          </table:table-cell>
          <table:table-cell table:style-name="ce40" table:formula="of:=IF(OR([.O78]&gt;0;[.P78]&gt;0);SUM([.Q78:.R78]);&quot;&quot;)">
            <text:p/>
          </table:table-cell>
          <table:table-cell table:number-columns-repeated="2"/>
          <table:table-cell table:style-name="ce7" office:value-type="string" calcext:value-type="string">
            <text:p>Toalettartiklar (tandborste, tvål, mm.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U78]=1;IF(AND(ISNUMBER([.X78]);[.Y78]&gt;1);[.X78]*[.Y78]-[.X78];&quot;&quot;);IF(AND(ISNUMBER([.X78]);[.Y78]&gt;0);[.X78]*[.Y78];&quot;&quot;))">
            <text:p/>
          </table:table-cell>
          <table:table-cell table:style-name="ce40" table:formula="of:=IF(AND(ISNUMBER([.X78]);[.Z78]&gt;0);[.X78]*[.Z78];&quot;&quot;)">
            <text:p/>
          </table:table-cell>
          <table:table-cell table:style-name="ce40" table:formula="of:=IF(OR([.Y78]&gt;0;[.Z78]&gt;0);SUM([.AA78:.AB7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</text:p>
          </table:table-cell>
          <table:table-cell table:style-name="ce16" office:value-type="string" calcext:value-type="string">
            <text:p>Spårljus</text:p>
          </table:table-cell>
          <table:table-cell table:style-name="ce20" office:value-type="float" office:value="1" calcext:value-type="float">
            <text:p>1.0</text:p>
          </table:table-cell>
          <table:table-cell table:style-name="ce31"/>
          <table:table-cell table:style-name="ce37"/>
          <table:table-cell table:style-name="ce40" table:formula="of:=IF([.A79]=1;IF(AND(ISNUMBER([.D79]);[.E79]&gt;1);[.D79]*[.E79]-[.D79];&quot;&quot;);IF(AND(ISNUMBER([.D79]);[.E79]&gt;0);[.D79]*[.E79];&quot;&quot;))">
            <text:p/>
          </table:table-cell>
          <table:table-cell table:style-name="ce40" table:formula="of:=IF(AND(ISNUMBER([.D79]);[.F79]&gt;0);[.D79]*[.F79];&quot;&quot;)">
            <text:p/>
          </table:table-cell>
          <table:table-cell table:style-name="ce40" table:formula="of:=IF(OR([.E79]&gt;0;[.F79]&gt;0);SUM([.G79:.H79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randsläckare, skum</text:p>
          </table:table-cell>
          <table:table-cell table:style-name="ce16"/>
          <table:table-cell table:style-name="ce20" office:value-type="float" office:value="4" calcext:value-type="float">
            <text:p>4.0</text:p>
          </table:table-cell>
          <table:table-cell table:style-name="ce30"/>
          <table:table-cell table:style-name="ce37"/>
          <table:table-cell table:style-name="ce40" table:formula="of:=IF([.K79]=1;IF(AND(ISNUMBER([.N79]);[.O79]&gt;1);[.N79]*[.O79]-[.N79];&quot;&quot;);IF(AND(ISNUMBER([.N79]);[.O79]&gt;0);[.N79]*[.O79];&quot;&quot;))">
            <text:p/>
          </table:table-cell>
          <table:table-cell table:style-name="ce40" table:formula="of:=IF(AND(ISNUMBER([.N79]);[.P79]&gt;0);[.N79]*[.P79];&quot;&quot;)">
            <text:p/>
          </table:table-cell>
          <table:table-cell table:style-name="ce40" table:formula="of:=IF(OR([.O79]&gt;0;[.P79]&gt;0);SUM([.Q79:.R79]);&quot;&quot;)">
            <text:p/>
          </table:table-cell>
          <table:table-cell table:number-columns-repeated="2"/>
          <table:table-cell table:style-name="ce7" office:value-type="string" calcext:value-type="string">
            <text:p>Tryckmätare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U79]=1;IF(AND(ISNUMBER([.X79]);[.Y79]&gt;1);[.X79]*[.Y79]-[.X79];&quot;&quot;);IF(AND(ISNUMBER([.X79]);[.Y79]&gt;0);[.X79]*[.Y79];&quot;&quot;))">
            <text:p/>
          </table:table-cell>
          <table:table-cell table:style-name="ce40" table:formula="of:=IF(AND(ISNUMBER([.X79]);[.Z79]&gt;0);[.X79]*[.Z79];&quot;&quot;)">
            <text:p/>
          </table:table-cell>
          <table:table-cell table:style-name="ce40" table:formula="of:=IF(OR([.Y79]&gt;0;[.Z79]&gt;0);SUM([.AA79:.AB79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10mm x28, 100 st</text:p>
          </table:table-cell>
          <table:table-cell table:style-name="ce16" office:value-type="string" calcext:value-type="string">
            <text:p>AP</text:p>
          </table:table-cell>
          <table:table-cell table:style-name="ce20" office:value-type="float" office:value="1.2" calcext:value-type="float">
            <text:p>1.2</text:p>
          </table:table-cell>
          <table:table-cell table:style-name="ce31"/>
          <table:table-cell table:style-name="ce37"/>
          <table:table-cell table:style-name="ce40" table:formula="of:=IF([.A80]=1;IF(AND(ISNUMBER([.D80]);[.E80]&gt;1);[.D80]*[.E80]-[.D80];&quot;&quot;);IF(AND(ISNUMBER([.D80]);[.E80]&gt;0);[.D80]*[.E80];&quot;&quot;))">
            <text:p/>
          </table:table-cell>
          <table:table-cell table:style-name="ce40" table:formula="of:=IF(AND(ISNUMBER([.D80]);[.F80]&gt;0);[.D80]*[.F80];&quot;&quot;)">
            <text:p/>
          </table:table-cell>
          <table:table-cell table:style-name="ce40" table:formula="of:=IF(OR([.E80]&gt;0;[.F80]&gt;0);SUM([.G80:.H80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atong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K80]=1;IF(AND(ISNUMBER([.N80]);[.O80]&gt;1);[.N80]*[.O80]-[.N80];&quot;&quot;);IF(AND(ISNUMBER([.N80]);[.O80]&gt;0);[.N80]*[.O80];&quot;&quot;))">
            <text:p/>
          </table:table-cell>
          <table:table-cell table:style-name="ce40" table:formula="of:=IF(AND(ISNUMBER([.N80]);[.P80]&gt;0);[.N80]*[.P80];&quot;&quot;)">
            <text:p/>
          </table:table-cell>
          <table:table-cell table:style-name="ce40" table:formula="of:=IF(OR([.O80]&gt;0;[.P80]&gt;0);SUM([.Q80:.R80]);&quot;&quot;)">
            <text:p/>
          </table:table-cell>
          <table:table-cell table:number-columns-repeated="2"/>
          <table:table-cell table:style-name="ce7" office:value-type="string" calcext:value-type="string">
            <text:p>Tält, modell knäppetält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0"/>
          <table:table-cell table:style-name="ce37"/>
          <table:table-cell table:style-name="ce40" table:formula="of:=IF([.U80]=1;IF(AND(ISNUMBER([.X80]);[.Y80]&gt;1);[.X80]*[.Y80]-[.X80];&quot;&quot;);IF(AND(ISNUMBER([.X80]);[.Y80]&gt;0);[.X80]*[.Y80];&quot;&quot;))">
            <text:p/>
          </table:table-cell>
          <table:table-cell table:style-name="ce40" table:formula="of:=IF(AND(ISNUMBER([.X80]);[.Z80]&gt;0);[.X80]*[.Z80];&quot;&quot;)">
            <text:p/>
          </table:table-cell>
          <table:table-cell table:style-name="ce40" table:formula="of:=IF(OR([.Y80]&gt;0;[.Z80]&gt;0);SUM([.AA80:.AB8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</text:p>
          </table:table-cell>
          <table:table-cell table:style-name="ce16" office:value-type="string" calcext:value-type="string">
            <text:p>HEAP</text:p>
          </table:table-cell>
          <table:table-cell table:style-name="ce20" office:value-type="float" office:value="1.2" calcext:value-type="float">
            <text:p>1.2</text:p>
          </table:table-cell>
          <table:table-cell table:style-name="ce31"/>
          <table:table-cell table:style-name="ce37"/>
          <table:table-cell table:style-name="ce40" table:formula="of:=IF([.A81]=1;IF(AND(ISNUMBER([.D81]);[.E81]&gt;1);[.D81]*[.E81]-[.D81];&quot;&quot;);IF(AND(ISNUMBER([.D81]);[.E81]&gt;0);[.D81]*[.E81];&quot;&quot;))">
            <text:p/>
          </table:table-cell>
          <table:table-cell table:style-name="ce40" table:formula="of:=IF(AND(ISNUMBER([.D81]);[.F81]&gt;0);[.D81]*[.F81];&quot;&quot;)">
            <text:p/>
          </table:table-cell>
          <table:table-cell table:style-name="ce40" table:formula="of:=IF(OR([.E81]&gt;0;[.F81]&gt;0);SUM([.G81:.H81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atong, teleskopbatong</text:p>
          </table:table-cell>
          <table:table-cell table:style-name="ce16"/>
          <table:table-cell table:style-name="ce20" office:value-type="float" office:value="0.6" calcext:value-type="float">
            <text:p>0.6</text:p>
          </table:table-cell>
          <table:table-cell table:style-name="ce30"/>
          <table:table-cell table:style-name="ce37"/>
          <table:table-cell table:style-name="ce40" table:formula="of:=IF([.K81]=1;IF(AND(ISNUMBER([.N81]);[.O81]&gt;1);[.N81]*[.O81]-[.N81];&quot;&quot;);IF(AND(ISNUMBER([.N81]);[.O81]&gt;0);[.N81]*[.O81];&quot;&quot;))">
            <text:p/>
          </table:table-cell>
          <table:table-cell table:style-name="ce40" table:formula="of:=IF(AND(ISNUMBER([.N81]);[.P81]&gt;0);[.N81]*[.P81];&quot;&quot;)">
            <text:p/>
          </table:table-cell>
          <table:table-cell table:style-name="ce40" table:formula="of:=IF(OR([.O81]&gt;0;[.P81]&gt;0);SUM([.Q81:.R81]);&quot;&quot;)">
            <text:p/>
          </table:table-cell>
          <table:table-cell table:number-columns-repeated="2"/>
          <table:table-cell table:style-name="ce7" office:value-type="string" calcext:value-type="string">
            <text:p>Tält, Ridgemaster 4-man (för svårare väderförhållanden)</text:p>
          </table:table-cell>
          <table:table-cell table:style-name="ce16"/>
          <table:table-cell table:style-name="ce20" office:value-type="float" office:value="5" calcext:value-type="float">
            <text:p>5.0</text:p>
          </table:table-cell>
          <table:table-cell table:style-name="ce30"/>
          <table:table-cell table:style-name="ce37"/>
          <table:table-cell table:style-name="ce40" table:formula="of:=IF([.U81]=1;IF(AND(ISNUMBER([.X81]);[.Y81]&gt;1);[.X81]*[.Y81]-[.X81];&quot;&quot;);IF(AND(ISNUMBER([.X81]);[.Y81]&gt;0);[.X81]*[.Y81];&quot;&quot;))">
            <text:p/>
          </table:table-cell>
          <table:table-cell table:style-name="ce40" table:formula="of:=IF(AND(ISNUMBER([.X81]);[.Z81]&gt;0);[.X81]*[.Z81];&quot;&quot;)">
            <text:p/>
          </table:table-cell>
          <table:table-cell table:style-name="ce40" table:formula="of:=IF(OR([.Y81]&gt;0;[.Z81]&gt;0);SUM([.AA81:.AB8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</text:p>
          </table:table-cell>
          <table:table-cell table:style-name="ce16" office:value-type="string" calcext:value-type="string">
            <text:p>Spårljus</text:p>
          </table:table-cell>
          <table:table-cell table:style-name="ce20" office:value-type="float" office:value="1.2" calcext:value-type="float">
            <text:p>1.2</text:p>
          </table:table-cell>
          <table:table-cell table:style-name="ce31"/>
          <table:table-cell table:style-name="ce37"/>
          <table:table-cell table:style-name="ce40" table:formula="of:=IF([.A82]=1;IF(AND(ISNUMBER([.D82]);[.E82]&gt;1);[.D82]*[.E82]-[.D82];&quot;&quot;);IF(AND(ISNUMBER([.D82]);[.E82]&gt;0);[.D82]*[.E82];&quot;&quot;))">
            <text:p/>
          </table:table-cell>
          <table:table-cell table:style-name="ce40" table:formula="of:=IF(AND(ISNUMBER([.D82]);[.F82]&gt;0);[.D82]*[.F82];&quot;&quot;)">
            <text:p/>
          </table:table-cell>
          <table:table-cell table:style-name="ce40" table:formula="of:=IF(OR([.E82]&gt;0;[.F82]&gt;0);SUM([.G82:.H82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atteri, WE10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82]=1;IF(AND(ISNUMBER([.N82]);[.O82]&gt;1);[.N82]*[.O82]-[.N82];&quot;&quot;);IF(AND(ISNUMBER([.N82]);[.O82]&gt;0);[.N82]*[.O82];&quot;&quot;))">
            <text:p/>
          </table:table-cell>
          <table:table-cell table:style-name="ce40" table:formula="of:=IF(AND(ISNUMBER([.N82]);[.P82]&gt;0);[.N82]*[.P82];&quot;&quot;)">
            <text:p/>
          </table:table-cell>
          <table:table-cell table:style-name="ce40" table:formula="of:=IF(OR([.O82]&gt;0;[.P82]&gt;0);SUM([.Q82:.R82]);&quot;&quot;)">
            <text:p/>
          </table:table-cell>
          <table:table-cell table:number-columns-repeated="2"/>
          <table:table-cell table:style-name="ce7" office:value-type="string" calcext:value-type="string">
            <text:p>Tändare</text:p>
          </table:table-cell>
          <table:table-cell table:style-name="ce16"/>
          <table:table-cell table:style-name="ce20" office:value-type="string" calcext:value-type="string">
            <text:p>-</text:p>
          </table:table-cell>
          <table:table-cell table:style-name="ce30"/>
          <table:table-cell table:style-name="ce37"/>
          <table:table-cell table:style-name="ce40" table:formula="of:=IF([.U82]=1;IF(AND(ISNUMBER([.X82]);[.Y82]&gt;1);[.X82]*[.Y82]-[.X82];&quot;&quot;);IF(AND(ISNUMBER([.X82]);[.Y82]&gt;0);[.X82]*[.Y82];&quot;&quot;))">
            <text:p/>
          </table:table-cell>
          <table:table-cell table:style-name="ce40" table:formula="of:=IF(AND(ISNUMBER([.X82]);[.Z82]&gt;0);[.X82]*[.Z82];&quot;&quot;)">
            <text:p/>
          </table:table-cell>
          <table:table-cell table:style-name="ce40" table:formula="of:=IF(OR([.Y82]&gt;0;[.Z82]&gt;0);SUM([.AA82:.AB8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M56A2 låda 400 prj.</text:p>
          </table:table-cell>
          <table:table-cell table:style-name="ce16" office:value-type="string" calcext:value-type="string">
            <text:p>AP, HEAP, Spårljus</text:p>
          </table:table-cell>
          <table:table-cell table:style-name="ce20" office:value-type="float" office:value="4.8" calcext:value-type="float">
            <text:p>4.8</text:p>
          </table:table-cell>
          <table:table-cell table:style-name="ce31"/>
          <table:table-cell table:style-name="ce37"/>
          <table:table-cell table:style-name="ce40" table:formula="of:=IF([.A83]=1;IF(AND(ISNUMBER([.D83]);[.E83]&gt;1);[.D83]*[.E83]-[.D83];&quot;&quot;);IF(AND(ISNUMBER([.D83]);[.E83]&gt;0);[.D83]*[.E83];&quot;&quot;))">
            <text:p/>
          </table:table-cell>
          <table:table-cell table:style-name="ce40" table:formula="of:=IF(AND(ISNUMBER([.D83]);[.F83]&gt;0);[.D83]*[.F83];&quot;&quot;)">
            <text:p/>
          </table:table-cell>
          <table:table-cell table:style-name="ce40" table:formula="of:=IF(OR([.E83]&gt;0;[.F83]&gt;0);SUM([.G83:.H83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atteri, WE20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0"/>
          <table:table-cell table:style-name="ce37"/>
          <table:table-cell table:style-name="ce40" table:formula="of:=IF([.K83]=1;IF(AND(ISNUMBER([.N83]);[.O83]&gt;1);[.N83]*[.O83]-[.N83];&quot;&quot;);IF(AND(ISNUMBER([.N83]);[.O83]&gt;0);[.N83]*[.O83];&quot;&quot;))">
            <text:p/>
          </table:table-cell>
          <table:table-cell table:style-name="ce40" table:formula="of:=IF(AND(ISNUMBER([.N83]);[.P83]&gt;0);[.N83]*[.P83];&quot;&quot;)">
            <text:p/>
          </table:table-cell>
          <table:table-cell table:style-name="ce40" table:formula="of:=IF(OR([.O83]&gt;0;[.P83]&gt;0);SUM([.Q83:.R83]);&quot;&quot;)">
            <text:p/>
          </table:table-cell>
          <table:table-cell table:number-columns-repeated="2"/>
          <table:table-cell table:style-name="ce7" office:value-type="string" calcext:value-type="string">
            <text:p>Tändstickor, 1 ask</text:p>
          </table:table-cell>
          <table:table-cell table:style-name="ce16"/>
          <table:table-cell table:style-name="ce20" office:value-type="string" calcext:value-type="string">
            <text:p>-</text:p>
          </table:table-cell>
          <table:table-cell table:style-name="ce30"/>
          <table:table-cell table:style-name="ce37"/>
          <table:table-cell table:style-name="ce40" table:formula="of:=IF([.U83]=1;IF(AND(ISNUMBER([.X83]);[.Y83]&gt;1);[.X83]*[.Y83]-[.X83];&quot;&quot;);IF(AND(ISNUMBER([.X83]);[.Y83]&gt;0);[.X83]*[.Y83];&quot;&quot;))">
            <text:p/>
          </table:table-cell>
          <table:table-cell table:style-name="ce40" table:formula="of:=IF(AND(ISNUMBER([.X83]);[.Z83]&gt;0);[.X83]*[.Z83];&quot;&quot;)">
            <text:p/>
          </table:table-cell>
          <table:table-cell table:style-name="ce40" table:formula="of:=IF(OR([.Y83]&gt;0;[.Z83]&gt;0);SUM([.AA83:.AB8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UA571-C kasett 500 prj. </text:p>
          </table:table-cell>
          <table:table-cell table:style-name="ce16" office:value-type="string" calcext:value-type="string">
            <text:p>AP, HEAP, Spårljus</text:p>
          </table:table-cell>
          <table:table-cell table:style-name="ce20" office:value-type="float" office:value="6" calcext:value-type="float">
            <text:p>6.0</text:p>
          </table:table-cell>
          <table:table-cell table:style-name="ce31"/>
          <table:table-cell table:style-name="ce37"/>
          <table:table-cell table:style-name="ce40" table:formula="of:=IF([.A84]=1;IF(AND(ISNUMBER([.D84]);[.E84]&gt;1);[.D84]*[.E84]-[.D84];&quot;&quot;);IF(AND(ISNUMBER([.D84]);[.E84]&gt;0);[.D84]*[.E84];&quot;&quot;))">
            <text:p/>
          </table:table-cell>
          <table:table-cell table:style-name="ce40" table:formula="of:=IF(AND(ISNUMBER([.D84]);[.F84]&gt;0);[.D84]*[.F84];&quot;&quot;)">
            <text:p/>
          </table:table-cell>
          <table:table-cell table:style-name="ce40" table:formula="of:=IF(OR([.E84]&gt;0;[.F84]&gt;0);SUM([.G84:.H84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atteri, WE50 (motsv. bilbatteri)</text:p>
          </table:table-cell>
          <table:table-cell table:style-name="ce16"/>
          <table:table-cell table:style-name="ce20" office:value-type="float" office:value="1.5" calcext:value-type="float">
            <text:p>1.5</text:p>
          </table:table-cell>
          <table:table-cell table:style-name="ce30"/>
          <table:table-cell table:style-name="ce37"/>
          <table:table-cell table:style-name="ce40" table:formula="of:=IF([.K84]=1;IF(AND(ISNUMBER([.N84]);[.O84]&gt;1);[.N84]*[.O84]-[.N84];&quot;&quot;);IF(AND(ISNUMBER([.N84]);[.O84]&gt;0);[.N84]*[.O84];&quot;&quot;))">
            <text:p/>
          </table:table-cell>
          <table:table-cell table:style-name="ce40" table:formula="of:=IF(AND(ISNUMBER([.N84]);[.P84]&gt;0);[.N84]*[.P84];&quot;&quot;)">
            <text:p/>
          </table:table-cell>
          <table:table-cell table:style-name="ce40" table:formula="of:=IF(OR([.O84]&gt;0;[.P84]&gt;0);SUM([.Q84:.R84]);&quot;&quot;)">
            <text:p/>
          </table:table-cell>
          <table:table-cell table:number-columns-repeated="2"/>
          <table:table-cell table:style-name="ce7" office:value-type="string" calcext:value-type="string">
            <text:p>Vapenvårdssats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84]=1;IF(AND(ISNUMBER([.X84]);[.Y84]&gt;1);[.X84]*[.Y84]-[.X84];&quot;&quot;);IF(AND(ISNUMBER([.X84]);[.Y84]&gt;0);[.X84]*[.Y84];&quot;&quot;))">
            <text:p/>
          </table:table-cell>
          <table:table-cell table:style-name="ce40" table:formula="of:=IF(AND(ISNUMBER([.X84]);[.Z84]&gt;0);[.X84]*[.Z84];&quot;&quot;)">
            <text:p/>
          </table:table-cell>
          <table:table-cell table:style-name="ce40" table:formula="of:=IF(OR([.Y84]&gt;0;[.Z84]&gt;0);SUM([.AA84:.AB8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10mm x28 M252, 50st</text:p>
          </table:table-cell>
          <table:table-cell table:style-name="ce16" office:value-type="string" calcext:value-type="string">
            <text:p>AP</text:p>
          </table:table-cell>
          <table:table-cell table:style-name="ce20" office:value-type="float" office:value="0.6" calcext:value-type="float">
            <text:p>0.6</text:p>
          </table:table-cell>
          <table:table-cell table:style-name="ce31"/>
          <table:table-cell table:style-name="ce37"/>
          <table:table-cell table:style-name="ce40" table:formula="of:=IF([.A85]=1;IF(AND(ISNUMBER([.D85]);[.E85]&gt;1);[.D85]*[.E85]-[.D85];&quot;&quot;);IF(AND(ISNUMBER([.D85]);[.E85]&gt;0);[.D85]*[.E85];&quot;&quot;))">
            <text:p/>
          </table:table-cell>
          <table:table-cell table:style-name="ce40" table:formula="of:=IF(AND(ISNUMBER([.D85]);[.F85]&gt;0);[.D85]*[.F85];&quot;&quot;)">
            <text:p/>
          </table:table-cell>
          <table:table-cell table:style-name="ce40" table:formula="of:=IF(OR([.E85]&gt;0;[.F85]&gt;0);SUM([.G85:.H8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atteriladdare för WE10/WE20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85]=1;IF(AND(ISNUMBER([.N85]);[.O85]&gt;1);[.N85]*[.O85]-[.N85];&quot;&quot;);IF(AND(ISNUMBER([.N85]);[.O85]&gt;0);[.N85]*[.O85];&quot;&quot;))">
            <text:p/>
          </table:table-cell>
          <table:table-cell table:style-name="ce40" table:formula="of:=IF(AND(ISNUMBER([.N85]);[.P85]&gt;0);[.N85]*[.P85];&quot;&quot;)">
            <text:p/>
          </table:table-cell>
          <table:table-cell table:style-name="ce40" table:formula="of:=IF(OR([.O85]&gt;0;[.P85]&gt;0);SUM([.Q85:.R85]);&quot;&quot;)">
            <text:p/>
          </table:table-cell>
          <table:table-cell table:number-columns-repeated="2"/>
          <table:table-cell table:style-name="ce7" office:value-type="string" calcext:value-type="string">
            <text:p>Vattenbehållare 0,75L (full)</text:p>
          </table:table-cell>
          <table:table-cell table:style-name="ce16"/>
          <table:table-cell table:style-name="ce20" office:value-type="float" office:value="0.9" calcext:value-type="float">
            <text:p>0.9</text:p>
          </table:table-cell>
          <table:table-cell table:style-name="ce30"/>
          <table:table-cell table:style-name="ce37"/>
          <table:table-cell table:style-name="ce40" table:formula="of:=IF([.U85]=1;IF(AND(ISNUMBER([.X85]);[.Y85]&gt;1);[.X85]*[.Y85]-[.X85];&quot;&quot;);IF(AND(ISNUMBER([.X85]);[.Y85]&gt;0);[.X85]*[.Y85];&quot;&quot;))">
            <text:p/>
          </table:table-cell>
          <table:table-cell table:style-name="ce40" table:formula="of:=IF(AND(ISNUMBER([.X85]);[.Z85]&gt;0);[.X85]*[.Z85];&quot;&quot;)">
            <text:p/>
          </table:table-cell>
          <table:table-cell table:style-name="ce40" table:formula="of:=IF(OR([.Y85]&gt;0;[.Z85]&gt;0);SUM([.AA85:.AB8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</text:p>
          </table:table-cell>
          <table:table-cell table:style-name="ce16" office:value-type="string" calcext:value-type="string">
            <text:p>HEAP</text:p>
          </table:table-cell>
          <table:table-cell table:style-name="ce20" office:value-type="float" office:value="0.6" calcext:value-type="float">
            <text:p>0.6</text:p>
          </table:table-cell>
          <table:table-cell table:style-name="ce31"/>
          <table:table-cell table:style-name="ce37"/>
          <table:table-cell table:style-name="ce40" table:formula="of:=IF([.A86]=1;IF(AND(ISNUMBER([.D86]);[.E86]&gt;1);[.D86]*[.E86]-[.D86];&quot;&quot;);IF(AND(ISNUMBER([.D86]);[.E86]&gt;0);[.D86]*[.E86];&quot;&quot;))">
            <text:p/>
          </table:table-cell>
          <table:table-cell table:style-name="ce40" table:formula="of:=IF(AND(ISNUMBER([.D86]);[.F86]&gt;0);[.D86]*[.F86];&quot;&quot;)">
            <text:p/>
          </table:table-cell>
          <table:table-cell table:style-name="ce40" table:formula="of:=IF(OR([.E86]&gt;0;[.F86]&gt;0);SUM([.G86:.H86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orrmaskin (drivs på WE10, 10 timmar)</text:p>
          </table:table-cell>
          <table:table-cell table:style-name="ce16"/>
          <table:table-cell table:style-name="ce16" office:value-type="float" office:value="1.2" calcext:value-type="float">
            <text:p>1.2</text:p>
          </table:table-cell>
          <table:table-cell table:style-name="ce30"/>
          <table:table-cell table:style-name="ce37"/>
          <table:table-cell table:style-name="ce40" table:formula="of:=IF([.K86]=1;IF(AND(ISNUMBER([.N86]);[.O86]&gt;1);[.N86]*[.O86]-[.N86];&quot;&quot;);IF(AND(ISNUMBER([.N86]);[.O86]&gt;0);[.N86]*[.O86];&quot;&quot;))">
            <text:p/>
          </table:table-cell>
          <table:table-cell table:style-name="ce40" table:formula="of:=IF(AND(ISNUMBER([.N86]);[.P86]&gt;0);[.N86]*[.P86];&quot;&quot;)">
            <text:p/>
          </table:table-cell>
          <table:table-cell table:style-name="ce40" table:formula="of:=IF(OR([.O86]&gt;0;[.P86]&gt;0);SUM([.Q86:.R86]);&quot;&quot;)">
            <text:p/>
          </table:table-cell>
          <table:table-cell table:number-columns-repeated="2"/>
          <table:table-cell table:style-name="ce7" office:value-type="string" calcext:value-type="string">
            <text:p>Vattendunk, 6L (full)</text:p>
          </table:table-cell>
          <table:table-cell table:style-name="ce16"/>
          <table:table-cell table:style-name="ce20" office:value-type="float" office:value="6.2" calcext:value-type="float">
            <text:p>6.2</text:p>
          </table:table-cell>
          <table:table-cell table:style-name="ce30"/>
          <table:table-cell table:style-name="ce37"/>
          <table:table-cell table:style-name="ce40" table:formula="of:=IF([.U86]=1;IF(AND(ISNUMBER([.X86]);[.Y86]&gt;1);[.X86]*[.Y86]-[.X86];&quot;&quot;);IF(AND(ISNUMBER([.X86]);[.Y86]&gt;0);[.X86]*[.Y86];&quot;&quot;))">
            <text:p/>
          </table:table-cell>
          <table:table-cell table:style-name="ce40" table:formula="of:=IF(AND(ISNUMBER([.X86]);[.Z86]&gt;0);[.X86]*[.Z86];&quot;&quot;)">
            <text:p/>
          </table:table-cell>
          <table:table-cell table:style-name="ce40" table:formula="of:=IF(OR([.Y86]&gt;0;[.Z86]&gt;0);SUM([.AA86:.AB8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Dart, 10st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float" office:value="0.2" calcext:value-type="float">
            <text:p>0.2</text:p>
          </table:table-cell>
          <table:table-cell table:style-name="ce31"/>
          <table:table-cell table:style-name="ce37"/>
          <table:table-cell table:style-name="ce40" table:formula="of:=IF([.A87]=1;IF(AND(ISNUMBER([.D87]);[.E87]&gt;1);[.D87]*[.E87]-[.D87];&quot;&quot;);IF(AND(ISNUMBER([.D87]);[.E87]&gt;0);[.D87]*[.E87];&quot;&quot;))">
            <text:p/>
          </table:table-cell>
          <table:table-cell table:style-name="ce40" table:formula="of:=IF(AND(ISNUMBER([.D87]);[.F87]&gt;0);[.D87]*[.F87];&quot;&quot;)">
            <text:p/>
          </table:table-cell>
          <table:table-cell table:style-name="ce40" table:formula="of:=IF(OR([.E87]&gt;0;[.F87]&gt;0);SUM([.G87:.H87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untband, 50st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87]=1;IF(AND(ISNUMBER([.N87]);[.O87]&gt;1);[.N87]*[.O87]-[.N87];&quot;&quot;);IF(AND(ISNUMBER([.N87]);[.O87]&gt;0);[.N87]*[.O87];&quot;&quot;))">
            <text:p/>
          </table:table-cell>
          <table:table-cell table:style-name="ce40" table:formula="of:=IF(AND(ISNUMBER([.N87]);[.P87]&gt;0);[.N87]*[.P87];&quot;&quot;)">
            <text:p/>
          </table:table-cell>
          <table:table-cell table:style-name="ce40" table:formula="of:=IF(OR([.O87]&gt;0;[.P87]&gt;0);SUM([.Q87:.R87]);&quot;&quot;)">
            <text:p/>
          </table:table-cell>
          <table:table-cell table:number-columns-repeated="2"/>
          <table:table-cell table:style-name="ce7" office:value-type="string" calcext:value-type="string">
            <text:p>Vattenreningstabletter, 1 ask 20 tabletter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87]=1;IF(AND(ISNUMBER([.X87]);[.Y87]&gt;1);[.X87]*[.Y87]-[.X87];&quot;&quot;);IF(AND(ISNUMBER([.X87]);[.Y87]&gt;0);[.X87]*[.Y87];&quot;&quot;))">
            <text:p/>
          </table:table-cell>
          <table:table-cell table:style-name="ce40" table:formula="of:=IF(AND(ISNUMBER([.X87]);[.Z87]&gt;0);[.X87]*[.Z87];&quot;&quot;)">
            <text:p/>
          </table:table-cell>
          <table:table-cell table:style-name="ce40" table:formula="of:=IF(OR([.Y87]&gt;0;[.Z87]&gt;0);SUM([.AA87:.AB8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DLP 20mm, 100st</text:p>
          </table:table-cell>
          <table:table-cell table:style-name="ce16" office:value-type="string" calcext:value-type="string">
            <text:p>AP</text:p>
          </table:table-cell>
          <table:table-cell table:style-name="ce20" office:value-type="float" office:value="4" calcext:value-type="float">
            <text:p>4.0</text:p>
          </table:table-cell>
          <table:table-cell table:style-name="ce31"/>
          <table:table-cell table:style-name="ce37"/>
          <table:table-cell table:style-name="ce40" table:formula="of:=IF([.A88]=1;IF(AND(ISNUMBER([.D88]);[.E88]&gt;1);[.D88]*[.E88]-[.D88];&quot;&quot;);IF(AND(ISNUMBER([.D88]);[.E88]&gt;0);[.D88]*[.E88];&quot;&quot;))">
            <text:p/>
          </table:table-cell>
          <table:table-cell table:style-name="ce40" table:formula="of:=IF(AND(ISNUMBER([.D88]);[.F88]&gt;0);[.D88]*[.F88];&quot;&quot;)">
            <text:p/>
          </table:table-cell>
          <table:table-cell table:style-name="ce40" table:formula="of:=IF(OR([.E88]&gt;0;[.F88]&gt;0);SUM([.G88:.H88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ränsledunk 20L (full)</text:p>
          </table:table-cell>
          <table:table-cell table:style-name="ce16"/>
          <table:table-cell table:style-name="ce20" office:value-type="float" office:value="21" calcext:value-type="float">
            <text:p>21.0</text:p>
          </table:table-cell>
          <table:table-cell table:style-name="ce30"/>
          <table:table-cell table:style-name="ce37"/>
          <table:table-cell table:style-name="ce40" table:formula="of:=IF([.K88]=1;IF(AND(ISNUMBER([.N88]);[.O88]&gt;1);[.N88]*[.O88]-[.N88];&quot;&quot;);IF(AND(ISNUMBER([.N88]);[.O88]&gt;0);[.N88]*[.O88];&quot;&quot;))">
            <text:p/>
          </table:table-cell>
          <table:table-cell table:style-name="ce40" table:formula="of:=IF(AND(ISNUMBER([.N88]);[.P88]&gt;0);[.N88]*[.P88];&quot;&quot;)">
            <text:p/>
          </table:table-cell>
          <table:table-cell table:style-name="ce40" table:formula="of:=IF(OR([.O88]&gt;0;[.P88]&gt;0);SUM([.Q88:.R88]);&quot;&quot;)">
            <text:p/>
          </table:table-cell>
          <table:table-cell table:number-columns-repeated="2"/>
          <table:table-cell table:style-name="ce7" office:value-type="string" calcext:value-type="string">
            <text:p>Videokamera (drivs på WE10, 50 timmar)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U88]=1;IF(AND(ISNUMBER([.X88]);[.Y88]&gt;1);[.X88]*[.Y88]-[.X88];&quot;&quot;);IF(AND(ISNUMBER([.X88]);[.Y88]&gt;0);[.X88]*[.Y88];&quot;&quot;))">
            <text:p/>
          </table:table-cell>
          <table:table-cell table:style-name="ce40" table:formula="of:=IF(AND(ISNUMBER([.X88]);[.Z88]&gt;0);[.X88]*[.Z88];&quot;&quot;)">
            <text:p/>
          </table:table-cell>
          <table:table-cell table:style-name="ce40" table:formula="of:=IF(OR([.Y88]&gt;0;[.Z88]&gt;0);SUM([.AA88:.AB8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DLP 25mm, 100st</text:p>
          </table:table-cell>
          <table:table-cell table:style-name="ce16" office:value-type="string" calcext:value-type="string">
            <text:p>AP</text:p>
          </table:table-cell>
          <table:table-cell table:style-name="ce20" office:value-type="float" office:value="4.4" calcext:value-type="float">
            <text:p>4.4</text:p>
          </table:table-cell>
          <table:table-cell table:style-name="ce31"/>
          <table:table-cell table:style-name="ce37"/>
          <table:table-cell table:style-name="ce40" table:formula="of:=IF([.A89]=1;IF(AND(ISNUMBER([.D89]);[.E89]&gt;1);[.D89]*[.E89]-[.D89];&quot;&quot;);IF(AND(ISNUMBER([.D89]);[.E89]&gt;0);[.D89]*[.E89];&quot;&quot;))">
            <text:p/>
          </table:table-cell>
          <table:table-cell table:style-name="ce40" table:formula="of:=IF(AND(ISNUMBER([.D89]);[.F89]&gt;0);[.D89]*[.F89];&quot;&quot;)">
            <text:p/>
          </table:table-cell>
          <table:table-cell table:style-name="ce40" table:formula="of:=IF(OR([.E89]&gt;0;[.F89]&gt;0);SUM([.G89:.H89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ågfil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K89]=1;IF(AND(ISNUMBER([.N89]);[.O89]&gt;1);[.N89]*[.O89]-[.N89];&quot;&quot;);IF(AND(ISNUMBER([.N89]);[.O89]&gt;0);[.N89]*[.O89];&quot;&quot;))">
            <text:p/>
          </table:table-cell>
          <table:table-cell table:style-name="ce40" table:formula="of:=IF(AND(ISNUMBER([.N89]);[.P89]&gt;0);[.N89]*[.P89];&quot;&quot;)">
            <text:p/>
          </table:table-cell>
          <table:table-cell table:style-name="ce40" table:formula="of:=IF(OR([.O89]&gt;0;[.P89]&gt;0);SUM([.Q89:.R89]);&quot;&quot;)">
            <text:p/>
          </table:table-cell>
          <table:table-cell table:number-columns-repeated="2"/>
          <table:table-cell table:style-name="ce7" office:value-type="string" calcext:value-type="string">
            <text:p>Värmeelement (drivs på WE20, 40 timmar)</text:p>
          </table:table-cell>
          <table:table-cell table:style-name="ce16"/>
          <table:table-cell table:style-name="ce20" office:value-type="float" office:value="2" calcext:value-type="float">
            <text:p>2.0</text:p>
          </table:table-cell>
          <table:table-cell table:style-name="ce30"/>
          <table:table-cell table:style-name="ce37"/>
          <table:table-cell table:style-name="ce40" table:formula="of:=IF([.U89]=1;IF(AND(ISNUMBER([.X89]);[.Y89]&gt;1);[.X89]*[.Y89]-[.X89];&quot;&quot;);IF(AND(ISNUMBER([.X89]);[.Y89]&gt;0);[.X89]*[.Y89];&quot;&quot;))">
            <text:p/>
          </table:table-cell>
          <table:table-cell table:style-name="ce40" table:formula="of:=IF(AND(ISNUMBER([.X89]);[.Z89]&gt;0);[.X89]*[.Z89];&quot;&quot;)">
            <text:p/>
          </table:table-cell>
          <table:table-cell table:style-name="ce40" table:formula="of:=IF(OR([.Y89]&gt;0;[.Z89]&gt;0);SUM([.AA89:.AB89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Slugs, kaliber .20, 10st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1"/>
          <table:table-cell table:style-name="ce37"/>
          <table:table-cell table:style-name="ce40" table:formula="of:=IF([.A90]=1;IF(AND(ISNUMBER([.D90]);[.E90]&gt;1);[.D90]*[.E90]-[.D90];&quot;&quot;);IF(AND(ISNUMBER([.D90]);[.E90]&gt;0);[.D90]*[.E90];&quot;&quot;))">
            <text:p/>
          </table:table-cell>
          <table:table-cell table:style-name="ce40" table:formula="of:=IF(AND(ISNUMBER([.D90]);[.F90]&gt;0);[.D90]*[.F90];&quot;&quot;)">
            <text:p/>
          </table:table-cell>
          <table:table-cell table:style-name="ce40" table:formula="of:=IF(OR([.E90]&gt;0;[.F90]&gt;0);SUM([.G90:.H90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år, hopfällbar</text:p>
          </table:table-cell>
          <table:table-cell table:style-name="ce16"/>
          <table:table-cell table:style-name="ce20" office:value-type="float" office:value="2.8" calcext:value-type="float">
            <text:p>2.8</text:p>
          </table:table-cell>
          <table:table-cell table:style-name="ce30"/>
          <table:table-cell table:style-name="ce37"/>
          <table:table-cell table:style-name="ce40" table:formula="of:=IF([.K90]=1;IF(AND(ISNUMBER([.N90]);[.O90]&gt;1);[.N90]*[.O90]-[.N90];&quot;&quot;);IF(AND(ISNUMBER([.N90]);[.O90]&gt;0);[.N90]*[.O90];&quot;&quot;))">
            <text:p/>
          </table:table-cell>
          <table:table-cell table:style-name="ce40" table:formula="of:=IF(AND(ISNUMBER([.N90]);[.P90]&gt;0);[.N90]*[.P90];&quot;&quot;)">
            <text:p/>
          </table:table-cell>
          <table:table-cell table:style-name="ce40" table:formula="of:=IF(OR([.O90]&gt;0;[.P90]&gt;0);SUM([.Q90:.R90]);&quot;&quot;)">
            <text:p/>
          </table:table-cell>
          <table:table-cell table:number-columns-repeated="2"/>
          <table:table-cell table:style-name="ce7" office:value-type="string" calcext:value-type="string">
            <text:p>Väska, "duffel bag" 30L</text:p>
          </table:table-cell>
          <table:table-cell table:style-name="ce16"/>
          <table:table-cell table:style-name="ce20" office:value-type="float" office:value="0.9" calcext:value-type="float">
            <text:p>0.9</text:p>
          </table:table-cell>
          <table:table-cell table:style-name="ce30"/>
          <table:table-cell table:style-name="ce37"/>
          <table:table-cell table:style-name="ce40" table:formula="of:=IF([.U90]=1;IF(AND(ISNUMBER([.X90]);[.Y90]&gt;1);[.X90]*[.Y90]-[.X90];&quot;&quot;);IF(AND(ISNUMBER([.X90]);[.Y90]&gt;0);[.X90]*[.Y90];&quot;&quot;))">
            <text:p/>
          </table:table-cell>
          <table:table-cell table:style-name="ce40" table:formula="of:=IF(AND(ISNUMBER([.X90]);[.Z90]&gt;0);[.X90]*[.Z90];&quot;&quot;)">
            <text:p/>
          </table:table-cell>
          <table:table-cell table:style-name="ce40" table:formula="of:=IF(OR([.Y90]&gt;0;[.Z90]&gt;0);SUM([.AA90:.AB9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Hagelpatroner .20, 50st</text:p>
          </table:table-cell>
          <table:table-cell table:style-name="ce16"/>
          <table:table-cell table:style-name="ce20" office:value-type="float" office:value="0.7" calcext:value-type="float">
            <text:p>0.7</text:p>
          </table:table-cell>
          <table:table-cell table:style-name="ce31"/>
          <table:table-cell table:style-name="ce37"/>
          <table:table-cell table:style-name="ce40" table:formula="of:=IF([.A91]=1;IF(AND(ISNUMBER([.D91]);[.E91]&gt;1);[.D91]*[.E91]-[.D91];&quot;&quot;);IF(AND(ISNUMBER([.D91]);[.E91]&gt;0);[.D91]*[.E91];&quot;&quot;))">
            <text:p/>
          </table:table-cell>
          <table:table-cell table:style-name="ce40" table:formula="of:=IF(AND(ISNUMBER([.D91]);[.F91]&gt;0);[.D91]*[.F91];&quot;&quot;)">
            <text:p/>
          </table:table-cell>
          <table:table-cell table:style-name="ce40" table:formula="of:=IF(OR([.E91]&gt;0;[.F91]&gt;0);SUM([.G91:.H91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årmatta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K91]=1;IF(AND(ISNUMBER([.N91]);[.O91]&gt;1);[.N91]*[.O91]-[.N91];&quot;&quot;);IF(AND(ISNUMBER([.N91]);[.O91]&gt;0);[.N91]*[.O91];&quot;&quot;))">
            <text:p/>
          </table:table-cell>
          <table:table-cell table:style-name="ce40" table:formula="of:=IF(AND(ISNUMBER([.N91]);[.P91]&gt;0);[.N91]*[.P91];&quot;&quot;)">
            <text:p/>
          </table:table-cell>
          <table:table-cell table:style-name="ce40" table:formula="of:=IF(OR([.O91]&gt;0;[.P91]&gt;0);SUM([.Q91:.R91]);&quot;&quot;)">
            <text:p/>
          </table:table-cell>
          <table:table-cell table:number-columns-repeated="2"/>
          <table:table-cell table:style-name="ce7" office:value-type="string" calcext:value-type="string">
            <text:p>Yxa, brandyxa</text:p>
          </table:table-cell>
          <table:table-cell table:style-name="ce16"/>
          <table:table-cell table:style-name="ce20" office:value-type="float" office:value="2.5" calcext:value-type="float">
            <text:p>2.5</text:p>
          </table:table-cell>
          <table:table-cell table:style-name="ce30"/>
          <table:table-cell table:style-name="ce37"/>
          <table:table-cell table:style-name="ce40" table:formula="of:=IF([.U91]=1;IF(AND(ISNUMBER([.X91]);[.Y91]&gt;1);[.X91]*[.Y91]-[.X91];&quot;&quot;);IF(AND(ISNUMBER([.X91]);[.Y91]&gt;0);[.X91]*[.Y91];&quot;&quot;))">
            <text:p/>
          </table:table-cell>
          <table:table-cell table:style-name="ce40" table:formula="of:=IF(AND(ISNUMBER([.X91]);[.Z91]&gt;0);[.X91]*[.Z91];&quot;&quot;)">
            <text:p/>
          </table:table-cell>
          <table:table-cell table:style-name="ce40" table:formula="of:=IF(OR([.Y91]&gt;0;[.Z91]&gt;0);SUM([.AA91:.AB9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21 Hagelpatroner, 50st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1"/>
          <table:table-cell table:style-name="ce37"/>
          <table:table-cell table:style-name="ce40" table:formula="of:=IF([.A92]=1;IF(AND(ISNUMBER([.D92]);[.E92]&gt;1);[.D92]*[.E92]-[.D92];&quot;&quot;);IF(AND(ISNUMBER([.D92]);[.E92]&gt;0);[.D92]*[.E92];&quot;&quot;))">
            <text:p/>
          </table:table-cell>
          <table:table-cell table:style-name="ce40" table:formula="of:=IF(AND(ISNUMBER([.D92]);[.F92]&gt;0);[.D92]*[.F92];&quot;&quot;)">
            <text:p/>
          </table:table-cell>
          <table:table-cell table:style-name="ce40" table:formula="of:=IF(OR([.E92]&gt;0;[.F92]&gt;0);SUM([.G92:.H92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Båt, självuppblåsbar 8 pers.</text:p>
          </table:table-cell>
          <table:table-cell table:style-name="ce16"/>
          <table:table-cell table:style-name="ce20" office:value-type="float" office:value="42" calcext:value-type="float">
            <text:p>42.0</text:p>
          </table:table-cell>
          <table:table-cell table:style-name="ce30"/>
          <table:table-cell table:style-name="ce37"/>
          <table:table-cell table:style-name="ce40" table:formula="of:=IF([.K92]=1;IF(AND(ISNUMBER([.N92]);[.O92]&gt;1);[.N92]*[.O92]-[.N92];&quot;&quot;);IF(AND(ISNUMBER([.N92]);[.O92]&gt;0);[.N92]*[.O92];&quot;&quot;))">
            <text:p/>
          </table:table-cell>
          <table:table-cell table:style-name="ce40" table:formula="of:=IF(AND(ISNUMBER([.N92]);[.P92]&gt;0);[.N92]*[.P92];&quot;&quot;)">
            <text:p/>
          </table:table-cell>
          <table:table-cell table:style-name="ce40" table:formula="of:=IF(OR([.O92]&gt;0;[.P92]&gt;0);SUM([.Q92:.R92]);&quot;&quot;)">
            <text:p/>
          </table:table-cell>
          <table:table-cell table:number-columns-repeated="2"/>
          <table:table-cell table:style-name="ce7" office:value-type="string" calcext:value-type="string">
            <text:p>Yxa, handyxa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U92]=1;IF(AND(ISNUMBER([.X92]);[.Y92]&gt;1);[.X92]*[.Y92]-[.X92];&quot;&quot;);IF(AND(ISNUMBER([.X92]);[.Y92]&gt;0);[.X92]*[.Y92];&quot;&quot;))">
            <text:p/>
          </table:table-cell>
          <table:table-cell table:style-name="ce40" table:formula="of:=IF(AND(ISNUMBER([.X92]);[.Z92]&gt;0);[.X92]*[.Z92];&quot;&quot;)">
            <text:p/>
          </table:table-cell>
          <table:table-cell table:style-name="ce40" table:formula="of:=IF(OR([.Y92]&gt;0;[.Z92]&gt;0);SUM([.AA92:.AB9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5-raket</text:p>
          </table:table-cell>
          <table:table-cell table:style-name="ce16"/>
          <table:table-cell table:style-name="ce20" office:value-type="float" office:value="2.2" calcext:value-type="float">
            <text:p>2.2</text:p>
          </table:table-cell>
          <table:table-cell table:style-name="ce31"/>
          <table:table-cell table:style-name="ce37"/>
          <table:table-cell table:style-name="ce40" table:formula="of:=IF([.A93]=1;IF(AND(ISNUMBER([.D93]);[.E93]&gt;1);[.D93]*[.E93]-[.D93];&quot;&quot;);IF(AND(ISNUMBER([.D93]);[.E93]&gt;0);[.D93]*[.E93];&quot;&quot;))">
            <text:p/>
          </table:table-cell>
          <table:table-cell table:style-name="ce40" table:formula="of:=IF(AND(ISNUMBER([.D93]);[.F93]&gt;0);[.D93]*[.F93];&quot;&quot;)">
            <text:p/>
          </table:table-cell>
          <table:table-cell table:style-name="ce40" table:formula="of:=IF(OR([.E93]&gt;0;[.F93]&gt;0);SUM([.G93:.H93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C-indikator, sensor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K93]=1;IF(AND(ISNUMBER([.N93]);[.O93]&gt;1);[.N93]*[.O93]-[.N93];&quot;&quot;);IF(AND(ISNUMBER([.N93]);[.O93]&gt;0);[.N93]*[.O93];&quot;&quot;))">
            <text:p/>
          </table:table-cell>
          <table:table-cell table:style-name="ce40" table:formula="of:=IF(AND(ISNUMBER([.N93]);[.P93]&gt;0);[.N93]*[.P93];&quot;&quot;)">
            <text:p/>
          </table:table-cell>
          <table:table-cell table:style-name="ce40" table:formula="of:=IF(OR([.O93]&gt;0;[.P93]&gt;0);SUM([.Q93:.R93]);&quot;&quot;)">
            <text:p/>
          </table:table-cell>
          <table:table-cell table:number-columns-repeated="2"/>
          <table:table-cell table:style-name="ce7" office:value-type="string" calcext:value-type="string">
            <text:p>Åksjuketabletter, 1 ask 20 tabletter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U93]=1;IF(AND(ISNUMBER([.X93]);[.Y93]&gt;1);[.X93]*[.Y93]-[.X93];&quot;&quot;);IF(AND(ISNUMBER([.X93]);[.Y93]&gt;0);[.X93]*[.Y93];&quot;&quot;))">
            <text:p/>
          </table:table-cell>
          <table:table-cell table:style-name="ce40" table:formula="of:=IF(AND(ISNUMBER([.X93]);[.Z93]&gt;0);[.X93]*[.Z93];&quot;&quot;)">
            <text:p/>
          </table:table-cell>
          <table:table-cell table:style-name="ce40" table:formula="of:=IF(OR([.Y93]&gt;0;[.Z93]&gt;0);SUM([.AA93:.AB9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78 Pelletmagasin, 30 prj.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1"/>
          <table:table-cell table:style-name="ce37"/>
          <table:table-cell table:style-name="ce40" table:formula="of:=IF([.A94]=1;IF(AND(ISNUMBER([.D94]);[.E94]&gt;1);[.D94]*[.E94]-[.D94];&quot;&quot;);IF(AND(ISNUMBER([.D94]);[.E94]&gt;0);[.D94]*[.E94];&quot;&quot;))">
            <text:p/>
          </table:table-cell>
          <table:table-cell table:style-name="ce40" table:formula="of:=IF(AND(ISNUMBER([.D94]);[.F94]&gt;0);[.D94]*[.F94];&quot;&quot;)">
            <text:p/>
          </table:table-cell>
          <table:table-cell table:style-name="ce40" table:formula="of:=IF(OR([.E94]&gt;0;[.F94]&gt;0);SUM([.G94:.H94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C-indikatorstavar, 10st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K94]=1;IF(AND(ISNUMBER([.N94]);[.O94]&gt;1);[.N94]*[.O94]-[.N94];&quot;&quot;);IF(AND(ISNUMBER([.N94]);[.O94]&gt;0);[.N94]*[.O94];&quot;&quot;))">
            <text:p/>
          </table:table-cell>
          <table:table-cell table:style-name="ce40" table:formula="of:=IF(AND(ISNUMBER([.N94]);[.P94]&gt;0);[.N94]*[.P94];&quot;&quot;)">
            <text:p/>
          </table:table-cell>
          <table:table-cell table:style-name="ce40" table:formula="of:=IF(OR([.O94]&gt;0;[.P94]&gt;0);SUM([.Q94:.R94]);&quot;&quot;)">
            <text:p/>
          </table:table-cell>
          <table:table-cell table:number-columns-repeated="2"/>
          <table:table-cell table:style-name="ce7" office:value-type="string" calcext:value-type="string">
            <text:p>Änterhake, metall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U94]=1;IF(AND(ISNUMBER([.X94]);[.Y94]&gt;1);[.X94]*[.Y94]-[.X94];&quot;&quot;);IF(AND(ISNUMBER([.X94]);[.Y94]&gt;0);[.X94]*[.Y94];&quot;&quot;))">
            <text:p/>
          </table:table-cell>
          <table:table-cell table:style-name="ce40" table:formula="of:=IF(AND(ISNUMBER([.X94]);[.Z94]&gt;0);[.X94]*[.Z94];&quot;&quot;)">
            <text:p/>
          </table:table-cell>
          <table:table-cell table:style-name="ce40" table:formula="of:=IF(OR([.Y94]&gt;0;[.Z94]&gt;0);SUM([.AA94:.AB9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Hornet-missil (ingen sprängverkan)</text:p>
          </table:table-cell>
          <table:table-cell table:style-name="ce16"/>
          <table:table-cell table:style-name="ce20" office:value-type="float" office:value="3.4" calcext:value-type="float">
            <text:p>3.4</text:p>
          </table:table-cell>
          <table:table-cell table:style-name="ce31"/>
          <table:table-cell table:style-name="ce37"/>
          <table:table-cell table:style-name="ce40" table:formula="of:=IF([.A95]=1;IF(AND(ISNUMBER([.D95]);[.E95]&gt;1);[.D95]*[.E95]-[.D95];&quot;&quot;);IF(AND(ISNUMBER([.D95]);[.E95]&gt;0);[.D95]*[.E95];&quot;&quot;))">
            <text:p/>
          </table:table-cell>
          <table:table-cell table:style-name="ce40" table:formula="of:=IF(AND(ISNUMBER([.D95]);[.F95]&gt;0);[.D95]*[.F95];&quot;&quot;)">
            <text:p/>
          </table:table-cell>
          <table:table-cell table:style-name="ce40" table:formula="of:=IF(OR([.E95]&gt;0;[.F95]&gt;0);SUM([.G95:.H9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C-motmedel engångs autoinjektor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95]=1;IF(AND(ISNUMBER([.N95]);[.O95]&gt;1);[.N95]*[.O95]-[.N95];&quot;&quot;);IF(AND(ISNUMBER([.N95]);[.O95]&gt;0);[.N95]*[.O95];&quot;&quot;))">
            <text:p/>
          </table:table-cell>
          <table:table-cell table:style-name="ce40" table:formula="of:=IF(AND(ISNUMBER([.N95]);[.P95]&gt;0);[.N95]*[.P95];&quot;&quot;)">
            <text:p/>
          </table:table-cell>
          <table:table-cell table:style-name="ce40" table:formula="of:=IF(OR([.O95]&gt;0;[.P95]&gt;0);SUM([.Q95:.R95]);&quot;&quot;)">
            <text:p/>
          </table:table-cell>
          <table:table-cell table:number-columns-repeated="2"/>
          <table:table-cell table:style-name="ce7" office:value-type="string" calcext:value-type="string">
            <text:p>Änterhake, plast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2"/>
          <table:table-cell table:style-name="ce38"/>
          <table:table-cell table:style-name="ce40" table:formula="of:=IF([.U95]=1;IF(AND(ISNUMBER([.X95]);[.Y95]&gt;1);[.X95]*[.Y95]-[.X95];&quot;&quot;);IF(AND(ISNUMBER([.X95]);[.Y95]&gt;0);[.X95]*[.Y95];&quot;&quot;))">
            <text:p/>
          </table:table-cell>
          <table:table-cell table:style-name="ce40" table:formula="of:=IF(AND(ISNUMBER([.X95]);[.Z95]&gt;0);[.X95]*[.Z95];&quot;&quot;)">
            <text:p/>
          </table:table-cell>
          <table:table-cell table:style-name="ce40" table:formula="of:=IF(OR([.Y95]&gt;0;[.Z95]&gt;0);SUM([.AA95:.AB9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227-granat, 60mm</text:p>
          </table:table-cell>
          <table:table-cell table:style-name="ce16" office:value-type="string" calcext:value-type="string">
            <text:p>Spräng</text:p>
          </table:table-cell>
          <table:table-cell table:style-name="ce20" office:value-type="float" office:value="1.7" calcext:value-type="float">
            <text:p>1.7</text:p>
          </table:table-cell>
          <table:table-cell table:style-name="ce31"/>
          <table:table-cell table:style-name="ce37"/>
          <table:table-cell table:style-name="ce40" table:formula="of:=IF([.A96]=1;IF(AND(ISNUMBER([.D96]);[.E96]&gt;1);[.D96]*[.E96]-[.D96];&quot;&quot;);IF(AND(ISNUMBER([.D96]);[.E96]&gt;0);[.D96]*[.E96];&quot;&quot;))">
            <text:p/>
          </table:table-cell>
          <table:table-cell table:style-name="ce40" table:formula="of:=IF(AND(ISNUMBER([.D96]);[.F96]&gt;0);[.D96]*[.F96];&quot;&quot;)">
            <text:p/>
          </table:table-cell>
          <table:table-cell table:style-name="ce40" table:formula="of:=IF(OR([.E96]&gt;0;[.F96]&gt;0);SUM([.G96:.H96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C-motmedel preventivt, 1 ask 20 tabletter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96]=1;IF(AND(ISNUMBER([.N96]);[.O96]&gt;1);[.N96]*[.O96]-[.N96];&quot;&quot;);IF(AND(ISNUMBER([.N96]);[.O96]&gt;0);[.N96]*[.O96];&quot;&quot;))">
            <text:p/>
          </table:table-cell>
          <table:table-cell table:style-name="ce40" table:formula="of:=IF(AND(ISNUMBER([.N96]);[.P96]&gt;0);[.N96]*[.P96];&quot;&quot;)">
            <text:p/>
          </table:table-cell>
          <table:table-cell table:style-name="ce40" table:formula="of:=IF(OR([.O96]&gt;0;[.P96]&gt;0);SUM([.Q96:.R96]);&quot;&quot;)">
            <text:p/>
          </table:table-cell>
          <table:table-cell table:number-columns-repeated="2"/>
          <table:table-cell table:style-name="ce8" office:value-type="string" calcext:value-type="string">
            <text:p>Änterhake med ivägskjutningsanordning</text:p>
          </table:table-cell>
          <table:table-cell table:style-name="ce17"/>
          <table:table-cell table:style-name="ce21" office:value-type="float" office:value="1.1" calcext:value-type="float">
            <text:p>1.1</text:p>
          </table:table-cell>
          <table:table-cell table:style-name="ce32"/>
          <table:table-cell table:style-name="ce38"/>
          <table:table-cell table:style-name="ce40" table:formula="of:=IF([.U96]=1;IF(AND(ISNUMBER([.X96]);[.Y96]&gt;1);[.X96]*[.Y96]-[.X96];&quot;&quot;);IF(AND(ISNUMBER([.X96]);[.Y96]&gt;0);[.X96]*[.Y96];&quot;&quot;))">
            <text:p/>
          </table:table-cell>
          <table:table-cell table:style-name="ce40" table:formula="of:=IF(AND(ISNUMBER([.X96]);[.Z96]&gt;0);[.X96]*[.Z96];&quot;&quot;)">
            <text:p/>
          </table:table-cell>
          <table:table-cell table:style-name="ce40" table:formula="of:=IF(OR([.Y96]&gt;0;[.Z96]&gt;0);SUM([.AA96:.AB9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</text:p>
          </table:table-cell>
          <table:table-cell table:style-name="ce16" office:value-type="string" calcext:value-type="string">
            <text:p>ATH</text:p>
          </table:table-cell>
          <table:table-cell table:style-name="ce20" office:value-type="float" office:value="1.7" calcext:value-type="float">
            <text:p>1.7</text:p>
          </table:table-cell>
          <table:table-cell table:style-name="ce31"/>
          <table:table-cell table:style-name="ce37"/>
          <table:table-cell table:style-name="ce40" table:formula="of:=IF([.A97]=1;IF(AND(ISNUMBER([.D97]);[.E97]&gt;1);[.D97]*[.E97]-[.D97];&quot;&quot;);IF(AND(ISNUMBER([.D97]);[.E97]&gt;0);[.D97]*[.E97];&quot;&quot;))">
            <text:p/>
          </table:table-cell>
          <table:table-cell table:style-name="ce40" table:formula="of:=IF(AND(ISNUMBER([.D97]);[.F97]&gt;0);[.D97]*[.F97];&quot;&quot;)">
            <text:p/>
          </table:table-cell>
          <table:table-cell table:style-name="ce40" table:formula="of:=IF(OR([.E97]&gt;0;[.F97]&gt;0);SUM([.G97:.H97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Cigaretter 1 paket, 20st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97]=1;IF(AND(ISNUMBER([.N97]);[.O97]&gt;1);[.N97]*[.O97]-[.N97];&quot;&quot;);IF(AND(ISNUMBER([.N97]);[.O97]&gt;0);[.N97]*[.O97];&quot;&quot;))">
            <text:p/>
          </table:table-cell>
          <table:table-cell table:style-name="ce40" table:formula="of:=IF(AND(ISNUMBER([.N97]);[.P97]&gt;0);[.N97]*[.P97];&quot;&quot;)">
            <text:p/>
          </table:table-cell>
          <table:table-cell table:style-name="ce40" table:formula="of:=IF(OR([.O97]&gt;0;[.P97]&gt;0);SUM([.Q97:.R97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97]=1;IF(AND(ISNUMBER([.X97]);[.Y97]&gt;1);[.X97]*[.Y97]-[.X97];&quot;&quot;);IF(AND(ISNUMBER([.X97]);[.Y97]&gt;0);[.X97]*[.Y97];&quot;&quot;))">
            <text:p/>
          </table:table-cell>
          <table:table-cell table:style-name="ce46" table:formula="of:=IF(AND(ISNUMBER([.X97]);[.Z97]&gt;0);[.X97]*[.Z97];&quot;&quot;)">
            <text:p/>
          </table:table-cell>
          <table:table-cell table:style-name="ce46" table:formula="of:=IF(OR([.Y97]&gt;0;[.Z97]&gt;0);SUM([.AA97:.AB9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</text:p>
          </table:table-cell>
          <table:table-cell table:style-name="ce16" office:value-type="string" calcext:value-type="string">
            <text:p>Rök</text:p>
          </table:table-cell>
          <table:table-cell table:style-name="ce20" office:value-type="float" office:value="1.7" calcext:value-type="float">
            <text:p>1.7</text:p>
          </table:table-cell>
          <table:table-cell table:style-name="ce31"/>
          <table:table-cell table:style-name="ce37"/>
          <table:table-cell table:style-name="ce40" table:formula="of:=IF([.A98]=1;IF(AND(ISNUMBER([.D98]);[.E98]&gt;1);[.D98]*[.E98]-[.D98];&quot;&quot;);IF(AND(ISNUMBER([.D98]);[.E98]&gt;0);[.D98]*[.E98];&quot;&quot;))">
            <text:p/>
          </table:table-cell>
          <table:table-cell table:style-name="ce40" table:formula="of:=IF(AND(ISNUMBER([.D98]);[.F98]&gt;0);[.D98]*[.F98];&quot;&quot;)">
            <text:p/>
          </table:table-cell>
          <table:table-cell table:style-name="ce40" table:formula="of:=IF(OR([.E98]&gt;0;[.F98]&gt;0);SUM([.G98:.H98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Cybernetikkretsar, reserv i EMP-skyddad påse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0"/>
          <table:table-cell table:style-name="ce37"/>
          <table:table-cell table:style-name="ce40" table:formula="of:=IF([.K98]=1;IF(AND(ISNUMBER([.N98]);[.O98]&gt;1);[.N98]*[.O98]-[.N98];&quot;&quot;);IF(AND(ISNUMBER([.N98]);[.O98]&gt;0);[.N98]*[.O98];&quot;&quot;))">
            <text:p/>
          </table:table-cell>
          <table:table-cell table:style-name="ce40" table:formula="of:=IF(AND(ISNUMBER([.N98]);[.P98]&gt;0);[.N98]*[.P98];&quot;&quot;)">
            <text:p/>
          </table:table-cell>
          <table:table-cell table:style-name="ce40" table:formula="of:=IF(OR([.O98]&gt;0;[.P98]&gt;0);SUM([.Q98:.R98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98]=1;IF(AND(ISNUMBER([.X98]);[.Y98]&gt;1);[.X98]*[.Y98]-[.X98];&quot;&quot;);IF(AND(ISNUMBER([.X98]);[.Y98]&gt;0);[.X98]*[.Y98];&quot;&quot;))">
            <text:p/>
          </table:table-cell>
          <table:table-cell table:style-name="ce46" table:formula="of:=IF(AND(ISNUMBER([.X98]);[.Z98]&gt;0);[.X98]*[.Z98];&quot;&quot;)">
            <text:p/>
          </table:table-cell>
          <table:table-cell table:style-name="ce46" table:formula="of:=IF(OR([.Y98]&gt;0;[.Z98]&gt;0);SUM([.AA98:.AB98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</text:p>
          </table:table-cell>
          <table:table-cell table:style-name="ce16" office:value-type="string" calcext:value-type="string">
            <text:p>Lys</text:p>
          </table:table-cell>
          <table:table-cell table:style-name="ce20" office:value-type="float" office:value="1.7" calcext:value-type="float">
            <text:p>1.7</text:p>
          </table:table-cell>
          <table:table-cell table:style-name="ce31"/>
          <table:table-cell table:style-name="ce37"/>
          <table:table-cell table:style-name="ce40" table:formula="of:=IF([.A99]=1;IF(AND(ISNUMBER([.D99]);[.E99]&gt;1);[.D99]*[.E99]-[.D99];&quot;&quot;);IF(AND(ISNUMBER([.D99]);[.E99]&gt;0);[.D99]*[.E99];&quot;&quot;))">
            <text:p/>
          </table:table-cell>
          <table:table-cell table:style-name="ce40" table:formula="of:=IF(AND(ISNUMBER([.D99]);[.F99]&gt;0);[.D99]*[.F99];&quot;&quot;)">
            <text:p/>
          </table:table-cell>
          <table:table-cell table:style-name="ce40" table:formula="of:=IF(OR([.E99]&gt;0;[.F99]&gt;0);SUM([.G99:.H99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Dator, bärbar (drivs på dubbla WE10, 30 timmar)</text:p>
          </table:table-cell>
          <table:table-cell table:style-name="ce16"/>
          <table:table-cell table:style-name="ce20" office:value-type="float" office:value="3.5" calcext:value-type="float">
            <text:p>3.5</text:p>
          </table:table-cell>
          <table:table-cell table:style-name="ce30"/>
          <table:table-cell table:style-name="ce37"/>
          <table:table-cell table:style-name="ce40" table:formula="of:=IF([.K99]=1;IF(AND(ISNUMBER([.N99]);[.O99]&gt;1);[.N99]*[.O99]-[.N99];&quot;&quot;);IF(AND(ISNUMBER([.N99]);[.O99]&gt;0);[.N99]*[.O99];&quot;&quot;))">
            <text:p/>
          </table:table-cell>
          <table:table-cell table:style-name="ce40" table:formula="of:=IF(AND(ISNUMBER([.N99]);[.P99]&gt;0);[.N99]*[.P99];&quot;&quot;)">
            <text:p/>
          </table:table-cell>
          <table:table-cell table:style-name="ce40" table:formula="of:=IF(OR([.O99]&gt;0;[.P99]&gt;0);SUM([.Q99:.R99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99]=1;IF(AND(ISNUMBER([.X99]);[.Y99]&gt;1);[.X99]*[.Y99]-[.X99];&quot;&quot;);IF(AND(ISNUMBER([.X99]);[.Y99]&gt;0);[.X99]*[.Y99];&quot;&quot;))">
            <text:p/>
          </table:table-cell>
          <table:table-cell table:style-name="ce46" table:formula="of:=IF(AND(ISNUMBER([.X99]);[.Z99]&gt;0);[.X99]*[.Z99];&quot;&quot;)">
            <text:p/>
          </table:table-cell>
          <table:table-cell table:style-name="ce46" table:formula="of:=IF(OR([.Y99]&gt;0;[.Z99]&gt;0);SUM([.AA99:.AB99]);&quot;&quot;)">
            <text:p/>
          </table:table-cell>
          <table:table-cell table:style-name="ce47"/>
          <table:table-cell table:style-name="ce1" table:number-columns-repeated="4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240-bränsle, 20s magasin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1"/>
          <table:table-cell table:style-name="ce37"/>
          <table:table-cell table:style-name="ce40" table:formula="of:=IF([.A100]=1;IF(AND(ISNUMBER([.D100]);[.E100]&gt;1);[.D100]*[.E100]-[.D100];&quot;&quot;);IF(AND(ISNUMBER([.D100]);[.E100]&gt;0);[.D100]*[.E100];&quot;&quot;))">
            <text:p/>
          </table:table-cell>
          <table:table-cell table:style-name="ce40" table:formula="of:=IF(AND(ISNUMBER([.D100]);[.F100]&gt;0);[.D100]*[.F100];&quot;&quot;)">
            <text:p/>
          </table:table-cell>
          <table:table-cell table:style-name="ce40" table:formula="of:=IF(OR([.E100]&gt;0;[.F100]&gt;0);SUM([.G100:.H100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<text:s/>&gt;dörröppningsutr. För dator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0"/>
          <table:table-cell table:style-name="ce37"/>
          <table:table-cell table:style-name="ce40" table:formula="of:=IF([.K100]=1;IF(AND(ISNUMBER([.N100]);[.O100]&gt;1);[.N100]*[.O100]-[.N100];&quot;&quot;);IF(AND(ISNUMBER([.N100]);[.O100]&gt;0);[.N100]*[.O100];&quot;&quot;))">
            <text:p/>
          </table:table-cell>
          <table:table-cell table:style-name="ce40" table:formula="of:=IF(AND(ISNUMBER([.N100]);[.P100]&gt;0);[.N100]*[.P100];&quot;&quot;)">
            <text:p/>
          </table:table-cell>
          <table:table-cell table:style-name="ce40" table:formula="of:=IF(OR([.O100]&gt;0;[.P100]&gt;0);SUM([.Q100:.R100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0]=1;IF(AND(ISNUMBER([.X100]);[.Y100]&gt;1);[.X100]*[.Y100]-[.X100];&quot;&quot;);IF(AND(ISNUMBER([.X100]);[.Y100]&gt;0);[.X100]*[.Y100];&quot;&quot;))">
            <text:p/>
          </table:table-cell>
          <table:table-cell table:style-name="ce46" table:formula="of:=IF(AND(ISNUMBER([.X100]);[.Z100]&gt;0);[.X100]*[.Z100];&quot;&quot;)">
            <text:p/>
          </table:table-cell>
          <table:table-cell table:style-name="ce46" table:formula="of:=IF(OR([.Y100]&gt;0;[.Z100]&gt;0);SUM([.AA100:.AB100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M240-bränsle, 240s ryggtank</text:p>
          </table:table-cell>
          <table:table-cell table:style-name="ce16"/>
          <table:table-cell table:style-name="ce20" office:value-type="float" office:value="9.6" calcext:value-type="float">
            <text:p>9.6</text:p>
          </table:table-cell>
          <table:table-cell table:style-name="ce31"/>
          <table:table-cell table:style-name="ce37"/>
          <table:table-cell table:style-name="ce40" table:formula="of:=IF([.A101]=1;IF(AND(ISNUMBER([.D101]);[.E101]&gt;1);[.D101]*[.E101]-[.D101];&quot;&quot;);IF(AND(ISNUMBER([.D101]);[.E101]&gt;0);[.D101]*[.E101];&quot;&quot;))">
            <text:p/>
          </table:table-cell>
          <table:table-cell table:style-name="ce40" table:formula="of:=IF(AND(ISNUMBER([.D101]);[.F101]&gt;0);[.D101]*[.F101];&quot;&quot;)">
            <text:p/>
          </table:table-cell>
          <table:table-cell table:style-name="ce40" table:formula="of:=IF(OR([.E101]&gt;0;[.F101]&gt;0);SUM([.G101:.H101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Dekontaminationspulver, 1 burk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K101]=1;IF(AND(ISNUMBER([.N101]);[.O101]&gt;1);[.N101]*[.O101]-[.N101];&quot;&quot;);IF(AND(ISNUMBER([.N101]);[.O101]&gt;0);[.N101]*[.O101];&quot;&quot;))">
            <text:p/>
          </table:table-cell>
          <table:table-cell table:style-name="ce40" table:formula="of:=IF(AND(ISNUMBER([.N101]);[.P101]&gt;0);[.N101]*[.P101];&quot;&quot;)">
            <text:p/>
          </table:table-cell>
          <table:table-cell table:style-name="ce40" table:formula="of:=IF(OR([.O101]&gt;0;[.P101]&gt;0);SUM([.Q101:.R101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1]=1;IF(AND(ISNUMBER([.X101]);[.Y101]&gt;1);[.X101]*[.Y101]-[.X101];&quot;&quot;);IF(AND(ISNUMBER([.X101]);[.Y101]&gt;0);[.X101]*[.Y101];&quot;&quot;))">
            <text:p/>
          </table:table-cell>
          <table:table-cell table:style-name="ce46" table:formula="of:=IF(AND(ISNUMBER([.X101]);[.Z101]&gt;0);[.X101]*[.Z101];&quot;&quot;)">
            <text:p/>
          </table:table-cell>
          <table:table-cell table:style-name="ce46" table:formula="of:=IF(OR([.Y101]&gt;0;[.Z101]&gt;0);SUM([.AA101:.AB101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30mm granat för Pulse Rifle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02]=1;IF(AND(ISNUMBER([.D102]);[.E102]&gt;1);[.D102]*[.E102]-[.D102];&quot;&quot;);IF(AND(ISNUMBER([.D102]);[.E102]&gt;0);[.D102]*[.E102];&quot;&quot;))">
            <text:p/>
          </table:table-cell>
          <table:table-cell table:style-name="ce40" table:formula="of:=IF(AND(ISNUMBER([.D102]);[.F102]&gt;0);[.D102]*[.F102];&quot;&quot;)">
            <text:p/>
          </table:table-cell>
          <table:table-cell table:style-name="ce40" table:formula="of:=IF(OR([.E102]&gt;0;[.F102]&gt;0);SUM([.G102:.H102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Dekontaminationsutrustning, grupp</text:p>
          </table:table-cell>
          <table:table-cell table:style-name="ce16"/>
          <table:table-cell table:style-name="ce20" office:value-type="float" office:value="20" calcext:value-type="float">
            <text:p>20.0</text:p>
          </table:table-cell>
          <table:table-cell table:style-name="ce30"/>
          <table:table-cell table:style-name="ce37"/>
          <table:table-cell table:style-name="ce40" table:formula="of:=IF([.K102]=1;IF(AND(ISNUMBER([.N102]);[.O102]&gt;1);[.N102]*[.O102]-[.N102];&quot;&quot;);IF(AND(ISNUMBER([.N102]);[.O102]&gt;0);[.N102]*[.O102];&quot;&quot;))">
            <text:p/>
          </table:table-cell>
          <table:table-cell table:style-name="ce40" table:formula="of:=IF(AND(ISNUMBER([.N102]);[.P102]&gt;0);[.N102]*[.P102];&quot;&quot;)">
            <text:p/>
          </table:table-cell>
          <table:table-cell table:style-name="ce40" table:formula="of:=IF(OR([.O102]&gt;0;[.P102]&gt;0);SUM([.Q102:.R102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2]=1;IF(AND(ISNUMBER([.X102]);[.Y102]&gt;1);[.X102]*[.Y102]-[.X102];&quot;&quot;);IF(AND(ISNUMBER([.X102]);[.Y102]&gt;0);[.X102]*[.Y102];&quot;&quot;))">
            <text:p/>
          </table:table-cell>
          <table:table-cell table:style-name="ce46" table:formula="of:=IF(AND(ISNUMBER([.X102]);[.Z102]&gt;0);[.X102]*[.Z102];&quot;&quot;)">
            <text:p/>
          </table:table-cell>
          <table:table-cell table:style-name="ce46" table:formula="of:=IF(OR([.Y102]&gt;0;[.Z102]&gt;0);SUM([.AA102:.AB102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 M40 HE frag (dödlig zon 5m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03]=1;IF(AND(ISNUMBER([.D103]);[.E103]&gt;1);[.D103]*[.E103]-[.D103];&quot;&quot;);IF(AND(ISNUMBER([.D103]);[.E103]&gt;0);[.D103]*[.E103];&quot;&quot;))">
            <text:p/>
          </table:table-cell>
          <table:table-cell table:style-name="ce40" table:formula="of:=IF(AND(ISNUMBER([.D103]);[.F103]&gt;0);[.D103]*[.F103];&quot;&quot;)">
            <text:p/>
          </table:table-cell>
          <table:table-cell table:style-name="ce40" table:formula="of:=IF(OR([.E103]&gt;0;[.F103]&gt;0);SUM([.G103:.H103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Dyrkset, elektroniskt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103]=1;IF(AND(ISNUMBER([.N103]);[.O103]&gt;1);[.N103]*[.O103]-[.N103];&quot;&quot;);IF(AND(ISNUMBER([.N103]);[.O103]&gt;0);[.N103]*[.O103];&quot;&quot;))">
            <text:p/>
          </table:table-cell>
          <table:table-cell table:style-name="ce40" table:formula="of:=IF(AND(ISNUMBER([.N103]);[.P103]&gt;0);[.N103]*[.P103];&quot;&quot;)">
            <text:p/>
          </table:table-cell>
          <table:table-cell table:style-name="ce40" table:formula="of:=IF(OR([.O103]&gt;0;[.P103]&gt;0);SUM([.Q103:.R103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3]=1;IF(AND(ISNUMBER([.X103]);[.Y103]&gt;1);[.X103]*[.Y103]-[.X103];&quot;&quot;);IF(AND(ISNUMBER([.X103]);[.Y103]&gt;0);[.X103]*[.Y103];&quot;&quot;))">
            <text:p/>
          </table:table-cell>
          <table:table-cell table:style-name="ce46" table:formula="of:=IF(AND(ISNUMBER([.X103]);[.Z103]&gt;0);[.X103]*[.Z103];&quot;&quot;)">
            <text:p/>
          </table:table-cell>
          <table:table-cell table:style-name="ce46" table:formula="of:=IF(OR([.Y103]&gt;0;[.Z103]&gt;0);SUM([.AA103:.AB103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 M38 HEAP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04]=1;IF(AND(ISNUMBER([.D104]);[.E104]&gt;1);[.D104]*[.E104]-[.D104];&quot;&quot;);IF(AND(ISNUMBER([.D104]);[.E104]&gt;0);[.D104]*[.E104];&quot;&quot;))">
            <text:p/>
          </table:table-cell>
          <table:table-cell table:style-name="ce40" table:formula="of:=IF(AND(ISNUMBER([.D104]);[.F104]&gt;0);[.D104]*[.F104];&quot;&quot;)">
            <text:p/>
          </table:table-cell>
          <table:table-cell table:style-name="ce40" table:formula="of:=IF(OR([.E104]&gt;0;[.F104]&gt;0);SUM([.G104:.H104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Dyrkset, mekaniskt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104]=1;IF(AND(ISNUMBER([.N104]);[.O104]&gt;1);[.N104]*[.O104]-[.N104];&quot;&quot;);IF(AND(ISNUMBER([.N104]);[.O104]&gt;0);[.N104]*[.O104];&quot;&quot;))">
            <text:p/>
          </table:table-cell>
          <table:table-cell table:style-name="ce40" table:formula="of:=IF(AND(ISNUMBER([.N104]);[.P104]&gt;0);[.N104]*[.P104];&quot;&quot;)">
            <text:p/>
          </table:table-cell>
          <table:table-cell table:style-name="ce40" table:formula="of:=IF(OR([.O104]&gt;0;[.P104]&gt;0);SUM([.Q104:.R104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4]=1;IF(AND(ISNUMBER([.X104]);[.Y104]&gt;1);[.X104]*[.Y104]-[.X104];&quot;&quot;);IF(AND(ISNUMBER([.X104]);[.Y104]&gt;0);[.X104]*[.Y104];&quot;&quot;))">
            <text:p/>
          </table:table-cell>
          <table:table-cell table:style-name="ce46" table:formula="of:=IF(AND(ISNUMBER([.X104]);[.Z104]&gt;0);[.X104]*[.Z104];&quot;&quot;)">
            <text:p/>
          </table:table-cell>
          <table:table-cell table:style-name="ce46" table:formula="of:=IF(OR([.Y104]&gt;0;[.Z104]&gt;0);SUM([.AA104:.AB104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 M51A Bounding frag (studsar 10m uppåt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05]=1;IF(AND(ISNUMBER([.D105]);[.E105]&gt;1);[.D105]*[.E105]-[.D105];&quot;&quot;);IF(AND(ISNUMBER([.D105]);[.E105]&gt;0);[.D105]*[.E105];&quot;&quot;))">
            <text:p/>
          </table:table-cell>
          <table:table-cell table:style-name="ce40" table:formula="of:=IF(AND(ISNUMBER([.D105]);[.F105]&gt;0);[.D105]*[.F105];&quot;&quot;)">
            <text:p/>
          </table:table-cell>
          <table:table-cell table:style-name="ce40" table:formula="of:=IF(OR([.E105]&gt;0;[.F105]&gt;0);SUM([.G105:.H105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Dyrkset, magnetlås</text:p>
          </table:table-cell>
          <table:table-cell table:style-name="ce16"/>
          <table:table-cell table:style-name="ce20" office:value-type="float" office:value="1.2" calcext:value-type="float">
            <text:p>1.2</text:p>
          </table:table-cell>
          <table:table-cell table:style-name="ce30"/>
          <table:table-cell table:style-name="ce37"/>
          <table:table-cell table:style-name="ce40" table:formula="of:=IF([.K105]=1;IF(AND(ISNUMBER([.N105]);[.O105]&gt;1);[.N105]*[.O105]-[.N105];&quot;&quot;);IF(AND(ISNUMBER([.N105]);[.O105]&gt;0);[.N105]*[.O105];&quot;&quot;))">
            <text:p/>
          </table:table-cell>
          <table:table-cell table:style-name="ce40" table:formula="of:=IF(AND(ISNUMBER([.N105]);[.P105]&gt;0);[.N105]*[.P105];&quot;&quot;)">
            <text:p/>
          </table:table-cell>
          <table:table-cell table:style-name="ce40" table:formula="of:=IF(OR([.O105]&gt;0;[.P105]&gt;0);SUM([.Q105:.R105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5]=1;IF(AND(ISNUMBER([.X105]);[.Y105]&gt;1);[.X105]*[.Y105]-[.X105];&quot;&quot;);IF(AND(ISNUMBER([.X105]);[.Y105]&gt;0);[.X105]*[.Y105];&quot;&quot;))">
            <text:p/>
          </table:table-cell>
          <table:table-cell table:style-name="ce46" table:formula="of:=IF(AND(ISNUMBER([.X105]);[.Z105]&gt;0);[.X105]*[.Z105];&quot;&quot;)">
            <text:p/>
          </table:table-cell>
          <table:table-cell table:style-name="ce46" table:formula="of:=IF(OR([.Y105]&gt;0;[.Z105]&gt;0);SUM([.AA105:.AB105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 M108 Canister (buckshot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06]=1;IF(AND(ISNUMBER([.D106]);[.E106]&gt;1);[.D106]*[.E106]-[.D106];&quot;&quot;);IF(AND(ISNUMBER([.D106]);[.E106]&gt;0);[.D106]*[.E106];&quot;&quot;))">
            <text:p/>
          </table:table-cell>
          <table:table-cell table:style-name="ce40" table:formula="of:=IF(AND(ISNUMBER([.D106]);[.F106]&gt;0);[.D106]*[.F106];&quot;&quot;)">
            <text:p/>
          </table:table-cell>
          <table:table-cell table:style-name="ce40" table:formula="of:=IF(OR([.E106]&gt;0;[.F106]&gt;0);SUM([.G106:.H106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Digitalkamera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K106]=1;IF(AND(ISNUMBER([.N106]);[.O106]&gt;1);[.N106]*[.O106]-[.N106];&quot;&quot;);IF(AND(ISNUMBER([.N106]);[.O106]&gt;0);[.N106]*[.O106];&quot;&quot;))">
            <text:p/>
          </table:table-cell>
          <table:table-cell table:style-name="ce40" table:formula="of:=IF(AND(ISNUMBER([.N106]);[.P106]&gt;0);[.N106]*[.P106];&quot;&quot;)">
            <text:p/>
          </table:table-cell>
          <table:table-cell table:style-name="ce40" table:formula="of:=IF(OR([.O106]&gt;0;[.P106]&gt;0);SUM([.Q106:.R106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6]=1;IF(AND(ISNUMBER([.X106]);[.Y106]&gt;1);[.X106]*[.Y106]-[.X106];&quot;&quot;);IF(AND(ISNUMBER([.X106]);[.Y106]&gt;0);[.X106]*[.Y106];&quot;&quot;))">
            <text:p/>
          </table:table-cell>
          <table:table-cell table:style-name="ce46" table:formula="of:=IF(AND(ISNUMBER([.X106]);[.Z106]&gt;0);[.X106]*[.Z106];&quot;&quot;)">
            <text:p/>
          </table:table-cell>
          <table:table-cell table:style-name="ce46" table:formula="of:=IF(OR([.Y106]&gt;0;[.Z106]&gt;0);SUM([.AA106:.AB106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1"/>
          <table:table-cell table:style-name="ce7" office:value-type="string" calcext:value-type="string">
            <text:p><text:s/>&gt; M230 Baton (icke-dödlig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07]=1;IF(AND(ISNUMBER([.D107]);[.E107]&gt;1);[.D107]*[.E107]-[.D107];&quot;&quot;);IF(AND(ISNUMBER([.D107]);[.E107]&gt;0);[.D107]*[.E107];&quot;&quot;))">
            <text:p/>
          </table:table-cell>
          <table:table-cell table:style-name="ce40" table:formula="of:=IF(AND(ISNUMBER([.D107]);[.F107]&gt;0);[.D107]*[.F107];&quot;&quot;)">
            <text:p/>
          </table:table-cell>
          <table:table-cell table:style-name="ce40" table:formula="of:=IF(OR([.E107]&gt;0;[.F107]&gt;0);SUM([.G107:.H107]);&quot;&quot;)">
            <text:p/>
          </table:table-cell>
          <table:table-cell table:style-name="ce39" table:number-columns-repeated="2"/>
          <table:table-cell table:style-name="ce7" office:value-type="string" calcext:value-type="string">
            <text:p>Eldledningsutrustning (dator, kikare, sändare, m.m.)</text:p>
          </table:table-cell>
          <table:table-cell table:style-name="ce16"/>
          <table:table-cell table:style-name="ce20" office:value-type="float" office:value="5" calcext:value-type="float">
            <text:p>5.0</text:p>
          </table:table-cell>
          <table:table-cell table:style-name="ce30"/>
          <table:table-cell table:style-name="ce37"/>
          <table:table-cell table:style-name="ce40" table:formula="of:=IF([.K107]=1;IF(AND(ISNUMBER([.N107]);[.O107]&gt;1);[.N107]*[.O107]-[.N107];&quot;&quot;);IF(AND(ISNUMBER([.N107]);[.O107]&gt;0);[.N107]*[.O107];&quot;&quot;))">
            <text:p/>
          </table:table-cell>
          <table:table-cell table:style-name="ce40" table:formula="of:=IF(AND(ISNUMBER([.N107]);[.P107]&gt;0);[.N107]*[.P107];&quot;&quot;)">
            <text:p/>
          </table:table-cell>
          <table:table-cell table:style-name="ce40" table:formula="of:=IF(OR([.O107]&gt;0;[.P107]&gt;0);SUM([.Q107:.R107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7]=1;IF(AND(ISNUMBER([.X107]);[.Y107]&gt;1);[.X107]*[.Y107]-[.X107];&quot;&quot;);IF(AND(ISNUMBER([.X107]);[.Y107]&gt;0);[.X107]*[.Y107];&quot;&quot;))">
            <text:p/>
          </table:table-cell>
          <table:table-cell table:style-name="ce46" table:formula="of:=IF(AND(ISNUMBER([.X107]);[.Z107]&gt;0);[.X107]*[.Z107];&quot;&quot;)">
            <text:p/>
          </table:table-cell>
          <table:table-cell table:style-name="ce46" table:formula="of:=IF(OR([.Y107]&gt;0;[.Z107]&gt;0);SUM([.AA107:.AB107]);&quot;&quot;)">
            <text:p/>
          </table:table-cell>
          <table:table-cell table:style-name="ce1" table:number-columns-repeated="5"/>
          <table:table-cell table:style-name="ce39" table:number-columns-repeated="3"/>
          <table:table-cell table:style-name="ce1" table:number-columns-repeated="987"/>
        </table:table-row>
        <table:table-row table:style-name="ro3">
          <table:table-cell table:style-name="ce2"/>
          <table:table-cell table:style-name="ce7" office:value-type="string" calcext:value-type="string">
            <text:p><text:s/>&gt; M60 Incendiary (fosfor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08]=1;IF(AND(ISNUMBER([.D108]);[.E108]&gt;1);[.D108]*[.E108]-[.D108];&quot;&quot;);IF(AND(ISNUMBER([.D108]);[.E108]&gt;0);[.D108]*[.E108];&quot;&quot;))">
            <text:p/>
          </table:table-cell>
          <table:table-cell table:style-name="ce40" table:formula="of:=IF(AND(ISNUMBER([.D108]);[.F108]&gt;0);[.D108]*[.F108];&quot;&quot;)">
            <text:p/>
          </table:table-cell>
          <table:table-cell table:style-name="ce40" table:formula="of:=IF(OR([.E108]&gt;0;[.F108]&gt;0);SUM([.G108:.H108]);&quot;&quot;)">
            <text:p/>
          </table:table-cell>
          <table:table-cell table:style-name="ce1" table:number-columns-repeated="2"/>
          <table:table-cell table:style-name="ce7" office:value-type="string" calcext:value-type="string">
            <text:p>Energikoncentrat, gelé 100g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108]=1;IF(AND(ISNUMBER([.N108]);[.O108]&gt;1);[.N108]*[.O108]-[.N108];&quot;&quot;);IF(AND(ISNUMBER([.N108]);[.O108]&gt;0);[.N108]*[.O108];&quot;&quot;))">
            <text:p/>
          </table:table-cell>
          <table:table-cell table:style-name="ce40" table:formula="of:=IF(AND(ISNUMBER([.N108]);[.P108]&gt;0);[.N108]*[.P108];&quot;&quot;)">
            <text:p/>
          </table:table-cell>
          <table:table-cell table:style-name="ce40" table:formula="of:=IF(OR([.O108]&gt;0;[.P108]&gt;0);SUM([.Q108:.R108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8]=1;IF(AND(ISNUMBER([.X108]);[.Y108]&gt;1);[.X108]*[.Y108]-[.X108];&quot;&quot;);IF(AND(ISNUMBER([.X108]);[.Y108]&gt;0);[.X108]*[.Y108];&quot;&quot;))">
            <text:p/>
          </table:table-cell>
          <table:table-cell table:style-name="ce46" table:formula="of:=IF(AND(ISNUMBER([.X108]);[.Z108]&gt;0);[.X108]*[.Z108];&quot;&quot;)">
            <text:p/>
          </table:table-cell>
          <table:table-cell table:style-name="ce46" table:formula="of:=IF(OR([.Y108]&gt;0;[.Z108]&gt;0);SUM([.AA108:.AB108]);&quot;&quot;)">
            <text:p/>
          </table:table-cell>
          <table:table-cell table:style-name="ce2" table:number-columns-repeated="5"/>
          <table:table-cell table:style-name="ce48" table:number-columns-repeated="3"/>
          <table:table-cell table:style-name="ce2" table:number-columns-repeated="987"/>
        </table:table-row>
        <table:table-row table:style-name="ro3">
          <table:table-cell/>
          <table:table-cell table:style-name="ce7" office:value-type="string" calcext:value-type="string">
            <text:p><text:s/>&gt; M72A1 Starshell (lys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09]=1;IF(AND(ISNUMBER([.D109]);[.E109]&gt;1);[.D109]*[.E109]-[.D109];&quot;&quot;);IF(AND(ISNUMBER([.D109]);[.E109]&gt;0);[.D109]*[.E109];&quot;&quot;))">
            <text:p/>
          </table:table-cell>
          <table:table-cell table:style-name="ce40" table:formula="of:=IF(AND(ISNUMBER([.D109]);[.F109]&gt;0);[.D109]*[.F109];&quot;&quot;)">
            <text:p/>
          </table:table-cell>
          <table:table-cell table:style-name="ce40" table:formula="of:=IF(OR([.E109]&gt;0;[.F109]&gt;0);SUM([.G109:.H109]);&quot;&quot;)">
            <text:p/>
          </table:table-cell>
          <table:table-cell table:number-columns-repeated="2"/>
          <table:table-cell table:style-name="ce7" office:value-type="string" calcext:value-type="string">
            <text:p>Enmanskök, bränsle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K109]=1;IF(AND(ISNUMBER([.N109]);[.O109]&gt;1);[.N109]*[.O109]-[.N109];&quot;&quot;);IF(AND(ISNUMBER([.N109]);[.O109]&gt;0);[.N109]*[.O109];&quot;&quot;))">
            <text:p/>
          </table:table-cell>
          <table:table-cell table:style-name="ce40" table:formula="of:=IF(AND(ISNUMBER([.N109]);[.P109]&gt;0);[.N109]*[.P109];&quot;&quot;)">
            <text:p/>
          </table:table-cell>
          <table:table-cell table:style-name="ce40" table:formula="of:=IF(OR([.O109]&gt;0;[.P109]&gt;0);SUM([.Q109:.R109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09]=1;IF(AND(ISNUMBER([.X109]);[.Y109]&gt;1);[.X109]*[.Y109]-[.X109];&quot;&quot;);IF(AND(ISNUMBER([.X109]);[.Y109]&gt;0);[.X109]*[.Y109];&quot;&quot;))">
            <text:p/>
          </table:table-cell>
          <table:table-cell table:style-name="ce46" table:formula="of:=IF(AND(ISNUMBER([.X109]);[.Z109]&gt;0);[.X109]*[.Z109];&quot;&quot;)">
            <text:p/>
          </table:table-cell>
          <table:table-cell table:style-name="ce46" table:formula="of:=IF(OR([.Y109]&gt;0;[.Z109]&gt;0);SUM([.AA109:.AB109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<text:s/>&gt; EMP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10]=1;IF(AND(ISNUMBER([.D110]);[.E110]&gt;1);[.D110]*[.E110]-[.D110];&quot;&quot;);IF(AND(ISNUMBER([.D110]);[.E110]&gt;0);[.D110]*[.E110];&quot;&quot;))">
            <text:p/>
          </table:table-cell>
          <table:table-cell table:style-name="ce40" table:formula="of:=IF(AND(ISNUMBER([.D110]);[.F110]&gt;0);[.D110]*[.F110];&quot;&quot;)">
            <text:p/>
          </table:table-cell>
          <table:table-cell table:style-name="ce40" table:formula="of:=IF(OR([.E110]&gt;0;[.F110]&gt;0);SUM([.G110:.H110]);&quot;&quot;)">
            <text:p/>
          </table:table-cell>
          <table:table-cell table:number-columns-repeated="2"/>
          <table:table-cell table:style-name="ce7" office:value-type="string" calcext:value-type="string">
            <text:p>Enmanskök, el (drivs på WE10, 5 timmar)</text:p>
          </table:table-cell>
          <table:table-cell table:style-name="ce16"/>
          <table:table-cell table:style-name="ce20" office:value-type="float" office:value="0.6" calcext:value-type="float">
            <text:p>0.6</text:p>
          </table:table-cell>
          <table:table-cell table:style-name="ce30"/>
          <table:table-cell table:style-name="ce37"/>
          <table:table-cell table:style-name="ce40" table:formula="of:=IF([.K110]=1;IF(AND(ISNUMBER([.N110]);[.O110]&gt;1);[.N110]*[.O110]-[.N110];&quot;&quot;);IF(AND(ISNUMBER([.N110]);[.O110]&gt;0);[.N110]*[.O110];&quot;&quot;))">
            <text:p/>
          </table:table-cell>
          <table:table-cell table:style-name="ce40" table:formula="of:=IF(AND(ISNUMBER([.N110]);[.P110]&gt;0);[.N110]*[.P110];&quot;&quot;)">
            <text:p/>
          </table:table-cell>
          <table:table-cell table:style-name="ce40" table:formula="of:=IF(OR([.O110]&gt;0;[.P110]&gt;0);SUM([.Q110:.R110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10]=1;IF(AND(ISNUMBER([.X110]);[.Y110]&gt;1);[.X110]*[.Y110]-[.X110];&quot;&quot;);IF(AND(ISNUMBER([.X110]);[.Y110]&gt;0);[.X110]*[.Y110];&quot;&quot;))">
            <text:p/>
          </table:table-cell>
          <table:table-cell table:style-name="ce46" table:formula="of:=IF(AND(ISNUMBER([.X110]);[.Z110]&gt;0);[.X110]*[.Z110];&quot;&quot;)">
            <text:p/>
          </table:table-cell>
          <table:table-cell table:style-name="ce46" table:formula="of:=IF(OR([.Y110]&gt;0;[.Z110]&gt;0);SUM([.AA110:.AB110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<text:s/>&gt; Plasma (normalt ej tillgänglig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1"/>
          <table:table-cell table:style-name="ce37"/>
          <table:table-cell table:style-name="ce40" table:formula="of:=IF([.A111]=1;IF(AND(ISNUMBER([.D111]);[.E111]&gt;1);[.D111]*[.E111]-[.D111];&quot;&quot;);IF(AND(ISNUMBER([.D111]);[.E111]&gt;0);[.D111]*[.E111];&quot;&quot;))">
            <text:p/>
          </table:table-cell>
          <table:table-cell table:style-name="ce40" table:formula="of:=IF(AND(ISNUMBER([.D111]);[.F111]&gt;0);[.D111]*[.F111];&quot;&quot;)">
            <text:p/>
          </table:table-cell>
          <table:table-cell table:style-name="ce40" table:formula="of:=IF(OR([.E111]&gt;0;[.F111]&gt;0);SUM([.G111:.H111]);&quot;&quot;)">
            <text:p/>
          </table:table-cell>
          <table:table-cell table:number-columns-repeated="2"/>
          <table:table-cell table:style-name="ce7" office:value-type="string" calcext:value-type="string">
            <text:p>Fiberoptisk kabel, 100m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0"/>
          <table:table-cell table:style-name="ce37"/>
          <table:table-cell table:style-name="ce40" table:formula="of:=IF([.K111]=1;IF(AND(ISNUMBER([.N111]);[.O111]&gt;1);[.N111]*[.O111]-[.N111];&quot;&quot;);IF(AND(ISNUMBER([.N111]);[.O111]&gt;0);[.N111]*[.O111];&quot;&quot;))">
            <text:p/>
          </table:table-cell>
          <table:table-cell table:style-name="ce40" table:formula="of:=IF(AND(ISNUMBER([.N111]);[.P111]&gt;0);[.N111]*[.P111];&quot;&quot;)">
            <text:p/>
          </table:table-cell>
          <table:table-cell table:style-name="ce40" table:formula="of:=IF(OR([.O111]&gt;0;[.P111]&gt;0);SUM([.Q111:.R111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11]=1;IF(AND(ISNUMBER([.X111]);[.Y111]&gt;1);[.X111]*[.Y111]-[.X111];&quot;&quot;);IF(AND(ISNUMBER([.X111]);[.Y111]&gt;0);[.X111]*[.Y111];&quot;&quot;))">
            <text:p/>
          </table:table-cell>
          <table:table-cell table:style-name="ce46" table:formula="of:=IF(AND(ISNUMBER([.X111]);[.Z111]&gt;0);[.X111]*[.Z111];&quot;&quot;)">
            <text:p/>
          </table:table-cell>
          <table:table-cell table:style-name="ce46" table:formula="of:=IF(OR([.Y111]&gt;0;[.Z111]&gt;0);SUM([.AA111:.AB111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8" office:value-type="string" calcext:value-type="string">
            <text:p><text:s/>&gt; Rök</text:p>
          </table:table-cell>
          <table:table-cell table:style-name="ce17"/>
          <table:table-cell table:style-name="ce21" office:value-type="float" office:value="0.3" calcext:value-type="float">
            <text:p>0.3</text:p>
          </table:table-cell>
          <table:table-cell table:style-name="ce35"/>
          <table:table-cell table:style-name="ce38"/>
          <table:table-cell table:style-name="ce40" table:formula="of:=IF([.A112]=1;IF(AND(ISNUMBER([.D112]);[.E112]&gt;1);[.D112]*[.E112]-[.D112];&quot;&quot;);IF(AND(ISNUMBER([.D112]);[.E112]&gt;0);[.D112]*[.E112];&quot;&quot;))">
            <text:p/>
          </table:table-cell>
          <table:table-cell table:style-name="ce40" table:formula="of:=IF(AND(ISNUMBER([.D112]);[.F112]&gt;0);[.D112]*[.F112];&quot;&quot;)">
            <text:p/>
          </table:table-cell>
          <table:table-cell table:style-name="ce40" table:formula="of:=IF(OR([.E112]&gt;0;[.F112]&gt;0);SUM([.G112:.H112]);&quot;&quot;)">
            <text:p/>
          </table:table-cell>
          <table:table-cell table:number-columns-repeated="2"/>
          <table:table-cell table:style-name="ce7" office:value-type="string" calcext:value-type="string">
            <text:p>Ficklampa TNR (kan sättas fast på M3)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K112]=1;IF(AND(ISNUMBER([.N112]);[.O112]&gt;1);[.N112]*[.O112]-[.N112];&quot;&quot;);IF(AND(ISNUMBER([.N112]);[.O112]&gt;0);[.N112]*[.O112];&quot;&quot;))">
            <text:p/>
          </table:table-cell>
          <table:table-cell table:style-name="ce40" table:formula="of:=IF(AND(ISNUMBER([.N112]);[.P112]&gt;0);[.N112]*[.P112];&quot;&quot;)">
            <text:p/>
          </table:table-cell>
          <table:table-cell table:style-name="ce40" table:formula="of:=IF(OR([.O112]&gt;0;[.P112]&gt;0);SUM([.Q112:.R112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12]=1;IF(AND(ISNUMBER([.X112]);[.Y112]&gt;1);[.X112]*[.Y112]-[.X112];&quot;&quot;);IF(AND(ISNUMBER([.X112]);[.Y112]&gt;0);[.X112]*[.Y112];&quot;&quot;))">
            <text:p/>
          </table:table-cell>
          <table:table-cell table:style-name="ce46" table:formula="of:=IF(AND(ISNUMBER([.X112]);[.Z112]&gt;0);[.X112]*[.Z112];&quot;&quot;)">
            <text:p/>
          </table:table-cell>
          <table:table-cell table:style-name="ce46" table:formula="of:=IF(OR([.Y112]&gt;0;[.Z112]&gt;0);SUM([.AA112:.AB112]);&quot;&quot;)">
            <text:p/>
          </table:table-cell>
          <table:table-cell table:number-columns-repeated="995"/>
        </table:table-row>
        <table:table-row table:style-name="ro3">
          <table:table-cell table:number-columns-repeated="3"/>
          <table:table-cell table:style-name="ce22"/>
          <table:table-cell table:style-name="ce4"/>
          <table:table-cell/>
          <table:table-cell table:style-name="ce40" table:formula="of:=IF([.A113]=1;IF(AND(ISNUMBER([.D113]);[.E113]&gt;1);[.D113]*[.E113]-[.D113];&quot;&quot;);IF(AND(ISNUMBER([.D113]);[.E113]&gt;0);[.D113]*[.E113];&quot;&quot;))">
            <text:p/>
          </table:table-cell>
          <table:table-cell table:style-name="ce40" table:formula="of:=IF(AND(ISNUMBER([.D113]);[.F113]&gt;0);[.D113]*[.F113];&quot;&quot;)">
            <text:p/>
          </table:table-cell>
          <table:table-cell table:style-name="ce40" table:formula="of:=IF(OR([.E113]&gt;0;[.F113]&gt;0);SUM([.G113:.H113]);&quot;&quot;)">
            <text:p/>
          </table:table-cell>
          <table:table-cell table:number-columns-repeated="2"/>
          <table:table-cell table:style-name="ce7" office:value-type="string" calcext:value-type="string">
            <text:p>Ficklampa, liten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113]=1;IF(AND(ISNUMBER([.N113]);[.O113]&gt;1);[.N113]*[.O113]-[.N113];&quot;&quot;);IF(AND(ISNUMBER([.N113]);[.O113]&gt;0);[.N113]*[.O113];&quot;&quot;))">
            <text:p/>
          </table:table-cell>
          <table:table-cell table:style-name="ce40" table:formula="of:=IF(AND(ISNUMBER([.N113]);[.P113]&gt;0);[.N113]*[.P113];&quot;&quot;)">
            <text:p/>
          </table:table-cell>
          <table:table-cell table:style-name="ce40" table:formula="of:=IF(OR([.O113]&gt;0;[.P113]&gt;0);SUM([.Q113:.R113]);&quot;&quot;)">
            <text:p/>
          </table:table-cell>
          <table:table-cell table:number-columns-repeated="2"/>
          <table:table-cell table:style-name="ce44" table:number-columns-repeated="5"/>
          <table:table-cell table:style-name="ce46" table:formula="of:=IF([.U113]=1;IF(AND(ISNUMBER([.X113]);[.Y113]&gt;1);[.X113]*[.Y113]-[.X113];&quot;&quot;);IF(AND(ISNUMBER([.X113]);[.Y113]&gt;0);[.X113]*[.Y113];&quot;&quot;))">
            <text:p/>
          </table:table-cell>
          <table:table-cell table:style-name="ce46" table:formula="of:=IF(AND(ISNUMBER([.X113]);[.Z113]&gt;0);[.X113]*[.Z113];&quot;&quot;)">
            <text:p/>
          </table:table-cell>
          <table:table-cell table:style-name="ce46" table:formula="of:=IF(OR([.Y113]&gt;0;[.Z113]&gt;0);SUM([.AA113:.AB113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10" office:value-type="string" calcext:value-type="string">
            <text:p>Sprängladdningar och tändare</text:p>
          </table:table-cell>
          <table:table-cell table:style-name="ce11"/>
          <table:table-cell table:style-name="ce18"/>
          <table:table-cell table:style-name="ce33" table:number-columns-repeated="2"/>
          <table:table-cell table:style-name="ce40" table:formula="of:=IF([.A114]=1;IF(AND(ISNUMBER([.D114]);[.E114]&gt;1);[.D114]*[.E114]-[.D114];&quot;&quot;);IF(AND(ISNUMBER([.D114]);[.E114]&gt;0);[.D114]*[.E114];&quot;&quot;))">
            <text:p/>
          </table:table-cell>
          <table:table-cell table:style-name="ce40" table:formula="of:=IF(AND(ISNUMBER([.D114]);[.F114]&gt;0);[.D114]*[.F114];&quot;&quot;)">
            <text:p/>
          </table:table-cell>
          <table:table-cell table:style-name="ce40" table:formula="of:=IF(OR([.E114]&gt;0;[.F114]&gt;0);SUM([.G114:.H114]);&quot;&quot;)">
            <text:p/>
          </table:table-cell>
          <table:table-cell table:number-columns-repeated="2"/>
          <table:table-cell table:style-name="ce7" office:value-type="string" calcext:value-type="string">
            <text:p>Flytväst, självuppblåsande med gaspatron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K114]=1;IF(AND(ISNUMBER([.N114]);[.O114]&gt;1);[.N114]*[.O114]-[.N114];&quot;&quot;);IF(AND(ISNUMBER([.N114]);[.O114]&gt;0);[.N114]*[.O114];&quot;&quot;))">
            <text:p/>
          </table:table-cell>
          <table:table-cell table:style-name="ce40" table:formula="of:=IF(AND(ISNUMBER([.N114]);[.P114]&gt;0);[.N114]*[.P114];&quot;&quot;)">
            <text:p/>
          </table:table-cell>
          <table:table-cell table:style-name="ce40" table:formula="of:=IF(OR([.O114]&gt;0;[.P114]&gt;0);SUM([.Q114:.R114]);&quot;&quot;)">
            <text:p/>
          </table:table-cell>
          <table:table-cell table:number-columns-repeated="7"/>
          <table:table-cell table:style-name="ce40" table:formula="of:=IF([.U114]=1;IF(AND(ISNUMBER([.X114]);[.Y114]&gt;1);[.X114]*[.Y114]-[.X114];&quot;&quot;);IF(AND(ISNUMBER([.X114]);[.Y114]&gt;0);[.X114]*[.Y114];&quot;&quot;))">
            <text:p/>
          </table:table-cell>
          <table:table-cell table:style-name="ce40" table:formula="of:=IF(AND(ISNUMBER([.X114]);[.Z114]&gt;0);[.X114]*[.Z114];&quot;&quot;)">
            <text:p/>
          </table:table-cell>
          <table:table-cell table:style-name="ce40" table:formula="of:=IF(OR([.Y114]&gt;0;[.Z114]&gt;0);SUM([.AA114:.AB114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6" office:value-type="string" calcext:value-type="string">
            <text:p>E-laddning (tunga dörrar*)</text:p>
          </table:table-cell>
          <table:table-cell table:style-name="ce15"/>
          <table:table-cell table:style-name="ce19" office:value-type="float" office:value="1.5" calcext:value-type="float">
            <text:p>1.5</text:p>
          </table:table-cell>
          <table:table-cell table:style-name="ce29"/>
          <table:table-cell table:style-name="ce36"/>
          <table:table-cell table:style-name="ce40" table:formula="of:=IF([.A115]=1;IF(AND(ISNUMBER([.D115]);[.E115]&gt;1);[.D115]*[.E115]-[.D115];&quot;&quot;);IF(AND(ISNUMBER([.D115]);[.E115]&gt;0);[.D115]*[.E115];&quot;&quot;))">
            <text:p/>
          </table:table-cell>
          <table:table-cell table:style-name="ce40" table:formula="of:=IF(AND(ISNUMBER([.D115]);[.F115]&gt;0);[.D115]*[.F115];&quot;&quot;)">
            <text:p/>
          </table:table-cell>
          <table:table-cell table:style-name="ce40" table:formula="of:=IF(OR([.E115]&gt;0;[.F115]&gt;0);SUM([.G115:.H115]);&quot;&quot;)">
            <text:p/>
          </table:table-cell>
          <table:table-cell table:number-columns-repeated="2"/>
          <table:table-cell table:style-name="ce7" office:value-type="string" calcext:value-type="string">
            <text:p>Frysenhet, 5L (drivs på WE20, 40 timmar)</text:p>
          </table:table-cell>
          <table:table-cell table:style-name="ce16"/>
          <table:table-cell table:style-name="ce20" office:value-type="float" office:value="4.2" calcext:value-type="float">
            <text:p>4.2</text:p>
          </table:table-cell>
          <table:table-cell table:style-name="ce30"/>
          <table:table-cell table:style-name="ce37"/>
          <table:table-cell table:style-name="ce40" table:formula="of:=IF([.K115]=1;IF(AND(ISNUMBER([.N115]);[.O115]&gt;1);[.N115]*[.O115]-[.N115];&quot;&quot;);IF(AND(ISNUMBER([.N115]);[.O115]&gt;0);[.N115]*[.O115];&quot;&quot;))">
            <text:p/>
          </table:table-cell>
          <table:table-cell table:style-name="ce40" table:formula="of:=IF(AND(ISNUMBER([.N115]);[.P115]&gt;0);[.N115]*[.P115];&quot;&quot;)">
            <text:p/>
          </table:table-cell>
          <table:table-cell table:style-name="ce40" table:formula="of:=IF(OR([.O115]&gt;0;[.P115]&gt;0);SUM([.Q115:.R115]);&quot;&quot;)">
            <text:p/>
          </table:table-cell>
          <table:table-cell table:number-columns-repeated="7"/>
          <table:table-cell table:style-name="ce40" table:formula="of:=IF([.U115]=1;IF(AND(ISNUMBER([.X115]);[.Y115]&gt;1);[.X115]*[.Y115]-[.X115];&quot;&quot;);IF(AND(ISNUMBER([.X115]);[.Y115]&gt;0);[.X115]*[.Y115];&quot;&quot;))">
            <text:p/>
          </table:table-cell>
          <table:table-cell table:style-name="ce40" table:formula="of:=IF(AND(ISNUMBER([.X115]);[.Z115]&gt;0);[.X115]*[.Z115];&quot;&quot;)">
            <text:p/>
          </table:table-cell>
          <table:table-cell table:style-name="ce40" table:formula="of:=IF(OR([.Y115]&gt;0;[.Z115]&gt;0);SUM([.AA115:.AB115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Kabelladdning dörrpost, 2m dubbel (lättare dörrar*)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1"/>
          <table:table-cell table:style-name="ce37"/>
          <table:table-cell table:style-name="ce40" table:formula="of:=IF([.A116]=1;IF(AND(ISNUMBER([.D116]);[.E116]&gt;1);[.D116]*[.E116]-[.D116];&quot;&quot;);IF(AND(ISNUMBER([.D116]);[.E116]&gt;0);[.D116]*[.E116];&quot;&quot;))">
            <text:p/>
          </table:table-cell>
          <table:table-cell table:style-name="ce40" table:formula="of:=IF(AND(ISNUMBER([.D116]);[.F116]&gt;0);[.D116]*[.F116];&quot;&quot;)">
            <text:p/>
          </table:table-cell>
          <table:table-cell table:style-name="ce40" table:formula="of:=IF(OR([.E116]&gt;0;[.F116]&gt;0);SUM([.G116:.H116]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Fällkniv med div. småverktyg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0"/>
          <table:table-cell table:style-name="ce37"/>
          <table:table-cell table:style-name="ce40" table:formula="of:=IF([.K116]=1;IF(AND(ISNUMBER([.N116]);[.O116]&gt;1);[.N116]*[.O116]-[.N116];&quot;&quot;);IF(AND(ISNUMBER([.N116]);[.O116]&gt;0);[.N116]*[.O116];&quot;&quot;))">
            <text:p/>
          </table:table-cell>
          <table:table-cell table:style-name="ce40" table:formula="of:=IF(AND(ISNUMBER([.N116]);[.P116]&gt;0);[.N116]*[.P116];&quot;&quot;)">
            <text:p/>
          </table:table-cell>
          <table:table-cell table:style-name="ce40" table:formula="of:=IF(OR([.O116]&gt;0;[.P116]&gt;0);SUM([.Q116:.R116]);&quot;&quot;)">
            <text:p/>
          </table:table-cell>
          <table:table-cell table:number-columns-repeated="7"/>
          <table:table-cell table:style-name="ce40" table:formula="of:=IF([.U116]=1;IF(AND(ISNUMBER([.X116]);[.Y116]&gt;1);[.X116]*[.Y116]-[.X116];&quot;&quot;);IF(AND(ISNUMBER([.X116]);[.Y116]&gt;0);[.X116]*[.Y116];&quot;&quot;))">
            <text:p/>
          </table:table-cell>
          <table:table-cell table:style-name="ce40" table:formula="of:=IF(AND(ISNUMBER([.X116]);[.Z116]&gt;0);[.X116]*[.Z116];&quot;&quot;)">
            <text:p/>
          </table:table-cell>
          <table:table-cell table:style-name="ce40" table:formula="of:=IF(OR([.Y116]&gt;0;[.Z116]&gt;0);SUM([.AA116:.AB116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Kabelladdning, 2m med krok (metallstängsel)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1"/>
          <table:table-cell table:style-name="ce37"/>
          <table:table-cell table:style-name="ce40" table:formula="of:=IF([.A117]=1;IF(AND(ISNUMBER([.D117]);[.E117]&gt;1);[.D117]*[.E117]-[.D117];&quot;&quot;);IF(AND(ISNUMBER([.D117]);[.E117]&gt;0);[.D117]*[.E117];&quot;&quot;))">
            <text:p/>
          </table:table-cell>
          <table:table-cell table:style-name="ce40" table:formula="of:=IF(AND(ISNUMBER([.D117]);[.F117]&gt;0);[.D117]*[.F117];&quot;&quot;)">
            <text:p/>
          </table:table-cell>
          <table:table-cell table:style-name="ce40" table:formula="of:=IF(OR([.E117]&gt;0;[.F117]&gt;0);SUM([.G117:.H117]);&quot;&quot;)">
            <text:p/>
          </table:table-cell>
          <table:table-cell table:number-columns-repeated="2"/>
          <table:table-cell table:style-name="ce7" office:value-type="string" calcext:value-type="string">
            <text:p>Första förband* (alltid i höger benficka!)</text:p>
          </table:table-cell>
          <table:table-cell table:style-name="ce16"/>
          <table:table-cell table:style-name="ce20" office:value-type="float" office:value="0.6" calcext:value-type="float">
            <text:p>0.6</text:p>
          </table:table-cell>
          <table:table-cell table:style-name="ce30"/>
          <table:table-cell table:style-name="ce37"/>
          <table:table-cell table:style-name="ce40" table:formula="of:=IF([.K117]=1;IF(AND(ISNUMBER([.N117]);[.O117]&gt;1);[.N117]*[.O117]-[.N117];&quot;&quot;);IF(AND(ISNUMBER([.N117]);[.O117]&gt;0);[.N117]*[.O117];&quot;&quot;))">
            <text:p/>
          </table:table-cell>
          <table:table-cell table:style-name="ce40" table:formula="of:=IF(AND(ISNUMBER([.N117]);[.P117]&gt;0);[.N117]*[.P117];&quot;&quot;)">
            <text:p/>
          </table:table-cell>
          <table:table-cell table:style-name="ce40" table:formula="of:=IF(OR([.O117]&gt;0;[.P117]&gt;0);SUM([.Q117:.R117]);&quot;&quot;)">
            <text:p/>
          </table:table-cell>
          <table:table-cell table:number-columns-repeated="7"/>
          <table:table-cell table:style-name="ce40" table:formula="of:=IF([.U117]=1;IF(AND(ISNUMBER([.X117]);[.Y117]&gt;1);[.X117]*[.Y117]-[.X117];&quot;&quot;);IF(AND(ISNUMBER([.X117]);[.Y117]&gt;0);[.X117]*[.Y117];&quot;&quot;))">
            <text:p/>
          </table:table-cell>
          <table:table-cell table:style-name="ce40" table:formula="of:=IF(AND(ISNUMBER([.X117]);[.Z117]&gt;0);[.X117]*[.Z117];&quot;&quot;)">
            <text:p/>
          </table:table-cell>
          <table:table-cell table:style-name="ce40" table:formula="of:=IF(OR([.Y117]&gt;0;[.Z117]&gt;0);SUM([.AA117:.AB117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Låskolvsladdning (lättare dörrar*)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1"/>
          <table:table-cell table:style-name="ce37"/>
          <table:table-cell table:style-name="ce40" table:formula="of:=IF([.A118]=1;IF(AND(ISNUMBER([.D118]);[.E118]&gt;1);[.D118]*[.E118]-[.D118];&quot;&quot;);IF(AND(ISNUMBER([.D118]);[.E118]&gt;0);[.D118]*[.E118];&quot;&quot;))">
            <text:p/>
          </table:table-cell>
          <table:table-cell table:style-name="ce40" table:formula="of:=IF(AND(ISNUMBER([.D118]);[.F118]&gt;0);[.D118]*[.F118];&quot;&quot;)">
            <text:p/>
          </table:table-cell>
          <table:table-cell table:style-name="ce40" table:formula="of:=IF(OR([.E118]&gt;0;[.F118]&gt;0);SUM([.G118:.H118]);&quot;&quot;)">
            <text:p/>
          </table:table-cell>
          <table:table-cell table:number-columns-repeated="2"/>
          <table:table-cell table:style-name="ce7" office:value-type="string" calcext:value-type="string">
            <text:p>Goggles, BiMex M3 day/night, 20x magnification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118]=1;IF(AND(ISNUMBER([.N118]);[.O118]&gt;1);[.N118]*[.O118]-[.N118];&quot;&quot;);IF(AND(ISNUMBER([.N118]);[.O118]&gt;0);[.N118]*[.O118];&quot;&quot;))">
            <text:p/>
          </table:table-cell>
          <table:table-cell table:style-name="ce40" table:formula="of:=IF(AND(ISNUMBER([.N118]);[.P118]&gt;0);[.N118]*[.P118];&quot;&quot;)">
            <text:p/>
          </table:table-cell>
          <table:table-cell table:style-name="ce40" table:formula="of:=IF(OR([.O118]&gt;0;[.P118]&gt;0);SUM([.Q118:.R118]);&quot;&quot;)">
            <text:p/>
          </table:table-cell>
          <table:table-cell table:number-columns-repeated="7"/>
          <table:table-cell table:style-name="ce40" table:formula="of:=IF([.U118]=1;IF(AND(ISNUMBER([.X118]);[.Y118]&gt;1);[.X118]*[.Y118]-[.X118];&quot;&quot;);IF(AND(ISNUMBER([.X118]);[.Y118]&gt;0);[.X118]*[.Y118];&quot;&quot;))">
            <text:p/>
          </table:table-cell>
          <table:table-cell table:style-name="ce40" table:formula="of:=IF(AND(ISNUMBER([.X118]);[.Z118]&gt;0);[.X118]*[.Z118];&quot;&quot;)">
            <text:p/>
          </table:table-cell>
          <table:table-cell table:style-name="ce40" table:formula="of:=IF(OR([.Y118]&gt;0;[.Z118]&gt;0);SUM([.AA118:.AB118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Slangladdning (vägtrumma)</text:p>
          </table:table-cell>
          <table:table-cell table:style-name="ce16"/>
          <table:table-cell table:style-name="ce20" office:value-type="float" office:value="8" calcext:value-type="float">
            <text:p>8.0</text:p>
          </table:table-cell>
          <table:table-cell table:style-name="ce31"/>
          <table:table-cell table:style-name="ce37"/>
          <table:table-cell table:style-name="ce40" table:formula="of:=IF([.A119]=1;IF(AND(ISNUMBER([.D119]);[.E119]&gt;1);[.D119]*[.E119]-[.D119];&quot;&quot;);IF(AND(ISNUMBER([.D119]);[.E119]&gt;0);[.D119]*[.E119];&quot;&quot;))">
            <text:p/>
          </table:table-cell>
          <table:table-cell table:style-name="ce40" table:formula="of:=IF(AND(ISNUMBER([.D119]);[.F119]&gt;0);[.D119]*[.F119];&quot;&quot;)">
            <text:p/>
          </table:table-cell>
          <table:table-cell table:style-name="ce40" table:formula="of:=IF(OR([.E119]&gt;0;[.F119]&gt;0);SUM([.G119:.H119]);&quot;&quot;)">
            <text:p/>
          </table:table-cell>
          <table:table-cell table:number-columns-repeated="2"/>
          <table:table-cell table:style-name="ce7" office:value-type="string" calcext:value-type="string">
            <text:p>Grävverktyg (hopfällbar spade)</text:p>
          </table:table-cell>
          <table:table-cell table:style-name="ce16"/>
          <table:table-cell table:style-name="ce20" office:value-type="float" office:value="1.2" calcext:value-type="float">
            <text:p>1.2</text:p>
          </table:table-cell>
          <table:table-cell table:style-name="ce30"/>
          <table:table-cell table:style-name="ce37"/>
          <table:table-cell table:style-name="ce40" table:formula="of:=IF([.K119]=1;IF(AND(ISNUMBER([.N119]);[.O119]&gt;1);[.N119]*[.O119]-[.N119];&quot;&quot;);IF(AND(ISNUMBER([.N119]);[.O119]&gt;0);[.N119]*[.O119];&quot;&quot;))">
            <text:p/>
          </table:table-cell>
          <table:table-cell table:style-name="ce40" table:formula="of:=IF(AND(ISNUMBER([.N119]);[.P119]&gt;0);[.N119]*[.P119];&quot;&quot;)">
            <text:p/>
          </table:table-cell>
          <table:table-cell table:style-name="ce40" table:formula="of:=IF(OR([.O119]&gt;0;[.P119]&gt;0);SUM([.Q119:.R119]);&quot;&quot;)">
            <text:p/>
          </table:table-cell>
          <table:table-cell table:number-columns-repeated="7"/>
          <table:table-cell table:style-name="ce40" table:formula="of:=IF([.U119]=1;IF(AND(ISNUMBER([.X119]);[.Y119]&gt;1);[.X119]*[.Y119]-[.X119];&quot;&quot;);IF(AND(ISNUMBER([.X119]);[.Y119]&gt;0);[.X119]*[.Y119];&quot;&quot;))">
            <text:p/>
          </table:table-cell>
          <table:table-cell table:style-name="ce40" table:formula="of:=IF(AND(ISNUMBER([.X119]);[.Z119]&gt;0);[.X119]*[.Z119];&quot;&quot;)">
            <text:p/>
          </table:table-cell>
          <table:table-cell table:style-name="ce40" table:formula="of:=IF(OR([.Y119]&gt;0;[.Z119]&gt;0);SUM([.AA119:.AB119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Sprängdeg, 1kg</text:p>
          </table:table-cell>
          <table:table-cell table:style-name="ce16"/>
          <table:table-cell table:style-name="ce20" office:value-type="float" office:value="1" calcext:value-type="float">
            <text:p>1.0</text:p>
          </table:table-cell>
          <table:table-cell table:style-name="ce31"/>
          <table:table-cell table:style-name="ce37"/>
          <table:table-cell table:style-name="ce40" table:formula="of:=IF([.A120]=1;IF(AND(ISNUMBER([.D120]);[.E120]&gt;1);[.D120]*[.E120]-[.D120];&quot;&quot;);IF(AND(ISNUMBER([.D120]);[.E120]&gt;0);[.D120]*[.E120];&quot;&quot;))">
            <text:p/>
          </table:table-cell>
          <table:table-cell table:style-name="ce40" table:formula="of:=IF(AND(ISNUMBER([.D120]);[.F120]&gt;0);[.D120]*[.F120];&quot;&quot;)">
            <text:p/>
          </table:table-cell>
          <table:table-cell table:style-name="ce40" table:formula="of:=IF(OR([.E120]&gt;0;[.F120]&gt;0);SUM([.G120:.H120]);&quot;&quot;)">
            <text:p/>
          </table:table-cell>
          <table:table-cell table:number-columns-repeated="2"/>
          <table:table-cell table:style-name="ce7" office:value-type="string" calcext:value-type="string">
            <text:p>Hammare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120]=1;IF(AND(ISNUMBER([.N120]);[.O120]&gt;1);[.N120]*[.O120]-[.N120];&quot;&quot;);IF(AND(ISNUMBER([.N120]);[.O120]&gt;0);[.N120]*[.O120];&quot;&quot;))">
            <text:p/>
          </table:table-cell>
          <table:table-cell table:style-name="ce40" table:formula="of:=IF(AND(ISNUMBER([.N120]);[.P120]&gt;0);[.N120]*[.P120];&quot;&quot;)">
            <text:p/>
          </table:table-cell>
          <table:table-cell table:style-name="ce40" table:formula="of:=IF(OR([.O120]&gt;0;[.P120]&gt;0);SUM([.Q120:.R120]);&quot;&quot;)">
            <text:p/>
          </table:table-cell>
          <table:table-cell table:number-columns-repeated="7"/>
          <table:table-cell table:style-name="ce40" table:formula="of:=IF([.U120]=1;IF(AND(ISNUMBER([.X120]);[.Y120]&gt;1);[.X120]*[.Y120]-[.X120];&quot;&quot;);IF(AND(ISNUMBER([.X120]);[.Y120]&gt;0);[.X120]*[.Y120];&quot;&quot;))">
            <text:p/>
          </table:table-cell>
          <table:table-cell table:style-name="ce40" table:formula="of:=IF(AND(ISNUMBER([.X120]);[.Z120]&gt;0);[.X120]*[.Z120];&quot;&quot;)">
            <text:p/>
          </table:table-cell>
          <table:table-cell table:style-name="ce40" table:formula="of:=IF(OR([.Y120]&gt;0;[.Z120]&gt;0);SUM([.AA120:.AB120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Sprängkabel 1m</text:p>
          </table:table-cell>
          <table:table-cell table:style-name="ce16"/>
          <table:table-cell table:style-name="ce20" office:value-type="float" office:value="0.2" calcext:value-type="float">
            <text:p>0.2</text:p>
          </table:table-cell>
          <table:table-cell table:style-name="ce31"/>
          <table:table-cell table:style-name="ce37"/>
          <table:table-cell table:style-name="ce40" table:formula="of:=IF([.A121]=1;IF(AND(ISNUMBER([.D121]);[.E121]&gt;1);[.D121]*[.E121]-[.D121];&quot;&quot;);IF(AND(ISNUMBER([.D121]);[.E121]&gt;0);[.D121]*[.E121];&quot;&quot;))">
            <text:p/>
          </table:table-cell>
          <table:table-cell table:style-name="ce40" table:formula="of:=IF(AND(ISNUMBER([.D121]);[.F121]&gt;0);[.D121]*[.F121];&quot;&quot;)">
            <text:p/>
          </table:table-cell>
          <table:table-cell table:style-name="ce40" table:formula="of:=IF(OR([.E121]&gt;0;[.F121]&gt;0);SUM([.G121:.H121]);&quot;&quot;)">
            <text:p/>
          </table:table-cell>
          <table:table-cell table:number-columns-repeated="2"/>
          <table:table-cell table:style-name="ce7" office:value-type="string" calcext:value-type="string">
            <text:p>Handfängsel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0"/>
          <table:table-cell table:style-name="ce37"/>
          <table:table-cell table:style-name="ce40" table:formula="of:=IF([.K121]=1;IF(AND(ISNUMBER([.N121]);[.O121]&gt;1);[.N121]*[.O121]-[.N121];&quot;&quot;);IF(AND(ISNUMBER([.N121]);[.O121]&gt;0);[.N121]*[.O121];&quot;&quot;))">
            <text:p/>
          </table:table-cell>
          <table:table-cell table:style-name="ce40" table:formula="of:=IF(AND(ISNUMBER([.N121]);[.P121]&gt;0);[.N121]*[.P121];&quot;&quot;)">
            <text:p/>
          </table:table-cell>
          <table:table-cell table:style-name="ce40" table:formula="of:=IF(OR([.O121]&gt;0;[.P121]&gt;0);SUM([.Q121:.R121]);&quot;&quot;)">
            <text:p/>
          </table:table-cell>
          <table:table-cell table:number-columns-repeated="7"/>
          <table:table-cell table:style-name="ce40" table:formula="of:=IF([.U121]=1;IF(AND(ISNUMBER([.X121]);[.Y121]&gt;1);[.X121]*[.Y121]-[.X121];&quot;&quot;);IF(AND(ISNUMBER([.X121]);[.Y121]&gt;0);[.X121]*[.Y121];&quot;&quot;))">
            <text:p/>
          </table:table-cell>
          <table:table-cell table:style-name="ce40" table:formula="of:=IF(AND(ISNUMBER([.X121]);[.Z121]&gt;0);[.X121]*[.Z121];&quot;&quot;)">
            <text:p/>
          </table:table-cell>
          <table:table-cell table:style-name="ce40" table:formula="of:=IF(OR([.Y121]&gt;0;[.Z121]&gt;0);SUM([.AA121:.AB121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Tejpladdning dörrpost, 2m (lättare dörrar*)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1"/>
          <table:table-cell table:style-name="ce37"/>
          <table:table-cell table:style-name="ce40" table:formula="of:=IF([.A122]=1;IF(AND(ISNUMBER([.D122]);[.E122]&gt;1);[.D122]*[.E122]-[.D122];&quot;&quot;);IF(AND(ISNUMBER([.D122]);[.E122]&gt;0);[.D122]*[.E122];&quot;&quot;))">
            <text:p/>
          </table:table-cell>
          <table:table-cell table:style-name="ce40" table:formula="of:=IF(AND(ISNUMBER([.D122]);[.F122]&gt;0);[.D122]*[.F122];&quot;&quot;)">
            <text:p/>
          </table:table-cell>
          <table:table-cell table:style-name="ce40" table:formula="of:=IF(OR([.E122]&gt;0;[.F122]&gt;0);SUM([.G122:.H122]);&quot;&quot;)">
            <text:p/>
          </table:table-cell>
          <table:table-cell table:number-columns-repeated="2"/>
          <table:table-cell table:style-name="ce7" office:value-type="string" calcext:value-type="string">
            <text:p>Handsvets/skärare</text:p>
          </table:table-cell>
          <table:table-cell table:style-name="ce16"/>
          <table:table-cell table:style-name="ce20" office:value-type="float" office:value="0.8" calcext:value-type="float">
            <text:p>0.8</text:p>
          </table:table-cell>
          <table:table-cell table:style-name="ce30"/>
          <table:table-cell table:style-name="ce37"/>
          <table:table-cell table:style-name="ce40" table:formula="of:=IF([.K122]=1;IF(AND(ISNUMBER([.N122]);[.O122]&gt;1);[.N122]*[.O122]-[.N122];&quot;&quot;);IF(AND(ISNUMBER([.N122]);[.O122]&gt;0);[.N122]*[.O122];&quot;&quot;))">
            <text:p/>
          </table:table-cell>
          <table:table-cell table:style-name="ce40" table:formula="of:=IF(AND(ISNUMBER([.N122]);[.P122]&gt;0);[.N122]*[.P122];&quot;&quot;)">
            <text:p/>
          </table:table-cell>
          <table:table-cell table:style-name="ce40" table:formula="of:=IF(OR([.O122]&gt;0;[.P122]&gt;0);SUM([.Q122:.R122]);&quot;&quot;)">
            <text:p/>
          </table:table-cell>
          <table:table-cell table:number-columns-repeated="7"/>
          <table:table-cell table:style-name="ce40" table:formula="of:=IF([.U122]=1;IF(AND(ISNUMBER([.X122]);[.Y122]&gt;1);[.X122]*[.Y122]-[.X122];&quot;&quot;);IF(AND(ISNUMBER([.X122]);[.Y122]&gt;0);[.X122]*[.Y122];&quot;&quot;))">
            <text:p/>
          </table:table-cell>
          <table:table-cell table:style-name="ce40" table:formula="of:=IF(AND(ISNUMBER([.X122]);[.Z122]&gt;0);[.X122]*[.Z122];&quot;&quot;)">
            <text:p/>
          </table:table-cell>
          <table:table-cell table:style-name="ce40" table:formula="of:=IF(OR([.Y122]&gt;0;[.Z122]&gt;0);SUM([.AA122:.AB122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U-laddning (tunga dörrar)</text:p>
          </table:table-cell>
          <table:table-cell table:style-name="ce16"/>
          <table:table-cell table:style-name="ce20" office:value-type="float" office:value="2.2" calcext:value-type="float">
            <text:p>2.2</text:p>
          </table:table-cell>
          <table:table-cell table:style-name="ce31"/>
          <table:table-cell table:style-name="ce37"/>
          <table:table-cell table:style-name="ce40" table:formula="of:=IF([.A123]=1;IF(AND(ISNUMBER([.D123]);[.E123]&gt;1);[.D123]*[.E123]-[.D123];&quot;&quot;);IF(AND(ISNUMBER([.D123]);[.E123]&gt;0);[.D123]*[.E123];&quot;&quot;))">
            <text:p/>
          </table:table-cell>
          <table:table-cell table:style-name="ce40" table:formula="of:=IF(AND(ISNUMBER([.D123]);[.F123]&gt;0);[.D123]*[.F123];&quot;&quot;)">
            <text:p/>
          </table:table-cell>
          <table:table-cell table:style-name="ce40" table:formula="of:=IF(OR([.E123]&gt;0;[.F123]&gt;0);SUM([.G123:.H123]);&quot;&quot;)">
            <text:p/>
          </table:table-cell>
          <table:table-cell table:number-columns-repeated="2"/>
          <table:table-cell table:style-name="ce7" office:value-type="string" calcext:value-type="string">
            <text:p>Hudsalva, 1 tub (ja, den är ätbar)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0"/>
          <table:table-cell table:style-name="ce37"/>
          <table:table-cell table:style-name="ce40" table:formula="of:=IF([.K123]=1;IF(AND(ISNUMBER([.N123]);[.O123]&gt;1);[.N123]*[.O123]-[.N123];&quot;&quot;);IF(AND(ISNUMBER([.N123]);[.O123]&gt;0);[.N123]*[.O123];&quot;&quot;))">
            <text:p/>
          </table:table-cell>
          <table:table-cell table:style-name="ce40" table:formula="of:=IF(AND(ISNUMBER([.N123]);[.P123]&gt;0);[.N123]*[.P123];&quot;&quot;)">
            <text:p/>
          </table:table-cell>
          <table:table-cell table:style-name="ce40" table:formula="of:=IF(OR([.O123]&gt;0;[.P123]&gt;0);SUM([.Q123:.R123]);&quot;&quot;)">
            <text:p/>
          </table:table-cell>
          <table:table-cell table:number-columns-repeated="7"/>
          <table:table-cell table:style-name="ce40" table:formula="of:=IF([.U123]=1;IF(AND(ISNUMBER([.X123]);[.Y123]&gt;1);[.X123]*[.Y123]-[.X123];&quot;&quot;);IF(AND(ISNUMBER([.X123]);[.Y123]&gt;0);[.X123]*[.Y123];&quot;&quot;))">
            <text:p/>
          </table:table-cell>
          <table:table-cell table:style-name="ce40" table:formula="of:=IF(AND(ISNUMBER([.X123]);[.Z123]&gt;0);[.X123]*[.Z123];&quot;&quot;)">
            <text:p/>
          </table:table-cell>
          <table:table-cell table:style-name="ce40" table:formula="of:=IF(OR([.Y123]&gt;0;[.Z123]&gt;0);SUM([.AA123:.AB123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Väggladdning (~20cm betong)</text:p>
          </table:table-cell>
          <table:table-cell table:style-name="ce16"/>
          <table:table-cell table:style-name="ce20" office:value-type="float" office:value="0.5" calcext:value-type="float">
            <text:p>0.5</text:p>
          </table:table-cell>
          <table:table-cell table:style-name="ce31"/>
          <table:table-cell table:style-name="ce37"/>
          <table:table-cell table:style-name="ce40" table:formula="of:=IF([.A124]=1;IF(AND(ISNUMBER([.D124]);[.E124]&gt;1);[.D124]*[.E124]-[.D124];&quot;&quot;);IF(AND(ISNUMBER([.D124]);[.E124]&gt;0);[.D124]*[.E124];&quot;&quot;))">
            <text:p/>
          </table:table-cell>
          <table:table-cell table:style-name="ce40" table:formula="of:=IF(AND(ISNUMBER([.D124]);[.F124]&gt;0);[.D124]*[.F124];&quot;&quot;)">
            <text:p/>
          </table:table-cell>
          <table:table-cell table:style-name="ce40" table:formula="of:=IF(OR([.E124]&gt;0;[.F124]&gt;0);SUM([.G124:.H124]);&quot;&quot;)">
            <text:p/>
          </table:table-cell>
          <table:table-cell table:number-columns-repeated="2"/>
          <table:table-cell table:style-name="ce7" office:value-type="string" calcext:value-type="string">
            <text:p>Hänglås, litet</text:p>
          </table:table-cell>
          <table:table-cell table:style-name="ce16"/>
          <table:table-cell table:style-name="ce20" office:value-type="float" office:value="0.3" calcext:value-type="float">
            <text:p>0.3</text:p>
          </table:table-cell>
          <table:table-cell table:style-name="ce30"/>
          <table:table-cell table:style-name="ce37"/>
          <table:table-cell table:style-name="ce40" table:formula="of:=IF([.K124]=1;IF(AND(ISNUMBER([.N124]);[.O124]&gt;1);[.N124]*[.O124]-[.N124];&quot;&quot;);IF(AND(ISNUMBER([.N124]);[.O124]&gt;0);[.N124]*[.O124];&quot;&quot;))">
            <text:p/>
          </table:table-cell>
          <table:table-cell table:style-name="ce40" table:formula="of:=IF(AND(ISNUMBER([.N124]);[.P124]&gt;0);[.N124]*[.P124];&quot;&quot;)">
            <text:p/>
          </table:table-cell>
          <table:table-cell table:style-name="ce40" table:formula="of:=IF(OR([.O124]&gt;0;[.P124]&gt;0);SUM([.Q124:.R124]);&quot;&quot;)">
            <text:p/>
          </table:table-cell>
          <table:table-cell table:number-columns-repeated="7"/>
          <table:table-cell table:style-name="ce40" table:formula="of:=IF([.U124]=1;IF(AND(ISNUMBER([.X124]);[.Y124]&gt;1);[.X124]*[.Y124]-[.X124];&quot;&quot;);IF(AND(ISNUMBER([.X124]);[.Y124]&gt;0);[.X124]*[.Y124];&quot;&quot;))">
            <text:p/>
          </table:table-cell>
          <table:table-cell table:style-name="ce40" table:formula="of:=IF(AND(ISNUMBER([.X124]);[.Z124]&gt;0);[.X124]*[.Z124];&quot;&quot;)">
            <text:p/>
          </table:table-cell>
          <table:table-cell table:style-name="ce40" table:formula="of:=IF(OR([.Y124]&gt;0;[.Z124]&gt;0);SUM([.AA124:.AB124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7" office:value-type="string" calcext:value-type="string">
            <text:p>Väggladdning (~15cm armerad betong)</text:p>
          </table:table-cell>
          <table:table-cell table:style-name="ce16"/>
          <table:table-cell table:style-name="ce20" office:value-type="float" office:value="1.2" calcext:value-type="float">
            <text:p>1.2</text:p>
          </table:table-cell>
          <table:table-cell table:style-name="ce31"/>
          <table:table-cell table:style-name="ce37"/>
          <table:table-cell table:style-name="ce40" table:formula="of:=IF([.A125]=1;IF(AND(ISNUMBER([.D125]);[.E125]&gt;1);[.D125]*[.E125]-[.D125];&quot;&quot;);IF(AND(ISNUMBER([.D125]);[.E125]&gt;0);[.D125]*[.E125];&quot;&quot;))">
            <text:p/>
          </table:table-cell>
          <table:table-cell table:style-name="ce40" table:formula="of:=IF(AND(ISNUMBER([.D125]);[.F125]&gt;0);[.D125]*[.F125];&quot;&quot;)">
            <text:p/>
          </table:table-cell>
          <table:table-cell table:style-name="ce40" table:formula="of:=IF(OR([.E125]&gt;0;[.F125]&gt;0);SUM([.G125:.H125]);&quot;&quot;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Hönsnät, 2x2m</text:p>
          </table:table-cell>
          <table:table-cell table:style-name="ce16"/>
          <table:table-cell table:style-name="ce20" office:value-type="float" office:value="0.4" calcext:value-type="float">
            <text:p>0.4</text:p>
          </table:table-cell>
          <table:table-cell table:style-name="ce30"/>
          <table:table-cell table:style-name="ce37"/>
          <table:table-cell table:style-name="ce40" table:formula="of:=IF([.K125]=1;IF(AND(ISNUMBER([.N125]);[.O125]&gt;1);[.N125]*[.O125]-[.N125];&quot;&quot;);IF(AND(ISNUMBER([.N125]);[.O125]&gt;0);[.N125]*[.O125];&quot;&quot;))">
            <text:p/>
          </table:table-cell>
          <table:table-cell table:style-name="ce40" table:formula="of:=IF(AND(ISNUMBER([.N125]);[.P125]&gt;0);[.N125]*[.P125];&quot;&quot;)">
            <text:p/>
          </table:table-cell>
          <table:table-cell table:style-name="ce40" table:formula="of:=IF(OR([.O125]&gt;0;[.P125]&gt;0);SUM([.Q125:.R125]);&quot;&quot;)">
            <text:p/>
          </table:table-cell>
          <table:table-cell table:number-columns-repeated="7"/>
          <table:table-cell table:style-name="ce40" table:formula="of:=IF([.U125]=1;IF(AND(ISNUMBER([.X125]);[.Y125]&gt;1);[.X125]*[.Y125]-[.X125];&quot;&quot;);IF(AND(ISNUMBER([.X125]);[.Y125]&gt;0);[.X125]*[.Y125];&quot;&quot;))">
            <text:p/>
          </table:table-cell>
          <table:table-cell table:style-name="ce40" table:formula="of:=IF(AND(ISNUMBER([.X125]);[.Z125]&gt;0);[.X125]*[.Z125];&quot;&quot;)">
            <text:p/>
          </table:table-cell>
          <table:table-cell table:style-name="ce40" table:formula="of:=IF(OR([.Y125]&gt;0;[.Z125]&gt;0);SUM([.AA125:.AB125]);&quot;&quot;)">
            <text:p/>
          </table:table-cell>
          <table:table-cell table:number-columns-repeated="995"/>
        </table:table-row>
        <table:table-row table:style-name="ro3">
          <table:table-cell/>
          <table:table-cell table:style-name="ce8" office:value-type="string" calcext:value-type="string">
            <text:p>Väggladdning (~15cm metall)</text:p>
          </table:table-cell>
          <table:table-cell table:style-name="ce17"/>
          <table:table-cell table:style-name="ce21" office:value-type="float" office:value="20" calcext:value-type="float">
            <text:p>20.0</text:p>
          </table:table-cell>
          <table:table-cell table:style-name="ce35"/>
          <table:table-cell table:style-name="ce38"/>
          <table:table-cell table:style-name="ce40" table:formula="of:=IF([.A126]=1;IF(AND(ISNUMBER([.D126]);[.E126]&gt;1);[.D126]*[.E126]-[.D126];&quot;&quot;);IF(AND(ISNUMBER([.D126]);[.E126]&gt;0);[.D126]*[.E126];&quot;&quot;))">
            <text:p/>
          </table:table-cell>
          <table:table-cell table:style-name="ce40" table:formula="of:=IF(AND(ISNUMBER([.D126]);[.F126]&gt;0);[.D126]*[.F126];&quot;&quot;)">
            <text:p/>
          </table:table-cell>
          <table:table-cell table:style-name="ce40" table:formula="of:=IF(OR([.E126]&gt;0;[.F126]&gt;0);SUM([.G126:.H126]);&quot;&quot;)">
            <text:p/>
          </table:table-cell>
          <table:table-cell table:number-columns-repeated="2"/>
          <table:table-cell table:style-name="ce7" office:value-type="string" calcext:value-type="string">
            <text:p>IFF-transponder* (sitter normalt i uniformen)</text:p>
          </table:table-cell>
          <table:table-cell table:style-name="ce16"/>
          <table:table-cell table:style-name="ce20" office:value-type="float" office:value="0.1" calcext:value-type="float">
            <text:p>0.1</text:p>
          </table:table-cell>
          <table:table-cell table:style-name="ce32"/>
          <table:table-cell table:style-name="ce38"/>
          <table:table-cell table:style-name="ce40" table:formula="of:=IF([.K126]=1;IF(AND(ISNUMBER([.N126]);[.O126]&gt;1);[.N126]*[.O126]-[.N126];&quot;&quot;);IF(AND(ISNUMBER([.N126]);[.O126]&gt;0);[.N126]*[.O126];&quot;&quot;))">
            <text:p/>
          </table:table-cell>
          <table:table-cell table:style-name="ce40" table:formula="of:=IF(AND(ISNUMBER([.N126]);[.P126]&gt;0);[.N126]*[.P126];&quot;&quot;)">
            <text:p/>
          </table:table-cell>
          <table:table-cell table:style-name="ce40" table:formula="of:=IF(OR([.O126]&gt;0;[.P126]&gt;0);SUM([.Q126:.R126]);&quot;&quot;)">
            <text:p/>
          </table:table-cell>
          <table:table-cell table:number-columns-repeated="7"/>
          <table:table-cell table:style-name="ce40" table:formula="of:=IF([.U126]=1;IF(AND(ISNUMBER([.X126]);[.Y126]&gt;1);[.X126]*[.Y126]-[.X126];&quot;&quot;);IF(AND(ISNUMBER([.X126]);[.Y126]&gt;0);[.X126]*[.Y126];&quot;&quot;))">
            <text:p/>
          </table:table-cell>
          <table:table-cell table:style-name="ce40" table:formula="of:=IF(AND(ISNUMBER([.X126]);[.Z126]&gt;0);[.X126]*[.Z126];&quot;&quot;)">
            <text:p/>
          </table:table-cell>
          <table:table-cell table:style-name="ce40" table:formula="of:=IF(OR([.Y126]&gt;0;[.Z126]&gt;0);SUM([.AA126:.AB126]);&quot;&quot;)">
            <text:p/>
          </table:table-cell>
          <table:table-cell table:number-columns-repeated="995"/>
        </table:table-row>
        <table:table-row table:style-name="ro3" table:number-rows-repeated="69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3" table:number-columns-repeated="5"/>
          <table:table-cell table:number-columns-repeated="1008"/>
        </table:table-row>
        <table:table-row table:style-name="ro3" table:number-rows-repeated="3">
          <table:table-cell table:style-name="ce4"/>
          <table:table-cell table:number-columns-repeated="2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27" table:number-columns-repeated="2"/>
          <table:table-cell table:number-columns-repeated="21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1" table:number-columns-repeated="5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18"/>
          <table:table-cell table:style-name="ce33" table:number-columns-repeated="2"/>
          <table:table-cell table:style-name="ce1" table:number-columns-repeated="2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 table:number-rows-repeated="103">
          <table:table-cell table:style-name="ce4"/>
          <table:table-cell table:number-columns-repeated="2"/>
          <table:table-cell table:style-name="ce4" table:number-columns-repeated="2"/>
          <table:table-cell table:number-columns-repeated="4"/>
          <table:table-cell table:style-name="ce1" table:number-columns-repeated="2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 table:number-rows-repeated="28">
          <table:table-cell table:style-name="ce4"/>
          <table:table-cell table:number-columns-repeated="2"/>
          <table:table-cell table:style-name="ce4" table:number-columns-repeated="2"/>
          <table:table-cell table:number-columns-repeated="5"/>
          <table:table-cell table:style-name="ce1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 table:number-rows-repeated="2">
          <table:table-cell table:style-name="ce4"/>
          <table:table-cell table:number-columns-repeated="9"/>
          <table:table-cell table:style-name="ce1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>
          <table:table-cell table:style-name="ce4"/>
          <table:table-cell table:style-name="ce11" table:number-columns-repeated="5"/>
          <table:table-cell table:style-name="ce23"/>
          <table:table-cell table:style-name="ce1" table:number-columns-repeated="4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>
          <table:table-cell table:style-name="ce4"/>
          <table:table-cell table:style-name="ce12"/>
          <table:table-cell table:style-name="ce11" table:number-columns-repeated="4"/>
          <table:table-cell table:style-name="ce23"/>
          <table:table-cell table:style-name="ce1" table:number-columns-repeated="4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 table:number-rows-repeated="11">
          <table:table-cell table:style-name="ce4"/>
          <table:table-cell table:number-columns-repeated="2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 table:number-rows-repeated="60">
          <table:table-cell table:style-name="ce4"/>
          <table:table-cell table:number-columns-repeated="8"/>
          <table:table-cell table:style-name="ce1" table:number-columns-repeated="2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>
          <table:table-cell table:style-name="ce4"/>
          <table:table-cell table:style-name="ce11" table:number-columns-repeated="6"/>
          <table:table-cell table:style-name="ce1" table:number-columns-repeated="4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 table:number-rows-repeated="3">
          <table:table-cell table:style-name="ce4"/>
          <table:table-cell table:style-name="ce12"/>
          <table:table-cell table:style-name="ce11" table:number-columns-repeated="5"/>
          <table:table-cell table:style-name="ce1" table:number-columns-repeated="4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 table:number-rows-repeated="2">
          <table:table-cell table:style-name="ce4"/>
          <table:table-cell table:style-name="ce11" table:number-columns-repeated="6"/>
          <table:table-cell table:style-name="ce1" table:number-columns-repeated="4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>
          <table:table-cell table:style-name="ce4"/>
          <table:table-cell table:style-name="ce11" table:number-columns-repeated="4"/>
          <table:table-cell table:style-name="ce1"/>
          <table:table-cell table:style-name="ce11"/>
          <table:table-cell table:style-name="ce1" table:number-columns-repeated="4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>
          <table:table-cell table:style-name="ce4"/>
          <table:table-cell table:style-name="ce11" table:number-columns-repeated="6"/>
          <table:table-cell table:style-name="ce1" table:number-columns-repeated="4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>
          <table:table-cell table:style-name="ce4"/>
          <table:table-cell table:number-columns-repeated="8"/>
          <table:table-cell table:style-name="ce1" table:number-columns-repeated="2"/>
          <table:table-cell table:number-columns-repeated="18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 table:number-rows-repeated="17">
          <table:table-cell table:style-name="ce4"/>
          <table:table-cell table:number-columns-repeated="8"/>
          <table:table-cell table:style-name="ce1" table:number-columns-repeated="4"/>
          <table:table-cell table:number-columns-repeated="16"/>
          <table:table-cell table:style-name="ce4" table:number-columns-repeated="5"/>
          <table:table-cell table:style-name="ce50" table:number-columns-repeated="3"/>
          <table:table-cell table:style-name="ce4" table:number-columns-repeated="987"/>
        </table:table-row>
        <table:table-row table:style-name="ro3" table:number-rows-repeated="136">
          <table:table-cell table:number-columns-repeated="9"/>
          <table:table-cell table:style-name="ce1" table:number-columns-repeated="4"/>
          <table:table-cell table:number-columns-repeated="1011"/>
        </table:table-row>
        <table:table-row table:style-name="ro3">
          <table:table-cell/>
          <table:table-cell table:style-name="ce1" table:number-columns-repeated="5"/>
          <table:table-cell table:style-name="ce41"/>
          <table:table-cell table:style-name="ce1" table:number-columns-repeated="6"/>
          <table:table-cell table:number-columns-repeated="1011"/>
        </table:table-row>
        <table:table-row table:style-name="ro3">
          <table:table-cell/>
          <table:table-cell table:style-name="ce13"/>
          <table:table-cell table:style-name="ce1" table:number-columns-repeated="4"/>
          <table:table-cell table:style-name="ce41"/>
          <table:table-cell table:style-name="ce1" table:number-columns-repeated="6"/>
          <table:table-cell table:number-columns-repeated="1011"/>
        </table:table-row>
        <table:table-row table:style-name="ro3" table:number-rows-repeated="179">
          <table:table-cell/>
          <table:table-cell table:style-name="ce1" table:number-columns-repeated="5"/>
          <table:table-cell table:style-name="ce42"/>
          <table:table-cell table:style-name="ce1" table:number-columns-repeated="6"/>
          <table:table-cell table:number-columns-repeated="1011"/>
        </table:table-row>
        <table:table-row table:style-name="ro3" table:number-rows-repeated="230">
          <table:table-cell/>
          <table:table-cell table:style-name="ce1" table:number-columns-repeated="2"/>
          <table:table-cell table:style-name="ce28" table:number-columns-repeated="2"/>
          <table:table-cell table:style-name="ce1"/>
          <table:table-cell table:style-name="ce43"/>
          <table:table-cell table:style-name="ce1" table:number-columns-repeated="6"/>
          <table:table-cell table:number-columns-repeated="1011"/>
        </table:table-row>
        <table:table-row table:style-name="ro3" table:number-rows-repeated="1047569">
          <table:table-cell table:number-columns-repeated="1024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9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kr</number:text>
    </number:number-style>
    <number:number-style style:name="N122">
      <number:text>-</number:text>
      <number:number number:decimal-places="0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kr</number:text>
    </number:number-style>
    <number:number-style style:name="N125">
      <number:text>-</number:text>
      <number:number number:decimal-places="2" number:min-integer-digits="1" number:grouping="true"/>
      <number:text> kr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30P1" style:volatile="true">
      <number:text>-</number:text>
      <loext:fill-character> </loext:fill-character>
      <number:number number:decimal-places="0" number:min-integer-digits="1" number:grouping="true"/>
      <number:text>     </number:text>
    </number:number-style>
    <number:number-style style:name="N130P2" style:volatile="true">
      <loext:fill-character> </loext:fill-character>
      <number:text>-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kr </number:text>
    </number:number-style>
    <number:number-style style:name="N134P2" style:volatile="true">
      <loext:fill-character> </loext:fill-character>
      <number:text>- kr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8P1" style:volatile="true">
      <number:text>-</number:text>
      <loext:fill-character> </loext:fill-character>
      <number:number number:decimal-places="2" number:min-integer-digits="1" number:grouping="true"/>
      <number:text>    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42P1" style:volatile="true">
      <number:text>-</number:text>
      <loext:fill-character> </loext:fill-character>
      <number:number number:decimal-places="2" number:min-integer-digits="1" number:grouping="true"/>
      <number:text> kr 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56P2" style:volatile="true">
      <number:text> £</number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integer-digits="1"/>
    </number:number-style>
    <number:number-style style:name="N173P0" style:volatile="true">
      <loext:fill-character> </loext:fill-character>
      <number:number number:decimal-places="1" number:min-integer-digits="1" number:grouping="true" number:display-factor="1000"/>
      <number:text>kg </number:text>
    </number:number-style>
    <number:number-style style:name="N173P1" style:volatile="true">
      <number:text>-</number:text>
      <loext:fill-character> </loext:fill-character>
      <number:number number:decimal-places="1" number:min-integer-digits="1" number:grouping="true" number:display-factor="1000"/>
      <number:text>kg </number:text>
    </number:number-style>
    <number:number-style style:name="N173P2" style:volatile="true">
      <loext:fill-character> </loext:fill-character>
      <number:text>-</number:text>
      <number:number number:decimal-places="0" number:min-integer-digits="0"/>
      <number:text>,kg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1" number:min-integer-digits="1" number:grouping="true" number:display-factor="1000000"/>
      <number:text>kg </number:text>
    </number:number-style>
    <number:number-style style:name="N177P1" style:volatile="true">
      <number:number number:decimal-places="1" number:min-integer-digits="1" number:grouping="true" number:display-factor="1000"/>
      <number:text>kg </number:text>
    </number:number-style>
    <number:number-style style:name="N177P2" style:volatile="true">
      <number:number number:decimal-places="1" number:min-integer-digits="1" number:display-factor="1000"/>
      <number:text>kg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1" number:min-integer-digits="1"/>
      <number:text> kg</number:text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6:23:39.305160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2-11-30T14:03:15</meta:creation-date>
    <dc:date>2014-09-16T06:24:43.611944564</dc:date>
    <meta:print-date>2004-09-06T10:30:28</meta:print-date>
    <meta:generator>LibreOffice/4.2.6.3$Linux_X86_64 LibreOffice_project/420m0$Build-3</meta:generator>
    <meta:editing-duration>P0D</meta:editing-duration>
    <meta:editing-cycles>3</meta:editing-cycles>
    <meta:document-statistic meta:table-count="3" meta:cell-count="1888" meta:object-count="0"/>
  </office:meta>
</office:document-meta>
</file>